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1in"/>
    </style:style>
    <style:style style:name="co2" style:family="table-column">
      <style:table-column-properties fo:break-before="auto" style:column-width="0.6882in"/>
    </style:style>
    <style:style style:name="co3" style:family="table-column">
      <style:table-column-properties fo:break-before="auto" style:column-width="0.5346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0.6772in"/>
    </style:style>
    <style:style style:name="co6" style:family="table-column">
      <style:table-column-properties fo:break-before="auto" style:column-width="0.6134in"/>
    </style:style>
    <style:style style:name="co7" style:family="table-column">
      <style:table-column-properties fo:break-before="auto" style:column-width="1.1083in"/>
    </style:style>
    <style:style style:name="co8" style:family="table-column">
      <style:table-column-properties fo:break-before="auto" style:column-width="0.7425in"/>
    </style:style>
    <style:style style:name="co9" style:family="table-column">
      <style:table-column-properties fo:break-before="auto" style:column-width="2.1193in"/>
    </style:style>
    <style:style style:name="co10" style:family="table-column">
      <style:table-column-properties fo:break-before="auto" style:column-width="2.1083in"/>
    </style:style>
    <style:style style:name="co11" style:family="table-column">
      <style:table-column-properties fo:break-before="auto" style:column-width="1.0866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1.5063in"/>
    </style:style>
    <style:style style:name="co14" style:family="table-column">
      <style:table-column-properties fo:break-before="auto" style:column-width="1.2047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2.980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lt" fo:country="LT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lt" fo:country="LT" fo:font-style="normal" fo:text-shadow="none" style:text-underline-style="none" fo:font-weight="bold" style:text-underline-mode="continuous" style:text-line-through-mode="continuous" style:font-name-asian="Arial Unicode MS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lt" fo:country="LT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Lakštas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236" table:default-cell-style-name="Default"/>
        <table:table-row table:style-name="ro1">
          <table:table-cell table:style-name="ce1" office:value-type="string">
            <text:p>Neribojimas</text:p>
          </table:table-cell>
          <table:table-cell table:style-name="ce2" office:value-type="string">
            <text:p>gyvulys</text:p>
          </table:table-cell>
          <table:table-cell table:style-name="ce2" office:value-type="string">
            <text:p>GMO</text:p>
          </table:table-cell>
          <table:table-cell table:style-name="ce5" office:value-type="string">
            <text:p>Enumeris</text:p>
          </table:table-cell>
          <table:table-cell table:style-name="ce5" office:value-type="string">
            <text:p>Alergija</text:p>
          </table:table-cell>
          <table:table-cell table:style-name="ce1" office:value-type="string">
            <text:p>Astma</text:p>
          </table:table-cell>
          <table:table-cell table:style-name="ce1" office:value-type="string">
            <text:p>Migrena</text:p>
          </table:table-cell>
          <table:table-cell table:style-name="ce1" office:value-type="string">
            <text:p>Hiperaktyvumas</text:p>
          </table:table-cell>
          <table:table-cell table:style-name="ce1" office:value-type="string">
            <text:p>viduriaviavimas</text:p>
          </table:table-cell>
          <table:table-cell table:style-name="ce1" office:value-type="string">
            <text:p>pykinimas</text:p>
          </table:table-cell>
          <table:table-cell table:style-name="ce1" office:value-type="string">
            <text:p>mediagu apukaitos sutrikimai</text:p>
          </table:table-cell>
          <table:table-cell table:style-name="ce1" office:value-type="string">
            <text:p>virskinamojo trakto sutrikimai</text:p>
          </table:table-cell>
          <table:table-cell table:style-name="ce1" office:value-type="string">
            <text:p>kaulu retejimas</text:p>
          </table:table-cell>
          <table:table-cell table:style-name="ce1" office:value-type="string">
            <text:p>slaku nusedimas</text:p>
          </table:table-cell>
          <table:table-cell table:style-name="ce1" office:value-type="string">
            <text:p>inkstu ir kepenu ligos</text:p>
          </table:table-cell>
          <table:table-cell table:style-name="ce1" office:value-type="string">
            <text:p>mutageniskumas</text:p>
          </table:table-cell>
          <table:table-cell table:style-name="ce1" office:value-type="string">
            <text:p>VEZYS</text:p>
          </table:table-cell>
          <table:table-cell table:style-name="ce1" table:number-columns-repeated="237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00</text:p>
          </table:table-cell>
          <table:table-cell table:style-name="ce6"/>
          <table:table-cell table:number-columns-repeated="12"/>
          <table:table-cell table:formula="oooc:=CONCATENATE(&quot;update e set diseases='&quot;;IF([.E2]=&quot;&quot;;&quot;&quot;;&quot;alergija, &quot;);IF([.F2] = &quot;&quot;; &quot;&quot;; &quot;astma, &quot;);IF([.G2] = &quot;&quot;; &quot;&quot;; &quot;migrena, &quot;);IF([.H2] = &quot;&quot;; &quot;&quot;; &quot;hiperaktyvumas, &quot;);IF([.I2] = &quot;&quot;; &quot;&quot;; &quot;viduriavimas, &quot;);IF([.J2] = &quot;&quot;; &quot;&quot;; &quot;pykinimas, &quot;);IF([.K2] = &quot;&quot;; &quot;&quot;; &quot;medžiagų apykaitos sutrikimai, &quot;);IF([.L2] = &quot;&quot;; &quot;&quot;; &quot;virškinamojo trakto sutrikimai, &quot;);IF([.M2] = &quot;&quot;; &quot;&quot;; &quot;kaulų retėjimas, &quot;);IF([.N2] = &quot;&quot;; &quot;&quot;; &quot;šlakų nusėdimas, &quot;);IF([.O2] = &quot;&quot;; &quot;&quot;; &quot;inkstų ir kepenų ligos, &quot;);IF([.P2] = &quot;&quot;; &quot;&quot;; &quot;mutageniškumas, &quot;);IF([.Q2] = &quot;&quot;; &quot;&quot;; &quot;vėžys&quot;);&quot;' where upper(number)=upper('&quot;;[.D2];&quot;');&quot; )" office:value-type="string" office:string-value="update e set diseases='' where upper(number)=upper('E100');">
            <text:p>update e set diseases='' where upper(number)=upper('E100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01</text:p>
          </table:table-cell>
          <table:table-cell table:style-name="ce6"/>
          <table:table-cell table:number-columns-repeated="12"/>
          <table:table-cell table:formula="oooc:=CONCATENATE(&quot;update e set diseases='&quot;;IF([.E3]=&quot;&quot;;&quot;&quot;;&quot;alergija, &quot;);IF([.F3] = &quot;&quot;; &quot;&quot;; &quot;astma, &quot;);IF([.G3] = &quot;&quot;; &quot;&quot;; &quot;migrena, &quot;);IF([.H3] = &quot;&quot;; &quot;&quot;; &quot;hiperaktyvumas, &quot;);IF([.I3] = &quot;&quot;; &quot;&quot;; &quot;viduriavimas, &quot;);IF([.J3] = &quot;&quot;; &quot;&quot;; &quot;pykinimas, &quot;);IF([.K3] = &quot;&quot;; &quot;&quot;; &quot;medžiagų apykaitos sutrikimai, &quot;);IF([.L3] = &quot;&quot;; &quot;&quot;; &quot;virškinamojo trakto sutrikimai, &quot;);IF([.M3] = &quot;&quot;; &quot;&quot;; &quot;kaulų retėjimas, &quot;);IF([.N3] = &quot;&quot;; &quot;&quot;; &quot;šlakų nusėdimas, &quot;);IF([.O3] = &quot;&quot;; &quot;&quot;; &quot;inkstų ir kepenų ligos, &quot;);IF([.P3] = &quot;&quot;; &quot;&quot;; &quot;mutageniškumas, &quot;);IF([.Q3] = &quot;&quot;; &quot;&quot;; &quot;vėžys&quot;);&quot;' where upper(number)=upper('&quot;;[.D3];&quot;');&quot; )" office:value-type="string" office:string-value="update e set diseases='' where upper(number)=upper('E101');">
            <text:p>update e set diseases='' where upper(number)=upper('E101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02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/>
          <table:table-cell table:style-name="ce1" office:value-type="string">
            <text:p>Hiperaktyvumas</text:p>
          </table:table-cell>
          <table:table-cell table:number-columns-repeated="9"/>
          <table:table-cell table:formula="oooc:=CONCATENATE(&quot;update e set diseases='&quot;;IF([.E4]=&quot;&quot;;&quot;&quot;;&quot;alergija, &quot;);IF([.F4] = &quot;&quot;; &quot;&quot;; &quot;astma, &quot;);IF([.G4] = &quot;&quot;; &quot;&quot;; &quot;migrena, &quot;);IF([.H4] = &quot;&quot;; &quot;&quot;; &quot;hiperaktyvumas, &quot;);IF([.I4] = &quot;&quot;; &quot;&quot;; &quot;viduriavimas, &quot;);IF([.J4] = &quot;&quot;; &quot;&quot;; &quot;pykinimas, &quot;);IF([.K4] = &quot;&quot;; &quot;&quot;; &quot;medžiagų apykaitos sutrikimai, &quot;);IF([.L4] = &quot;&quot;; &quot;&quot;; &quot;virškinamojo trakto sutrikimai, &quot;);IF([.M4] = &quot;&quot;; &quot;&quot;; &quot;kaulų retėjimas, &quot;);IF([.N4] = &quot;&quot;; &quot;&quot;; &quot;šlakų nusėdimas, &quot;);IF([.O4] = &quot;&quot;; &quot;&quot;; &quot;inkstų ir kepenų ligos, &quot;);IF([.P4] = &quot;&quot;; &quot;&quot;; &quot;mutageniškumas, &quot;);IF([.Q4] = &quot;&quot;; &quot;&quot;; &quot;vėžys&quot;);&quot;' where upper(number)=upper('&quot;;[.D4];&quot;');&quot; )" office:value-type="string" office:string-value="update e set diseases='alergija, astma, hiperaktyvumas, ' where upper(number)=upper('E102');">
            <text:p>update e set diseases='alergija, astma, hiperaktyvumas, ' where upper(number)=upper('E102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04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/>
          <table:table-cell table:style-name="ce1" office:value-type="string">
            <text:p>Hiperaktyvumas</text:p>
          </table:table-cell>
          <table:table-cell table:number-columns-repeated="9"/>
          <table:table-cell table:formula="oooc:=CONCATENATE(&quot;update e set diseases='&quot;;IF([.E5]=&quot;&quot;;&quot;&quot;;&quot;alergija, &quot;);IF([.F5] = &quot;&quot;; &quot;&quot;; &quot;astma, &quot;);IF([.G5] = &quot;&quot;; &quot;&quot;; &quot;migrena, &quot;);IF([.H5] = &quot;&quot;; &quot;&quot;; &quot;hiperaktyvumas, &quot;);IF([.I5] = &quot;&quot;; &quot;&quot;; &quot;viduriavimas, &quot;);IF([.J5] = &quot;&quot;; &quot;&quot;; &quot;pykinimas, &quot;);IF([.K5] = &quot;&quot;; &quot;&quot;; &quot;medžiagų apykaitos sutrikimai, &quot;);IF([.L5] = &quot;&quot;; &quot;&quot;; &quot;virškinamojo trakto sutrikimai, &quot;);IF([.M5] = &quot;&quot;; &quot;&quot;; &quot;kaulų retėjimas, &quot;);IF([.N5] = &quot;&quot;; &quot;&quot;; &quot;šlakų nusėdimas, &quot;);IF([.O5] = &quot;&quot;; &quot;&quot;; &quot;inkstų ir kepenų ligos, &quot;);IF([.P5] = &quot;&quot;; &quot;&quot;; &quot;mutageniškumas, &quot;);IF([.Q5] = &quot;&quot;; &quot;&quot;; &quot;vėžys&quot;);&quot;' where upper(number)=upper('&quot;;[.D5];&quot;');&quot; )" office:value-type="string" office:string-value="update e set diseases='alergija, astma, hiperaktyvumas, ' where upper(number)=upper('E104');">
            <text:p>update e set diseases='alergija, astma, hiperaktyvumas, ' where upper(number)=upper('E104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10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/>
          <table:table-cell table:style-name="ce1" office:value-type="string">
            <text:p>Hiperaktyvumas</text:p>
          </table:table-cell>
          <table:table-cell table:number-columns-repeated="9"/>
          <table:table-cell table:formula="oooc:=CONCATENATE(&quot;update e set diseases='&quot;;IF([.E6]=&quot;&quot;;&quot;&quot;;&quot;alergija, &quot;);IF([.F6] = &quot;&quot;; &quot;&quot;; &quot;astma, &quot;);IF([.G6] = &quot;&quot;; &quot;&quot;; &quot;migrena, &quot;);IF([.H6] = &quot;&quot;; &quot;&quot;; &quot;hiperaktyvumas, &quot;);IF([.I6] = &quot;&quot;; &quot;&quot;; &quot;viduriavimas, &quot;);IF([.J6] = &quot;&quot;; &quot;&quot;; &quot;pykinimas, &quot;);IF([.K6] = &quot;&quot;; &quot;&quot;; &quot;medžiagų apykaitos sutrikimai, &quot;);IF([.L6] = &quot;&quot;; &quot;&quot;; &quot;virškinamojo trakto sutrikimai, &quot;);IF([.M6] = &quot;&quot;; &quot;&quot;; &quot;kaulų retėjimas, &quot;);IF([.N6] = &quot;&quot;; &quot;&quot;; &quot;šlakų nusėdimas, &quot;);IF([.O6] = &quot;&quot;; &quot;&quot;; &quot;inkstų ir kepenų ligos, &quot;);IF([.P6] = &quot;&quot;; &quot;&quot;; &quot;mutageniškumas, &quot;);IF([.Q6] = &quot;&quot;; &quot;&quot;; &quot;vėžys&quot;);&quot;' where upper(number)=upper('&quot;;[.D6];&quot;');&quot; )" office:value-type="string" office:string-value="update e set diseases='alergija, astma, hiperaktyvumas, ' where upper(number)=upper('E110');">
            <text:p>update e set diseases='alergija, astma, hiperaktyvumas, ' where upper(number)=upper('E110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true</text:p>
          </table:table-cell>
          <table:table-cell office:value-type="string">
            <text:p>false</text:p>
          </table:table-cell>
          <table:table-cell table:style-name="ce6" office:value-type="string">
            <text:p>E120</text:p>
          </table:table-cell>
          <table:table-cell table:style-name="ce6"/>
          <table:table-cell table:number-columns-repeated="12"/>
          <table:table-cell table:formula="oooc:=CONCATENATE(&quot;update e set diseases='&quot;;IF([.E7]=&quot;&quot;;&quot;&quot;;&quot;alergija, &quot;);IF([.F7] = &quot;&quot;; &quot;&quot;; &quot;astma, &quot;);IF([.G7] = &quot;&quot;; &quot;&quot;; &quot;migrena, &quot;);IF([.H7] = &quot;&quot;; &quot;&quot;; &quot;hiperaktyvumas, &quot;);IF([.I7] = &quot;&quot;; &quot;&quot;; &quot;viduriavimas, &quot;);IF([.J7] = &quot;&quot;; &quot;&quot;; &quot;pykinimas, &quot;);IF([.K7] = &quot;&quot;; &quot;&quot;; &quot;medžiagų apykaitos sutrikimai, &quot;);IF([.L7] = &quot;&quot;; &quot;&quot;; &quot;virškinamojo trakto sutrikimai, &quot;);IF([.M7] = &quot;&quot;; &quot;&quot;; &quot;kaulų retėjimas, &quot;);IF([.N7] = &quot;&quot;; &quot;&quot;; &quot;šlakų nusėdimas, &quot;);IF([.O7] = &quot;&quot;; &quot;&quot;; &quot;inkstų ir kepenų ligos, &quot;);IF([.P7] = &quot;&quot;; &quot;&quot;; &quot;mutageniškumas, &quot;);IF([.Q7] = &quot;&quot;; &quot;&quot;; &quot;vėžys&quot;);&quot;' where upper(number)=upper('&quot;;[.D7];&quot;');&quot; )" office:value-type="string" office:string-value="update e set diseases='' where upper(number)=upper('E120');">
            <text:p>update e set diseases='' where upper(number)=upper('E120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22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/>
          <table:table-cell table:style-name="ce1" office:value-type="string">
            <text:p>Hiperaktyvumas</text:p>
          </table:table-cell>
          <table:table-cell table:number-columns-repeated="9"/>
          <table:table-cell table:formula="oooc:=CONCATENATE(&quot;update e set diseases='&quot;;IF([.E8]=&quot;&quot;;&quot;&quot;;&quot;alergija, &quot;);IF([.F8] = &quot;&quot;; &quot;&quot;; &quot;astma, &quot;);IF([.G8] = &quot;&quot;; &quot;&quot;; &quot;migrena, &quot;);IF([.H8] = &quot;&quot;; &quot;&quot;; &quot;hiperaktyvumas, &quot;);IF([.I8] = &quot;&quot;; &quot;&quot;; &quot;viduriavimas, &quot;);IF([.J8] = &quot;&quot;; &quot;&quot;; &quot;pykinimas, &quot;);IF([.K8] = &quot;&quot;; &quot;&quot;; &quot;medžiagų apykaitos sutrikimai, &quot;);IF([.L8] = &quot;&quot;; &quot;&quot;; &quot;virškinamojo trakto sutrikimai, &quot;);IF([.M8] = &quot;&quot;; &quot;&quot;; &quot;kaulų retėjimas, &quot;);IF([.N8] = &quot;&quot;; &quot;&quot;; &quot;šlakų nusėdimas, &quot;);IF([.O8] = &quot;&quot;; &quot;&quot;; &quot;inkstų ir kepenų ligos, &quot;);IF([.P8] = &quot;&quot;; &quot;&quot;; &quot;mutageniškumas, &quot;);IF([.Q8] = &quot;&quot;; &quot;&quot;; &quot;vėžys&quot;);&quot;' where upper(number)=upper('&quot;;[.D8];&quot;');&quot; )" office:value-type="string" office:string-value="update e set diseases='alergija, astma, hiperaktyvumas, ' where upper(number)=upper('E122');">
            <text:p>update e set diseases='alergija, astma, hiperaktyvumas, ' where upper(number)=upper('E122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23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9]=&quot;&quot;;&quot;&quot;;&quot;alergija, &quot;);IF([.F9] = &quot;&quot;; &quot;&quot;; &quot;astma, &quot;);IF([.G9] = &quot;&quot;; &quot;&quot;; &quot;migrena, &quot;);IF([.H9] = &quot;&quot;; &quot;&quot;; &quot;hiperaktyvumas, &quot;);IF([.I9] = &quot;&quot;; &quot;&quot;; &quot;viduriavimas, &quot;);IF([.J9] = &quot;&quot;; &quot;&quot;; &quot;pykinimas, &quot;);IF([.K9] = &quot;&quot;; &quot;&quot;; &quot;medžiagų apykaitos sutrikimai, &quot;);IF([.L9] = &quot;&quot;; &quot;&quot;; &quot;virškinamojo trakto sutrikimai, &quot;);IF([.M9] = &quot;&quot;; &quot;&quot;; &quot;kaulų retėjimas, &quot;);IF([.N9] = &quot;&quot;; &quot;&quot;; &quot;šlakų nusėdimas, &quot;);IF([.O9] = &quot;&quot;; &quot;&quot;; &quot;inkstų ir kepenų ligos, &quot;);IF([.P9] = &quot;&quot;; &quot;&quot;; &quot;mutageniškumas, &quot;);IF([.Q9] = &quot;&quot;; &quot;&quot;; &quot;vėžys&quot;);&quot;' where upper(number)=upper('&quot;;[.D9];&quot;');&quot; )" office:value-type="string" office:string-value="update e set diseases='alergija, astma, ' where upper(number)=upper('E123');">
            <text:p>update e set diseases='alergija, astma, ' where upper(number)=upper('E123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24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/>
          <table:table-cell table:style-name="ce1" office:value-type="string">
            <text:p>Hiperaktyvumas</text:p>
          </table:table-cell>
          <table:table-cell table:number-columns-repeated="9"/>
          <table:table-cell table:formula="oooc:=CONCATENATE(&quot;update e set diseases='&quot;;IF([.E10]=&quot;&quot;;&quot;&quot;;&quot;alergija, &quot;);IF([.F10] = &quot;&quot;; &quot;&quot;; &quot;astma, &quot;);IF([.G10] = &quot;&quot;; &quot;&quot;; &quot;migrena, &quot;);IF([.H10] = &quot;&quot;; &quot;&quot;; &quot;hiperaktyvumas, &quot;);IF([.I10] = &quot;&quot;; &quot;&quot;; &quot;viduriavimas, &quot;);IF([.J10] = &quot;&quot;; &quot;&quot;; &quot;pykinimas, &quot;);IF([.K10] = &quot;&quot;; &quot;&quot;; &quot;medžiagų apykaitos sutrikimai, &quot;);IF([.L10] = &quot;&quot;; &quot;&quot;; &quot;virškinamojo trakto sutrikimai, &quot;);IF([.M10] = &quot;&quot;; &quot;&quot;; &quot;kaulų retėjimas, &quot;);IF([.N10] = &quot;&quot;; &quot;&quot;; &quot;šlakų nusėdimas, &quot;);IF([.O10] = &quot;&quot;; &quot;&quot;; &quot;inkstų ir kepenų ligos, &quot;);IF([.P10] = &quot;&quot;; &quot;&quot;; &quot;mutageniškumas, &quot;);IF([.Q10] = &quot;&quot;; &quot;&quot;; &quot;vėžys&quot;);&quot;' where upper(number)=upper('&quot;;[.D10];&quot;');&quot; )" office:value-type="string" office:string-value="update e set diseases='alergija, astma, hiperaktyvumas, ' where upper(number)=upper('E124');">
            <text:p>update e set diseases='alergija, astma, hiperaktyvumas, ' where upper(number)=upper('E124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27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/>
          <table:table-cell office:value-type="string">
            <text:p>Hiperaktyvumas</text:p>
          </table:table-cell>
          <table:table-cell table:number-columns-repeated="7"/>
          <table:table-cell office:value-type="string">
            <text:p>Mutageniskumas</text:p>
          </table:table-cell>
          <table:table-cell/>
          <table:table-cell table:formula="oooc:=CONCATENATE(&quot;update e set diseases='&quot;;IF([.E11]=&quot;&quot;;&quot;&quot;;&quot;alergija, &quot;);IF([.F11] = &quot;&quot;; &quot;&quot;; &quot;astma, &quot;);IF([.G11] = &quot;&quot;; &quot;&quot;; &quot;migrena, &quot;);IF([.H11] = &quot;&quot;; &quot;&quot;; &quot;hiperaktyvumas, &quot;);IF([.I11] = &quot;&quot;; &quot;&quot;; &quot;viduriavimas, &quot;);IF([.J11] = &quot;&quot;; &quot;&quot;; &quot;pykinimas, &quot;);IF([.K11] = &quot;&quot;; &quot;&quot;; &quot;medžiagų apykaitos sutrikimai, &quot;);IF([.L11] = &quot;&quot;; &quot;&quot;; &quot;virškinamojo trakto sutrikimai, &quot;);IF([.M11] = &quot;&quot;; &quot;&quot;; &quot;kaulų retėjimas, &quot;);IF([.N11] = &quot;&quot;; &quot;&quot;; &quot;šlakų nusėdimas, &quot;);IF([.O11] = &quot;&quot;; &quot;&quot;; &quot;inkstų ir kepenų ligos, &quot;);IF([.P11] = &quot;&quot;; &quot;&quot;; &quot;mutageniškumas, &quot;);IF([.Q11] = &quot;&quot;; &quot;&quot;; &quot;vėžys&quot;);&quot;' where upper(number)=upper('&quot;;[.D11];&quot;');&quot; )" office:value-type="string" office:string-value="update e set diseases='alergija, astma, hiperaktyvumas, mutageniškumas, ' where upper(number)=upper('E127');">
            <text:p>update e set diseases='alergija, astma, hiperaktyvumas, mutageniškumas, ' where upper(number)=upper('E127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28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12]=&quot;&quot;;&quot;&quot;;&quot;alergija, &quot;);IF([.F12] = &quot;&quot;; &quot;&quot;; &quot;astma, &quot;);IF([.G12] = &quot;&quot;; &quot;&quot;; &quot;migrena, &quot;);IF([.H12] = &quot;&quot;; &quot;&quot;; &quot;hiperaktyvumas, &quot;);IF([.I12] = &quot;&quot;; &quot;&quot;; &quot;viduriavimas, &quot;);IF([.J12] = &quot;&quot;; &quot;&quot;; &quot;pykinimas, &quot;);IF([.K12] = &quot;&quot;; &quot;&quot;; &quot;medžiagų apykaitos sutrikimai, &quot;);IF([.L12] = &quot;&quot;; &quot;&quot;; &quot;virškinamojo trakto sutrikimai, &quot;);IF([.M12] = &quot;&quot;; &quot;&quot;; &quot;kaulų retėjimas, &quot;);IF([.N12] = &quot;&quot;; &quot;&quot;; &quot;šlakų nusėdimas, &quot;);IF([.O12] = &quot;&quot;; &quot;&quot;; &quot;inkstų ir kepenų ligos, &quot;);IF([.P12] = &quot;&quot;; &quot;&quot;; &quot;mutageniškumas, &quot;);IF([.Q12] = &quot;&quot;; &quot;&quot;; &quot;vėžys&quot;);&quot;' where upper(number)=upper('&quot;;[.D12];&quot;');&quot; )" office:value-type="string" office:string-value="update e set diseases='alergija, astma, ' where upper(number)=upper('E128');">
            <text:p>update e set diseases='alergija, astma, ' where upper(number)=upper('E128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29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/>
          <table:table-cell table:style-name="ce1" office:value-type="string">
            <text:p>Hiperaktyvumas</text:p>
          </table:table-cell>
          <table:table-cell table:number-columns-repeated="8"/>
          <table:table-cell office:value-type="string">
            <text:p>VEZYS</text:p>
          </table:table-cell>
          <table:table-cell table:formula="oooc:=CONCATENATE(&quot;update e set diseases='&quot;;IF([.E13]=&quot;&quot;;&quot;&quot;;&quot;alergija, &quot;);IF([.F13] = &quot;&quot;; &quot;&quot;; &quot;astma, &quot;);IF([.G13] = &quot;&quot;; &quot;&quot;; &quot;migrena, &quot;);IF([.H13] = &quot;&quot;; &quot;&quot;; &quot;hiperaktyvumas, &quot;);IF([.I13] = &quot;&quot;; &quot;&quot;; &quot;viduriavimas, &quot;);IF([.J13] = &quot;&quot;; &quot;&quot;; &quot;pykinimas, &quot;);IF([.K13] = &quot;&quot;; &quot;&quot;; &quot;medžiagų apykaitos sutrikimai, &quot;);IF([.L13] = &quot;&quot;; &quot;&quot;; &quot;virškinamojo trakto sutrikimai, &quot;);IF([.M13] = &quot;&quot;; &quot;&quot;; &quot;kaulų retėjimas, &quot;);IF([.N13] = &quot;&quot;; &quot;&quot;; &quot;šlakų nusėdimas, &quot;);IF([.O13] = &quot;&quot;; &quot;&quot;; &quot;inkstų ir kepenų ligos, &quot;);IF([.P13] = &quot;&quot;; &quot;&quot;; &quot;mutageniškumas, &quot;);IF([.Q13] = &quot;&quot;; &quot;&quot;; &quot;vėžys&quot;);&quot;' where upper(number)=upper('&quot;;[.D13];&quot;');&quot; )" office:value-type="string" office:string-value="update e set diseases='alergija, astma, hiperaktyvumas, vėžys' where upper(number)=upper('E129');">
            <text:p>update e set diseases='alergija, astma, hiperaktyvumas, vėžys' where upper(number)=upper('E129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31</text:p>
          </table:table-cell>
          <table:table-cell table:style-name="ce6"/>
          <table:table-cell table:number-columns-repeated="12"/>
          <table:table-cell table:formula="oooc:=CONCATENATE(&quot;update e set diseases='&quot;;IF([.E14]=&quot;&quot;;&quot;&quot;;&quot;alergija, &quot;);IF([.F14] = &quot;&quot;; &quot;&quot;; &quot;astma, &quot;);IF([.G14] = &quot;&quot;; &quot;&quot;; &quot;migrena, &quot;);IF([.H14] = &quot;&quot;; &quot;&quot;; &quot;hiperaktyvumas, &quot;);IF([.I14] = &quot;&quot;; &quot;&quot;; &quot;viduriavimas, &quot;);IF([.J14] = &quot;&quot;; &quot;&quot;; &quot;pykinimas, &quot;);IF([.K14] = &quot;&quot;; &quot;&quot;; &quot;medžiagų apykaitos sutrikimai, &quot;);IF([.L14] = &quot;&quot;; &quot;&quot;; &quot;virškinamojo trakto sutrikimai, &quot;);IF([.M14] = &quot;&quot;; &quot;&quot;; &quot;kaulų retėjimas, &quot;);IF([.N14] = &quot;&quot;; &quot;&quot;; &quot;šlakų nusėdimas, &quot;);IF([.O14] = &quot;&quot;; &quot;&quot;; &quot;inkstų ir kepenų ligos, &quot;);IF([.P14] = &quot;&quot;; &quot;&quot;; &quot;mutageniškumas, &quot;);IF([.Q14] = &quot;&quot;; &quot;&quot;; &quot;vėžys&quot;);&quot;' where upper(number)=upper('&quot;;[.D14];&quot;');&quot; )" office:value-type="string" office:string-value="update e set diseases='' where upper(number)=upper('E131');">
            <text:p>update e set diseases='' where upper(number)=upper('E131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32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15]=&quot;&quot;;&quot;&quot;;&quot;alergija, &quot;);IF([.F15] = &quot;&quot;; &quot;&quot;; &quot;astma, &quot;);IF([.G15] = &quot;&quot;; &quot;&quot;; &quot;migrena, &quot;);IF([.H15] = &quot;&quot;; &quot;&quot;; &quot;hiperaktyvumas, &quot;);IF([.I15] = &quot;&quot;; &quot;&quot;; &quot;viduriavimas, &quot;);IF([.J15] = &quot;&quot;; &quot;&quot;; &quot;pykinimas, &quot;);IF([.K15] = &quot;&quot;; &quot;&quot;; &quot;medžiagų apykaitos sutrikimai, &quot;);IF([.L15] = &quot;&quot;; &quot;&quot;; &quot;virškinamojo trakto sutrikimai, &quot;);IF([.M15] = &quot;&quot;; &quot;&quot;; &quot;kaulų retėjimas, &quot;);IF([.N15] = &quot;&quot;; &quot;&quot;; &quot;šlakų nusėdimas, &quot;);IF([.O15] = &quot;&quot;; &quot;&quot;; &quot;inkstų ir kepenų ligos, &quot;);IF([.P15] = &quot;&quot;; &quot;&quot;; &quot;mutageniškumas, &quot;);IF([.Q15] = &quot;&quot;; &quot;&quot;; &quot;vėžys&quot;);&quot;' where upper(number)=upper('&quot;;[.D15];&quot;');&quot; )" office:value-type="string" office:string-value="update e set diseases='alergija, astma, ' where upper(number)=upper('E132');">
            <text:p>update e set diseases='alergija, astma, ' where upper(number)=upper('E132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33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16]=&quot;&quot;;&quot;&quot;;&quot;alergija, &quot;);IF([.F16] = &quot;&quot;; &quot;&quot;; &quot;astma, &quot;);IF([.G16] = &quot;&quot;; &quot;&quot;; &quot;migrena, &quot;);IF([.H16] = &quot;&quot;; &quot;&quot;; &quot;hiperaktyvumas, &quot;);IF([.I16] = &quot;&quot;; &quot;&quot;; &quot;viduriavimas, &quot;);IF([.J16] = &quot;&quot;; &quot;&quot;; &quot;pykinimas, &quot;);IF([.K16] = &quot;&quot;; &quot;&quot;; &quot;medžiagų apykaitos sutrikimai, &quot;);IF([.L16] = &quot;&quot;; &quot;&quot;; &quot;virškinamojo trakto sutrikimai, &quot;);IF([.M16] = &quot;&quot;; &quot;&quot;; &quot;kaulų retėjimas, &quot;);IF([.N16] = &quot;&quot;; &quot;&quot;; &quot;šlakų nusėdimas, &quot;);IF([.O16] = &quot;&quot;; &quot;&quot;; &quot;inkstų ir kepenų ligos, &quot;);IF([.P16] = &quot;&quot;; &quot;&quot;; &quot;mutageniškumas, &quot;);IF([.Q16] = &quot;&quot;; &quot;&quot;; &quot;vėžys&quot;);&quot;' where upper(number)=upper('&quot;;[.D16];&quot;');&quot; )" office:value-type="string" office:string-value="update e set diseases='alergija, astma, ' where upper(number)=upper('E133');">
            <text:p>update e set diseases='alergija, astma, ' where upper(number)=upper('E133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40</text:p>
          </table:table-cell>
          <table:table-cell table:style-name="ce6"/>
          <table:table-cell table:number-columns-repeated="12"/>
          <table:table-cell table:formula="oooc:=CONCATENATE(&quot;update e set diseases='&quot;;IF([.E17]=&quot;&quot;;&quot;&quot;;&quot;alergija, &quot;);IF([.F17] = &quot;&quot;; &quot;&quot;; &quot;astma, &quot;);IF([.G17] = &quot;&quot;; &quot;&quot;; &quot;migrena, &quot;);IF([.H17] = &quot;&quot;; &quot;&quot;; &quot;hiperaktyvumas, &quot;);IF([.I17] = &quot;&quot;; &quot;&quot;; &quot;viduriavimas, &quot;);IF([.J17] = &quot;&quot;; &quot;&quot;; &quot;pykinimas, &quot;);IF([.K17] = &quot;&quot;; &quot;&quot;; &quot;medžiagų apykaitos sutrikimai, &quot;);IF([.L17] = &quot;&quot;; &quot;&quot;; &quot;virškinamojo trakto sutrikimai, &quot;);IF([.M17] = &quot;&quot;; &quot;&quot;; &quot;kaulų retėjimas, &quot;);IF([.N17] = &quot;&quot;; &quot;&quot;; &quot;šlakų nusėdimas, &quot;);IF([.O17] = &quot;&quot;; &quot;&quot;; &quot;inkstų ir kepenų ligos, &quot;);IF([.P17] = &quot;&quot;; &quot;&quot;; &quot;mutageniškumas, &quot;);IF([.Q17] = &quot;&quot;; &quot;&quot;; &quot;vėžys&quot;);&quot;' where upper(number)=upper('&quot;;[.D17];&quot;');&quot; )" office:value-type="string" office:string-value="update e set diseases='' where upper(number)=upper('E140');">
            <text:p>update e set diseases='' where upper(number)=upper('E140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41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18]=&quot;&quot;;&quot;&quot;;&quot;alergija, &quot;);IF([.F18] = &quot;&quot;; &quot;&quot;; &quot;astma, &quot;);IF([.G18] = &quot;&quot;; &quot;&quot;; &quot;migrena, &quot;);IF([.H18] = &quot;&quot;; &quot;&quot;; &quot;hiperaktyvumas, &quot;);IF([.I18] = &quot;&quot;; &quot;&quot;; &quot;viduriavimas, &quot;);IF([.J18] = &quot;&quot;; &quot;&quot;; &quot;pykinimas, &quot;);IF([.K18] = &quot;&quot;; &quot;&quot;; &quot;medžiagų apykaitos sutrikimai, &quot;);IF([.L18] = &quot;&quot;; &quot;&quot;; &quot;virškinamojo trakto sutrikimai, &quot;);IF([.M18] = &quot;&quot;; &quot;&quot;; &quot;kaulų retėjimas, &quot;);IF([.N18] = &quot;&quot;; &quot;&quot;; &quot;šlakų nusėdimas, &quot;);IF([.O18] = &quot;&quot;; &quot;&quot;; &quot;inkstų ir kepenų ligos, &quot;);IF([.P18] = &quot;&quot;; &quot;&quot;; &quot;mutageniškumas, &quot;);IF([.Q18] = &quot;&quot;; &quot;&quot;; &quot;vėžys&quot;);&quot;' where upper(number)=upper('&quot;;[.D18];&quot;');&quot; )" office:value-type="string" office:string-value="update e set diseases='alergija, astma, ' where upper(number)=upper('E141');">
            <text:p>update e set diseases='alergija, astma, ' where upper(number)=upper('E141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42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19]=&quot;&quot;;&quot;&quot;;&quot;alergija, &quot;);IF([.F19] = &quot;&quot;; &quot;&quot;; &quot;astma, &quot;);IF([.G19] = &quot;&quot;; &quot;&quot;; &quot;migrena, &quot;);IF([.H19] = &quot;&quot;; &quot;&quot;; &quot;hiperaktyvumas, &quot;);IF([.I19] = &quot;&quot;; &quot;&quot;; &quot;viduriavimas, &quot;);IF([.J19] = &quot;&quot;; &quot;&quot;; &quot;pykinimas, &quot;);IF([.K19] = &quot;&quot;; &quot;&quot;; &quot;medžiagų apykaitos sutrikimai, &quot;);IF([.L19] = &quot;&quot;; &quot;&quot;; &quot;virškinamojo trakto sutrikimai, &quot;);IF([.M19] = &quot;&quot;; &quot;&quot;; &quot;kaulų retėjimas, &quot;);IF([.N19] = &quot;&quot;; &quot;&quot;; &quot;šlakų nusėdimas, &quot;);IF([.O19] = &quot;&quot;; &quot;&quot;; &quot;inkstų ir kepenų ligos, &quot;);IF([.P19] = &quot;&quot;; &quot;&quot;; &quot;mutageniškumas, &quot;);IF([.Q19] = &quot;&quot;; &quot;&quot;; &quot;vėžys&quot;);&quot;' where upper(number)=upper('&quot;;[.D19];&quot;');&quot; )" office:value-type="string" office:string-value="update e set diseases='alergija, astma, ' where upper(number)=upper('E142');">
            <text:p>update e set diseases='alergija, astma, ' where upper(number)=upper('E142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50a</text:p>
          </table:table-cell>
          <table:table-cell table:style-name="ce6"/>
          <table:table-cell table:number-columns-repeated="12"/>
          <table:table-cell table:formula="oooc:=CONCATENATE(&quot;update e set diseases='&quot;;IF([.E20]=&quot;&quot;;&quot;&quot;;&quot;alergija, &quot;);IF([.F20] = &quot;&quot;; &quot;&quot;; &quot;astma, &quot;);IF([.G20] = &quot;&quot;; &quot;&quot;; &quot;migrena, &quot;);IF([.H20] = &quot;&quot;; &quot;&quot;; &quot;hiperaktyvumas, &quot;);IF([.I20] = &quot;&quot;; &quot;&quot;; &quot;viduriavimas, &quot;);IF([.J20] = &quot;&quot;; &quot;&quot;; &quot;pykinimas, &quot;);IF([.K20] = &quot;&quot;; &quot;&quot;; &quot;medžiagų apykaitos sutrikimai, &quot;);IF([.L20] = &quot;&quot;; &quot;&quot;; &quot;virškinamojo trakto sutrikimai, &quot;);IF([.M20] = &quot;&quot;; &quot;&quot;; &quot;kaulų retėjimas, &quot;);IF([.N20] = &quot;&quot;; &quot;&quot;; &quot;šlakų nusėdimas, &quot;);IF([.O20] = &quot;&quot;; &quot;&quot;; &quot;inkstų ir kepenų ligos, &quot;);IF([.P20] = &quot;&quot;; &quot;&quot;; &quot;mutageniškumas, &quot;);IF([.Q20] = &quot;&quot;; &quot;&quot;; &quot;vėžys&quot;);&quot;' where upper(number)=upper('&quot;;[.D20];&quot;');&quot; )" office:value-type="string" office:string-value="update e set diseases='' where upper(number)=upper('E150a');">
            <text:p>update e set diseases='' where upper(number)=upper('E150a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150b</text:p>
          </table:table-cell>
          <table:table-cell table:style-name="ce6"/>
          <table:table-cell table:number-columns-repeated="12"/>
          <table:table-cell table:formula="oooc:=CONCATENATE(&quot;update e set diseases='&quot;;IF([.E21]=&quot;&quot;;&quot;&quot;;&quot;alergija, &quot;);IF([.F21] = &quot;&quot;; &quot;&quot;; &quot;astma, &quot;);IF([.G21] = &quot;&quot;; &quot;&quot;; &quot;migrena, &quot;);IF([.H21] = &quot;&quot;; &quot;&quot;; &quot;hiperaktyvumas, &quot;);IF([.I21] = &quot;&quot;; &quot;&quot;; &quot;viduriavimas, &quot;);IF([.J21] = &quot;&quot;; &quot;&quot;; &quot;pykinimas, &quot;);IF([.K21] = &quot;&quot;; &quot;&quot;; &quot;medžiagų apykaitos sutrikimai, &quot;);IF([.L21] = &quot;&quot;; &quot;&quot;; &quot;virškinamojo trakto sutrikimai, &quot;);IF([.M21] = &quot;&quot;; &quot;&quot;; &quot;kaulų retėjimas, &quot;);IF([.N21] = &quot;&quot;; &quot;&quot;; &quot;šlakų nusėdimas, &quot;);IF([.O21] = &quot;&quot;; &quot;&quot;; &quot;inkstų ir kepenų ligos, &quot;);IF([.P21] = &quot;&quot;; &quot;&quot;; &quot;mutageniškumas, &quot;);IF([.Q21] = &quot;&quot;; &quot;&quot;; &quot;vėžys&quot;);&quot;' where upper(number)=upper('&quot;;[.D21];&quot;');&quot; )" office:value-type="string" office:string-value="update e set diseases='' where upper(number)=upper('E150b');">
            <text:p>update e set diseases='' where upper(number)=upper('E150b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150c</text:p>
          </table:table-cell>
          <table:table-cell table:style-name="ce6"/>
          <table:table-cell table:number-columns-repeated="6"/>
          <table:table-cell office:value-type="string">
            <text:p>Virskinamojo trakto sutrikimai</text:p>
          </table:table-cell>
          <table:table-cell table:number-columns-repeated="5"/>
          <table:table-cell table:formula="oooc:=CONCATENATE(&quot;update e set diseases='&quot;;IF([.E22]=&quot;&quot;;&quot;&quot;;&quot;alergija, &quot;);IF([.F22] = &quot;&quot;; &quot;&quot;; &quot;astma, &quot;);IF([.G22] = &quot;&quot;; &quot;&quot;; &quot;migrena, &quot;);IF([.H22] = &quot;&quot;; &quot;&quot;; &quot;hiperaktyvumas, &quot;);IF([.I22] = &quot;&quot;; &quot;&quot;; &quot;viduriavimas, &quot;);IF([.J22] = &quot;&quot;; &quot;&quot;; &quot;pykinimas, &quot;);IF([.K22] = &quot;&quot;; &quot;&quot;; &quot;medžiagų apykaitos sutrikimai, &quot;);IF([.L22] = &quot;&quot;; &quot;&quot;; &quot;virškinamojo trakto sutrikimai, &quot;);IF([.M22] = &quot;&quot;; &quot;&quot;; &quot;kaulų retėjimas, &quot;);IF([.N22] = &quot;&quot;; &quot;&quot;; &quot;šlakų nusėdimas, &quot;);IF([.O22] = &quot;&quot;; &quot;&quot;; &quot;inkstų ir kepenų ligos, &quot;);IF([.P22] = &quot;&quot;; &quot;&quot;; &quot;mutageniškumas, &quot;);IF([.Q22] = &quot;&quot;; &quot;&quot;; &quot;vėžys&quot;);&quot;' where upper(number)=upper('&quot;;[.D22];&quot;');&quot; )" office:value-type="string" office:string-value="update e set diseases='virškinamojo trakto sutrikimai, ' where upper(number)=upper('E150c');">
            <text:p>update e set diseases='virškinamojo trakto sutrikimai, ' where upper(number)=upper('E150c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150d</text:p>
          </table:table-cell>
          <table:table-cell table:style-name="ce6"/>
          <table:table-cell table:number-columns-repeated="6"/>
          <table:table-cell office:value-type="string">
            <text:p>Virskinamojo trakto sutrikimai</text:p>
          </table:table-cell>
          <table:table-cell table:number-columns-repeated="5"/>
          <table:table-cell table:formula="oooc:=CONCATENATE(&quot;update e set diseases='&quot;;IF([.E23]=&quot;&quot;;&quot;&quot;;&quot;alergija, &quot;);IF([.F23] = &quot;&quot;; &quot;&quot;; &quot;astma, &quot;);IF([.G23] = &quot;&quot;; &quot;&quot;; &quot;migrena, &quot;);IF([.H23] = &quot;&quot;; &quot;&quot;; &quot;hiperaktyvumas, &quot;);IF([.I23] = &quot;&quot;; &quot;&quot;; &quot;viduriavimas, &quot;);IF([.J23] = &quot;&quot;; &quot;&quot;; &quot;pykinimas, &quot;);IF([.K23] = &quot;&quot;; &quot;&quot;; &quot;medžiagų apykaitos sutrikimai, &quot;);IF([.L23] = &quot;&quot;; &quot;&quot;; &quot;virškinamojo trakto sutrikimai, &quot;);IF([.M23] = &quot;&quot;; &quot;&quot;; &quot;kaulų retėjimas, &quot;);IF([.N23] = &quot;&quot;; &quot;&quot;; &quot;šlakų nusėdimas, &quot;);IF([.O23] = &quot;&quot;; &quot;&quot;; &quot;inkstų ir kepenų ligos, &quot;);IF([.P23] = &quot;&quot;; &quot;&quot;; &quot;mutageniškumas, &quot;);IF([.Q23] = &quot;&quot;; &quot;&quot;; &quot;vėžys&quot;);&quot;' where upper(number)=upper('&quot;;[.D23];&quot;');&quot; )" office:value-type="string" office:string-value="update e set diseases='virškinamojo trakto sutrikimai, ' where upper(number)=upper('E150d');">
            <text:p>update e set diseases='virškinamojo trakto sutrikimai, ' where upper(number)=upper('E150d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51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24]=&quot;&quot;;&quot;&quot;;&quot;alergija, &quot;);IF([.F24] = &quot;&quot;; &quot;&quot;; &quot;astma, &quot;);IF([.G24] = &quot;&quot;; &quot;&quot;; &quot;migrena, &quot;);IF([.H24] = &quot;&quot;; &quot;&quot;; &quot;hiperaktyvumas, &quot;);IF([.I24] = &quot;&quot;; &quot;&quot;; &quot;viduriavimas, &quot;);IF([.J24] = &quot;&quot;; &quot;&quot;; &quot;pykinimas, &quot;);IF([.K24] = &quot;&quot;; &quot;&quot;; &quot;medžiagų apykaitos sutrikimai, &quot;);IF([.L24] = &quot;&quot;; &quot;&quot;; &quot;virškinamojo trakto sutrikimai, &quot;);IF([.M24] = &quot;&quot;; &quot;&quot;; &quot;kaulų retėjimas, &quot;);IF([.N24] = &quot;&quot;; &quot;&quot;; &quot;šlakų nusėdimas, &quot;);IF([.O24] = &quot;&quot;; &quot;&quot;; &quot;inkstų ir kepenų ligos, &quot;);IF([.P24] = &quot;&quot;; &quot;&quot;; &quot;mutageniškumas, &quot;);IF([.Q24] = &quot;&quot;; &quot;&quot;; &quot;vėžys&quot;);&quot;' where upper(number)=upper('&quot;;[.D24];&quot;');&quot; )" office:value-type="string" office:string-value="update e set diseases='alergija, astma, ' where upper(number)=upper('E151');">
            <text:p>update e set diseases='alergija, astma, ' where upper(number)=upper('E151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53</text:p>
          </table:table-cell>
          <table:table-cell table:style-name="ce6"/>
          <table:table-cell table:number-columns-repeated="12"/>
          <table:table-cell table:formula="oooc:=CONCATENATE(&quot;update e set diseases='&quot;;IF([.E25]=&quot;&quot;;&quot;&quot;;&quot;alergija, &quot;);IF([.F25] = &quot;&quot;; &quot;&quot;; &quot;astma, &quot;);IF([.G25] = &quot;&quot;; &quot;&quot;; &quot;migrena, &quot;);IF([.H25] = &quot;&quot;; &quot;&quot;; &quot;hiperaktyvumas, &quot;);IF([.I25] = &quot;&quot;; &quot;&quot;; &quot;viduriavimas, &quot;);IF([.J25] = &quot;&quot;; &quot;&quot;; &quot;pykinimas, &quot;);IF([.K25] = &quot;&quot;; &quot;&quot;; &quot;medžiagų apykaitos sutrikimai, &quot;);IF([.L25] = &quot;&quot;; &quot;&quot;; &quot;virškinamojo trakto sutrikimai, &quot;);IF([.M25] = &quot;&quot;; &quot;&quot;; &quot;kaulų retėjimas, &quot;);IF([.N25] = &quot;&quot;; &quot;&quot;; &quot;šlakų nusėdimas, &quot;);IF([.O25] = &quot;&quot;; &quot;&quot;; &quot;inkstų ir kepenų ligos, &quot;);IF([.P25] = &quot;&quot;; &quot;&quot;; &quot;mutageniškumas, &quot;);IF([.Q25] = &quot;&quot;; &quot;&quot;; &quot;vėžys&quot;);&quot;' where upper(number)=upper('&quot;;[.D25];&quot;');&quot; )" office:value-type="string" office:string-value="update e set diseases='' where upper(number)=upper('E153');">
            <text:p>update e set diseases='' where upper(number)=upper('E153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54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26]=&quot;&quot;;&quot;&quot;;&quot;alergija, &quot;);IF([.F26] = &quot;&quot;; &quot;&quot;; &quot;astma, &quot;);IF([.G26] = &quot;&quot;; &quot;&quot;; &quot;migrena, &quot;);IF([.H26] = &quot;&quot;; &quot;&quot;; &quot;hiperaktyvumas, &quot;);IF([.I26] = &quot;&quot;; &quot;&quot;; &quot;viduriavimas, &quot;);IF([.J26] = &quot;&quot;; &quot;&quot;; &quot;pykinimas, &quot;);IF([.K26] = &quot;&quot;; &quot;&quot;; &quot;medžiagų apykaitos sutrikimai, &quot;);IF([.L26] = &quot;&quot;; &quot;&quot;; &quot;virškinamojo trakto sutrikimai, &quot;);IF([.M26] = &quot;&quot;; &quot;&quot;; &quot;kaulų retėjimas, &quot;);IF([.N26] = &quot;&quot;; &quot;&quot;; &quot;šlakų nusėdimas, &quot;);IF([.O26] = &quot;&quot;; &quot;&quot;; &quot;inkstų ir kepenų ligos, &quot;);IF([.P26] = &quot;&quot;; &quot;&quot;; &quot;mutageniškumas, &quot;);IF([.Q26] = &quot;&quot;; &quot;&quot;; &quot;vėžys&quot;);&quot;' where upper(number)=upper('&quot;;[.D26];&quot;');&quot; )" office:value-type="string" office:string-value="update e set diseases='alergija, astma, ' where upper(number)=upper('E154');">
            <text:p>update e set diseases='alergija, astma, ' where upper(number)=upper('E154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55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27]=&quot;&quot;;&quot;&quot;;&quot;alergija, &quot;);IF([.F27] = &quot;&quot;; &quot;&quot;; &quot;astma, &quot;);IF([.G27] = &quot;&quot;; &quot;&quot;; &quot;migrena, &quot;);IF([.H27] = &quot;&quot;; &quot;&quot;; &quot;hiperaktyvumas, &quot;);IF([.I27] = &quot;&quot;; &quot;&quot;; &quot;viduriavimas, &quot;);IF([.J27] = &quot;&quot;; &quot;&quot;; &quot;pykinimas, &quot;);IF([.K27] = &quot;&quot;; &quot;&quot;; &quot;medžiagų apykaitos sutrikimai, &quot;);IF([.L27] = &quot;&quot;; &quot;&quot;; &quot;virškinamojo trakto sutrikimai, &quot;);IF([.M27] = &quot;&quot;; &quot;&quot;; &quot;kaulų retėjimas, &quot;);IF([.N27] = &quot;&quot;; &quot;&quot;; &quot;šlakų nusėdimas, &quot;);IF([.O27] = &quot;&quot;; &quot;&quot;; &quot;inkstų ir kepenų ligos, &quot;);IF([.P27] = &quot;&quot;; &quot;&quot;; &quot;mutageniškumas, &quot;);IF([.Q27] = &quot;&quot;; &quot;&quot;; &quot;vėžys&quot;);&quot;' where upper(number)=upper('&quot;;[.D27];&quot;');&quot; )" office:value-type="string" office:string-value="update e set diseases='alergija, astma, ' where upper(number)=upper('E155');">
            <text:p>update e set diseases='alergija, astma, ' where upper(number)=upper('E155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160a</text:p>
          </table:table-cell>
          <table:table-cell table:style-name="ce6"/>
          <table:table-cell table:number-columns-repeated="12"/>
          <table:table-cell table:formula="oooc:=CONCATENATE(&quot;update e set diseases='&quot;;IF([.E28]=&quot;&quot;;&quot;&quot;;&quot;alergija, &quot;);IF([.F28] = &quot;&quot;; &quot;&quot;; &quot;astma, &quot;);IF([.G28] = &quot;&quot;; &quot;&quot;; &quot;migrena, &quot;);IF([.H28] = &quot;&quot;; &quot;&quot;; &quot;hiperaktyvumas, &quot;);IF([.I28] = &quot;&quot;; &quot;&quot;; &quot;viduriavimas, &quot;);IF([.J28] = &quot;&quot;; &quot;&quot;; &quot;pykinimas, &quot;);IF([.K28] = &quot;&quot;; &quot;&quot;; &quot;medžiagų apykaitos sutrikimai, &quot;);IF([.L28] = &quot;&quot;; &quot;&quot;; &quot;virškinamojo trakto sutrikimai, &quot;);IF([.M28] = &quot;&quot;; &quot;&quot;; &quot;kaulų retėjimas, &quot;);IF([.N28] = &quot;&quot;; &quot;&quot;; &quot;šlakų nusėdimas, &quot;);IF([.O28] = &quot;&quot;; &quot;&quot;; &quot;inkstų ir kepenų ligos, &quot;);IF([.P28] = &quot;&quot;; &quot;&quot;; &quot;mutageniškumas, &quot;);IF([.Q28] = &quot;&quot;; &quot;&quot;; &quot;vėžys&quot;);&quot;' where upper(number)=upper('&quot;;[.D28];&quot;');&quot; )" office:value-type="string" office:string-value="update e set diseases='' where upper(number)=upper('E160a');">
            <text:p>update e set diseases='' where upper(number)=upper('E160a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160b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29]=&quot;&quot;;&quot;&quot;;&quot;alergija, &quot;);IF([.F29] = &quot;&quot;; &quot;&quot;; &quot;astma, &quot;);IF([.G29] = &quot;&quot;; &quot;&quot;; &quot;migrena, &quot;);IF([.H29] = &quot;&quot;; &quot;&quot;; &quot;hiperaktyvumas, &quot;);IF([.I29] = &quot;&quot;; &quot;&quot;; &quot;viduriavimas, &quot;);IF([.J29] = &quot;&quot;; &quot;&quot;; &quot;pykinimas, &quot;);IF([.K29] = &quot;&quot;; &quot;&quot;; &quot;medžiagų apykaitos sutrikimai, &quot;);IF([.L29] = &quot;&quot;; &quot;&quot;; &quot;virškinamojo trakto sutrikimai, &quot;);IF([.M29] = &quot;&quot;; &quot;&quot;; &quot;kaulų retėjimas, &quot;);IF([.N29] = &quot;&quot;; &quot;&quot;; &quot;šlakų nusėdimas, &quot;);IF([.O29] = &quot;&quot;; &quot;&quot;; &quot;inkstų ir kepenų ligos, &quot;);IF([.P29] = &quot;&quot;; &quot;&quot;; &quot;mutageniškumas, &quot;);IF([.Q29] = &quot;&quot;; &quot;&quot;; &quot;vėžys&quot;);&quot;' where upper(number)=upper('&quot;;[.D29];&quot;');&quot; )" office:value-type="string" office:string-value="update e set diseases='alergija, astma, ' where upper(number)=upper('E160b');">
            <text:p>update e set diseases='alergija, astma, ' where upper(number)=upper('E160b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60c</text:p>
          </table:table-cell>
          <table:table-cell table:style-name="ce6"/>
          <table:table-cell table:number-columns-repeated="12"/>
          <table:table-cell table:formula="oooc:=CONCATENATE(&quot;update e set diseases='&quot;;IF([.E30]=&quot;&quot;;&quot;&quot;;&quot;alergija, &quot;);IF([.F30] = &quot;&quot;; &quot;&quot;; &quot;astma, &quot;);IF([.G30] = &quot;&quot;; &quot;&quot;; &quot;migrena, &quot;);IF([.H30] = &quot;&quot;; &quot;&quot;; &quot;hiperaktyvumas, &quot;);IF([.I30] = &quot;&quot;; &quot;&quot;; &quot;viduriavimas, &quot;);IF([.J30] = &quot;&quot;; &quot;&quot;; &quot;pykinimas, &quot;);IF([.K30] = &quot;&quot;; &quot;&quot;; &quot;medžiagų apykaitos sutrikimai, &quot;);IF([.L30] = &quot;&quot;; &quot;&quot;; &quot;virškinamojo trakto sutrikimai, &quot;);IF([.M30] = &quot;&quot;; &quot;&quot;; &quot;kaulų retėjimas, &quot;);IF([.N30] = &quot;&quot;; &quot;&quot;; &quot;šlakų nusėdimas, &quot;);IF([.O30] = &quot;&quot;; &quot;&quot;; &quot;inkstų ir kepenų ligos, &quot;);IF([.P30] = &quot;&quot;; &quot;&quot;; &quot;mutageniškumas, &quot;);IF([.Q30] = &quot;&quot;; &quot;&quot;; &quot;vėžys&quot;);&quot;' where upper(number)=upper('&quot;;[.D30];&quot;');&quot; )" office:value-type="string" office:string-value="update e set diseases='' where upper(number)=upper('E160c');">
            <text:p>update e set diseases='' where upper(number)=upper('E160c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60d</text:p>
          </table:table-cell>
          <table:table-cell table:style-name="ce6"/>
          <table:table-cell table:number-columns-repeated="12"/>
          <table:table-cell table:formula="oooc:=CONCATENATE(&quot;update e set diseases='&quot;;IF([.E31]=&quot;&quot;;&quot;&quot;;&quot;alergija, &quot;);IF([.F31] = &quot;&quot;; &quot;&quot;; &quot;astma, &quot;);IF([.G31] = &quot;&quot;; &quot;&quot;; &quot;migrena, &quot;);IF([.H31] = &quot;&quot;; &quot;&quot;; &quot;hiperaktyvumas, &quot;);IF([.I31] = &quot;&quot;; &quot;&quot;; &quot;viduriavimas, &quot;);IF([.J31] = &quot;&quot;; &quot;&quot;; &quot;pykinimas, &quot;);IF([.K31] = &quot;&quot;; &quot;&quot;; &quot;medžiagų apykaitos sutrikimai, &quot;);IF([.L31] = &quot;&quot;; &quot;&quot;; &quot;virškinamojo trakto sutrikimai, &quot;);IF([.M31] = &quot;&quot;; &quot;&quot;; &quot;kaulų retėjimas, &quot;);IF([.N31] = &quot;&quot;; &quot;&quot;; &quot;šlakų nusėdimas, &quot;);IF([.O31] = &quot;&quot;; &quot;&quot;; &quot;inkstų ir kepenų ligos, &quot;);IF([.P31] = &quot;&quot;; &quot;&quot;; &quot;mutageniškumas, &quot;);IF([.Q31] = &quot;&quot;; &quot;&quot;; &quot;vėžys&quot;);&quot;' where upper(number)=upper('&quot;;[.D31];&quot;');&quot; )" office:value-type="string" office:string-value="update e set diseases='' where upper(number)=upper('E160d');">
            <text:p>update e set diseases='' where upper(number)=upper('E160d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60e</text:p>
          </table:table-cell>
          <table:table-cell table:style-name="ce6"/>
          <table:table-cell table:number-columns-repeated="12"/>
          <table:table-cell table:formula="oooc:=CONCATENATE(&quot;update e set diseases='&quot;;IF([.E32]=&quot;&quot;;&quot;&quot;;&quot;alergija, &quot;);IF([.F32] = &quot;&quot;; &quot;&quot;; &quot;astma, &quot;);IF([.G32] = &quot;&quot;; &quot;&quot;; &quot;migrena, &quot;);IF([.H32] = &quot;&quot;; &quot;&quot;; &quot;hiperaktyvumas, &quot;);IF([.I32] = &quot;&quot;; &quot;&quot;; &quot;viduriavimas, &quot;);IF([.J32] = &quot;&quot;; &quot;&quot;; &quot;pykinimas, &quot;);IF([.K32] = &quot;&quot;; &quot;&quot;; &quot;medžiagų apykaitos sutrikimai, &quot;);IF([.L32] = &quot;&quot;; &quot;&quot;; &quot;virškinamojo trakto sutrikimai, &quot;);IF([.M32] = &quot;&quot;; &quot;&quot;; &quot;kaulų retėjimas, &quot;);IF([.N32] = &quot;&quot;; &quot;&quot;; &quot;šlakų nusėdimas, &quot;);IF([.O32] = &quot;&quot;; &quot;&quot;; &quot;inkstų ir kepenų ligos, &quot;);IF([.P32] = &quot;&quot;; &quot;&quot;; &quot;mutageniškumas, &quot;);IF([.Q32] = &quot;&quot;; &quot;&quot;; &quot;vėžys&quot;);&quot;' where upper(number)=upper('&quot;;[.D32];&quot;');&quot; )" office:value-type="string" office:string-value="update e set diseases='' where upper(number)=upper('E160e');">
            <text:p>update e set diseases='' where upper(number)=upper('E160e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60f</text:p>
          </table:table-cell>
          <table:table-cell table:style-name="ce6"/>
          <table:table-cell table:number-columns-repeated="12"/>
          <table:table-cell table:formula="oooc:=CONCATENATE(&quot;update e set diseases='&quot;;IF([.E33]=&quot;&quot;;&quot;&quot;;&quot;alergija, &quot;);IF([.F33] = &quot;&quot;; &quot;&quot;; &quot;astma, &quot;);IF([.G33] = &quot;&quot;; &quot;&quot;; &quot;migrena, &quot;);IF([.H33] = &quot;&quot;; &quot;&quot;; &quot;hiperaktyvumas, &quot;);IF([.I33] = &quot;&quot;; &quot;&quot;; &quot;viduriavimas, &quot;);IF([.J33] = &quot;&quot;; &quot;&quot;; &quot;pykinimas, &quot;);IF([.K33] = &quot;&quot;; &quot;&quot;; &quot;medžiagų apykaitos sutrikimai, &quot;);IF([.L33] = &quot;&quot;; &quot;&quot;; &quot;virškinamojo trakto sutrikimai, &quot;);IF([.M33] = &quot;&quot;; &quot;&quot;; &quot;kaulų retėjimas, &quot;);IF([.N33] = &quot;&quot;; &quot;&quot;; &quot;šlakų nusėdimas, &quot;);IF([.O33] = &quot;&quot;; &quot;&quot;; &quot;inkstų ir kepenų ligos, &quot;);IF([.P33] = &quot;&quot;; &quot;&quot;; &quot;mutageniškumas, &quot;);IF([.Q33] = &quot;&quot;; &quot;&quot;; &quot;vėžys&quot;);&quot;' where upper(number)=upper('&quot;;[.D33];&quot;');&quot; )" office:value-type="string" office:string-value="update e set diseases='' where upper(number)=upper('E160f');">
            <text:p>update e set diseases='' where upper(number)=upper('E160f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61b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34]=&quot;&quot;;&quot;&quot;;&quot;alergija, &quot;);IF([.F34] = &quot;&quot;; &quot;&quot;; &quot;astma, &quot;);IF([.G34] = &quot;&quot;; &quot;&quot;; &quot;migrena, &quot;);IF([.H34] = &quot;&quot;; &quot;&quot;; &quot;hiperaktyvumas, &quot;);IF([.I34] = &quot;&quot;; &quot;&quot;; &quot;viduriavimas, &quot;);IF([.J34] = &quot;&quot;; &quot;&quot;; &quot;pykinimas, &quot;);IF([.K34] = &quot;&quot;; &quot;&quot;; &quot;medžiagų apykaitos sutrikimai, &quot;);IF([.L34] = &quot;&quot;; &quot;&quot;; &quot;virškinamojo trakto sutrikimai, &quot;);IF([.M34] = &quot;&quot;; &quot;&quot;; &quot;kaulų retėjimas, &quot;);IF([.N34] = &quot;&quot;; &quot;&quot;; &quot;šlakų nusėdimas, &quot;);IF([.O34] = &quot;&quot;; &quot;&quot;; &quot;inkstų ir kepenų ligos, &quot;);IF([.P34] = &quot;&quot;; &quot;&quot;; &quot;mutageniškumas, &quot;);IF([.Q34] = &quot;&quot;; &quot;&quot;; &quot;vėžys&quot;);&quot;' where upper(number)=upper('&quot;;[.D34];&quot;');&quot; )" office:value-type="string" office:string-value="update e set diseases='alergija, astma, ' where upper(number)=upper('E161b');">
            <text:p>update e set diseases='alergija, astma, ' where upper(number)=upper('E161b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61g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35]=&quot;&quot;;&quot;&quot;;&quot;alergija, &quot;);IF([.F35] = &quot;&quot;; &quot;&quot;; &quot;astma, &quot;);IF([.G35] = &quot;&quot;; &quot;&quot;; &quot;migrena, &quot;);IF([.H35] = &quot;&quot;; &quot;&quot;; &quot;hiperaktyvumas, &quot;);IF([.I35] = &quot;&quot;; &quot;&quot;; &quot;viduriavimas, &quot;);IF([.J35] = &quot;&quot;; &quot;&quot;; &quot;pykinimas, &quot;);IF([.K35] = &quot;&quot;; &quot;&quot;; &quot;medžiagų apykaitos sutrikimai, &quot;);IF([.L35] = &quot;&quot;; &quot;&quot;; &quot;virškinamojo trakto sutrikimai, &quot;);IF([.M35] = &quot;&quot;; &quot;&quot;; &quot;kaulų retėjimas, &quot;);IF([.N35] = &quot;&quot;; &quot;&quot;; &quot;šlakų nusėdimas, &quot;);IF([.O35] = &quot;&quot;; &quot;&quot;; &quot;inkstų ir kepenų ligos, &quot;);IF([.P35] = &quot;&quot;; &quot;&quot;; &quot;mutageniškumas, &quot;);IF([.Q35] = &quot;&quot;; &quot;&quot;; &quot;vėžys&quot;);&quot;' where upper(number)=upper('&quot;;[.D35];&quot;');&quot; )" office:value-type="string" office:string-value="update e set diseases='alergija, astma, ' where upper(number)=upper('E161g');">
            <text:p>update e set diseases='alergija, astma, ' where upper(number)=upper('E161g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62</text:p>
          </table:table-cell>
          <table:table-cell table:style-name="ce6"/>
          <table:table-cell table:number-columns-repeated="12"/>
          <table:table-cell table:formula="oooc:=CONCATENATE(&quot;update e set diseases='&quot;;IF([.E36]=&quot;&quot;;&quot;&quot;;&quot;alergija, &quot;);IF([.F36] = &quot;&quot;; &quot;&quot;; &quot;astma, &quot;);IF([.G36] = &quot;&quot;; &quot;&quot;; &quot;migrena, &quot;);IF([.H36] = &quot;&quot;; &quot;&quot;; &quot;hiperaktyvumas, &quot;);IF([.I36] = &quot;&quot;; &quot;&quot;; &quot;viduriavimas, &quot;);IF([.J36] = &quot;&quot;; &quot;&quot;; &quot;pykinimas, &quot;);IF([.K36] = &quot;&quot;; &quot;&quot;; &quot;medžiagų apykaitos sutrikimai, &quot;);IF([.L36] = &quot;&quot;; &quot;&quot;; &quot;virškinamojo trakto sutrikimai, &quot;);IF([.M36] = &quot;&quot;; &quot;&quot;; &quot;kaulų retėjimas, &quot;);IF([.N36] = &quot;&quot;; &quot;&quot;; &quot;šlakų nusėdimas, &quot;);IF([.O36] = &quot;&quot;; &quot;&quot;; &quot;inkstų ir kepenų ligos, &quot;);IF([.P36] = &quot;&quot;; &quot;&quot;; &quot;mutageniškumas, &quot;);IF([.Q36] = &quot;&quot;; &quot;&quot;; &quot;vėžys&quot;);&quot;' where upper(number)=upper('&quot;;[.D36];&quot;');&quot; )" office:value-type="string" office:string-value="update e set diseases='' where upper(number)=upper('E162');">
            <text:p>update e set diseases='' where upper(number)=upper('E162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63</text:p>
          </table:table-cell>
          <table:table-cell table:style-name="ce6"/>
          <table:table-cell table:number-columns-repeated="12"/>
          <table:table-cell table:formula="oooc:=CONCATENATE(&quot;update e set diseases='&quot;;IF([.E37]=&quot;&quot;;&quot;&quot;;&quot;alergija, &quot;);IF([.F37] = &quot;&quot;; &quot;&quot;; &quot;astma, &quot;);IF([.G37] = &quot;&quot;; &quot;&quot;; &quot;migrena, &quot;);IF([.H37] = &quot;&quot;; &quot;&quot;; &quot;hiperaktyvumas, &quot;);IF([.I37] = &quot;&quot;; &quot;&quot;; &quot;viduriavimas, &quot;);IF([.J37] = &quot;&quot;; &quot;&quot;; &quot;pykinimas, &quot;);IF([.K37] = &quot;&quot;; &quot;&quot;; &quot;medžiagų apykaitos sutrikimai, &quot;);IF([.L37] = &quot;&quot;; &quot;&quot;; &quot;virškinamojo trakto sutrikimai, &quot;);IF([.M37] = &quot;&quot;; &quot;&quot;; &quot;kaulų retėjimas, &quot;);IF([.N37] = &quot;&quot;; &quot;&quot;; &quot;šlakų nusėdimas, &quot;);IF([.O37] = &quot;&quot;; &quot;&quot;; &quot;inkstų ir kepenų ligos, &quot;);IF([.P37] = &quot;&quot;; &quot;&quot;; &quot;mutageniškumas, &quot;);IF([.Q37] = &quot;&quot;; &quot;&quot;; &quot;vėžys&quot;);&quot;' where upper(number)=upper('&quot;;[.D37];&quot;');&quot; )" office:value-type="string" office:string-value="update e set diseases='' where upper(number)=upper('E163');">
            <text:p>update e set diseases='' where upper(number)=upper('E163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170</text:p>
          </table:table-cell>
          <table:table-cell table:style-name="ce6"/>
          <table:table-cell table:number-columns-repeated="12"/>
          <table:table-cell table:formula="oooc:=CONCATENATE(&quot;update e set diseases='&quot;;IF([.E38]=&quot;&quot;;&quot;&quot;;&quot;alergija, &quot;);IF([.F38] = &quot;&quot;; &quot;&quot;; &quot;astma, &quot;);IF([.G38] = &quot;&quot;; &quot;&quot;; &quot;migrena, &quot;);IF([.H38] = &quot;&quot;; &quot;&quot;; &quot;hiperaktyvumas, &quot;);IF([.I38] = &quot;&quot;; &quot;&quot;; &quot;viduriavimas, &quot;);IF([.J38] = &quot;&quot;; &quot;&quot;; &quot;pykinimas, &quot;);IF([.K38] = &quot;&quot;; &quot;&quot;; &quot;medžiagų apykaitos sutrikimai, &quot;);IF([.L38] = &quot;&quot;; &quot;&quot;; &quot;virškinamojo trakto sutrikimai, &quot;);IF([.M38] = &quot;&quot;; &quot;&quot;; &quot;kaulų retėjimas, &quot;);IF([.N38] = &quot;&quot;; &quot;&quot;; &quot;šlakų nusėdimas, &quot;);IF([.O38] = &quot;&quot;; &quot;&quot;; &quot;inkstų ir kepenų ligos, &quot;);IF([.P38] = &quot;&quot;; &quot;&quot;; &quot;mutageniškumas, &quot;);IF([.Q38] = &quot;&quot;; &quot;&quot;; &quot;vėžys&quot;);&quot;' where upper(number)=upper('&quot;;[.D38];&quot;');&quot; )" office:value-type="string" office:string-value="update e set diseases='' where upper(number)=upper('E170');">
            <text:p>update e set diseases='' where upper(number)=upper('E170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71</text:p>
          </table:table-cell>
          <table:table-cell table:style-name="ce6"/>
          <table:table-cell table:number-columns-repeated="12"/>
          <table:table-cell table:formula="oooc:=CONCATENATE(&quot;update e set diseases='&quot;;IF([.E39]=&quot;&quot;;&quot;&quot;;&quot;alergija, &quot;);IF([.F39] = &quot;&quot;; &quot;&quot;; &quot;astma, &quot;);IF([.G39] = &quot;&quot;; &quot;&quot;; &quot;migrena, &quot;);IF([.H39] = &quot;&quot;; &quot;&quot;; &quot;hiperaktyvumas, &quot;);IF([.I39] = &quot;&quot;; &quot;&quot;; &quot;viduriavimas, &quot;);IF([.J39] = &quot;&quot;; &quot;&quot;; &quot;pykinimas, &quot;);IF([.K39] = &quot;&quot;; &quot;&quot;; &quot;medžiagų apykaitos sutrikimai, &quot;);IF([.L39] = &quot;&quot;; &quot;&quot;; &quot;virškinamojo trakto sutrikimai, &quot;);IF([.M39] = &quot;&quot;; &quot;&quot;; &quot;kaulų retėjimas, &quot;);IF([.N39] = &quot;&quot;; &quot;&quot;; &quot;šlakų nusėdimas, &quot;);IF([.O39] = &quot;&quot;; &quot;&quot;; &quot;inkstų ir kepenų ligos, &quot;);IF([.P39] = &quot;&quot;; &quot;&quot;; &quot;mutageniškumas, &quot;);IF([.Q39] = &quot;&quot;; &quot;&quot;; &quot;vėžys&quot;);&quot;' where upper(number)=upper('&quot;;[.D39];&quot;');&quot; )" office:value-type="string" office:string-value="update e set diseases='' where upper(number)=upper('E171');">
            <text:p>update e set diseases='' where upper(number)=upper('E171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72</text:p>
          </table:table-cell>
          <table:table-cell table:style-name="ce6"/>
          <table:table-cell table:number-columns-repeated="12"/>
          <table:table-cell table:formula="oooc:=CONCATENATE(&quot;update e set diseases='&quot;;IF([.E40]=&quot;&quot;;&quot;&quot;;&quot;alergija, &quot;);IF([.F40] = &quot;&quot;; &quot;&quot;; &quot;astma, &quot;);IF([.G40] = &quot;&quot;; &quot;&quot;; &quot;migrena, &quot;);IF([.H40] = &quot;&quot;; &quot;&quot;; &quot;hiperaktyvumas, &quot;);IF([.I40] = &quot;&quot;; &quot;&quot;; &quot;viduriavimas, &quot;);IF([.J40] = &quot;&quot;; &quot;&quot;; &quot;pykinimas, &quot;);IF([.K40] = &quot;&quot;; &quot;&quot;; &quot;medžiagų apykaitos sutrikimai, &quot;);IF([.L40] = &quot;&quot;; &quot;&quot;; &quot;virškinamojo trakto sutrikimai, &quot;);IF([.M40] = &quot;&quot;; &quot;&quot;; &quot;kaulų retėjimas, &quot;);IF([.N40] = &quot;&quot;; &quot;&quot;; &quot;šlakų nusėdimas, &quot;);IF([.O40] = &quot;&quot;; &quot;&quot;; &quot;inkstų ir kepenų ligos, &quot;);IF([.P40] = &quot;&quot;; &quot;&quot;; &quot;mutageniškumas, &quot;);IF([.Q40] = &quot;&quot;; &quot;&quot;; &quot;vėžys&quot;);&quot;' where upper(number)=upper('&quot;;[.D40];&quot;');&quot; )" office:value-type="string" office:string-value="update e set diseases='' where upper(number)=upper('E172');">
            <text:p>update e set diseases='' where upper(number)=upper('E172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73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41]=&quot;&quot;;&quot;&quot;;&quot;alergija, &quot;);IF([.F41] = &quot;&quot;; &quot;&quot;; &quot;astma, &quot;);IF([.G41] = &quot;&quot;; &quot;&quot;; &quot;migrena, &quot;);IF([.H41] = &quot;&quot;; &quot;&quot;; &quot;hiperaktyvumas, &quot;);IF([.I41] = &quot;&quot;; &quot;&quot;; &quot;viduriavimas, &quot;);IF([.J41] = &quot;&quot;; &quot;&quot;; &quot;pykinimas, &quot;);IF([.K41] = &quot;&quot;; &quot;&quot;; &quot;medžiagų apykaitos sutrikimai, &quot;);IF([.L41] = &quot;&quot;; &quot;&quot;; &quot;virškinamojo trakto sutrikimai, &quot;);IF([.M41] = &quot;&quot;; &quot;&quot;; &quot;kaulų retėjimas, &quot;);IF([.N41] = &quot;&quot;; &quot;&quot;; &quot;šlakų nusėdimas, &quot;);IF([.O41] = &quot;&quot;; &quot;&quot;; &quot;inkstų ir kepenų ligos, &quot;);IF([.P41] = &quot;&quot;; &quot;&quot;; &quot;mutageniškumas, &quot;);IF([.Q41] = &quot;&quot;; &quot;&quot;; &quot;vėžys&quot;);&quot;' where upper(number)=upper('&quot;;[.D41];&quot;');&quot; )" office:value-type="string" office:string-value="update e set diseases='alergija, astma, ' where upper(number)=upper('E173');">
            <text:p>update e set diseases='alergija, astma, ' where upper(number)=upper('E173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74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42]=&quot;&quot;;&quot;&quot;;&quot;alergija, &quot;);IF([.F42] = &quot;&quot;; &quot;&quot;; &quot;astma, &quot;);IF([.G42] = &quot;&quot;; &quot;&quot;; &quot;migrena, &quot;);IF([.H42] = &quot;&quot;; &quot;&quot;; &quot;hiperaktyvumas, &quot;);IF([.I42] = &quot;&quot;; &quot;&quot;; &quot;viduriavimas, &quot;);IF([.J42] = &quot;&quot;; &quot;&quot;; &quot;pykinimas, &quot;);IF([.K42] = &quot;&quot;; &quot;&quot;; &quot;medžiagų apykaitos sutrikimai, &quot;);IF([.L42] = &quot;&quot;; &quot;&quot;; &quot;virškinamojo trakto sutrikimai, &quot;);IF([.M42] = &quot;&quot;; &quot;&quot;; &quot;kaulų retėjimas, &quot;);IF([.N42] = &quot;&quot;; &quot;&quot;; &quot;šlakų nusėdimas, &quot;);IF([.O42] = &quot;&quot;; &quot;&quot;; &quot;inkstų ir kepenų ligos, &quot;);IF([.P42] = &quot;&quot;; &quot;&quot;; &quot;mutageniškumas, &quot;);IF([.Q42] = &quot;&quot;; &quot;&quot;; &quot;vėžys&quot;);&quot;' where upper(number)=upper('&quot;;[.D42];&quot;');&quot; )" office:value-type="string" office:string-value="update e set diseases='alergija, astma, ' where upper(number)=upper('E174');">
            <text:p>update e set diseases='alergija, astma, ' where upper(number)=upper('E174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75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43]=&quot;&quot;;&quot;&quot;;&quot;alergija, &quot;);IF([.F43] = &quot;&quot;; &quot;&quot;; &quot;astma, &quot;);IF([.G43] = &quot;&quot;; &quot;&quot;; &quot;migrena, &quot;);IF([.H43] = &quot;&quot;; &quot;&quot;; &quot;hiperaktyvumas, &quot;);IF([.I43] = &quot;&quot;; &quot;&quot;; &quot;viduriavimas, &quot;);IF([.J43] = &quot;&quot;; &quot;&quot;; &quot;pykinimas, &quot;);IF([.K43] = &quot;&quot;; &quot;&quot;; &quot;medžiagų apykaitos sutrikimai, &quot;);IF([.L43] = &quot;&quot;; &quot;&quot;; &quot;virškinamojo trakto sutrikimai, &quot;);IF([.M43] = &quot;&quot;; &quot;&quot;; &quot;kaulų retėjimas, &quot;);IF([.N43] = &quot;&quot;; &quot;&quot;; &quot;šlakų nusėdimas, &quot;);IF([.O43] = &quot;&quot;; &quot;&quot;; &quot;inkstų ir kepenų ligos, &quot;);IF([.P43] = &quot;&quot;; &quot;&quot;; &quot;mutageniškumas, &quot;);IF([.Q43] = &quot;&quot;; &quot;&quot;; &quot;vėžys&quot;);&quot;' where upper(number)=upper('&quot;;[.D43];&quot;');&quot; )" office:value-type="string" office:string-value="update e set diseases='alergija, astma, ' where upper(number)=upper('E175');">
            <text:p>update e set diseases='alergija, astma, ' where upper(number)=upper('E175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80</text:p>
          </table:table-cell>
          <table:table-cell table:style-name="ce6"/>
          <table:table-cell table:number-columns-repeated="12"/>
          <table:table-cell table:formula="oooc:=CONCATENATE(&quot;update e set diseases='&quot;;IF([.E44]=&quot;&quot;;&quot;&quot;;&quot;alergija, &quot;);IF([.F44] = &quot;&quot;; &quot;&quot;; &quot;astma, &quot;);IF([.G44] = &quot;&quot;; &quot;&quot;; &quot;migrena, &quot;);IF([.H44] = &quot;&quot;; &quot;&quot;; &quot;hiperaktyvumas, &quot;);IF([.I44] = &quot;&quot;; &quot;&quot;; &quot;viduriavimas, &quot;);IF([.J44] = &quot;&quot;; &quot;&quot;; &quot;pykinimas, &quot;);IF([.K44] = &quot;&quot;; &quot;&quot;; &quot;medžiagų apykaitos sutrikimai, &quot;);IF([.L44] = &quot;&quot;; &quot;&quot;; &quot;virškinamojo trakto sutrikimai, &quot;);IF([.M44] = &quot;&quot;; &quot;&quot;; &quot;kaulų retėjimas, &quot;);IF([.N44] = &quot;&quot;; &quot;&quot;; &quot;šlakų nusėdimas, &quot;);IF([.O44] = &quot;&quot;; &quot;&quot;; &quot;inkstų ir kepenų ligos, &quot;);IF([.P44] = &quot;&quot;; &quot;&quot;; &quot;mutageniškumas, &quot;);IF([.Q44] = &quot;&quot;; &quot;&quot;; &quot;vėžys&quot;);&quot;' where upper(number)=upper('&quot;;[.D44];&quot;');&quot; )" office:value-type="string" office:string-value="update e set diseases='' where upper(number)=upper('E180');">
            <text:p>update e set diseases='' where upper(number)=upper('E180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00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45]=&quot;&quot;;&quot;&quot;;&quot;alergija, &quot;);IF([.F45] = &quot;&quot;; &quot;&quot;; &quot;astma, &quot;);IF([.G45] = &quot;&quot;; &quot;&quot;; &quot;migrena, &quot;);IF([.H45] = &quot;&quot;; &quot;&quot;; &quot;hiperaktyvumas, &quot;);IF([.I45] = &quot;&quot;; &quot;&quot;; &quot;viduriavimas, &quot;);IF([.J45] = &quot;&quot;; &quot;&quot;; &quot;pykinimas, &quot;);IF([.K45] = &quot;&quot;; &quot;&quot;; &quot;medžiagų apykaitos sutrikimai, &quot;);IF([.L45] = &quot;&quot;; &quot;&quot;; &quot;virškinamojo trakto sutrikimai, &quot;);IF([.M45] = &quot;&quot;; &quot;&quot;; &quot;kaulų retėjimas, &quot;);IF([.N45] = &quot;&quot;; &quot;&quot;; &quot;šlakų nusėdimas, &quot;);IF([.O45] = &quot;&quot;; &quot;&quot;; &quot;inkstų ir kepenų ligos, &quot;);IF([.P45] = &quot;&quot;; &quot;&quot;; &quot;mutageniškumas, &quot;);IF([.Q45] = &quot;&quot;; &quot;&quot;; &quot;vėžys&quot;);&quot;' where upper(number)=upper('&quot;;[.D45];&quot;');&quot; )" office:value-type="string" office:string-value="update e set diseases='alergija, astma, ' where upper(number)=upper('E200');">
            <text:p>update e set diseases='alergija, astma, ' where upper(number)=upper('E200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02</text:p>
          </table:table-cell>
          <table:table-cell table:style-name="ce6"/>
          <table:table-cell table:number-columns-repeated="12"/>
          <table:table-cell table:formula="oooc:=CONCATENATE(&quot;update e set diseases='&quot;;IF([.E46]=&quot;&quot;;&quot;&quot;;&quot;alergija, &quot;);IF([.F46] = &quot;&quot;; &quot;&quot;; &quot;astma, &quot;);IF([.G46] = &quot;&quot;; &quot;&quot;; &quot;migrena, &quot;);IF([.H46] = &quot;&quot;; &quot;&quot;; &quot;hiperaktyvumas, &quot;);IF([.I46] = &quot;&quot;; &quot;&quot;; &quot;viduriavimas, &quot;);IF([.J46] = &quot;&quot;; &quot;&quot;; &quot;pykinimas, &quot;);IF([.K46] = &quot;&quot;; &quot;&quot;; &quot;medžiagų apykaitos sutrikimai, &quot;);IF([.L46] = &quot;&quot;; &quot;&quot;; &quot;virškinamojo trakto sutrikimai, &quot;);IF([.M46] = &quot;&quot;; &quot;&quot;; &quot;kaulų retėjimas, &quot;);IF([.N46] = &quot;&quot;; &quot;&quot;; &quot;šlakų nusėdimas, &quot;);IF([.O46] = &quot;&quot;; &quot;&quot;; &quot;inkstų ir kepenų ligos, &quot;);IF([.P46] = &quot;&quot;; &quot;&quot;; &quot;mutageniškumas, &quot;);IF([.Q46] = &quot;&quot;; &quot;&quot;; &quot;vėžys&quot;);&quot;' where upper(number)=upper('&quot;;[.D46];&quot;');&quot; )" office:value-type="string" office:string-value="update e set diseases='' where upper(number)=upper('E202');">
            <text:p>update e set diseases='' where upper(number)=upper('E202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03</text:p>
          </table:table-cell>
          <table:table-cell table:style-name="ce6"/>
          <table:table-cell table:number-columns-repeated="12"/>
          <table:table-cell table:formula="oooc:=CONCATENATE(&quot;update e set diseases='&quot;;IF([.E47]=&quot;&quot;;&quot;&quot;;&quot;alergija, &quot;);IF([.F47] = &quot;&quot;; &quot;&quot;; &quot;astma, &quot;);IF([.G47] = &quot;&quot;; &quot;&quot;; &quot;migrena, &quot;);IF([.H47] = &quot;&quot;; &quot;&quot;; &quot;hiperaktyvumas, &quot;);IF([.I47] = &quot;&quot;; &quot;&quot;; &quot;viduriavimas, &quot;);IF([.J47] = &quot;&quot;; &quot;&quot;; &quot;pykinimas, &quot;);IF([.K47] = &quot;&quot;; &quot;&quot;; &quot;medžiagų apykaitos sutrikimai, &quot;);IF([.L47] = &quot;&quot;; &quot;&quot;; &quot;virškinamojo trakto sutrikimai, &quot;);IF([.M47] = &quot;&quot;; &quot;&quot;; &quot;kaulų retėjimas, &quot;);IF([.N47] = &quot;&quot;; &quot;&quot;; &quot;šlakų nusėdimas, &quot;);IF([.O47] = &quot;&quot;; &quot;&quot;; &quot;inkstų ir kepenų ligos, &quot;);IF([.P47] = &quot;&quot;; &quot;&quot;; &quot;mutageniškumas, &quot;);IF([.Q47] = &quot;&quot;; &quot;&quot;; &quot;vėžys&quot;);&quot;' where upper(number)=upper('&quot;;[.D47];&quot;');&quot; )" office:value-type="string" office:string-value="update e set diseases='' where upper(number)=upper('E203');">
            <text:p>update e set diseases='' where upper(number)=upper('E203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10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48]=&quot;&quot;;&quot;&quot;;&quot;alergija, &quot;);IF([.F48] = &quot;&quot;; &quot;&quot;; &quot;astma, &quot;);IF([.G48] = &quot;&quot;; &quot;&quot;; &quot;migrena, &quot;);IF([.H48] = &quot;&quot;; &quot;&quot;; &quot;hiperaktyvumas, &quot;);IF([.I48] = &quot;&quot;; &quot;&quot;; &quot;viduriavimas, &quot;);IF([.J48] = &quot;&quot;; &quot;&quot;; &quot;pykinimas, &quot;);IF([.K48] = &quot;&quot;; &quot;&quot;; &quot;medžiagų apykaitos sutrikimai, &quot;);IF([.L48] = &quot;&quot;; &quot;&quot;; &quot;virškinamojo trakto sutrikimai, &quot;);IF([.M48] = &quot;&quot;; &quot;&quot;; &quot;kaulų retėjimas, &quot;);IF([.N48] = &quot;&quot;; &quot;&quot;; &quot;šlakų nusėdimas, &quot;);IF([.O48] = &quot;&quot;; &quot;&quot;; &quot;inkstų ir kepenų ligos, &quot;);IF([.P48] = &quot;&quot;; &quot;&quot;; &quot;mutageniškumas, &quot;);IF([.Q48] = &quot;&quot;; &quot;&quot;; &quot;vėžys&quot;);&quot;' where upper(number)=upper('&quot;;[.D48];&quot;');&quot; )" office:value-type="string" office:string-value="update e set diseases='alergija, astma, ' where upper(number)=upper('E210');">
            <text:p>update e set diseases='alergija, astma, ' where upper(number)=upper('E210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11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/>
          <table:table-cell table:style-name="ce1" office:value-type="string">
            <text:p>Hiperaktyvumas</text:p>
          </table:table-cell>
          <table:table-cell table:number-columns-repeated="9"/>
          <table:table-cell table:formula="oooc:=CONCATENATE(&quot;update e set diseases='&quot;;IF([.E49]=&quot;&quot;;&quot;&quot;;&quot;alergija, &quot;);IF([.F49] = &quot;&quot;; &quot;&quot;; &quot;astma, &quot;);IF([.G49] = &quot;&quot;; &quot;&quot;; &quot;migrena, &quot;);IF([.H49] = &quot;&quot;; &quot;&quot;; &quot;hiperaktyvumas, &quot;);IF([.I49] = &quot;&quot;; &quot;&quot;; &quot;viduriavimas, &quot;);IF([.J49] = &quot;&quot;; &quot;&quot;; &quot;pykinimas, &quot;);IF([.K49] = &quot;&quot;; &quot;&quot;; &quot;medžiagų apykaitos sutrikimai, &quot;);IF([.L49] = &quot;&quot;; &quot;&quot;; &quot;virškinamojo trakto sutrikimai, &quot;);IF([.M49] = &quot;&quot;; &quot;&quot;; &quot;kaulų retėjimas, &quot;);IF([.N49] = &quot;&quot;; &quot;&quot;; &quot;šlakų nusėdimas, &quot;);IF([.O49] = &quot;&quot;; &quot;&quot;; &quot;inkstų ir kepenų ligos, &quot;);IF([.P49] = &quot;&quot;; &quot;&quot;; &quot;mutageniškumas, &quot;);IF([.Q49] = &quot;&quot;; &quot;&quot;; &quot;vėžys&quot;);&quot;' where upper(number)=upper('&quot;;[.D49];&quot;');&quot; )" office:value-type="string" office:string-value="update e set diseases='alergija, astma, hiperaktyvumas, ' where upper(number)=upper('E211');">
            <text:p>update e set diseases='alergija, astma, hiperaktyvumas, ' where upper(number)=upper('E211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12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50]=&quot;&quot;;&quot;&quot;;&quot;alergija, &quot;);IF([.F50] = &quot;&quot;; &quot;&quot;; &quot;astma, &quot;);IF([.G50] = &quot;&quot;; &quot;&quot;; &quot;migrena, &quot;);IF([.H50] = &quot;&quot;; &quot;&quot;; &quot;hiperaktyvumas, &quot;);IF([.I50] = &quot;&quot;; &quot;&quot;; &quot;viduriavimas, &quot;);IF([.J50] = &quot;&quot;; &quot;&quot;; &quot;pykinimas, &quot;);IF([.K50] = &quot;&quot;; &quot;&quot;; &quot;medžiagų apykaitos sutrikimai, &quot;);IF([.L50] = &quot;&quot;; &quot;&quot;; &quot;virškinamojo trakto sutrikimai, &quot;);IF([.M50] = &quot;&quot;; &quot;&quot;; &quot;kaulų retėjimas, &quot;);IF([.N50] = &quot;&quot;; &quot;&quot;; &quot;šlakų nusėdimas, &quot;);IF([.O50] = &quot;&quot;; &quot;&quot;; &quot;inkstų ir kepenų ligos, &quot;);IF([.P50] = &quot;&quot;; &quot;&quot;; &quot;mutageniškumas, &quot;);IF([.Q50] = &quot;&quot;; &quot;&quot;; &quot;vėžys&quot;);&quot;' where upper(number)=upper('&quot;;[.D50];&quot;');&quot; )" office:value-type="string" office:string-value="update e set diseases='alergija, astma, ' where upper(number)=upper('E212');">
            <text:p>update e set diseases='alergija, astma, ' where upper(number)=upper('E212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13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51]=&quot;&quot;;&quot;&quot;;&quot;alergija, &quot;);IF([.F51] = &quot;&quot;; &quot;&quot;; &quot;astma, &quot;);IF([.G51] = &quot;&quot;; &quot;&quot;; &quot;migrena, &quot;);IF([.H51] = &quot;&quot;; &quot;&quot;; &quot;hiperaktyvumas, &quot;);IF([.I51] = &quot;&quot;; &quot;&quot;; &quot;viduriavimas, &quot;);IF([.J51] = &quot;&quot;; &quot;&quot;; &quot;pykinimas, &quot;);IF([.K51] = &quot;&quot;; &quot;&quot;; &quot;medžiagų apykaitos sutrikimai, &quot;);IF([.L51] = &quot;&quot;; &quot;&quot;; &quot;virškinamojo trakto sutrikimai, &quot;);IF([.M51] = &quot;&quot;; &quot;&quot;; &quot;kaulų retėjimas, &quot;);IF([.N51] = &quot;&quot;; &quot;&quot;; &quot;šlakų nusėdimas, &quot;);IF([.O51] = &quot;&quot;; &quot;&quot;; &quot;inkstų ir kepenų ligos, &quot;);IF([.P51] = &quot;&quot;; &quot;&quot;; &quot;mutageniškumas, &quot;);IF([.Q51] = &quot;&quot;; &quot;&quot;; &quot;vėžys&quot;);&quot;' where upper(number)=upper('&quot;;[.D51];&quot;');&quot; )" office:value-type="string" office:string-value="update e set diseases='alergija, astma, ' where upper(number)=upper('E213');">
            <text:p>update e set diseases='alergija, astma, ' where upper(number)=upper('E213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14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52]=&quot;&quot;;&quot;&quot;;&quot;alergija, &quot;);IF([.F52] = &quot;&quot;; &quot;&quot;; &quot;astma, &quot;);IF([.G52] = &quot;&quot;; &quot;&quot;; &quot;migrena, &quot;);IF([.H52] = &quot;&quot;; &quot;&quot;; &quot;hiperaktyvumas, &quot;);IF([.I52] = &quot;&quot;; &quot;&quot;; &quot;viduriavimas, &quot;);IF([.J52] = &quot;&quot;; &quot;&quot;; &quot;pykinimas, &quot;);IF([.K52] = &quot;&quot;; &quot;&quot;; &quot;medžiagų apykaitos sutrikimai, &quot;);IF([.L52] = &quot;&quot;; &quot;&quot;; &quot;virškinamojo trakto sutrikimai, &quot;);IF([.M52] = &quot;&quot;; &quot;&quot;; &quot;kaulų retėjimas, &quot;);IF([.N52] = &quot;&quot;; &quot;&quot;; &quot;šlakų nusėdimas, &quot;);IF([.O52] = &quot;&quot;; &quot;&quot;; &quot;inkstų ir kepenų ligos, &quot;);IF([.P52] = &quot;&quot;; &quot;&quot;; &quot;mutageniškumas, &quot;);IF([.Q52] = &quot;&quot;; &quot;&quot;; &quot;vėžys&quot;);&quot;' where upper(number)=upper('&quot;;[.D52];&quot;');&quot; )" office:value-type="string" office:string-value="update e set diseases='alergija, astma, ' where upper(number)=upper('E214');">
            <text:p>update e set diseases='alergija, astma, ' where upper(number)=upper('E214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15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53]=&quot;&quot;;&quot;&quot;;&quot;alergija, &quot;);IF([.F53] = &quot;&quot;; &quot;&quot;; &quot;astma, &quot;);IF([.G53] = &quot;&quot;; &quot;&quot;; &quot;migrena, &quot;);IF([.H53] = &quot;&quot;; &quot;&quot;; &quot;hiperaktyvumas, &quot;);IF([.I53] = &quot;&quot;; &quot;&quot;; &quot;viduriavimas, &quot;);IF([.J53] = &quot;&quot;; &quot;&quot;; &quot;pykinimas, &quot;);IF([.K53] = &quot;&quot;; &quot;&quot;; &quot;medžiagų apykaitos sutrikimai, &quot;);IF([.L53] = &quot;&quot;; &quot;&quot;; &quot;virškinamojo trakto sutrikimai, &quot;);IF([.M53] = &quot;&quot;; &quot;&quot;; &quot;kaulų retėjimas, &quot;);IF([.N53] = &quot;&quot;; &quot;&quot;; &quot;šlakų nusėdimas, &quot;);IF([.O53] = &quot;&quot;; &quot;&quot;; &quot;inkstų ir kepenų ligos, &quot;);IF([.P53] = &quot;&quot;; &quot;&quot;; &quot;mutageniškumas, &quot;);IF([.Q53] = &quot;&quot;; &quot;&quot;; &quot;vėžys&quot;);&quot;' where upper(number)=upper('&quot;;[.D53];&quot;');&quot; )" office:value-type="string" office:string-value="update e set diseases='alergija, astma, ' where upper(number)=upper('E215');">
            <text:p>update e set diseases='alergija, astma, ' where upper(number)=upper('E215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16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54]=&quot;&quot;;&quot;&quot;;&quot;alergija, &quot;);IF([.F54] = &quot;&quot;; &quot;&quot;; &quot;astma, &quot;);IF([.G54] = &quot;&quot;; &quot;&quot;; &quot;migrena, &quot;);IF([.H54] = &quot;&quot;; &quot;&quot;; &quot;hiperaktyvumas, &quot;);IF([.I54] = &quot;&quot;; &quot;&quot;; &quot;viduriavimas, &quot;);IF([.J54] = &quot;&quot;; &quot;&quot;; &quot;pykinimas, &quot;);IF([.K54] = &quot;&quot;; &quot;&quot;; &quot;medžiagų apykaitos sutrikimai, &quot;);IF([.L54] = &quot;&quot;; &quot;&quot;; &quot;virškinamojo trakto sutrikimai, &quot;);IF([.M54] = &quot;&quot;; &quot;&quot;; &quot;kaulų retėjimas, &quot;);IF([.N54] = &quot;&quot;; &quot;&quot;; &quot;šlakų nusėdimas, &quot;);IF([.O54] = &quot;&quot;; &quot;&quot;; &quot;inkstų ir kepenų ligos, &quot;);IF([.P54] = &quot;&quot;; &quot;&quot;; &quot;mutageniškumas, &quot;);IF([.Q54] = &quot;&quot;; &quot;&quot;; &quot;vėžys&quot;);&quot;' where upper(number)=upper('&quot;;[.D54];&quot;');&quot; )" office:value-type="string" office:string-value="update e set diseases='alergija, astma, ' where upper(number)=upper('E216');">
            <text:p>update e set diseases='alergija, astma, ' where upper(number)=upper('E216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17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55]=&quot;&quot;;&quot;&quot;;&quot;alergija, &quot;);IF([.F55] = &quot;&quot;; &quot;&quot;; &quot;astma, &quot;);IF([.G55] = &quot;&quot;; &quot;&quot;; &quot;migrena, &quot;);IF([.H55] = &quot;&quot;; &quot;&quot;; &quot;hiperaktyvumas, &quot;);IF([.I55] = &quot;&quot;; &quot;&quot;; &quot;viduriavimas, &quot;);IF([.J55] = &quot;&quot;; &quot;&quot;; &quot;pykinimas, &quot;);IF([.K55] = &quot;&quot;; &quot;&quot;; &quot;medžiagų apykaitos sutrikimai, &quot;);IF([.L55] = &quot;&quot;; &quot;&quot;; &quot;virškinamojo trakto sutrikimai, &quot;);IF([.M55] = &quot;&quot;; &quot;&quot;; &quot;kaulų retėjimas, &quot;);IF([.N55] = &quot;&quot;; &quot;&quot;; &quot;šlakų nusėdimas, &quot;);IF([.O55] = &quot;&quot;; &quot;&quot;; &quot;inkstų ir kepenų ligos, &quot;);IF([.P55] = &quot;&quot;; &quot;&quot;; &quot;mutageniškumas, &quot;);IF([.Q55] = &quot;&quot;; &quot;&quot;; &quot;vėžys&quot;);&quot;' where upper(number)=upper('&quot;;[.D55];&quot;');&quot; )" office:value-type="string" office:string-value="update e set diseases='alergija, astma, ' where upper(number)=upper('E217');">
            <text:p>update e set diseases='alergija, astma, ' where upper(number)=upper('E217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18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56]=&quot;&quot;;&quot;&quot;;&quot;alergija, &quot;);IF([.F56] = &quot;&quot;; &quot;&quot;; &quot;astma, &quot;);IF([.G56] = &quot;&quot;; &quot;&quot;; &quot;migrena, &quot;);IF([.H56] = &quot;&quot;; &quot;&quot;; &quot;hiperaktyvumas, &quot;);IF([.I56] = &quot;&quot;; &quot;&quot;; &quot;viduriavimas, &quot;);IF([.J56] = &quot;&quot;; &quot;&quot;; &quot;pykinimas, &quot;);IF([.K56] = &quot;&quot;; &quot;&quot;; &quot;medžiagų apykaitos sutrikimai, &quot;);IF([.L56] = &quot;&quot;; &quot;&quot;; &quot;virškinamojo trakto sutrikimai, &quot;);IF([.M56] = &quot;&quot;; &quot;&quot;; &quot;kaulų retėjimas, &quot;);IF([.N56] = &quot;&quot;; &quot;&quot;; &quot;šlakų nusėdimas, &quot;);IF([.O56] = &quot;&quot;; &quot;&quot;; &quot;inkstų ir kepenų ligos, &quot;);IF([.P56] = &quot;&quot;; &quot;&quot;; &quot;mutageniškumas, &quot;);IF([.Q56] = &quot;&quot;; &quot;&quot;; &quot;vėžys&quot;);&quot;' where upper(number)=upper('&quot;;[.D56];&quot;');&quot; )" office:value-type="string" office:string-value="update e set diseases='alergija, astma, ' where upper(number)=upper('E218');">
            <text:p>update e set diseases='alergija, astma, ' where upper(number)=upper('E218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19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57]=&quot;&quot;;&quot;&quot;;&quot;alergija, &quot;);IF([.F57] = &quot;&quot;; &quot;&quot;; &quot;astma, &quot;);IF([.G57] = &quot;&quot;; &quot;&quot;; &quot;migrena, &quot;);IF([.H57] = &quot;&quot;; &quot;&quot;; &quot;hiperaktyvumas, &quot;);IF([.I57] = &quot;&quot;; &quot;&quot;; &quot;viduriavimas, &quot;);IF([.J57] = &quot;&quot;; &quot;&quot;; &quot;pykinimas, &quot;);IF([.K57] = &quot;&quot;; &quot;&quot;; &quot;medžiagų apykaitos sutrikimai, &quot;);IF([.L57] = &quot;&quot;; &quot;&quot;; &quot;virškinamojo trakto sutrikimai, &quot;);IF([.M57] = &quot;&quot;; &quot;&quot;; &quot;kaulų retėjimas, &quot;);IF([.N57] = &quot;&quot;; &quot;&quot;; &quot;šlakų nusėdimas, &quot;);IF([.O57] = &quot;&quot;; &quot;&quot;; &quot;inkstų ir kepenų ligos, &quot;);IF([.P57] = &quot;&quot;; &quot;&quot;; &quot;mutageniškumas, &quot;);IF([.Q57] = &quot;&quot;; &quot;&quot;; &quot;vėžys&quot;);&quot;' where upper(number)=upper('&quot;;[.D57];&quot;');&quot; )" office:value-type="string" office:string-value="update e set diseases='alergija, astma, ' where upper(number)=upper('E219');">
            <text:p>update e set diseases='alergija, astma, ' where upper(number)=upper('E219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20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office:value-type="string">
            <text:p>Migrena</text:p>
          </table:table-cell>
          <table:table-cell table:number-columns-repeated="2"/>
          <table:table-cell office:value-type="string">
            <text:p>pykinimas</text:p>
          </table:table-cell>
          <table:table-cell/>
          <table:table-cell office:value-type="string">
            <text:p>Virskinamojo trakto sutrikimai</text:p>
          </table:table-cell>
          <table:table-cell table:number-columns-repeated="5"/>
          <table:table-cell table:formula="oooc:=CONCATENATE(&quot;update e set diseases='&quot;;IF([.E58]=&quot;&quot;;&quot;&quot;;&quot;alergija, &quot;);IF([.F58] = &quot;&quot;; &quot;&quot;; &quot;astma, &quot;);IF([.G58] = &quot;&quot;; &quot;&quot;; &quot;migrena, &quot;);IF([.H58] = &quot;&quot;; &quot;&quot;; &quot;hiperaktyvumas, &quot;);IF([.I58] = &quot;&quot;; &quot;&quot;; &quot;viduriavimas, &quot;);IF([.J58] = &quot;&quot;; &quot;&quot;; &quot;pykinimas, &quot;);IF([.K58] = &quot;&quot;; &quot;&quot;; &quot;medžiagų apykaitos sutrikimai, &quot;);IF([.L58] = &quot;&quot;; &quot;&quot;; &quot;virškinamojo trakto sutrikimai, &quot;);IF([.M58] = &quot;&quot;; &quot;&quot;; &quot;kaulų retėjimas, &quot;);IF([.N58] = &quot;&quot;; &quot;&quot;; &quot;šlakų nusėdimas, &quot;);IF([.O58] = &quot;&quot;; &quot;&quot;; &quot;inkstų ir kepenų ligos, &quot;);IF([.P58] = &quot;&quot;; &quot;&quot;; &quot;mutageniškumas, &quot;);IF([.Q58] = &quot;&quot;; &quot;&quot;; &quot;vėžys&quot;);&quot;' where upper(number)=upper('&quot;;[.D58];&quot;');&quot; )" office:value-type="string" office:string-value="update e set diseases='alergija, astma, migrena, pykinimas, virškinamojo trakto sutrikimai, ' where upper(number)=upper('E220');">
            <text:p>update e set diseases='alergija, astma, migrena, pykinimas, virškinamojo trakto sutrikimai, ' where upper(number)=upper('E220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21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office:value-type="string">
            <text:p>Migrena</text:p>
          </table:table-cell>
          <table:table-cell table:number-columns-repeated="10"/>
          <table:table-cell table:formula="oooc:=CONCATENATE(&quot;update e set diseases='&quot;;IF([.E59]=&quot;&quot;;&quot;&quot;;&quot;alergija, &quot;);IF([.F59] = &quot;&quot;; &quot;&quot;; &quot;astma, &quot;);IF([.G59] = &quot;&quot;; &quot;&quot;; &quot;migrena, &quot;);IF([.H59] = &quot;&quot;; &quot;&quot;; &quot;hiperaktyvumas, &quot;);IF([.I59] = &quot;&quot;; &quot;&quot;; &quot;viduriavimas, &quot;);IF([.J59] = &quot;&quot;; &quot;&quot;; &quot;pykinimas, &quot;);IF([.K59] = &quot;&quot;; &quot;&quot;; &quot;medžiagų apykaitos sutrikimai, &quot;);IF([.L59] = &quot;&quot;; &quot;&quot;; &quot;virškinamojo trakto sutrikimai, &quot;);IF([.M59] = &quot;&quot;; &quot;&quot;; &quot;kaulų retėjimas, &quot;);IF([.N59] = &quot;&quot;; &quot;&quot;; &quot;šlakų nusėdimas, &quot;);IF([.O59] = &quot;&quot;; &quot;&quot;; &quot;inkstų ir kepenų ligos, &quot;);IF([.P59] = &quot;&quot;; &quot;&quot;; &quot;mutageniškumas, &quot;);IF([.Q59] = &quot;&quot;; &quot;&quot;; &quot;vėžys&quot;);&quot;' where upper(number)=upper('&quot;;[.D59];&quot;');&quot; )" office:value-type="string" office:string-value="update e set diseases='alergija, astma, migrena, ' where upper(number)=upper('E221');">
            <text:p>update e set diseases='alergija, astma, migrena, ' where upper(number)=upper('E221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22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office:value-type="string">
            <text:p>Migrena</text:p>
          </table:table-cell>
          <table:table-cell table:number-columns-repeated="10"/>
          <table:table-cell table:formula="oooc:=CONCATENATE(&quot;update e set diseases='&quot;;IF([.E60]=&quot;&quot;;&quot;&quot;;&quot;alergija, &quot;);IF([.F60] = &quot;&quot;; &quot;&quot;; &quot;astma, &quot;);IF([.G60] = &quot;&quot;; &quot;&quot;; &quot;migrena, &quot;);IF([.H60] = &quot;&quot;; &quot;&quot;; &quot;hiperaktyvumas, &quot;);IF([.I60] = &quot;&quot;; &quot;&quot;; &quot;viduriavimas, &quot;);IF([.J60] = &quot;&quot;; &quot;&quot;; &quot;pykinimas, &quot;);IF([.K60] = &quot;&quot;; &quot;&quot;; &quot;medžiagų apykaitos sutrikimai, &quot;);IF([.L60] = &quot;&quot;; &quot;&quot;; &quot;virškinamojo trakto sutrikimai, &quot;);IF([.M60] = &quot;&quot;; &quot;&quot;; &quot;kaulų retėjimas, &quot;);IF([.N60] = &quot;&quot;; &quot;&quot;; &quot;šlakų nusėdimas, &quot;);IF([.O60] = &quot;&quot;; &quot;&quot;; &quot;inkstų ir kepenų ligos, &quot;);IF([.P60] = &quot;&quot;; &quot;&quot;; &quot;mutageniškumas, &quot;);IF([.Q60] = &quot;&quot;; &quot;&quot;; &quot;vėžys&quot;);&quot;' where upper(number)=upper('&quot;;[.D60];&quot;');&quot; )" office:value-type="string" office:string-value="update e set diseases='alergija, astma, migrena, ' where upper(number)=upper('E222');">
            <text:p>update e set diseases='alergija, astma, migrena, ' where upper(number)=upper('E222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23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office:value-type="string">
            <text:p>Migrena</text:p>
          </table:table-cell>
          <table:table-cell table:number-columns-repeated="10"/>
          <table:table-cell table:formula="oooc:=CONCATENATE(&quot;update e set diseases='&quot;;IF([.E61]=&quot;&quot;;&quot;&quot;;&quot;alergija, &quot;);IF([.F61] = &quot;&quot;; &quot;&quot;; &quot;astma, &quot;);IF([.G61] = &quot;&quot;; &quot;&quot;; &quot;migrena, &quot;);IF([.H61] = &quot;&quot;; &quot;&quot;; &quot;hiperaktyvumas, &quot;);IF([.I61] = &quot;&quot;; &quot;&quot;; &quot;viduriavimas, &quot;);IF([.J61] = &quot;&quot;; &quot;&quot;; &quot;pykinimas, &quot;);IF([.K61] = &quot;&quot;; &quot;&quot;; &quot;medžiagų apykaitos sutrikimai, &quot;);IF([.L61] = &quot;&quot;; &quot;&quot;; &quot;virškinamojo trakto sutrikimai, &quot;);IF([.M61] = &quot;&quot;; &quot;&quot;; &quot;kaulų retėjimas, &quot;);IF([.N61] = &quot;&quot;; &quot;&quot;; &quot;šlakų nusėdimas, &quot;);IF([.O61] = &quot;&quot;; &quot;&quot;; &quot;inkstų ir kepenų ligos, &quot;);IF([.P61] = &quot;&quot;; &quot;&quot;; &quot;mutageniškumas, &quot;);IF([.Q61] = &quot;&quot;; &quot;&quot;; &quot;vėžys&quot;);&quot;' where upper(number)=upper('&quot;;[.D61];&quot;');&quot; )" office:value-type="string" office:string-value="update e set diseases='alergija, astma, migrena, ' where upper(number)=upper('E223');">
            <text:p>update e set diseases='alergija, astma, migrena, ' where upper(number)=upper('E223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24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office:value-type="string">
            <text:p>Migrena</text:p>
          </table:table-cell>
          <table:table-cell table:number-columns-repeated="10"/>
          <table:table-cell table:formula="oooc:=CONCATENATE(&quot;update e set diseases='&quot;;IF([.E62]=&quot;&quot;;&quot;&quot;;&quot;alergija, &quot;);IF([.F62] = &quot;&quot;; &quot;&quot;; &quot;astma, &quot;);IF([.G62] = &quot;&quot;; &quot;&quot;; &quot;migrena, &quot;);IF([.H62] = &quot;&quot;; &quot;&quot;; &quot;hiperaktyvumas, &quot;);IF([.I62] = &quot;&quot;; &quot;&quot;; &quot;viduriavimas, &quot;);IF([.J62] = &quot;&quot;; &quot;&quot;; &quot;pykinimas, &quot;);IF([.K62] = &quot;&quot;; &quot;&quot;; &quot;medžiagų apykaitos sutrikimai, &quot;);IF([.L62] = &quot;&quot;; &quot;&quot;; &quot;virškinamojo trakto sutrikimai, &quot;);IF([.M62] = &quot;&quot;; &quot;&quot;; &quot;kaulų retėjimas, &quot;);IF([.N62] = &quot;&quot;; &quot;&quot;; &quot;šlakų nusėdimas, &quot;);IF([.O62] = &quot;&quot;; &quot;&quot;; &quot;inkstų ir kepenų ligos, &quot;);IF([.P62] = &quot;&quot;; &quot;&quot;; &quot;mutageniškumas, &quot;);IF([.Q62] = &quot;&quot;; &quot;&quot;; &quot;vėžys&quot;);&quot;' where upper(number)=upper('&quot;;[.D62];&quot;');&quot; )" office:value-type="string" office:string-value="update e set diseases='alergija, astma, migrena, ' where upper(number)=upper('E224');">
            <text:p>update e set diseases='alergija, astma, migrena, ' where upper(number)=upper('E224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26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office:value-type="string">
            <text:p>Migrena</text:p>
          </table:table-cell>
          <table:table-cell table:number-columns-repeated="10"/>
          <table:table-cell table:formula="oooc:=CONCATENATE(&quot;update e set diseases='&quot;;IF([.E63]=&quot;&quot;;&quot;&quot;;&quot;alergija, &quot;);IF([.F63] = &quot;&quot;; &quot;&quot;; &quot;astma, &quot;);IF([.G63] = &quot;&quot;; &quot;&quot;; &quot;migrena, &quot;);IF([.H63] = &quot;&quot;; &quot;&quot;; &quot;hiperaktyvumas, &quot;);IF([.I63] = &quot;&quot;; &quot;&quot;; &quot;viduriavimas, &quot;);IF([.J63] = &quot;&quot;; &quot;&quot;; &quot;pykinimas, &quot;);IF([.K63] = &quot;&quot;; &quot;&quot;; &quot;medžiagų apykaitos sutrikimai, &quot;);IF([.L63] = &quot;&quot;; &quot;&quot;; &quot;virškinamojo trakto sutrikimai, &quot;);IF([.M63] = &quot;&quot;; &quot;&quot;; &quot;kaulų retėjimas, &quot;);IF([.N63] = &quot;&quot;; &quot;&quot;; &quot;šlakų nusėdimas, &quot;);IF([.O63] = &quot;&quot;; &quot;&quot;; &quot;inkstų ir kepenų ligos, &quot;);IF([.P63] = &quot;&quot;; &quot;&quot;; &quot;mutageniškumas, &quot;);IF([.Q63] = &quot;&quot;; &quot;&quot;; &quot;vėžys&quot;);&quot;' where upper(number)=upper('&quot;;[.D63];&quot;');&quot; )" office:value-type="string" office:string-value="update e set diseases='alergija, astma, migrena, ' where upper(number)=upper('E226');">
            <text:p>update e set diseases='alergija, astma, migrena, ' where upper(number)=upper('E226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27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office:value-type="string">
            <text:p>Migrena</text:p>
          </table:table-cell>
          <table:table-cell table:number-columns-repeated="10"/>
          <table:table-cell table:formula="oooc:=CONCATENATE(&quot;update e set diseases='&quot;;IF([.E64]=&quot;&quot;;&quot;&quot;;&quot;alergija, &quot;);IF([.F64] = &quot;&quot;; &quot;&quot;; &quot;astma, &quot;);IF([.G64] = &quot;&quot;; &quot;&quot;; &quot;migrena, &quot;);IF([.H64] = &quot;&quot;; &quot;&quot;; &quot;hiperaktyvumas, &quot;);IF([.I64] = &quot;&quot;; &quot;&quot;; &quot;viduriavimas, &quot;);IF([.J64] = &quot;&quot;; &quot;&quot;; &quot;pykinimas, &quot;);IF([.K64] = &quot;&quot;; &quot;&quot;; &quot;medžiagų apykaitos sutrikimai, &quot;);IF([.L64] = &quot;&quot;; &quot;&quot;; &quot;virškinamojo trakto sutrikimai, &quot;);IF([.M64] = &quot;&quot;; &quot;&quot;; &quot;kaulų retėjimas, &quot;);IF([.N64] = &quot;&quot;; &quot;&quot;; &quot;šlakų nusėdimas, &quot;);IF([.O64] = &quot;&quot;; &quot;&quot;; &quot;inkstų ir kepenų ligos, &quot;);IF([.P64] = &quot;&quot;; &quot;&quot;; &quot;mutageniškumas, &quot;);IF([.Q64] = &quot;&quot;; &quot;&quot;; &quot;vėžys&quot;);&quot;' where upper(number)=upper('&quot;;[.D64];&quot;');&quot; )" office:value-type="string" office:string-value="update e set diseases='alergija, astma, migrena, ' where upper(number)=upper('E227');">
            <text:p>update e set diseases='alergija, astma, migrena, ' where upper(number)=upper('E227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28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office:value-type="string">
            <text:p>Migrena</text:p>
          </table:table-cell>
          <table:table-cell table:number-columns-repeated="10"/>
          <table:table-cell table:formula="oooc:=CONCATENATE(&quot;update e set diseases='&quot;;IF([.E65]=&quot;&quot;;&quot;&quot;;&quot;alergija, &quot;);IF([.F65] = &quot;&quot;; &quot;&quot;; &quot;astma, &quot;);IF([.G65] = &quot;&quot;; &quot;&quot;; &quot;migrena, &quot;);IF([.H65] = &quot;&quot;; &quot;&quot;; &quot;hiperaktyvumas, &quot;);IF([.I65] = &quot;&quot;; &quot;&quot;; &quot;viduriavimas, &quot;);IF([.J65] = &quot;&quot;; &quot;&quot;; &quot;pykinimas, &quot;);IF([.K65] = &quot;&quot;; &quot;&quot;; &quot;medžiagų apykaitos sutrikimai, &quot;);IF([.L65] = &quot;&quot;; &quot;&quot;; &quot;virškinamojo trakto sutrikimai, &quot;);IF([.M65] = &quot;&quot;; &quot;&quot;; &quot;kaulų retėjimas, &quot;);IF([.N65] = &quot;&quot;; &quot;&quot;; &quot;šlakų nusėdimas, &quot;);IF([.O65] = &quot;&quot;; &quot;&quot;; &quot;inkstų ir kepenų ligos, &quot;);IF([.P65] = &quot;&quot;; &quot;&quot;; &quot;mutageniškumas, &quot;);IF([.Q65] = &quot;&quot;; &quot;&quot;; &quot;vėžys&quot;);&quot;' where upper(number)=upper('&quot;;[.D65];&quot;');&quot; )" office:value-type="string" office:string-value="update e set diseases='alergija, astma, migrena, ' where upper(number)=upper('E228');">
            <text:p>update e set diseases='alergija, astma, migrena, ' where upper(number)=upper('E228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30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66]=&quot;&quot;;&quot;&quot;;&quot;alergija, &quot;);IF([.F66] = &quot;&quot;; &quot;&quot;; &quot;astma, &quot;);IF([.G66] = &quot;&quot;; &quot;&quot;; &quot;migrena, &quot;);IF([.H66] = &quot;&quot;; &quot;&quot;; &quot;hiperaktyvumas, &quot;);IF([.I66] = &quot;&quot;; &quot;&quot;; &quot;viduriavimas, &quot;);IF([.J66] = &quot;&quot;; &quot;&quot;; &quot;pykinimas, &quot;);IF([.K66] = &quot;&quot;; &quot;&quot;; &quot;medžiagų apykaitos sutrikimai, &quot;);IF([.L66] = &quot;&quot;; &quot;&quot;; &quot;virškinamojo trakto sutrikimai, &quot;);IF([.M66] = &quot;&quot;; &quot;&quot;; &quot;kaulų retėjimas, &quot;);IF([.N66] = &quot;&quot;; &quot;&quot;; &quot;šlakų nusėdimas, &quot;);IF([.O66] = &quot;&quot;; &quot;&quot;; &quot;inkstų ir kepenų ligos, &quot;);IF([.P66] = &quot;&quot;; &quot;&quot;; &quot;mutageniškumas, &quot;);IF([.Q66] = &quot;&quot;; &quot;&quot;; &quot;vėžys&quot;);&quot;' where upper(number)=upper('&quot;;[.D66];&quot;');&quot; )" office:value-type="string" office:string-value="update e set diseases='alergija, astma, ' where upper(number)=upper('E230');">
            <text:p>update e set diseases='alergija, astma, ' where upper(number)=upper('E230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31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67]=&quot;&quot;;&quot;&quot;;&quot;alergija, &quot;);IF([.F67] = &quot;&quot;; &quot;&quot;; &quot;astma, &quot;);IF([.G67] = &quot;&quot;; &quot;&quot;; &quot;migrena, &quot;);IF([.H67] = &quot;&quot;; &quot;&quot;; &quot;hiperaktyvumas, &quot;);IF([.I67] = &quot;&quot;; &quot;&quot;; &quot;viduriavimas, &quot;);IF([.J67] = &quot;&quot;; &quot;&quot;; &quot;pykinimas, &quot;);IF([.K67] = &quot;&quot;; &quot;&quot;; &quot;medžiagų apykaitos sutrikimai, &quot;);IF([.L67] = &quot;&quot;; &quot;&quot;; &quot;virškinamojo trakto sutrikimai, &quot;);IF([.M67] = &quot;&quot;; &quot;&quot;; &quot;kaulų retėjimas, &quot;);IF([.N67] = &quot;&quot;; &quot;&quot;; &quot;šlakų nusėdimas, &quot;);IF([.O67] = &quot;&quot;; &quot;&quot;; &quot;inkstų ir kepenų ligos, &quot;);IF([.P67] = &quot;&quot;; &quot;&quot;; &quot;mutageniškumas, &quot;);IF([.Q67] = &quot;&quot;; &quot;&quot;; &quot;vėžys&quot;);&quot;' where upper(number)=upper('&quot;;[.D67];&quot;');&quot; )" office:value-type="string" office:string-value="update e set diseases='alergija, astma, ' where upper(number)=upper('E231');">
            <text:p>update e set diseases='alergija, astma, ' where upper(number)=upper('E231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32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68]=&quot;&quot;;&quot;&quot;;&quot;alergija, &quot;);IF([.F68] = &quot;&quot;; &quot;&quot;; &quot;astma, &quot;);IF([.G68] = &quot;&quot;; &quot;&quot;; &quot;migrena, &quot;);IF([.H68] = &quot;&quot;; &quot;&quot;; &quot;hiperaktyvumas, &quot;);IF([.I68] = &quot;&quot;; &quot;&quot;; &quot;viduriavimas, &quot;);IF([.J68] = &quot;&quot;; &quot;&quot;; &quot;pykinimas, &quot;);IF([.K68] = &quot;&quot;; &quot;&quot;; &quot;medžiagų apykaitos sutrikimai, &quot;);IF([.L68] = &quot;&quot;; &quot;&quot;; &quot;virškinamojo trakto sutrikimai, &quot;);IF([.M68] = &quot;&quot;; &quot;&quot;; &quot;kaulų retėjimas, &quot;);IF([.N68] = &quot;&quot;; &quot;&quot;; &quot;šlakų nusėdimas, &quot;);IF([.O68] = &quot;&quot;; &quot;&quot;; &quot;inkstų ir kepenų ligos, &quot;);IF([.P68] = &quot;&quot;; &quot;&quot;; &quot;mutageniškumas, &quot;);IF([.Q68] = &quot;&quot;; &quot;&quot;; &quot;vėžys&quot;);&quot;' where upper(number)=upper('&quot;;[.D68];&quot;');&quot; )" office:value-type="string" office:string-value="update e set diseases='alergija, astma, ' where upper(number)=upper('E232');">
            <text:p>update e set diseases='alergija, astma, ' where upper(number)=upper('E232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33</text:p>
          </table:table-cell>
          <table:table-cell table:style-name="ce6"/>
          <table:table-cell table:number-columns-repeated="12"/>
          <table:table-cell table:formula="oooc:=CONCATENATE(&quot;update e set diseases='&quot;;IF([.E69]=&quot;&quot;;&quot;&quot;;&quot;alergija, &quot;);IF([.F69] = &quot;&quot;; &quot;&quot;; &quot;astma, &quot;);IF([.G69] = &quot;&quot;; &quot;&quot;; &quot;migrena, &quot;);IF([.H69] = &quot;&quot;; &quot;&quot;; &quot;hiperaktyvumas, &quot;);IF([.I69] = &quot;&quot;; &quot;&quot;; &quot;viduriavimas, &quot;);IF([.J69] = &quot;&quot;; &quot;&quot;; &quot;pykinimas, &quot;);IF([.K69] = &quot;&quot;; &quot;&quot;; &quot;medžiagų apykaitos sutrikimai, &quot;);IF([.L69] = &quot;&quot;; &quot;&quot;; &quot;virškinamojo trakto sutrikimai, &quot;);IF([.M69] = &quot;&quot;; &quot;&quot;; &quot;kaulų retėjimas, &quot;);IF([.N69] = &quot;&quot;; &quot;&quot;; &quot;šlakų nusėdimas, &quot;);IF([.O69] = &quot;&quot;; &quot;&quot;; &quot;inkstų ir kepenų ligos, &quot;);IF([.P69] = &quot;&quot;; &quot;&quot;; &quot;mutageniškumas, &quot;);IF([.Q69] = &quot;&quot;; &quot;&quot;; &quot;vėžys&quot;);&quot;' where upper(number)=upper('&quot;;[.D69];&quot;');&quot; )" office:value-type="string" office:string-value="update e set diseases='' where upper(number)=upper('E233');">
            <text:p>update e set diseases='' where upper(number)=upper('E233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34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office:value-type="string">
            <text:p>Migrena</text:p>
          </table:table-cell>
          <table:table-cell table:number-columns-repeated="10"/>
          <table:table-cell table:formula="oooc:=CONCATENATE(&quot;update e set diseases='&quot;;IF([.E70]=&quot;&quot;;&quot;&quot;;&quot;alergija, &quot;);IF([.F70] = &quot;&quot;; &quot;&quot;; &quot;astma, &quot;);IF([.G70] = &quot;&quot;; &quot;&quot;; &quot;migrena, &quot;);IF([.H70] = &quot;&quot;; &quot;&quot;; &quot;hiperaktyvumas, &quot;);IF([.I70] = &quot;&quot;; &quot;&quot;; &quot;viduriavimas, &quot;);IF([.J70] = &quot;&quot;; &quot;&quot;; &quot;pykinimas, &quot;);IF([.K70] = &quot;&quot;; &quot;&quot;; &quot;medžiagų apykaitos sutrikimai, &quot;);IF([.L70] = &quot;&quot;; &quot;&quot;; &quot;virškinamojo trakto sutrikimai, &quot;);IF([.M70] = &quot;&quot;; &quot;&quot;; &quot;kaulų retėjimas, &quot;);IF([.N70] = &quot;&quot;; &quot;&quot;; &quot;šlakų nusėdimas, &quot;);IF([.O70] = &quot;&quot;; &quot;&quot;; &quot;inkstų ir kepenų ligos, &quot;);IF([.P70] = &quot;&quot;; &quot;&quot;; &quot;mutageniškumas, &quot;);IF([.Q70] = &quot;&quot;; &quot;&quot;; &quot;vėžys&quot;);&quot;' where upper(number)=upper('&quot;;[.D70];&quot;');&quot; )" office:value-type="string" office:string-value="update e set diseases='alergija, astma, migrena, ' where upper(number)=upper('E234');">
            <text:p>update e set diseases='alergija, astma, migrena, ' where upper(number)=upper('E234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235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office:value-type="string">
            <text:p>Migrena</text:p>
          </table:table-cell>
          <table:table-cell table:number-columns-repeated="10"/>
          <table:table-cell table:formula="oooc:=CONCATENATE(&quot;update e set diseases='&quot;;IF([.E71]=&quot;&quot;;&quot;&quot;;&quot;alergija, &quot;);IF([.F71] = &quot;&quot;; &quot;&quot;; &quot;astma, &quot;);IF([.G71] = &quot;&quot;; &quot;&quot;; &quot;migrena, &quot;);IF([.H71] = &quot;&quot;; &quot;&quot;; &quot;hiperaktyvumas, &quot;);IF([.I71] = &quot;&quot;; &quot;&quot;; &quot;viduriavimas, &quot;);IF([.J71] = &quot;&quot;; &quot;&quot;; &quot;pykinimas, &quot;);IF([.K71] = &quot;&quot;; &quot;&quot;; &quot;medžiagų apykaitos sutrikimai, &quot;);IF([.L71] = &quot;&quot;; &quot;&quot;; &quot;virškinamojo trakto sutrikimai, &quot;);IF([.M71] = &quot;&quot;; &quot;&quot;; &quot;kaulų retėjimas, &quot;);IF([.N71] = &quot;&quot;; &quot;&quot;; &quot;šlakų nusėdimas, &quot;);IF([.O71] = &quot;&quot;; &quot;&quot;; &quot;inkstų ir kepenų ligos, &quot;);IF([.P71] = &quot;&quot;; &quot;&quot;; &quot;mutageniškumas, &quot;);IF([.Q71] = &quot;&quot;; &quot;&quot;; &quot;vėžys&quot;);&quot;' where upper(number)=upper('&quot;;[.D71];&quot;');&quot; )" office:value-type="string" office:string-value="update e set diseases='alergija, astma, migrena, ' where upper(number)=upper('E235');">
            <text:p>update e set diseases='alergija, astma, migrena, ' where upper(number)=upper('E235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39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72]=&quot;&quot;;&quot;&quot;;&quot;alergija, &quot;);IF([.F72] = &quot;&quot;; &quot;&quot;; &quot;astma, &quot;);IF([.G72] = &quot;&quot;; &quot;&quot;; &quot;migrena, &quot;);IF([.H72] = &quot;&quot;; &quot;&quot;; &quot;hiperaktyvumas, &quot;);IF([.I72] = &quot;&quot;; &quot;&quot;; &quot;viduriavimas, &quot;);IF([.J72] = &quot;&quot;; &quot;&quot;; &quot;pykinimas, &quot;);IF([.K72] = &quot;&quot;; &quot;&quot;; &quot;medžiagų apykaitos sutrikimai, &quot;);IF([.L72] = &quot;&quot;; &quot;&quot;; &quot;virškinamojo trakto sutrikimai, &quot;);IF([.M72] = &quot;&quot;; &quot;&quot;; &quot;kaulų retėjimas, &quot;);IF([.N72] = &quot;&quot;; &quot;&quot;; &quot;šlakų nusėdimas, &quot;);IF([.O72] = &quot;&quot;; &quot;&quot;; &quot;inkstų ir kepenų ligos, &quot;);IF([.P72] = &quot;&quot;; &quot;&quot;; &quot;mutageniškumas, &quot;);IF([.Q72] = &quot;&quot;; &quot;&quot;; &quot;vėžys&quot;);&quot;' where upper(number)=upper('&quot;;[.D72];&quot;');&quot; )" office:value-type="string" office:string-value="update e set diseases='alergija, astma, ' where upper(number)=upper('E239');">
            <text:p>update e set diseases='alergija, astma, ' where upper(number)=upper('E239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42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73]=&quot;&quot;;&quot;&quot;;&quot;alergija, &quot;);IF([.F73] = &quot;&quot;; &quot;&quot;; &quot;astma, &quot;);IF([.G73] = &quot;&quot;; &quot;&quot;; &quot;migrena, &quot;);IF([.H73] = &quot;&quot;; &quot;&quot;; &quot;hiperaktyvumas, &quot;);IF([.I73] = &quot;&quot;; &quot;&quot;; &quot;viduriavimas, &quot;);IF([.J73] = &quot;&quot;; &quot;&quot;; &quot;pykinimas, &quot;);IF([.K73] = &quot;&quot;; &quot;&quot;; &quot;medžiagų apykaitos sutrikimai, &quot;);IF([.L73] = &quot;&quot;; &quot;&quot;; &quot;virškinamojo trakto sutrikimai, &quot;);IF([.M73] = &quot;&quot;; &quot;&quot;; &quot;kaulų retėjimas, &quot;);IF([.N73] = &quot;&quot;; &quot;&quot;; &quot;šlakų nusėdimas, &quot;);IF([.O73] = &quot;&quot;; &quot;&quot;; &quot;inkstų ir kepenų ligos, &quot;);IF([.P73] = &quot;&quot;; &quot;&quot;; &quot;mutageniškumas, &quot;);IF([.Q73] = &quot;&quot;; &quot;&quot;; &quot;vėžys&quot;);&quot;' where upper(number)=upper('&quot;;[.D73];&quot;');&quot; )" office:value-type="string" office:string-value="update e set diseases='alergija, astma, ' where upper(number)=upper('E242');">
            <text:p>update e set diseases='alergija, astma, ' where upper(number)=upper('E242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49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office:value-type="string">
            <text:p>Migrena</text:p>
          </table:table-cell>
          <table:table-cell table:number-columns-repeated="10"/>
          <table:table-cell table:formula="oooc:=CONCATENATE(&quot;update e set diseases='&quot;;IF([.E74]=&quot;&quot;;&quot;&quot;;&quot;alergija, &quot;);IF([.F74] = &quot;&quot;; &quot;&quot;; &quot;astma, &quot;);IF([.G74] = &quot;&quot;; &quot;&quot;; &quot;migrena, &quot;);IF([.H74] = &quot;&quot;; &quot;&quot;; &quot;hiperaktyvumas, &quot;);IF([.I74] = &quot;&quot;; &quot;&quot;; &quot;viduriavimas, &quot;);IF([.J74] = &quot;&quot;; &quot;&quot;; &quot;pykinimas, &quot;);IF([.K74] = &quot;&quot;; &quot;&quot;; &quot;medžiagų apykaitos sutrikimai, &quot;);IF([.L74] = &quot;&quot;; &quot;&quot;; &quot;virškinamojo trakto sutrikimai, &quot;);IF([.M74] = &quot;&quot;; &quot;&quot;; &quot;kaulų retėjimas, &quot;);IF([.N74] = &quot;&quot;; &quot;&quot;; &quot;šlakų nusėdimas, &quot;);IF([.O74] = &quot;&quot;; &quot;&quot;; &quot;inkstų ir kepenų ligos, &quot;);IF([.P74] = &quot;&quot;; &quot;&quot;; &quot;mutageniškumas, &quot;);IF([.Q74] = &quot;&quot;; &quot;&quot;; &quot;vėžys&quot;);&quot;' where upper(number)=upper('&quot;;[.D74];&quot;');&quot; )" office:value-type="string" office:string-value="update e set diseases='alergija, astma, migrena, ' where upper(number)=upper('E249');">
            <text:p>update e set diseases='alergija, astma, migrena, ' where upper(number)=upper('E249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50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office:value-type="string">
            <text:p>Migrena</text:p>
          </table:table-cell>
          <table:table-cell table:number-columns-repeated="10"/>
          <table:table-cell table:formula="oooc:=CONCATENATE(&quot;update e set diseases='&quot;;IF([.E75]=&quot;&quot;;&quot;&quot;;&quot;alergija, &quot;);IF([.F75] = &quot;&quot;; &quot;&quot;; &quot;astma, &quot;);IF([.G75] = &quot;&quot;; &quot;&quot;; &quot;migrena, &quot;);IF([.H75] = &quot;&quot;; &quot;&quot;; &quot;hiperaktyvumas, &quot;);IF([.I75] = &quot;&quot;; &quot;&quot;; &quot;viduriavimas, &quot;);IF([.J75] = &quot;&quot;; &quot;&quot;; &quot;pykinimas, &quot;);IF([.K75] = &quot;&quot;; &quot;&quot;; &quot;medžiagų apykaitos sutrikimai, &quot;);IF([.L75] = &quot;&quot;; &quot;&quot;; &quot;virškinamojo trakto sutrikimai, &quot;);IF([.M75] = &quot;&quot;; &quot;&quot;; &quot;kaulų retėjimas, &quot;);IF([.N75] = &quot;&quot;; &quot;&quot;; &quot;šlakų nusėdimas, &quot;);IF([.O75] = &quot;&quot;; &quot;&quot;; &quot;inkstų ir kepenų ligos, &quot;);IF([.P75] = &quot;&quot;; &quot;&quot;; &quot;mutageniškumas, &quot;);IF([.Q75] = &quot;&quot;; &quot;&quot;; &quot;vėžys&quot;);&quot;' where upper(number)=upper('&quot;;[.D75];&quot;');&quot; )" office:value-type="string" office:string-value="update e set diseases='alergija, astma, migrena, ' where upper(number)=upper('E250');">
            <text:p>update e set diseases='alergija, astma, migrena, ' where upper(number)=upper('E250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51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office:value-type="string">
            <text:p>Migrena</text:p>
          </table:table-cell>
          <table:table-cell table:number-columns-repeated="10"/>
          <table:table-cell table:formula="oooc:=CONCATENATE(&quot;update e set diseases='&quot;;IF([.E76]=&quot;&quot;;&quot;&quot;;&quot;alergija, &quot;);IF([.F76] = &quot;&quot;; &quot;&quot;; &quot;astma, &quot;);IF([.G76] = &quot;&quot;; &quot;&quot;; &quot;migrena, &quot;);IF([.H76] = &quot;&quot;; &quot;&quot;; &quot;hiperaktyvumas, &quot;);IF([.I76] = &quot;&quot;; &quot;&quot;; &quot;viduriavimas, &quot;);IF([.J76] = &quot;&quot;; &quot;&quot;; &quot;pykinimas, &quot;);IF([.K76] = &quot;&quot;; &quot;&quot;; &quot;medžiagų apykaitos sutrikimai, &quot;);IF([.L76] = &quot;&quot;; &quot;&quot;; &quot;virškinamojo trakto sutrikimai, &quot;);IF([.M76] = &quot;&quot;; &quot;&quot;; &quot;kaulų retėjimas, &quot;);IF([.N76] = &quot;&quot;; &quot;&quot;; &quot;šlakų nusėdimas, &quot;);IF([.O76] = &quot;&quot;; &quot;&quot;; &quot;inkstų ir kepenų ligos, &quot;);IF([.P76] = &quot;&quot;; &quot;&quot;; &quot;mutageniškumas, &quot;);IF([.Q76] = &quot;&quot;; &quot;&quot;; &quot;vėžys&quot;);&quot;' where upper(number)=upper('&quot;;[.D76];&quot;');&quot; )" office:value-type="string" office:string-value="update e set diseases='alergija, astma, migrena, ' where upper(number)=upper('E251');">
            <text:p>update e set diseases='alergija, astma, migrena, ' where upper(number)=upper('E251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52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office:value-type="string">
            <text:p>Migrena</text:p>
          </table:table-cell>
          <table:table-cell table:number-columns-repeated="10"/>
          <table:table-cell table:formula="oooc:=CONCATENATE(&quot;update e set diseases='&quot;;IF([.E77]=&quot;&quot;;&quot;&quot;;&quot;alergija, &quot;);IF([.F77] = &quot;&quot;; &quot;&quot;; &quot;astma, &quot;);IF([.G77] = &quot;&quot;; &quot;&quot;; &quot;migrena, &quot;);IF([.H77] = &quot;&quot;; &quot;&quot;; &quot;hiperaktyvumas, &quot;);IF([.I77] = &quot;&quot;; &quot;&quot;; &quot;viduriavimas, &quot;);IF([.J77] = &quot;&quot;; &quot;&quot;; &quot;pykinimas, &quot;);IF([.K77] = &quot;&quot;; &quot;&quot;; &quot;medžiagų apykaitos sutrikimai, &quot;);IF([.L77] = &quot;&quot;; &quot;&quot;; &quot;virškinamojo trakto sutrikimai, &quot;);IF([.M77] = &quot;&quot;; &quot;&quot;; &quot;kaulų retėjimas, &quot;);IF([.N77] = &quot;&quot;; &quot;&quot;; &quot;šlakų nusėdimas, &quot;);IF([.O77] = &quot;&quot;; &quot;&quot;; &quot;inkstų ir kepenų ligos, &quot;);IF([.P77] = &quot;&quot;; &quot;&quot;; &quot;mutageniškumas, &quot;);IF([.Q77] = &quot;&quot;; &quot;&quot;; &quot;vėžys&quot;);&quot;' where upper(number)=upper('&quot;;[.D77];&quot;');&quot; )" office:value-type="string" office:string-value="update e set diseases='alergija, astma, migrena, ' where upper(number)=upper('E252');">
            <text:p>update e set diseases='alergija, astma, migrena, ' where upper(number)=upper('E252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260</text:p>
          </table:table-cell>
          <table:table-cell table:style-name="ce6"/>
          <table:table-cell table:number-columns-repeated="12"/>
          <table:table-cell table:formula="oooc:=CONCATENATE(&quot;update e set diseases='&quot;;IF([.E78]=&quot;&quot;;&quot;&quot;;&quot;alergija, &quot;);IF([.F78] = &quot;&quot;; &quot;&quot;; &quot;astma, &quot;);IF([.G78] = &quot;&quot;; &quot;&quot;; &quot;migrena, &quot;);IF([.H78] = &quot;&quot;; &quot;&quot;; &quot;hiperaktyvumas, &quot;);IF([.I78] = &quot;&quot;; &quot;&quot;; &quot;viduriavimas, &quot;);IF([.J78] = &quot;&quot;; &quot;&quot;; &quot;pykinimas, &quot;);IF([.K78] = &quot;&quot;; &quot;&quot;; &quot;medžiagų apykaitos sutrikimai, &quot;);IF([.L78] = &quot;&quot;; &quot;&quot;; &quot;virškinamojo trakto sutrikimai, &quot;);IF([.M78] = &quot;&quot;; &quot;&quot;; &quot;kaulų retėjimas, &quot;);IF([.N78] = &quot;&quot;; &quot;&quot;; &quot;šlakų nusėdimas, &quot;);IF([.O78] = &quot;&quot;; &quot;&quot;; &quot;inkstų ir kepenų ligos, &quot;);IF([.P78] = &quot;&quot;; &quot;&quot;; &quot;mutageniškumas, &quot;);IF([.Q78] = &quot;&quot;; &quot;&quot;; &quot;vėžys&quot;);&quot;' where upper(number)=upper('&quot;;[.D78];&quot;');&quot; )" office:value-type="string" office:string-value="update e set diseases='' where upper(number)=upper('E260');">
            <text:p>update e set diseases='' where upper(number)=upper('E260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261</text:p>
          </table:table-cell>
          <table:table-cell table:style-name="ce6"/>
          <table:table-cell table:number-columns-repeated="12"/>
          <table:table-cell table:formula="oooc:=CONCATENATE(&quot;update e set diseases='&quot;;IF([.E79]=&quot;&quot;;&quot;&quot;;&quot;alergija, &quot;);IF([.F79] = &quot;&quot;; &quot;&quot;; &quot;astma, &quot;);IF([.G79] = &quot;&quot;; &quot;&quot;; &quot;migrena, &quot;);IF([.H79] = &quot;&quot;; &quot;&quot;; &quot;hiperaktyvumas, &quot;);IF([.I79] = &quot;&quot;; &quot;&quot;; &quot;viduriavimas, &quot;);IF([.J79] = &quot;&quot;; &quot;&quot;; &quot;pykinimas, &quot;);IF([.K79] = &quot;&quot;; &quot;&quot;; &quot;medžiagų apykaitos sutrikimai, &quot;);IF([.L79] = &quot;&quot;; &quot;&quot;; &quot;virškinamojo trakto sutrikimai, &quot;);IF([.M79] = &quot;&quot;; &quot;&quot;; &quot;kaulų retėjimas, &quot;);IF([.N79] = &quot;&quot;; &quot;&quot;; &quot;šlakų nusėdimas, &quot;);IF([.O79] = &quot;&quot;; &quot;&quot;; &quot;inkstų ir kepenų ligos, &quot;);IF([.P79] = &quot;&quot;; &quot;&quot;; &quot;mutageniškumas, &quot;);IF([.Q79] = &quot;&quot;; &quot;&quot;; &quot;vėžys&quot;);&quot;' where upper(number)=upper('&quot;;[.D79];&quot;');&quot; )" office:value-type="string" office:string-value="update e set diseases='' where upper(number)=upper('E261');">
            <text:p>update e set diseases='' where upper(number)=upper('E261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262</text:p>
          </table:table-cell>
          <table:table-cell table:style-name="ce6"/>
          <table:table-cell table:number-columns-repeated="12"/>
          <table:table-cell table:formula="oooc:=CONCATENATE(&quot;update e set diseases='&quot;;IF([.E80]=&quot;&quot;;&quot;&quot;;&quot;alergija, &quot;);IF([.F80] = &quot;&quot;; &quot;&quot;; &quot;astma, &quot;);IF([.G80] = &quot;&quot;; &quot;&quot;; &quot;migrena, &quot;);IF([.H80] = &quot;&quot;; &quot;&quot;; &quot;hiperaktyvumas, &quot;);IF([.I80] = &quot;&quot;; &quot;&quot;; &quot;viduriavimas, &quot;);IF([.J80] = &quot;&quot;; &quot;&quot;; &quot;pykinimas, &quot;);IF([.K80] = &quot;&quot;; &quot;&quot;; &quot;medžiagų apykaitos sutrikimai, &quot;);IF([.L80] = &quot;&quot;; &quot;&quot;; &quot;virškinamojo trakto sutrikimai, &quot;);IF([.M80] = &quot;&quot;; &quot;&quot;; &quot;kaulų retėjimas, &quot;);IF([.N80] = &quot;&quot;; &quot;&quot;; &quot;šlakų nusėdimas, &quot;);IF([.O80] = &quot;&quot;; &quot;&quot;; &quot;inkstų ir kepenų ligos, &quot;);IF([.P80] = &quot;&quot;; &quot;&quot;; &quot;mutageniškumas, &quot;);IF([.Q80] = &quot;&quot;; &quot;&quot;; &quot;vėžys&quot;);&quot;' where upper(number)=upper('&quot;;[.D80];&quot;');&quot; )" office:value-type="string" office:string-value="update e set diseases='' where upper(number)=upper('E262');">
            <text:p>update e set diseases='' where upper(number)=upper('E262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263</text:p>
          </table:table-cell>
          <table:table-cell table:style-name="ce6"/>
          <table:table-cell table:number-columns-repeated="12"/>
          <table:table-cell table:formula="oooc:=CONCATENATE(&quot;update e set diseases='&quot;;IF([.E81]=&quot;&quot;;&quot;&quot;;&quot;alergija, &quot;);IF([.F81] = &quot;&quot;; &quot;&quot;; &quot;astma, &quot;);IF([.G81] = &quot;&quot;; &quot;&quot;; &quot;migrena, &quot;);IF([.H81] = &quot;&quot;; &quot;&quot;; &quot;hiperaktyvumas, &quot;);IF([.I81] = &quot;&quot;; &quot;&quot;; &quot;viduriavimas, &quot;);IF([.J81] = &quot;&quot;; &quot;&quot;; &quot;pykinimas, &quot;);IF([.K81] = &quot;&quot;; &quot;&quot;; &quot;medžiagų apykaitos sutrikimai, &quot;);IF([.L81] = &quot;&quot;; &quot;&quot;; &quot;virškinamojo trakto sutrikimai, &quot;);IF([.M81] = &quot;&quot;; &quot;&quot;; &quot;kaulų retėjimas, &quot;);IF([.N81] = &quot;&quot;; &quot;&quot;; &quot;šlakų nusėdimas, &quot;);IF([.O81] = &quot;&quot;; &quot;&quot;; &quot;inkstų ir kepenų ligos, &quot;);IF([.P81] = &quot;&quot;; &quot;&quot;; &quot;mutageniškumas, &quot;);IF([.Q81] = &quot;&quot;; &quot;&quot;; &quot;vėžys&quot;);&quot;' where upper(number)=upper('&quot;;[.D81];&quot;');&quot; )" office:value-type="string" office:string-value="update e set diseases='' where upper(number)=upper('E263');">
            <text:p>update e set diseases='' where upper(number)=upper('E263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table:style-name="ce4" office:value-type="string">
            <text:p>true</text:p>
          </table:table-cell>
          <table:table-cell table:style-name="ce6" office:value-type="string">
            <text:p>E270</text:p>
          </table:table-cell>
          <table:table-cell table:style-name="ce6"/>
          <table:table-cell table:number-columns-repeated="12"/>
          <table:table-cell table:formula="oooc:=CONCATENATE(&quot;update e set diseases='&quot;;IF([.E82]=&quot;&quot;;&quot;&quot;;&quot;alergija, &quot;);IF([.F82] = &quot;&quot;; &quot;&quot;; &quot;astma, &quot;);IF([.G82] = &quot;&quot;; &quot;&quot;; &quot;migrena, &quot;);IF([.H82] = &quot;&quot;; &quot;&quot;; &quot;hiperaktyvumas, &quot;);IF([.I82] = &quot;&quot;; &quot;&quot;; &quot;viduriavimas, &quot;);IF([.J82] = &quot;&quot;; &quot;&quot;; &quot;pykinimas, &quot;);IF([.K82] = &quot;&quot;; &quot;&quot;; &quot;medžiagų apykaitos sutrikimai, &quot;);IF([.L82] = &quot;&quot;; &quot;&quot;; &quot;virškinamojo trakto sutrikimai, &quot;);IF([.M82] = &quot;&quot;; &quot;&quot;; &quot;kaulų retėjimas, &quot;);IF([.N82] = &quot;&quot;; &quot;&quot;; &quot;šlakų nusėdimas, &quot;);IF([.O82] = &quot;&quot;; &quot;&quot;; &quot;inkstų ir kepenų ligos, &quot;);IF([.P82] = &quot;&quot;; &quot;&quot;; &quot;mutageniškumas, &quot;);IF([.Q82] = &quot;&quot;; &quot;&quot;; &quot;vėžys&quot;);&quot;' where upper(number)=upper('&quot;;[.D82];&quot;');&quot; )" office:value-type="string" office:string-value="update e set diseases='' where upper(number)=upper('E270');">
            <text:p>update e set diseases='' where upper(number)=upper('E270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280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83]=&quot;&quot;;&quot;&quot;;&quot;alergija, &quot;);IF([.F83] = &quot;&quot;; &quot;&quot;; &quot;astma, &quot;);IF([.G83] = &quot;&quot;; &quot;&quot;; &quot;migrena, &quot;);IF([.H83] = &quot;&quot;; &quot;&quot;; &quot;hiperaktyvumas, &quot;);IF([.I83] = &quot;&quot;; &quot;&quot;; &quot;viduriavimas, &quot;);IF([.J83] = &quot;&quot;; &quot;&quot;; &quot;pykinimas, &quot;);IF([.K83] = &quot;&quot;; &quot;&quot;; &quot;medžiagų apykaitos sutrikimai, &quot;);IF([.L83] = &quot;&quot;; &quot;&quot;; &quot;virškinamojo trakto sutrikimai, &quot;);IF([.M83] = &quot;&quot;; &quot;&quot;; &quot;kaulų retėjimas, &quot;);IF([.N83] = &quot;&quot;; &quot;&quot;; &quot;šlakų nusėdimas, &quot;);IF([.O83] = &quot;&quot;; &quot;&quot;; &quot;inkstų ir kepenų ligos, &quot;);IF([.P83] = &quot;&quot;; &quot;&quot;; &quot;mutageniškumas, &quot;);IF([.Q83] = &quot;&quot;; &quot;&quot;; &quot;vėžys&quot;);&quot;' where upper(number)=upper('&quot;;[.D83];&quot;');&quot; )" office:value-type="string" office:string-value="update e set diseases='alergija, astma, ' where upper(number)=upper('E280');">
            <text:p>update e set diseases='alergija, astma, ' where upper(number)=upper('E280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281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84]=&quot;&quot;;&quot;&quot;;&quot;alergija, &quot;);IF([.F84] = &quot;&quot;; &quot;&quot;; &quot;astma, &quot;);IF([.G84] = &quot;&quot;; &quot;&quot;; &quot;migrena, &quot;);IF([.H84] = &quot;&quot;; &quot;&quot;; &quot;hiperaktyvumas, &quot;);IF([.I84] = &quot;&quot;; &quot;&quot;; &quot;viduriavimas, &quot;);IF([.J84] = &quot;&quot;; &quot;&quot;; &quot;pykinimas, &quot;);IF([.K84] = &quot;&quot;; &quot;&quot;; &quot;medžiagų apykaitos sutrikimai, &quot;);IF([.L84] = &quot;&quot;; &quot;&quot;; &quot;virškinamojo trakto sutrikimai, &quot;);IF([.M84] = &quot;&quot;; &quot;&quot;; &quot;kaulų retėjimas, &quot;);IF([.N84] = &quot;&quot;; &quot;&quot;; &quot;šlakų nusėdimas, &quot;);IF([.O84] = &quot;&quot;; &quot;&quot;; &quot;inkstų ir kepenų ligos, &quot;);IF([.P84] = &quot;&quot;; &quot;&quot;; &quot;mutageniškumas, &quot;);IF([.Q84] = &quot;&quot;; &quot;&quot;; &quot;vėžys&quot;);&quot;' where upper(number)=upper('&quot;;[.D84];&quot;');&quot; )" office:value-type="string" office:string-value="update e set diseases='alergija, astma, ' where upper(number)=upper('E281');">
            <text:p>update e set diseases='alergija, astma, ' where upper(number)=upper('E281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282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85]=&quot;&quot;;&quot;&quot;;&quot;alergija, &quot;);IF([.F85] = &quot;&quot;; &quot;&quot;; &quot;astma, &quot;);IF([.G85] = &quot;&quot;; &quot;&quot;; &quot;migrena, &quot;);IF([.H85] = &quot;&quot;; &quot;&quot;; &quot;hiperaktyvumas, &quot;);IF([.I85] = &quot;&quot;; &quot;&quot;; &quot;viduriavimas, &quot;);IF([.J85] = &quot;&quot;; &quot;&quot;; &quot;pykinimas, &quot;);IF([.K85] = &quot;&quot;; &quot;&quot;; &quot;medžiagų apykaitos sutrikimai, &quot;);IF([.L85] = &quot;&quot;; &quot;&quot;; &quot;virškinamojo trakto sutrikimai, &quot;);IF([.M85] = &quot;&quot;; &quot;&quot;; &quot;kaulų retėjimas, &quot;);IF([.N85] = &quot;&quot;; &quot;&quot;; &quot;šlakų nusėdimas, &quot;);IF([.O85] = &quot;&quot;; &quot;&quot;; &quot;inkstų ir kepenų ligos, &quot;);IF([.P85] = &quot;&quot;; &quot;&quot;; &quot;mutageniškumas, &quot;);IF([.Q85] = &quot;&quot;; &quot;&quot;; &quot;vėžys&quot;);&quot;' where upper(number)=upper('&quot;;[.D85];&quot;');&quot; )" office:value-type="string" office:string-value="update e set diseases='alergija, astma, ' where upper(number)=upper('E282');">
            <text:p>update e set diseases='alergija, astma, ' where upper(number)=upper('E282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283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86]=&quot;&quot;;&quot;&quot;;&quot;alergija, &quot;);IF([.F86] = &quot;&quot;; &quot;&quot;; &quot;astma, &quot;);IF([.G86] = &quot;&quot;; &quot;&quot;; &quot;migrena, &quot;);IF([.H86] = &quot;&quot;; &quot;&quot;; &quot;hiperaktyvumas, &quot;);IF([.I86] = &quot;&quot;; &quot;&quot;; &quot;viduriavimas, &quot;);IF([.J86] = &quot;&quot;; &quot;&quot;; &quot;pykinimas, &quot;);IF([.K86] = &quot;&quot;; &quot;&quot;; &quot;medžiagų apykaitos sutrikimai, &quot;);IF([.L86] = &quot;&quot;; &quot;&quot;; &quot;virškinamojo trakto sutrikimai, &quot;);IF([.M86] = &quot;&quot;; &quot;&quot;; &quot;kaulų retėjimas, &quot;);IF([.N86] = &quot;&quot;; &quot;&quot;; &quot;šlakų nusėdimas, &quot;);IF([.O86] = &quot;&quot;; &quot;&quot;; &quot;inkstų ir kepenų ligos, &quot;);IF([.P86] = &quot;&quot;; &quot;&quot;; &quot;mutageniškumas, &quot;);IF([.Q86] = &quot;&quot;; &quot;&quot;; &quot;vėžys&quot;);&quot;' where upper(number)=upper('&quot;;[.D86];&quot;');&quot; )" office:value-type="string" office:string-value="update e set diseases='alergija, astma, ' where upper(number)=upper('E283');">
            <text:p>update e set diseases='alergija, astma, ' where upper(number)=upper('E283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84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87]=&quot;&quot;;&quot;&quot;;&quot;alergija, &quot;);IF([.F87] = &quot;&quot;; &quot;&quot;; &quot;astma, &quot;);IF([.G87] = &quot;&quot;; &quot;&quot;; &quot;migrena, &quot;);IF([.H87] = &quot;&quot;; &quot;&quot;; &quot;hiperaktyvumas, &quot;);IF([.I87] = &quot;&quot;; &quot;&quot;; &quot;viduriavimas, &quot;);IF([.J87] = &quot;&quot;; &quot;&quot;; &quot;pykinimas, &quot;);IF([.K87] = &quot;&quot;; &quot;&quot;; &quot;medžiagų apykaitos sutrikimai, &quot;);IF([.L87] = &quot;&quot;; &quot;&quot;; &quot;virškinamojo trakto sutrikimai, &quot;);IF([.M87] = &quot;&quot;; &quot;&quot;; &quot;kaulų retėjimas, &quot;);IF([.N87] = &quot;&quot;; &quot;&quot;; &quot;šlakų nusėdimas, &quot;);IF([.O87] = &quot;&quot;; &quot;&quot;; &quot;inkstų ir kepenų ligos, &quot;);IF([.P87] = &quot;&quot;; &quot;&quot;; &quot;mutageniškumas, &quot;);IF([.Q87] = &quot;&quot;; &quot;&quot;; &quot;vėžys&quot;);&quot;' where upper(number)=upper('&quot;;[.D87];&quot;');&quot; )" office:value-type="string" office:string-value="update e set diseases='alergija, astma, ' where upper(number)=upper('E284');">
            <text:p>update e set diseases='alergija, astma, ' where upper(number)=upper('E284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285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4"/>
          <table:table-cell office:value-type="string">
            <text:p>mediagu apukaitos sutrikimai</text:p>
          </table:table-cell>
          <table:table-cell table:number-columns-repeated="6"/>
          <table:table-cell table:formula="oooc:=CONCATENATE(&quot;update e set diseases='&quot;;IF([.E88]=&quot;&quot;;&quot;&quot;;&quot;alergija, &quot;);IF([.F88] = &quot;&quot;; &quot;&quot;; &quot;astma, &quot;);IF([.G88] = &quot;&quot;; &quot;&quot;; &quot;migrena, &quot;);IF([.H88] = &quot;&quot;; &quot;&quot;; &quot;hiperaktyvumas, &quot;);IF([.I88] = &quot;&quot;; &quot;&quot;; &quot;viduriavimas, &quot;);IF([.J88] = &quot;&quot;; &quot;&quot;; &quot;pykinimas, &quot;);IF([.K88] = &quot;&quot;; &quot;&quot;; &quot;medžiagų apykaitos sutrikimai, &quot;);IF([.L88] = &quot;&quot;; &quot;&quot;; &quot;virškinamojo trakto sutrikimai, &quot;);IF([.M88] = &quot;&quot;; &quot;&quot;; &quot;kaulų retėjimas, &quot;);IF([.N88] = &quot;&quot;; &quot;&quot;; &quot;šlakų nusėdimas, &quot;);IF([.O88] = &quot;&quot;; &quot;&quot;; &quot;inkstų ir kepenų ligos, &quot;);IF([.P88] = &quot;&quot;; &quot;&quot;; &quot;mutageniškumas, &quot;);IF([.Q88] = &quot;&quot;; &quot;&quot;; &quot;vėžys&quot;);&quot;' where upper(number)=upper('&quot;;[.D88];&quot;');&quot; )" office:value-type="string" office:string-value="update e set diseases='alergija, astma, medžiagų apykaitos sutrikimai, ' where upper(number)=upper('E285');">
            <text:p>update e set diseases='alergija, astma, medžiagų apykaitos sutrikimai, ' where upper(number)=upper('E285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290</text:p>
          </table:table-cell>
          <table:table-cell table:style-name="ce6"/>
          <table:table-cell table:number-columns-repeated="12"/>
          <table:table-cell table:formula="oooc:=CONCATENATE(&quot;update e set diseases='&quot;;IF([.E89]=&quot;&quot;;&quot;&quot;;&quot;alergija, &quot;);IF([.F89] = &quot;&quot;; &quot;&quot;; &quot;astma, &quot;);IF([.G89] = &quot;&quot;; &quot;&quot;; &quot;migrena, &quot;);IF([.H89] = &quot;&quot;; &quot;&quot;; &quot;hiperaktyvumas, &quot;);IF([.I89] = &quot;&quot;; &quot;&quot;; &quot;viduriavimas, &quot;);IF([.J89] = &quot;&quot;; &quot;&quot;; &quot;pykinimas, &quot;);IF([.K89] = &quot;&quot;; &quot;&quot;; &quot;medžiagų apykaitos sutrikimai, &quot;);IF([.L89] = &quot;&quot;; &quot;&quot;; &quot;virškinamojo trakto sutrikimai, &quot;);IF([.M89] = &quot;&quot;; &quot;&quot;; &quot;kaulų retėjimas, &quot;);IF([.N89] = &quot;&quot;; &quot;&quot;; &quot;šlakų nusėdimas, &quot;);IF([.O89] = &quot;&quot;; &quot;&quot;; &quot;inkstų ir kepenų ligos, &quot;);IF([.P89] = &quot;&quot;; &quot;&quot;; &quot;mutageniškumas, &quot;);IF([.Q89] = &quot;&quot;; &quot;&quot;; &quot;vėžys&quot;);&quot;' where upper(number)=upper('&quot;;[.D89];&quot;');&quot; )" office:value-type="string" office:string-value="update e set diseases='' where upper(number)=upper('E290');">
            <text:p>update e set diseases='' where upper(number)=upper('E290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296</text:p>
          </table:table-cell>
          <table:table-cell table:style-name="ce6"/>
          <table:table-cell table:number-columns-repeated="12"/>
          <table:table-cell table:formula="oooc:=CONCATENATE(&quot;update e set diseases='&quot;;IF([.E90]=&quot;&quot;;&quot;&quot;;&quot;alergija, &quot;);IF([.F90] = &quot;&quot;; &quot;&quot;; &quot;astma, &quot;);IF([.G90] = &quot;&quot;; &quot;&quot;; &quot;migrena, &quot;);IF([.H90] = &quot;&quot;; &quot;&quot;; &quot;hiperaktyvumas, &quot;);IF([.I90] = &quot;&quot;; &quot;&quot;; &quot;viduriavimas, &quot;);IF([.J90] = &quot;&quot;; &quot;&quot;; &quot;pykinimas, &quot;);IF([.K90] = &quot;&quot;; &quot;&quot;; &quot;medžiagų apykaitos sutrikimai, &quot;);IF([.L90] = &quot;&quot;; &quot;&quot;; &quot;virškinamojo trakto sutrikimai, &quot;);IF([.M90] = &quot;&quot;; &quot;&quot;; &quot;kaulų retėjimas, &quot;);IF([.N90] = &quot;&quot;; &quot;&quot;; &quot;šlakų nusėdimas, &quot;);IF([.O90] = &quot;&quot;; &quot;&quot;; &quot;inkstų ir kepenų ligos, &quot;);IF([.P90] = &quot;&quot;; &quot;&quot;; &quot;mutageniškumas, &quot;);IF([.Q90] = &quot;&quot;; &quot;&quot;; &quot;vėžys&quot;);&quot;' where upper(number)=upper('&quot;;[.D90];&quot;');&quot; )" office:value-type="string" office:string-value="update e set diseases='' where upper(number)=upper('E296');">
            <text:p>update e set diseases='' where upper(number)=upper('E296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297</text:p>
          </table:table-cell>
          <table:table-cell table:style-name="ce6"/>
          <table:table-cell table:number-columns-repeated="12"/>
          <table:table-cell table:formula="oooc:=CONCATENATE(&quot;update e set diseases='&quot;;IF([.E91]=&quot;&quot;;&quot;&quot;;&quot;alergija, &quot;);IF([.F91] = &quot;&quot;; &quot;&quot;; &quot;astma, &quot;);IF([.G91] = &quot;&quot;; &quot;&quot;; &quot;migrena, &quot;);IF([.H91] = &quot;&quot;; &quot;&quot;; &quot;hiperaktyvumas, &quot;);IF([.I91] = &quot;&quot;; &quot;&quot;; &quot;viduriavimas, &quot;);IF([.J91] = &quot;&quot;; &quot;&quot;; &quot;pykinimas, &quot;);IF([.K91] = &quot;&quot;; &quot;&quot;; &quot;medžiagų apykaitos sutrikimai, &quot;);IF([.L91] = &quot;&quot;; &quot;&quot;; &quot;virškinamojo trakto sutrikimai, &quot;);IF([.M91] = &quot;&quot;; &quot;&quot;; &quot;kaulų retėjimas, &quot;);IF([.N91] = &quot;&quot;; &quot;&quot;; &quot;šlakų nusėdimas, &quot;);IF([.O91] = &quot;&quot;; &quot;&quot;; &quot;inkstų ir kepenų ligos, &quot;);IF([.P91] = &quot;&quot;; &quot;&quot;; &quot;mutageniškumas, &quot;);IF([.Q91] = &quot;&quot;; &quot;&quot;; &quot;vėžys&quot;);&quot;' where upper(number)=upper('&quot;;[.D91];&quot;');&quot; )" office:value-type="string" office:string-value="update e set diseases='' where upper(number)=upper('E297');">
            <text:p>update e set diseases='' where upper(number)=upper('E297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300</text:p>
          </table:table-cell>
          <table:table-cell table:style-name="ce6"/>
          <table:table-cell table:number-columns-repeated="12"/>
          <table:table-cell table:formula="oooc:=CONCATENATE(&quot;update e set diseases='&quot;;IF([.E92]=&quot;&quot;;&quot;&quot;;&quot;alergija, &quot;);IF([.F92] = &quot;&quot;; &quot;&quot;; &quot;astma, &quot;);IF([.G92] = &quot;&quot;; &quot;&quot;; &quot;migrena, &quot;);IF([.H92] = &quot;&quot;; &quot;&quot;; &quot;hiperaktyvumas, &quot;);IF([.I92] = &quot;&quot;; &quot;&quot;; &quot;viduriavimas, &quot;);IF([.J92] = &quot;&quot;; &quot;&quot;; &quot;pykinimas, &quot;);IF([.K92] = &quot;&quot;; &quot;&quot;; &quot;medžiagų apykaitos sutrikimai, &quot;);IF([.L92] = &quot;&quot;; &quot;&quot;; &quot;virškinamojo trakto sutrikimai, &quot;);IF([.M92] = &quot;&quot;; &quot;&quot;; &quot;kaulų retėjimas, &quot;);IF([.N92] = &quot;&quot;; &quot;&quot;; &quot;šlakų nusėdimas, &quot;);IF([.O92] = &quot;&quot;; &quot;&quot;; &quot;inkstų ir kepenų ligos, &quot;);IF([.P92] = &quot;&quot;; &quot;&quot;; &quot;mutageniškumas, &quot;);IF([.Q92] = &quot;&quot;; &quot;&quot;; &quot;vėžys&quot;);&quot;' where upper(number)=upper('&quot;;[.D92];&quot;');&quot; )" office:value-type="string" office:string-value="update e set diseases='' where upper(number)=upper('E300');">
            <text:p>update e set diseases='' where upper(number)=upper('E300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301</text:p>
          </table:table-cell>
          <table:table-cell table:style-name="ce6"/>
          <table:table-cell table:number-columns-repeated="12"/>
          <table:table-cell table:formula="oooc:=CONCATENATE(&quot;update e set diseases='&quot;;IF([.E93]=&quot;&quot;;&quot;&quot;;&quot;alergija, &quot;);IF([.F93] = &quot;&quot;; &quot;&quot;; &quot;astma, &quot;);IF([.G93] = &quot;&quot;; &quot;&quot;; &quot;migrena, &quot;);IF([.H93] = &quot;&quot;; &quot;&quot;; &quot;hiperaktyvumas, &quot;);IF([.I93] = &quot;&quot;; &quot;&quot;; &quot;viduriavimas, &quot;);IF([.J93] = &quot;&quot;; &quot;&quot;; &quot;pykinimas, &quot;);IF([.K93] = &quot;&quot;; &quot;&quot;; &quot;medžiagų apykaitos sutrikimai, &quot;);IF([.L93] = &quot;&quot;; &quot;&quot;; &quot;virškinamojo trakto sutrikimai, &quot;);IF([.M93] = &quot;&quot;; &quot;&quot;; &quot;kaulų retėjimas, &quot;);IF([.N93] = &quot;&quot;; &quot;&quot;; &quot;šlakų nusėdimas, &quot;);IF([.O93] = &quot;&quot;; &quot;&quot;; &quot;inkstų ir kepenų ligos, &quot;);IF([.P93] = &quot;&quot;; &quot;&quot;; &quot;mutageniškumas, &quot;);IF([.Q93] = &quot;&quot;; &quot;&quot;; &quot;vėžys&quot;);&quot;' where upper(number)=upper('&quot;;[.D93];&quot;');&quot; )" office:value-type="string" office:string-value="update e set diseases='' where upper(number)=upper('E301');">
            <text:p>update e set diseases='' where upper(number)=upper('E301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302</text:p>
          </table:table-cell>
          <table:table-cell table:style-name="ce6"/>
          <table:table-cell table:number-columns-repeated="12"/>
          <table:table-cell table:formula="oooc:=CONCATENATE(&quot;update e set diseases='&quot;;IF([.E94]=&quot;&quot;;&quot;&quot;;&quot;alergija, &quot;);IF([.F94] = &quot;&quot;; &quot;&quot;; &quot;astma, &quot;);IF([.G94] = &quot;&quot;; &quot;&quot;; &quot;migrena, &quot;);IF([.H94] = &quot;&quot;; &quot;&quot;; &quot;hiperaktyvumas, &quot;);IF([.I94] = &quot;&quot;; &quot;&quot;; &quot;viduriavimas, &quot;);IF([.J94] = &quot;&quot;; &quot;&quot;; &quot;pykinimas, &quot;);IF([.K94] = &quot;&quot;; &quot;&quot;; &quot;medžiagų apykaitos sutrikimai, &quot;);IF([.L94] = &quot;&quot;; &quot;&quot;; &quot;virškinamojo trakto sutrikimai, &quot;);IF([.M94] = &quot;&quot;; &quot;&quot;; &quot;kaulų retėjimas, &quot;);IF([.N94] = &quot;&quot;; &quot;&quot;; &quot;šlakų nusėdimas, &quot;);IF([.O94] = &quot;&quot;; &quot;&quot;; &quot;inkstų ir kepenų ligos, &quot;);IF([.P94] = &quot;&quot;; &quot;&quot;; &quot;mutageniškumas, &quot;);IF([.Q94] = &quot;&quot;; &quot;&quot;; &quot;vėžys&quot;);&quot;' where upper(number)=upper('&quot;;[.D94];&quot;');&quot; )" office:value-type="string" office:string-value="update e set diseases='' where upper(number)=upper('E302');">
            <text:p>update e set diseases='' where upper(number)=upper('E302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true</text:p>
          </table:table-cell>
          <table:table-cell table:style-name="ce6" office:value-type="string">
            <text:p>E304</text:p>
          </table:table-cell>
          <table:table-cell table:style-name="ce6"/>
          <table:table-cell table:number-columns-repeated="12"/>
          <table:table-cell table:formula="oooc:=CONCATENATE(&quot;update e set diseases='&quot;;IF([.E95]=&quot;&quot;;&quot;&quot;;&quot;alergija, &quot;);IF([.F95] = &quot;&quot;; &quot;&quot;; &quot;astma, &quot;);IF([.G95] = &quot;&quot;; &quot;&quot;; &quot;migrena, &quot;);IF([.H95] = &quot;&quot;; &quot;&quot;; &quot;hiperaktyvumas, &quot;);IF([.I95] = &quot;&quot;; &quot;&quot;; &quot;viduriavimas, &quot;);IF([.J95] = &quot;&quot;; &quot;&quot;; &quot;pykinimas, &quot;);IF([.K95] = &quot;&quot;; &quot;&quot;; &quot;medžiagų apykaitos sutrikimai, &quot;);IF([.L95] = &quot;&quot;; &quot;&quot;; &quot;virškinamojo trakto sutrikimai, &quot;);IF([.M95] = &quot;&quot;; &quot;&quot;; &quot;kaulų retėjimas, &quot;);IF([.N95] = &quot;&quot;; &quot;&quot;; &quot;šlakų nusėdimas, &quot;);IF([.O95] = &quot;&quot;; &quot;&quot;; &quot;inkstų ir kepenų ligos, &quot;);IF([.P95] = &quot;&quot;; &quot;&quot;; &quot;mutageniškumas, &quot;);IF([.Q95] = &quot;&quot;; &quot;&quot;; &quot;vėžys&quot;);&quot;' where upper(number)=upper('&quot;;[.D95];&quot;');&quot; )" office:value-type="string" office:string-value="update e set diseases='' where upper(number)=upper('E304');">
            <text:p>update e set diseases='' where upper(number)=upper('E304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305</text:p>
          </table:table-cell>
          <table:table-cell table:style-name="ce6"/>
          <table:table-cell table:number-columns-repeated="12"/>
          <table:table-cell table:formula="oooc:=CONCATENATE(&quot;update e set diseases='&quot;;IF([.E96]=&quot;&quot;;&quot;&quot;;&quot;alergija, &quot;);IF([.F96] = &quot;&quot;; &quot;&quot;; &quot;astma, &quot;);IF([.G96] = &quot;&quot;; &quot;&quot;; &quot;migrena, &quot;);IF([.H96] = &quot;&quot;; &quot;&quot;; &quot;hiperaktyvumas, &quot;);IF([.I96] = &quot;&quot;; &quot;&quot;; &quot;viduriavimas, &quot;);IF([.J96] = &quot;&quot;; &quot;&quot;; &quot;pykinimas, &quot;);IF([.K96] = &quot;&quot;; &quot;&quot;; &quot;medžiagų apykaitos sutrikimai, &quot;);IF([.L96] = &quot;&quot;; &quot;&quot;; &quot;virškinamojo trakto sutrikimai, &quot;);IF([.M96] = &quot;&quot;; &quot;&quot;; &quot;kaulų retėjimas, &quot;);IF([.N96] = &quot;&quot;; &quot;&quot;; &quot;šlakų nusėdimas, &quot;);IF([.O96] = &quot;&quot;; &quot;&quot;; &quot;inkstų ir kepenų ligos, &quot;);IF([.P96] = &quot;&quot;; &quot;&quot;; &quot;mutageniškumas, &quot;);IF([.Q96] = &quot;&quot;; &quot;&quot;; &quot;vėžys&quot;);&quot;' where upper(number)=upper('&quot;;[.D96];&quot;');&quot; )" office:value-type="string" office:string-value="update e set diseases='' where upper(number)=upper('E305');">
            <text:p>update e set diseases='' where upper(number)=upper('E305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306</text:p>
          </table:table-cell>
          <table:table-cell table:style-name="ce6"/>
          <table:table-cell table:number-columns-repeated="12"/>
          <table:table-cell table:formula="oooc:=CONCATENATE(&quot;update e set diseases='&quot;;IF([.E97]=&quot;&quot;;&quot;&quot;;&quot;alergija, &quot;);IF([.F97] = &quot;&quot;; &quot;&quot;; &quot;astma, &quot;);IF([.G97] = &quot;&quot;; &quot;&quot;; &quot;migrena, &quot;);IF([.H97] = &quot;&quot;; &quot;&quot;; &quot;hiperaktyvumas, &quot;);IF([.I97] = &quot;&quot;; &quot;&quot;; &quot;viduriavimas, &quot;);IF([.J97] = &quot;&quot;; &quot;&quot;; &quot;pykinimas, &quot;);IF([.K97] = &quot;&quot;; &quot;&quot;; &quot;medžiagų apykaitos sutrikimai, &quot;);IF([.L97] = &quot;&quot;; &quot;&quot;; &quot;virškinamojo trakto sutrikimai, &quot;);IF([.M97] = &quot;&quot;; &quot;&quot;; &quot;kaulų retėjimas, &quot;);IF([.N97] = &quot;&quot;; &quot;&quot;; &quot;šlakų nusėdimas, &quot;);IF([.O97] = &quot;&quot;; &quot;&quot;; &quot;inkstų ir kepenų ligos, &quot;);IF([.P97] = &quot;&quot;; &quot;&quot;; &quot;mutageniškumas, &quot;);IF([.Q97] = &quot;&quot;; &quot;&quot;; &quot;vėžys&quot;);&quot;' where upper(number)=upper('&quot;;[.D97];&quot;');&quot; )" office:value-type="string" office:string-value="update e set diseases='' where upper(number)=upper('E306');">
            <text:p>update e set diseases='' where upper(number)=upper('E306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307</text:p>
          </table:table-cell>
          <table:table-cell table:style-name="ce6"/>
          <table:table-cell table:number-columns-repeated="12"/>
          <table:table-cell table:formula="oooc:=CONCATENATE(&quot;update e set diseases='&quot;;IF([.E98]=&quot;&quot;;&quot;&quot;;&quot;alergija, &quot;);IF([.F98] = &quot;&quot;; &quot;&quot;; &quot;astma, &quot;);IF([.G98] = &quot;&quot;; &quot;&quot;; &quot;migrena, &quot;);IF([.H98] = &quot;&quot;; &quot;&quot;; &quot;hiperaktyvumas, &quot;);IF([.I98] = &quot;&quot;; &quot;&quot;; &quot;viduriavimas, &quot;);IF([.J98] = &quot;&quot;; &quot;&quot;; &quot;pykinimas, &quot;);IF([.K98] = &quot;&quot;; &quot;&quot;; &quot;medžiagų apykaitos sutrikimai, &quot;);IF([.L98] = &quot;&quot;; &quot;&quot;; &quot;virškinamojo trakto sutrikimai, &quot;);IF([.M98] = &quot;&quot;; &quot;&quot;; &quot;kaulų retėjimas, &quot;);IF([.N98] = &quot;&quot;; &quot;&quot;; &quot;šlakų nusėdimas, &quot;);IF([.O98] = &quot;&quot;; &quot;&quot;; &quot;inkstų ir kepenų ligos, &quot;);IF([.P98] = &quot;&quot;; &quot;&quot;; &quot;mutageniškumas, &quot;);IF([.Q98] = &quot;&quot;; &quot;&quot;; &quot;vėžys&quot;);&quot;' where upper(number)=upper('&quot;;[.D98];&quot;');&quot; )" office:value-type="string" office:string-value="update e set diseases='' where upper(number)=upper('E307');">
            <text:p>update e set diseases='' where upper(number)=upper('E307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308</text:p>
          </table:table-cell>
          <table:table-cell table:style-name="ce6"/>
          <table:table-cell table:number-columns-repeated="12"/>
          <table:table-cell table:formula="oooc:=CONCATENATE(&quot;update e set diseases='&quot;;IF([.E99]=&quot;&quot;;&quot;&quot;;&quot;alergija, &quot;);IF([.F99] = &quot;&quot;; &quot;&quot;; &quot;astma, &quot;);IF([.G99] = &quot;&quot;; &quot;&quot;; &quot;migrena, &quot;);IF([.H99] = &quot;&quot;; &quot;&quot;; &quot;hiperaktyvumas, &quot;);IF([.I99] = &quot;&quot;; &quot;&quot;; &quot;viduriavimas, &quot;);IF([.J99] = &quot;&quot;; &quot;&quot;; &quot;pykinimas, &quot;);IF([.K99] = &quot;&quot;; &quot;&quot;; &quot;medžiagų apykaitos sutrikimai, &quot;);IF([.L99] = &quot;&quot;; &quot;&quot;; &quot;virškinamojo trakto sutrikimai, &quot;);IF([.M99] = &quot;&quot;; &quot;&quot;; &quot;kaulų retėjimas, &quot;);IF([.N99] = &quot;&quot;; &quot;&quot;; &quot;šlakų nusėdimas, &quot;);IF([.O99] = &quot;&quot;; &quot;&quot;; &quot;inkstų ir kepenų ligos, &quot;);IF([.P99] = &quot;&quot;; &quot;&quot;; &quot;mutageniškumas, &quot;);IF([.Q99] = &quot;&quot;; &quot;&quot;; &quot;vėžys&quot;);&quot;' where upper(number)=upper('&quot;;[.D99];&quot;');&quot; )" office:value-type="string" office:string-value="update e set diseases='' where upper(number)=upper('E308');">
            <text:p>update e set diseases='' where upper(number)=upper('E308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309</text:p>
          </table:table-cell>
          <table:table-cell table:style-name="ce6"/>
          <table:table-cell table:number-columns-repeated="12"/>
          <table:table-cell table:formula="oooc:=CONCATENATE(&quot;update e set diseases='&quot;;IF([.E100]=&quot;&quot;;&quot;&quot;;&quot;alergija, &quot;);IF([.F100] = &quot;&quot;; &quot;&quot;; &quot;astma, &quot;);IF([.G100] = &quot;&quot;; &quot;&quot;; &quot;migrena, &quot;);IF([.H100] = &quot;&quot;; &quot;&quot;; &quot;hiperaktyvumas, &quot;);IF([.I100] = &quot;&quot;; &quot;&quot;; &quot;viduriavimas, &quot;);IF([.J100] = &quot;&quot;; &quot;&quot;; &quot;pykinimas, &quot;);IF([.K100] = &quot;&quot;; &quot;&quot;; &quot;medžiagų apykaitos sutrikimai, &quot;);IF([.L100] = &quot;&quot;; &quot;&quot;; &quot;virškinamojo trakto sutrikimai, &quot;);IF([.M100] = &quot;&quot;; &quot;&quot;; &quot;kaulų retėjimas, &quot;);IF([.N100] = &quot;&quot;; &quot;&quot;; &quot;šlakų nusėdimas, &quot;);IF([.O100] = &quot;&quot;; &quot;&quot;; &quot;inkstų ir kepenų ligos, &quot;);IF([.P100] = &quot;&quot;; &quot;&quot;; &quot;mutageniškumas, &quot;);IF([.Q100] = &quot;&quot;; &quot;&quot;; &quot;vėžys&quot;);&quot;' where upper(number)=upper('&quot;;[.D100];&quot;');&quot; )" office:value-type="string" office:string-value="update e set diseases='' where upper(number)=upper('E309');">
            <text:p>update e set diseases='' where upper(number)=upper('E309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310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/>
          <table:table-cell office:value-type="string">
            <text:p>Hiperaktyvumas</text:p>
          </table:table-cell>
          <table:table-cell table:number-columns-repeated="3"/>
          <table:table-cell office:value-type="string">
            <text:p>Virskinamojo trakto sutrikimai</text:p>
          </table:table-cell>
          <table:table-cell table:number-columns-repeated="5"/>
          <table:table-cell table:formula="oooc:=CONCATENATE(&quot;update e set diseases='&quot;;IF([.E101]=&quot;&quot;;&quot;&quot;;&quot;alergija, &quot;);IF([.F101] = &quot;&quot;; &quot;&quot;; &quot;astma, &quot;);IF([.G101] = &quot;&quot;; &quot;&quot;; &quot;migrena, &quot;);IF([.H101] = &quot;&quot;; &quot;&quot;; &quot;hiperaktyvumas, &quot;);IF([.I101] = &quot;&quot;; &quot;&quot;; &quot;viduriavimas, &quot;);IF([.J101] = &quot;&quot;; &quot;&quot;; &quot;pykinimas, &quot;);IF([.K101] = &quot;&quot;; &quot;&quot;; &quot;medžiagų apykaitos sutrikimai, &quot;);IF([.L101] = &quot;&quot;; &quot;&quot;; &quot;virškinamojo trakto sutrikimai, &quot;);IF([.M101] = &quot;&quot;; &quot;&quot;; &quot;kaulų retėjimas, &quot;);IF([.N101] = &quot;&quot;; &quot;&quot;; &quot;šlakų nusėdimas, &quot;);IF([.O101] = &quot;&quot;; &quot;&quot;; &quot;inkstų ir kepenų ligos, &quot;);IF([.P101] = &quot;&quot;; &quot;&quot;; &quot;mutageniškumas, &quot;);IF([.Q101] = &quot;&quot;; &quot;&quot;; &quot;vėžys&quot;);&quot;' where upper(number)=upper('&quot;;[.D101];&quot;');&quot; )" office:value-type="string" office:string-value="update e set diseases='alergija, astma, hiperaktyvumas, virškinamojo trakto sutrikimai, ' where upper(number)=upper('E310');">
            <text:p>update e set diseases='alergija, astma, hiperaktyvumas, virškinamojo trakto sutrikimai, ' where upper(number)=upper('E310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311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/>
          <table:table-cell office:value-type="string">
            <text:p>Hiperaktyvumas</text:p>
          </table:table-cell>
          <table:table-cell table:number-columns-repeated="3"/>
          <table:table-cell office:value-type="string">
            <text:p>Virskinamojo trakto sutrikimai</text:p>
          </table:table-cell>
          <table:table-cell table:number-columns-repeated="5"/>
          <table:table-cell table:formula="oooc:=CONCATENATE(&quot;update e set diseases='&quot;;IF([.E102]=&quot;&quot;;&quot;&quot;;&quot;alergija, &quot;);IF([.F102] = &quot;&quot;; &quot;&quot;; &quot;astma, &quot;);IF([.G102] = &quot;&quot;; &quot;&quot;; &quot;migrena, &quot;);IF([.H102] = &quot;&quot;; &quot;&quot;; &quot;hiperaktyvumas, &quot;);IF([.I102] = &quot;&quot;; &quot;&quot;; &quot;viduriavimas, &quot;);IF([.J102] = &quot;&quot;; &quot;&quot;; &quot;pykinimas, &quot;);IF([.K102] = &quot;&quot;; &quot;&quot;; &quot;medžiagų apykaitos sutrikimai, &quot;);IF([.L102] = &quot;&quot;; &quot;&quot;; &quot;virškinamojo trakto sutrikimai, &quot;);IF([.M102] = &quot;&quot;; &quot;&quot;; &quot;kaulų retėjimas, &quot;);IF([.N102] = &quot;&quot;; &quot;&quot;; &quot;šlakų nusėdimas, &quot;);IF([.O102] = &quot;&quot;; &quot;&quot;; &quot;inkstų ir kepenų ligos, &quot;);IF([.P102] = &quot;&quot;; &quot;&quot;; &quot;mutageniškumas, &quot;);IF([.Q102] = &quot;&quot;; &quot;&quot;; &quot;vėžys&quot;);&quot;' where upper(number)=upper('&quot;;[.D102];&quot;');&quot; )" office:value-type="string" office:string-value="update e set diseases='alergija, astma, hiperaktyvumas, virškinamojo trakto sutrikimai, ' where upper(number)=upper('E311');">
            <text:p>update e set diseases='alergija, astma, hiperaktyvumas, virškinamojo trakto sutrikimai, ' where upper(number)=upper('E311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312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/>
          <table:table-cell office:value-type="string">
            <text:p>Hiperaktyvumas</text:p>
          </table:table-cell>
          <table:table-cell table:number-columns-repeated="3"/>
          <table:table-cell office:value-type="string">
            <text:p>Virskinamojo trakto sutrikimai</text:p>
          </table:table-cell>
          <table:table-cell table:number-columns-repeated="5"/>
          <table:table-cell table:formula="oooc:=CONCATENATE(&quot;update e set diseases='&quot;;IF([.E103]=&quot;&quot;;&quot;&quot;;&quot;alergija, &quot;);IF([.F103] = &quot;&quot;; &quot;&quot;; &quot;astma, &quot;);IF([.G103] = &quot;&quot;; &quot;&quot;; &quot;migrena, &quot;);IF([.H103] = &quot;&quot;; &quot;&quot;; &quot;hiperaktyvumas, &quot;);IF([.I103] = &quot;&quot;; &quot;&quot;; &quot;viduriavimas, &quot;);IF([.J103] = &quot;&quot;; &quot;&quot;; &quot;pykinimas, &quot;);IF([.K103] = &quot;&quot;; &quot;&quot;; &quot;medžiagų apykaitos sutrikimai, &quot;);IF([.L103] = &quot;&quot;; &quot;&quot;; &quot;virškinamojo trakto sutrikimai, &quot;);IF([.M103] = &quot;&quot;; &quot;&quot;; &quot;kaulų retėjimas, &quot;);IF([.N103] = &quot;&quot;; &quot;&quot;; &quot;šlakų nusėdimas, &quot;);IF([.O103] = &quot;&quot;; &quot;&quot;; &quot;inkstų ir kepenų ligos, &quot;);IF([.P103] = &quot;&quot;; &quot;&quot;; &quot;mutageniškumas, &quot;);IF([.Q103] = &quot;&quot;; &quot;&quot;; &quot;vėžys&quot;);&quot;' where upper(number)=upper('&quot;;[.D103];&quot;');&quot; )" office:value-type="string" office:string-value="update e set diseases='alergija, astma, hiperaktyvumas, virškinamojo trakto sutrikimai, ' where upper(number)=upper('E312');">
            <text:p>update e set diseases='alergija, astma, hiperaktyvumas, virškinamojo trakto sutrikimai, ' where upper(number)=upper('E312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315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104]=&quot;&quot;;&quot;&quot;;&quot;alergija, &quot;);IF([.F104] = &quot;&quot;; &quot;&quot;; &quot;astma, &quot;);IF([.G104] = &quot;&quot;; &quot;&quot;; &quot;migrena, &quot;);IF([.H104] = &quot;&quot;; &quot;&quot;; &quot;hiperaktyvumas, &quot;);IF([.I104] = &quot;&quot;; &quot;&quot;; &quot;viduriavimas, &quot;);IF([.J104] = &quot;&quot;; &quot;&quot;; &quot;pykinimas, &quot;);IF([.K104] = &quot;&quot;; &quot;&quot;; &quot;medžiagų apykaitos sutrikimai, &quot;);IF([.L104] = &quot;&quot;; &quot;&quot;; &quot;virškinamojo trakto sutrikimai, &quot;);IF([.M104] = &quot;&quot;; &quot;&quot;; &quot;kaulų retėjimas, &quot;);IF([.N104] = &quot;&quot;; &quot;&quot;; &quot;šlakų nusėdimas, &quot;);IF([.O104] = &quot;&quot;; &quot;&quot;; &quot;inkstų ir kepenų ligos, &quot;);IF([.P104] = &quot;&quot;; &quot;&quot;; &quot;mutageniškumas, &quot;);IF([.Q104] = &quot;&quot;; &quot;&quot;; &quot;vėžys&quot;);&quot;' where upper(number)=upper('&quot;;[.D104];&quot;');&quot; )" office:value-type="string" office:string-value="update e set diseases='alergija, astma, ' where upper(number)=upper('E315');">
            <text:p>update e set diseases='alergija, astma, ' where upper(number)=upper('E315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316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105]=&quot;&quot;;&quot;&quot;;&quot;alergija, &quot;);IF([.F105] = &quot;&quot;; &quot;&quot;; &quot;astma, &quot;);IF([.G105] = &quot;&quot;; &quot;&quot;; &quot;migrena, &quot;);IF([.H105] = &quot;&quot;; &quot;&quot;; &quot;hiperaktyvumas, &quot;);IF([.I105] = &quot;&quot;; &quot;&quot;; &quot;viduriavimas, &quot;);IF([.J105] = &quot;&quot;; &quot;&quot;; &quot;pykinimas, &quot;);IF([.K105] = &quot;&quot;; &quot;&quot;; &quot;medžiagų apykaitos sutrikimai, &quot;);IF([.L105] = &quot;&quot;; &quot;&quot;; &quot;virškinamojo trakto sutrikimai, &quot;);IF([.M105] = &quot;&quot;; &quot;&quot;; &quot;kaulų retėjimas, &quot;);IF([.N105] = &quot;&quot;; &quot;&quot;; &quot;šlakų nusėdimas, &quot;);IF([.O105] = &quot;&quot;; &quot;&quot;; &quot;inkstų ir kepenų ligos, &quot;);IF([.P105] = &quot;&quot;; &quot;&quot;; &quot;mutageniškumas, &quot;);IF([.Q105] = &quot;&quot;; &quot;&quot;; &quot;vėžys&quot;);&quot;' where upper(number)=upper('&quot;;[.D105];&quot;');&quot; )" office:value-type="string" office:string-value="update e set diseases='alergija, astma, ' where upper(number)=upper('E316');">
            <text:p>update e set diseases='alergija, astma, ' where upper(number)=upper('E316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320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9"/>
          <table:table-cell office:value-type="string">
            <text:p>Mutageniskumas</text:p>
          </table:table-cell>
          <table:table-cell/>
          <table:table-cell table:formula="oooc:=CONCATENATE(&quot;update e set diseases='&quot;;IF([.E106]=&quot;&quot;;&quot;&quot;;&quot;alergija, &quot;);IF([.F106] = &quot;&quot;; &quot;&quot;; &quot;astma, &quot;);IF([.G106] = &quot;&quot;; &quot;&quot;; &quot;migrena, &quot;);IF([.H106] = &quot;&quot;; &quot;&quot;; &quot;hiperaktyvumas, &quot;);IF([.I106] = &quot;&quot;; &quot;&quot;; &quot;viduriavimas, &quot;);IF([.J106] = &quot;&quot;; &quot;&quot;; &quot;pykinimas, &quot;);IF([.K106] = &quot;&quot;; &quot;&quot;; &quot;medžiagų apykaitos sutrikimai, &quot;);IF([.L106] = &quot;&quot;; &quot;&quot;; &quot;virškinamojo trakto sutrikimai, &quot;);IF([.M106] = &quot;&quot;; &quot;&quot;; &quot;kaulų retėjimas, &quot;);IF([.N106] = &quot;&quot;; &quot;&quot;; &quot;šlakų nusėdimas, &quot;);IF([.O106] = &quot;&quot;; &quot;&quot;; &quot;inkstų ir kepenų ligos, &quot;);IF([.P106] = &quot;&quot;; &quot;&quot;; &quot;mutageniškumas, &quot;);IF([.Q106] = &quot;&quot;; &quot;&quot;; &quot;vėžys&quot;);&quot;' where upper(number)=upper('&quot;;[.D106];&quot;');&quot; )" office:value-type="string" office:string-value="update e set diseases='alergija, astma, mutageniškumas, ' where upper(number)=upper('E320');">
            <text:p>update e set diseases='alergija, astma, mutageniškumas, ' where upper(number)=upper('E320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321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office:value-type="string">
            <text:p>Migrena</text:p>
          </table:table-cell>
          <table:table-cell table:number-columns-repeated="10"/>
          <table:table-cell table:formula="oooc:=CONCATENATE(&quot;update e set diseases='&quot;;IF([.E107]=&quot;&quot;;&quot;&quot;;&quot;alergija, &quot;);IF([.F107] = &quot;&quot;; &quot;&quot;; &quot;astma, &quot;);IF([.G107] = &quot;&quot;; &quot;&quot;; &quot;migrena, &quot;);IF([.H107] = &quot;&quot;; &quot;&quot;; &quot;hiperaktyvumas, &quot;);IF([.I107] = &quot;&quot;; &quot;&quot;; &quot;viduriavimas, &quot;);IF([.J107] = &quot;&quot;; &quot;&quot;; &quot;pykinimas, &quot;);IF([.K107] = &quot;&quot;; &quot;&quot;; &quot;medžiagų apykaitos sutrikimai, &quot;);IF([.L107] = &quot;&quot;; &quot;&quot;; &quot;virškinamojo trakto sutrikimai, &quot;);IF([.M107] = &quot;&quot;; &quot;&quot;; &quot;kaulų retėjimas, &quot;);IF([.N107] = &quot;&quot;; &quot;&quot;; &quot;šlakų nusėdimas, &quot;);IF([.O107] = &quot;&quot;; &quot;&quot;; &quot;inkstų ir kepenų ligos, &quot;);IF([.P107] = &quot;&quot;; &quot;&quot;; &quot;mutageniškumas, &quot;);IF([.Q107] = &quot;&quot;; &quot;&quot;; &quot;vėžys&quot;);&quot;' where upper(number)=upper('&quot;;[.D107];&quot;');&quot; )" office:value-type="string" office:string-value="update e set diseases='alergija, astma, migrena, ' where upper(number)=upper('E321');">
            <text:p>update e set diseases='alergija, astma, migrena, ' where upper(number)=upper('E321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true</text:p>
          </table:table-cell>
          <table:table-cell table:style-name="ce6" office:value-type="string">
            <text:p>E322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office:value-type="string">
            <text:p>Migrena</text:p>
          </table:table-cell>
          <table:table-cell table:number-columns-repeated="10"/>
          <table:table-cell table:formula="oooc:=CONCATENATE(&quot;update e set diseases='&quot;;IF([.E108]=&quot;&quot;;&quot;&quot;;&quot;alergija, &quot;);IF([.F108] = &quot;&quot;; &quot;&quot;; &quot;astma, &quot;);IF([.G108] = &quot;&quot;; &quot;&quot;; &quot;migrena, &quot;);IF([.H108] = &quot;&quot;; &quot;&quot;; &quot;hiperaktyvumas, &quot;);IF([.I108] = &quot;&quot;; &quot;&quot;; &quot;viduriavimas, &quot;);IF([.J108] = &quot;&quot;; &quot;&quot;; &quot;pykinimas, &quot;);IF([.K108] = &quot;&quot;; &quot;&quot;; &quot;medžiagų apykaitos sutrikimai, &quot;);IF([.L108] = &quot;&quot;; &quot;&quot;; &quot;virškinamojo trakto sutrikimai, &quot;);IF([.M108] = &quot;&quot;; &quot;&quot;; &quot;kaulų retėjimas, &quot;);IF([.N108] = &quot;&quot;; &quot;&quot;; &quot;šlakų nusėdimas, &quot;);IF([.O108] = &quot;&quot;; &quot;&quot;; &quot;inkstų ir kepenų ligos, &quot;);IF([.P108] = &quot;&quot;; &quot;&quot;; &quot;mutageniškumas, &quot;);IF([.Q108] = &quot;&quot;; &quot;&quot;; &quot;vėžys&quot;);&quot;' where upper(number)=upper('&quot;;[.D108];&quot;');&quot; )" office:value-type="string" office:string-value="update e set diseases='alergija, astma, migrena, ' where upper(number)=upper('E322');">
            <text:p>update e set diseases='alergija, astma, migrena, ' where upper(number)=upper('E322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325</text:p>
          </table:table-cell>
          <table:table-cell table:style-name="ce6"/>
          <table:table-cell table:number-columns-repeated="12"/>
          <table:table-cell table:formula="oooc:=CONCATENATE(&quot;update e set diseases='&quot;;IF([.E109]=&quot;&quot;;&quot;&quot;;&quot;alergija, &quot;);IF([.F109] = &quot;&quot;; &quot;&quot;; &quot;astma, &quot;);IF([.G109] = &quot;&quot;; &quot;&quot;; &quot;migrena, &quot;);IF([.H109] = &quot;&quot;; &quot;&quot;; &quot;hiperaktyvumas, &quot;);IF([.I109] = &quot;&quot;; &quot;&quot;; &quot;viduriavimas, &quot;);IF([.J109] = &quot;&quot;; &quot;&quot;; &quot;pykinimas, &quot;);IF([.K109] = &quot;&quot;; &quot;&quot;; &quot;medžiagų apykaitos sutrikimai, &quot;);IF([.L109] = &quot;&quot;; &quot;&quot;; &quot;virškinamojo trakto sutrikimai, &quot;);IF([.M109] = &quot;&quot;; &quot;&quot;; &quot;kaulų retėjimas, &quot;);IF([.N109] = &quot;&quot;; &quot;&quot;; &quot;šlakų nusėdimas, &quot;);IF([.O109] = &quot;&quot;; &quot;&quot;; &quot;inkstų ir kepenų ligos, &quot;);IF([.P109] = &quot;&quot;; &quot;&quot;; &quot;mutageniškumas, &quot;);IF([.Q109] = &quot;&quot;; &quot;&quot;; &quot;vėžys&quot;);&quot;' where upper(number)=upper('&quot;;[.D109];&quot;');&quot; )" office:value-type="string" office:string-value="update e set diseases='' where upper(number)=upper('E325');">
            <text:p>update e set diseases='' where upper(number)=upper('E325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326</text:p>
          </table:table-cell>
          <table:table-cell table:style-name="ce6"/>
          <table:table-cell table:number-columns-repeated="12"/>
          <table:table-cell table:formula="oooc:=CONCATENATE(&quot;update e set diseases='&quot;;IF([.E110]=&quot;&quot;;&quot;&quot;;&quot;alergija, &quot;);IF([.F110] = &quot;&quot;; &quot;&quot;; &quot;astma, &quot;);IF([.G110] = &quot;&quot;; &quot;&quot;; &quot;migrena, &quot;);IF([.H110] = &quot;&quot;; &quot;&quot;; &quot;hiperaktyvumas, &quot;);IF([.I110] = &quot;&quot;; &quot;&quot;; &quot;viduriavimas, &quot;);IF([.J110] = &quot;&quot;; &quot;&quot;; &quot;pykinimas, &quot;);IF([.K110] = &quot;&quot;; &quot;&quot;; &quot;medžiagų apykaitos sutrikimai, &quot;);IF([.L110] = &quot;&quot;; &quot;&quot;; &quot;virškinamojo trakto sutrikimai, &quot;);IF([.M110] = &quot;&quot;; &quot;&quot;; &quot;kaulų retėjimas, &quot;);IF([.N110] = &quot;&quot;; &quot;&quot;; &quot;šlakų nusėdimas, &quot;);IF([.O110] = &quot;&quot;; &quot;&quot;; &quot;inkstų ir kepenų ligos, &quot;);IF([.P110] = &quot;&quot;; &quot;&quot;; &quot;mutageniškumas, &quot;);IF([.Q110] = &quot;&quot;; &quot;&quot;; &quot;vėžys&quot;);&quot;' where upper(number)=upper('&quot;;[.D110];&quot;');&quot; )" office:value-type="string" office:string-value="update e set diseases='' where upper(number)=upper('E326');">
            <text:p>update e set diseases='' where upper(number)=upper('E326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327</text:p>
          </table:table-cell>
          <table:table-cell table:style-name="ce6"/>
          <table:table-cell table:number-columns-repeated="12"/>
          <table:table-cell table:formula="oooc:=CONCATENATE(&quot;update e set diseases='&quot;;IF([.E111]=&quot;&quot;;&quot;&quot;;&quot;alergija, &quot;);IF([.F111] = &quot;&quot;; &quot;&quot;; &quot;astma, &quot;);IF([.G111] = &quot;&quot;; &quot;&quot;; &quot;migrena, &quot;);IF([.H111] = &quot;&quot;; &quot;&quot;; &quot;hiperaktyvumas, &quot;);IF([.I111] = &quot;&quot;; &quot;&quot;; &quot;viduriavimas, &quot;);IF([.J111] = &quot;&quot;; &quot;&quot;; &quot;pykinimas, &quot;);IF([.K111] = &quot;&quot;; &quot;&quot;; &quot;medžiagų apykaitos sutrikimai, &quot;);IF([.L111] = &quot;&quot;; &quot;&quot;; &quot;virškinamojo trakto sutrikimai, &quot;);IF([.M111] = &quot;&quot;; &quot;&quot;; &quot;kaulų retėjimas, &quot;);IF([.N111] = &quot;&quot;; &quot;&quot;; &quot;šlakų nusėdimas, &quot;);IF([.O111] = &quot;&quot;; &quot;&quot;; &quot;inkstų ir kepenų ligos, &quot;);IF([.P111] = &quot;&quot;; &quot;&quot;; &quot;mutageniškumas, &quot;);IF([.Q111] = &quot;&quot;; &quot;&quot;; &quot;vėžys&quot;);&quot;' where upper(number)=upper('&quot;;[.D111];&quot;');&quot; )" office:value-type="string" office:string-value="update e set diseases='' where upper(number)=upper('E327');">
            <text:p>update e set diseases='' where upper(number)=upper('E327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330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112]=&quot;&quot;;&quot;&quot;;&quot;alergija, &quot;);IF([.F112] = &quot;&quot;; &quot;&quot;; &quot;astma, &quot;);IF([.G112] = &quot;&quot;; &quot;&quot;; &quot;migrena, &quot;);IF([.H112] = &quot;&quot;; &quot;&quot;; &quot;hiperaktyvumas, &quot;);IF([.I112] = &quot;&quot;; &quot;&quot;; &quot;viduriavimas, &quot;);IF([.J112] = &quot;&quot;; &quot;&quot;; &quot;pykinimas, &quot;);IF([.K112] = &quot;&quot;; &quot;&quot;; &quot;medžiagų apykaitos sutrikimai, &quot;);IF([.L112] = &quot;&quot;; &quot;&quot;; &quot;virškinamojo trakto sutrikimai, &quot;);IF([.M112] = &quot;&quot;; &quot;&quot;; &quot;kaulų retėjimas, &quot;);IF([.N112] = &quot;&quot;; &quot;&quot;; &quot;šlakų nusėdimas, &quot;);IF([.O112] = &quot;&quot;; &quot;&quot;; &quot;inkstų ir kepenų ligos, &quot;);IF([.P112] = &quot;&quot;; &quot;&quot;; &quot;mutageniškumas, &quot;);IF([.Q112] = &quot;&quot;; &quot;&quot;; &quot;vėžys&quot;);&quot;' where upper(number)=upper('&quot;;[.D112];&quot;');&quot; )" office:value-type="string" office:string-value="update e set diseases='alergija, astma, ' where upper(number)=upper('E330');">
            <text:p>update e set diseases='alergija, astma, ' where upper(number)=upper('E330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331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113]=&quot;&quot;;&quot;&quot;;&quot;alergija, &quot;);IF([.F113] = &quot;&quot;; &quot;&quot;; &quot;astma, &quot;);IF([.G113] = &quot;&quot;; &quot;&quot;; &quot;migrena, &quot;);IF([.H113] = &quot;&quot;; &quot;&quot;; &quot;hiperaktyvumas, &quot;);IF([.I113] = &quot;&quot;; &quot;&quot;; &quot;viduriavimas, &quot;);IF([.J113] = &quot;&quot;; &quot;&quot;; &quot;pykinimas, &quot;);IF([.K113] = &quot;&quot;; &quot;&quot;; &quot;medžiagų apykaitos sutrikimai, &quot;);IF([.L113] = &quot;&quot;; &quot;&quot;; &quot;virškinamojo trakto sutrikimai, &quot;);IF([.M113] = &quot;&quot;; &quot;&quot;; &quot;kaulų retėjimas, &quot;);IF([.N113] = &quot;&quot;; &quot;&quot;; &quot;šlakų nusėdimas, &quot;);IF([.O113] = &quot;&quot;; &quot;&quot;; &quot;inkstų ir kepenų ligos, &quot;);IF([.P113] = &quot;&quot;; &quot;&quot;; &quot;mutageniškumas, &quot;);IF([.Q113] = &quot;&quot;; &quot;&quot;; &quot;vėžys&quot;);&quot;' where upper(number)=upper('&quot;;[.D113];&quot;');&quot; )" office:value-type="string" office:string-value="update e set diseases='alergija, astma, ' where upper(number)=upper('E331');">
            <text:p>update e set diseases='alergija, astma, ' where upper(number)=upper('E331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332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114]=&quot;&quot;;&quot;&quot;;&quot;alergija, &quot;);IF([.F114] = &quot;&quot;; &quot;&quot;; &quot;astma, &quot;);IF([.G114] = &quot;&quot;; &quot;&quot;; &quot;migrena, &quot;);IF([.H114] = &quot;&quot;; &quot;&quot;; &quot;hiperaktyvumas, &quot;);IF([.I114] = &quot;&quot;; &quot;&quot;; &quot;viduriavimas, &quot;);IF([.J114] = &quot;&quot;; &quot;&quot;; &quot;pykinimas, &quot;);IF([.K114] = &quot;&quot;; &quot;&quot;; &quot;medžiagų apykaitos sutrikimai, &quot;);IF([.L114] = &quot;&quot;; &quot;&quot;; &quot;virškinamojo trakto sutrikimai, &quot;);IF([.M114] = &quot;&quot;; &quot;&quot;; &quot;kaulų retėjimas, &quot;);IF([.N114] = &quot;&quot;; &quot;&quot;; &quot;šlakų nusėdimas, &quot;);IF([.O114] = &quot;&quot;; &quot;&quot;; &quot;inkstų ir kepenų ligos, &quot;);IF([.P114] = &quot;&quot;; &quot;&quot;; &quot;mutageniškumas, &quot;);IF([.Q114] = &quot;&quot;; &quot;&quot;; &quot;vėžys&quot;);&quot;' where upper(number)=upper('&quot;;[.D114];&quot;');&quot; )" office:value-type="string" office:string-value="update e set diseases='alergija, astma, ' where upper(number)=upper('E332');">
            <text:p>update e set diseases='alergija, astma, ' where upper(number)=upper('E332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333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115]=&quot;&quot;;&quot;&quot;;&quot;alergija, &quot;);IF([.F115] = &quot;&quot;; &quot;&quot;; &quot;astma, &quot;);IF([.G115] = &quot;&quot;; &quot;&quot;; &quot;migrena, &quot;);IF([.H115] = &quot;&quot;; &quot;&quot;; &quot;hiperaktyvumas, &quot;);IF([.I115] = &quot;&quot;; &quot;&quot;; &quot;viduriavimas, &quot;);IF([.J115] = &quot;&quot;; &quot;&quot;; &quot;pykinimas, &quot;);IF([.K115] = &quot;&quot;; &quot;&quot;; &quot;medžiagų apykaitos sutrikimai, &quot;);IF([.L115] = &quot;&quot;; &quot;&quot;; &quot;virškinamojo trakto sutrikimai, &quot;);IF([.M115] = &quot;&quot;; &quot;&quot;; &quot;kaulų retėjimas, &quot;);IF([.N115] = &quot;&quot;; &quot;&quot;; &quot;šlakų nusėdimas, &quot;);IF([.O115] = &quot;&quot;; &quot;&quot;; &quot;inkstų ir kepenų ligos, &quot;);IF([.P115] = &quot;&quot;; &quot;&quot;; &quot;mutageniškumas, &quot;);IF([.Q115] = &quot;&quot;; &quot;&quot;; &quot;vėžys&quot;);&quot;' where upper(number)=upper('&quot;;[.D115];&quot;');&quot; )" office:value-type="string" office:string-value="update e set diseases='alergija, astma, ' where upper(number)=upper('E333');">
            <text:p>update e set diseases='alergija, astma, ' where upper(number)=upper('E333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334</text:p>
          </table:table-cell>
          <table:table-cell table:style-name="ce6"/>
          <table:table-cell table:number-columns-repeated="12"/>
          <table:table-cell table:formula="oooc:=CONCATENATE(&quot;update e set diseases='&quot;;IF([.E116]=&quot;&quot;;&quot;&quot;;&quot;alergija, &quot;);IF([.F116] = &quot;&quot;; &quot;&quot;; &quot;astma, &quot;);IF([.G116] = &quot;&quot;; &quot;&quot;; &quot;migrena, &quot;);IF([.H116] = &quot;&quot;; &quot;&quot;; &quot;hiperaktyvumas, &quot;);IF([.I116] = &quot;&quot;; &quot;&quot;; &quot;viduriavimas, &quot;);IF([.J116] = &quot;&quot;; &quot;&quot;; &quot;pykinimas, &quot;);IF([.K116] = &quot;&quot;; &quot;&quot;; &quot;medžiagų apykaitos sutrikimai, &quot;);IF([.L116] = &quot;&quot;; &quot;&quot;; &quot;virškinamojo trakto sutrikimai, &quot;);IF([.M116] = &quot;&quot;; &quot;&quot;; &quot;kaulų retėjimas, &quot;);IF([.N116] = &quot;&quot;; &quot;&quot;; &quot;šlakų nusėdimas, &quot;);IF([.O116] = &quot;&quot;; &quot;&quot;; &quot;inkstų ir kepenų ligos, &quot;);IF([.P116] = &quot;&quot;; &quot;&quot;; &quot;mutageniškumas, &quot;);IF([.Q116] = &quot;&quot;; &quot;&quot;; &quot;vėžys&quot;);&quot;' where upper(number)=upper('&quot;;[.D116];&quot;');&quot; )" office:value-type="string" office:string-value="update e set diseases='' where upper(number)=upper('E334');">
            <text:p>update e set diseases='' where upper(number)=upper('E334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335</text:p>
          </table:table-cell>
          <table:table-cell table:style-name="ce6"/>
          <table:table-cell table:number-columns-repeated="3"/>
          <table:table-cell office:value-type="string">
            <text:p>viduriaviavimas</text:p>
          </table:table-cell>
          <table:table-cell table:number-columns-repeated="8"/>
          <table:table-cell table:formula="oooc:=CONCATENATE(&quot;update e set diseases='&quot;;IF([.E117]=&quot;&quot;;&quot;&quot;;&quot;alergija, &quot;);IF([.F117] = &quot;&quot;; &quot;&quot;; &quot;astma, &quot;);IF([.G117] = &quot;&quot;; &quot;&quot;; &quot;migrena, &quot;);IF([.H117] = &quot;&quot;; &quot;&quot;; &quot;hiperaktyvumas, &quot;);IF([.I117] = &quot;&quot;; &quot;&quot;; &quot;viduriavimas, &quot;);IF([.J117] = &quot;&quot;; &quot;&quot;; &quot;pykinimas, &quot;);IF([.K117] = &quot;&quot;; &quot;&quot;; &quot;medžiagų apykaitos sutrikimai, &quot;);IF([.L117] = &quot;&quot;; &quot;&quot;; &quot;virškinamojo trakto sutrikimai, &quot;);IF([.M117] = &quot;&quot;; &quot;&quot;; &quot;kaulų retėjimas, &quot;);IF([.N117] = &quot;&quot;; &quot;&quot;; &quot;šlakų nusėdimas, &quot;);IF([.O117] = &quot;&quot;; &quot;&quot;; &quot;inkstų ir kepenų ligos, &quot;);IF([.P117] = &quot;&quot;; &quot;&quot;; &quot;mutageniškumas, &quot;);IF([.Q117] = &quot;&quot;; &quot;&quot;; &quot;vėžys&quot;);&quot;' where upper(number)=upper('&quot;;[.D117];&quot;');&quot; )" office:value-type="string" office:string-value="update e set diseases='viduriavimas, ' where upper(number)=upper('E335');">
            <text:p>update e set diseases='viduriavimas, ' where upper(number)=upper('E335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336</text:p>
          </table:table-cell>
          <table:table-cell table:style-name="ce6"/>
          <table:table-cell table:number-columns-repeated="3"/>
          <table:table-cell office:value-type="string">
            <text:p>viduriaviavimas</text:p>
          </table:table-cell>
          <table:table-cell table:number-columns-repeated="8"/>
          <table:table-cell table:formula="oooc:=CONCATENATE(&quot;update e set diseases='&quot;;IF([.E118]=&quot;&quot;;&quot;&quot;;&quot;alergija, &quot;);IF([.F118] = &quot;&quot;; &quot;&quot;; &quot;astma, &quot;);IF([.G118] = &quot;&quot;; &quot;&quot;; &quot;migrena, &quot;);IF([.H118] = &quot;&quot;; &quot;&quot;; &quot;hiperaktyvumas, &quot;);IF([.I118] = &quot;&quot;; &quot;&quot;; &quot;viduriavimas, &quot;);IF([.J118] = &quot;&quot;; &quot;&quot;; &quot;pykinimas, &quot;);IF([.K118] = &quot;&quot;; &quot;&quot;; &quot;medžiagų apykaitos sutrikimai, &quot;);IF([.L118] = &quot;&quot;; &quot;&quot;; &quot;virškinamojo trakto sutrikimai, &quot;);IF([.M118] = &quot;&quot;; &quot;&quot;; &quot;kaulų retėjimas, &quot;);IF([.N118] = &quot;&quot;; &quot;&quot;; &quot;šlakų nusėdimas, &quot;);IF([.O118] = &quot;&quot;; &quot;&quot;; &quot;inkstų ir kepenų ligos, &quot;);IF([.P118] = &quot;&quot;; &quot;&quot;; &quot;mutageniškumas, &quot;);IF([.Q118] = &quot;&quot;; &quot;&quot;; &quot;vėžys&quot;);&quot;' where upper(number)=upper('&quot;;[.D118];&quot;');&quot; )" office:value-type="string" office:string-value="update e set diseases='viduriavimas, ' where upper(number)=upper('E336');">
            <text:p>update e set diseases='viduriavimas, ' where upper(number)=upper('E336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337</text:p>
          </table:table-cell>
          <table:table-cell table:style-name="ce6"/>
          <table:table-cell table:number-columns-repeated="3"/>
          <table:table-cell office:value-type="string">
            <text:p>viduriaviavimas</text:p>
          </table:table-cell>
          <table:table-cell table:number-columns-repeated="8"/>
          <table:table-cell table:formula="oooc:=CONCATENATE(&quot;update e set diseases='&quot;;IF([.E119]=&quot;&quot;;&quot;&quot;;&quot;alergija, &quot;);IF([.F119] = &quot;&quot;; &quot;&quot;; &quot;astma, &quot;);IF([.G119] = &quot;&quot;; &quot;&quot;; &quot;migrena, &quot;);IF([.H119] = &quot;&quot;; &quot;&quot;; &quot;hiperaktyvumas, &quot;);IF([.I119] = &quot;&quot;; &quot;&quot;; &quot;viduriavimas, &quot;);IF([.J119] = &quot;&quot;; &quot;&quot;; &quot;pykinimas, &quot;);IF([.K119] = &quot;&quot;; &quot;&quot;; &quot;medžiagų apykaitos sutrikimai, &quot;);IF([.L119] = &quot;&quot;; &quot;&quot;; &quot;virškinamojo trakto sutrikimai, &quot;);IF([.M119] = &quot;&quot;; &quot;&quot;; &quot;kaulų retėjimas, &quot;);IF([.N119] = &quot;&quot;; &quot;&quot;; &quot;šlakų nusėdimas, &quot;);IF([.O119] = &quot;&quot;; &quot;&quot;; &quot;inkstų ir kepenų ligos, &quot;);IF([.P119] = &quot;&quot;; &quot;&quot;; &quot;mutageniškumas, &quot;);IF([.Q119] = &quot;&quot;; &quot;&quot;; &quot;vėžys&quot;);&quot;' where upper(number)=upper('&quot;;[.D119];&quot;');&quot; )" office:value-type="string" office:string-value="update e set diseases='viduriavimas, ' where upper(number)=upper('E337');">
            <text:p>update e set diseases='viduriavimas, ' where upper(number)=upper('E337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338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/>
          <table:table-cell office:value-type="string">
            <text:p>hiperaktyvumas</text:p>
          </table:table-cell>
          <table:table-cell table:number-columns-repeated="9"/>
          <table:table-cell table:formula="oooc:=CONCATENATE(&quot;update e set diseases='&quot;;IF([.E120]=&quot;&quot;;&quot;&quot;;&quot;alergija, &quot;);IF([.F120] = &quot;&quot;; &quot;&quot;; &quot;astma, &quot;);IF([.G120] = &quot;&quot;; &quot;&quot;; &quot;migrena, &quot;);IF([.H120] = &quot;&quot;; &quot;&quot;; &quot;hiperaktyvumas, &quot;);IF([.I120] = &quot;&quot;; &quot;&quot;; &quot;viduriavimas, &quot;);IF([.J120] = &quot;&quot;; &quot;&quot;; &quot;pykinimas, &quot;);IF([.K120] = &quot;&quot;; &quot;&quot;; &quot;medžiagų apykaitos sutrikimai, &quot;);IF([.L120] = &quot;&quot;; &quot;&quot;; &quot;virškinamojo trakto sutrikimai, &quot;);IF([.M120] = &quot;&quot;; &quot;&quot;; &quot;kaulų retėjimas, &quot;);IF([.N120] = &quot;&quot;; &quot;&quot;; &quot;šlakų nusėdimas, &quot;);IF([.O120] = &quot;&quot;; &quot;&quot;; &quot;inkstų ir kepenų ligos, &quot;);IF([.P120] = &quot;&quot;; &quot;&quot;; &quot;mutageniškumas, &quot;);IF([.Q120] = &quot;&quot;; &quot;&quot;; &quot;vėžys&quot;);&quot;' where upper(number)=upper('&quot;;[.D120];&quot;');&quot; )" office:value-type="string" office:string-value="update e set diseases='alergija, astma, hiperaktyvumas, ' where upper(number)=upper('E338');">
            <text:p>update e set diseases='alergija, astma, hiperaktyvumas, ' where upper(number)=upper('E338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339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121]=&quot;&quot;;&quot;&quot;;&quot;alergija, &quot;);IF([.F121] = &quot;&quot;; &quot;&quot;; &quot;astma, &quot;);IF([.G121] = &quot;&quot;; &quot;&quot;; &quot;migrena, &quot;);IF([.H121] = &quot;&quot;; &quot;&quot;; &quot;hiperaktyvumas, &quot;);IF([.I121] = &quot;&quot;; &quot;&quot;; &quot;viduriavimas, &quot;);IF([.J121] = &quot;&quot;; &quot;&quot;; &quot;pykinimas, &quot;);IF([.K121] = &quot;&quot;; &quot;&quot;; &quot;medžiagų apykaitos sutrikimai, &quot;);IF([.L121] = &quot;&quot;; &quot;&quot;; &quot;virškinamojo trakto sutrikimai, &quot;);IF([.M121] = &quot;&quot;; &quot;&quot;; &quot;kaulų retėjimas, &quot;);IF([.N121] = &quot;&quot;; &quot;&quot;; &quot;šlakų nusėdimas, &quot;);IF([.O121] = &quot;&quot;; &quot;&quot;; &quot;inkstų ir kepenų ligos, &quot;);IF([.P121] = &quot;&quot;; &quot;&quot;; &quot;mutageniškumas, &quot;);IF([.Q121] = &quot;&quot;; &quot;&quot;; &quot;vėžys&quot;);&quot;' where upper(number)=upper('&quot;;[.D121];&quot;');&quot; )" office:value-type="string" office:string-value="update e set diseases='alergija, astma, ' where upper(number)=upper('E339');">
            <text:p>update e set diseases='alergija, astma, ' where upper(number)=upper('E339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340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122]=&quot;&quot;;&quot;&quot;;&quot;alergija, &quot;);IF([.F122] = &quot;&quot;; &quot;&quot;; &quot;astma, &quot;);IF([.G122] = &quot;&quot;; &quot;&quot;; &quot;migrena, &quot;);IF([.H122] = &quot;&quot;; &quot;&quot;; &quot;hiperaktyvumas, &quot;);IF([.I122] = &quot;&quot;; &quot;&quot;; &quot;viduriavimas, &quot;);IF([.J122] = &quot;&quot;; &quot;&quot;; &quot;pykinimas, &quot;);IF([.K122] = &quot;&quot;; &quot;&quot;; &quot;medžiagų apykaitos sutrikimai, &quot;);IF([.L122] = &quot;&quot;; &quot;&quot;; &quot;virškinamojo trakto sutrikimai, &quot;);IF([.M122] = &quot;&quot;; &quot;&quot;; &quot;kaulų retėjimas, &quot;);IF([.N122] = &quot;&quot;; &quot;&quot;; &quot;šlakų nusėdimas, &quot;);IF([.O122] = &quot;&quot;; &quot;&quot;; &quot;inkstų ir kepenų ligos, &quot;);IF([.P122] = &quot;&quot;; &quot;&quot;; &quot;mutageniškumas, &quot;);IF([.Q122] = &quot;&quot;; &quot;&quot;; &quot;vėžys&quot;);&quot;' where upper(number)=upper('&quot;;[.D122];&quot;');&quot; )" office:value-type="string" office:string-value="update e set diseases='alergija, astma, ' where upper(number)=upper('E340');">
            <text:p>update e set diseases='alergija, astma, ' where upper(number)=upper('E340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341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123]=&quot;&quot;;&quot;&quot;;&quot;alergija, &quot;);IF([.F123] = &quot;&quot;; &quot;&quot;; &quot;astma, &quot;);IF([.G123] = &quot;&quot;; &quot;&quot;; &quot;migrena, &quot;);IF([.H123] = &quot;&quot;; &quot;&quot;; &quot;hiperaktyvumas, &quot;);IF([.I123] = &quot;&quot;; &quot;&quot;; &quot;viduriavimas, &quot;);IF([.J123] = &quot;&quot;; &quot;&quot;; &quot;pykinimas, &quot;);IF([.K123] = &quot;&quot;; &quot;&quot;; &quot;medžiagų apykaitos sutrikimai, &quot;);IF([.L123] = &quot;&quot;; &quot;&quot;; &quot;virškinamojo trakto sutrikimai, &quot;);IF([.M123] = &quot;&quot;; &quot;&quot;; &quot;kaulų retėjimas, &quot;);IF([.N123] = &quot;&quot;; &quot;&quot;; &quot;šlakų nusėdimas, &quot;);IF([.O123] = &quot;&quot;; &quot;&quot;; &quot;inkstų ir kepenų ligos, &quot;);IF([.P123] = &quot;&quot;; &quot;&quot;; &quot;mutageniškumas, &quot;);IF([.Q123] = &quot;&quot;; &quot;&quot;; &quot;vėžys&quot;);&quot;' where upper(number)=upper('&quot;;[.D123];&quot;');&quot; )" office:value-type="string" office:string-value="update e set diseases='alergija, astma, ' where upper(number)=upper('E341');">
            <text:p>update e set diseases='alergija, astma, ' where upper(number)=upper('E341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343</text:p>
          </table:table-cell>
          <table:table-cell table:style-name="ce6"/>
          <table:table-cell table:number-columns-repeated="12"/>
          <table:table-cell table:formula="oooc:=CONCATENATE(&quot;update e set diseases='&quot;;IF([.E124]=&quot;&quot;;&quot;&quot;;&quot;alergija, &quot;);IF([.F124] = &quot;&quot;; &quot;&quot;; &quot;astma, &quot;);IF([.G124] = &quot;&quot;; &quot;&quot;; &quot;migrena, &quot;);IF([.H124] = &quot;&quot;; &quot;&quot;; &quot;hiperaktyvumas, &quot;);IF([.I124] = &quot;&quot;; &quot;&quot;; &quot;viduriavimas, &quot;);IF([.J124] = &quot;&quot;; &quot;&quot;; &quot;pykinimas, &quot;);IF([.K124] = &quot;&quot;; &quot;&quot;; &quot;medžiagų apykaitos sutrikimai, &quot;);IF([.L124] = &quot;&quot;; &quot;&quot;; &quot;virškinamojo trakto sutrikimai, &quot;);IF([.M124] = &quot;&quot;; &quot;&quot;; &quot;kaulų retėjimas, &quot;);IF([.N124] = &quot;&quot;; &quot;&quot;; &quot;šlakų nusėdimas, &quot;);IF([.O124] = &quot;&quot;; &quot;&quot;; &quot;inkstų ir kepenų ligos, &quot;);IF([.P124] = &quot;&quot;; &quot;&quot;; &quot;mutageniškumas, &quot;);IF([.Q124] = &quot;&quot;; &quot;&quot;; &quot;vėžys&quot;);&quot;' where upper(number)=upper('&quot;;[.D124];&quot;');&quot; )" office:value-type="string" office:string-value="update e set diseases='' where upper(number)=upper('E343');">
            <text:p>update e set diseases='' where upper(number)=upper('E343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350</text:p>
          </table:table-cell>
          <table:table-cell table:style-name="ce6"/>
          <table:table-cell table:number-columns-repeated="12"/>
          <table:table-cell table:formula="oooc:=CONCATENATE(&quot;update e set diseases='&quot;;IF([.E125]=&quot;&quot;;&quot;&quot;;&quot;alergija, &quot;);IF([.F125] = &quot;&quot;; &quot;&quot;; &quot;astma, &quot;);IF([.G125] = &quot;&quot;; &quot;&quot;; &quot;migrena, &quot;);IF([.H125] = &quot;&quot;; &quot;&quot;; &quot;hiperaktyvumas, &quot;);IF([.I125] = &quot;&quot;; &quot;&quot;; &quot;viduriavimas, &quot;);IF([.J125] = &quot;&quot;; &quot;&quot;; &quot;pykinimas, &quot;);IF([.K125] = &quot;&quot;; &quot;&quot;; &quot;medžiagų apykaitos sutrikimai, &quot;);IF([.L125] = &quot;&quot;; &quot;&quot;; &quot;virškinamojo trakto sutrikimai, &quot;);IF([.M125] = &quot;&quot;; &quot;&quot;; &quot;kaulų retėjimas, &quot;);IF([.N125] = &quot;&quot;; &quot;&quot;; &quot;šlakų nusėdimas, &quot;);IF([.O125] = &quot;&quot;; &quot;&quot;; &quot;inkstų ir kepenų ligos, &quot;);IF([.P125] = &quot;&quot;; &quot;&quot;; &quot;mutageniškumas, &quot;);IF([.Q125] = &quot;&quot;; &quot;&quot;; &quot;vėžys&quot;);&quot;' where upper(number)=upper('&quot;;[.D125];&quot;');&quot; )" office:value-type="string" office:string-value="update e set diseases='' where upper(number)=upper('E350');">
            <text:p>update e set diseases='' where upper(number)=upper('E350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351</text:p>
          </table:table-cell>
          <table:table-cell table:style-name="ce6"/>
          <table:table-cell table:number-columns-repeated="12"/>
          <table:table-cell table:formula="oooc:=CONCATENATE(&quot;update e set diseases='&quot;;IF([.E126]=&quot;&quot;;&quot;&quot;;&quot;alergija, &quot;);IF([.F126] = &quot;&quot;; &quot;&quot;; &quot;astma, &quot;);IF([.G126] = &quot;&quot;; &quot;&quot;; &quot;migrena, &quot;);IF([.H126] = &quot;&quot;; &quot;&quot;; &quot;hiperaktyvumas, &quot;);IF([.I126] = &quot;&quot;; &quot;&quot;; &quot;viduriavimas, &quot;);IF([.J126] = &quot;&quot;; &quot;&quot;; &quot;pykinimas, &quot;);IF([.K126] = &quot;&quot;; &quot;&quot;; &quot;medžiagų apykaitos sutrikimai, &quot;);IF([.L126] = &quot;&quot;; &quot;&quot;; &quot;virškinamojo trakto sutrikimai, &quot;);IF([.M126] = &quot;&quot;; &quot;&quot;; &quot;kaulų retėjimas, &quot;);IF([.N126] = &quot;&quot;; &quot;&quot;; &quot;šlakų nusėdimas, &quot;);IF([.O126] = &quot;&quot;; &quot;&quot;; &quot;inkstų ir kepenų ligos, &quot;);IF([.P126] = &quot;&quot;; &quot;&quot;; &quot;mutageniškumas, &quot;);IF([.Q126] = &quot;&quot;; &quot;&quot;; &quot;vėžys&quot;);&quot;' where upper(number)=upper('&quot;;[.D126];&quot;');&quot; )" office:value-type="string" office:string-value="update e set diseases='' where upper(number)=upper('E351');">
            <text:p>update e set diseases='' where upper(number)=upper('E351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352</text:p>
          </table:table-cell>
          <table:table-cell table:style-name="ce6"/>
          <table:table-cell table:number-columns-repeated="12"/>
          <table:table-cell table:formula="oooc:=CONCATENATE(&quot;update e set diseases='&quot;;IF([.E127]=&quot;&quot;;&quot;&quot;;&quot;alergija, &quot;);IF([.F127] = &quot;&quot;; &quot;&quot;; &quot;astma, &quot;);IF([.G127] = &quot;&quot;; &quot;&quot;; &quot;migrena, &quot;);IF([.H127] = &quot;&quot;; &quot;&quot;; &quot;hiperaktyvumas, &quot;);IF([.I127] = &quot;&quot;; &quot;&quot;; &quot;viduriavimas, &quot;);IF([.J127] = &quot;&quot;; &quot;&quot;; &quot;pykinimas, &quot;);IF([.K127] = &quot;&quot;; &quot;&quot;; &quot;medžiagų apykaitos sutrikimai, &quot;);IF([.L127] = &quot;&quot;; &quot;&quot;; &quot;virškinamojo trakto sutrikimai, &quot;);IF([.M127] = &quot;&quot;; &quot;&quot;; &quot;kaulų retėjimas, &quot;);IF([.N127] = &quot;&quot;; &quot;&quot;; &quot;šlakų nusėdimas, &quot;);IF([.O127] = &quot;&quot;; &quot;&quot;; &quot;inkstų ir kepenų ligos, &quot;);IF([.P127] = &quot;&quot;; &quot;&quot;; &quot;mutageniškumas, &quot;);IF([.Q127] = &quot;&quot;; &quot;&quot;; &quot;vėžys&quot;);&quot;' where upper(number)=upper('&quot;;[.D127];&quot;');&quot; )" office:value-type="string" office:string-value="update e set diseases='' where upper(number)=upper('E352');">
            <text:p>update e set diseases='' where upper(number)=upper('E352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353</text:p>
          </table:table-cell>
          <table:table-cell table:style-name="ce6"/>
          <table:table-cell table:number-columns-repeated="12"/>
          <table:table-cell table:formula="oooc:=CONCATENATE(&quot;update e set diseases='&quot;;IF([.E128]=&quot;&quot;;&quot;&quot;;&quot;alergija, &quot;);IF([.F128] = &quot;&quot;; &quot;&quot;; &quot;astma, &quot;);IF([.G128] = &quot;&quot;; &quot;&quot;; &quot;migrena, &quot;);IF([.H128] = &quot;&quot;; &quot;&quot;; &quot;hiperaktyvumas, &quot;);IF([.I128] = &quot;&quot;; &quot;&quot;; &quot;viduriavimas, &quot;);IF([.J128] = &quot;&quot;; &quot;&quot;; &quot;pykinimas, &quot;);IF([.K128] = &quot;&quot;; &quot;&quot;; &quot;medžiagų apykaitos sutrikimai, &quot;);IF([.L128] = &quot;&quot;; &quot;&quot;; &quot;virškinamojo trakto sutrikimai, &quot;);IF([.M128] = &quot;&quot;; &quot;&quot;; &quot;kaulų retėjimas, &quot;);IF([.N128] = &quot;&quot;; &quot;&quot;; &quot;šlakų nusėdimas, &quot;);IF([.O128] = &quot;&quot;; &quot;&quot;; &quot;inkstų ir kepenų ligos, &quot;);IF([.P128] = &quot;&quot;; &quot;&quot;; &quot;mutageniškumas, &quot;);IF([.Q128] = &quot;&quot;; &quot;&quot;; &quot;vėžys&quot;);&quot;' where upper(number)=upper('&quot;;[.D128];&quot;');&quot; )" office:value-type="string" office:string-value="update e set diseases='' where upper(number)=upper('E353');">
            <text:p>update e set diseases='' where upper(number)=upper('E353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354</text:p>
          </table:table-cell>
          <table:table-cell table:style-name="ce6"/>
          <table:table-cell table:number-columns-repeated="12"/>
          <table:table-cell table:formula="oooc:=CONCATENATE(&quot;update e set diseases='&quot;;IF([.E129]=&quot;&quot;;&quot;&quot;;&quot;alergija, &quot;);IF([.F129] = &quot;&quot;; &quot;&quot;; &quot;astma, &quot;);IF([.G129] = &quot;&quot;; &quot;&quot;; &quot;migrena, &quot;);IF([.H129] = &quot;&quot;; &quot;&quot;; &quot;hiperaktyvumas, &quot;);IF([.I129] = &quot;&quot;; &quot;&quot;; &quot;viduriavimas, &quot;);IF([.J129] = &quot;&quot;; &quot;&quot;; &quot;pykinimas, &quot;);IF([.K129] = &quot;&quot;; &quot;&quot;; &quot;medžiagų apykaitos sutrikimai, &quot;);IF([.L129] = &quot;&quot;; &quot;&quot;; &quot;virškinamojo trakto sutrikimai, &quot;);IF([.M129] = &quot;&quot;; &quot;&quot;; &quot;kaulų retėjimas, &quot;);IF([.N129] = &quot;&quot;; &quot;&quot;; &quot;šlakų nusėdimas, &quot;);IF([.O129] = &quot;&quot;; &quot;&quot;; &quot;inkstų ir kepenų ligos, &quot;);IF([.P129] = &quot;&quot;; &quot;&quot;; &quot;mutageniškumas, &quot;);IF([.Q129] = &quot;&quot;; &quot;&quot;; &quot;vėžys&quot;);&quot;' where upper(number)=upper('&quot;;[.D129];&quot;');&quot; )" office:value-type="string" office:string-value="update e set diseases='' where upper(number)=upper('E354');">
            <text:p>update e set diseases='' where upper(number)=upper('E354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355</text:p>
          </table:table-cell>
          <table:table-cell table:style-name="ce6"/>
          <table:table-cell table:number-columns-repeated="12"/>
          <table:table-cell table:formula="oooc:=CONCATENATE(&quot;update e set diseases='&quot;;IF([.E130]=&quot;&quot;;&quot;&quot;;&quot;alergija, &quot;);IF([.F130] = &quot;&quot;; &quot;&quot;; &quot;astma, &quot;);IF([.G130] = &quot;&quot;; &quot;&quot;; &quot;migrena, &quot;);IF([.H130] = &quot;&quot;; &quot;&quot;; &quot;hiperaktyvumas, &quot;);IF([.I130] = &quot;&quot;; &quot;&quot;; &quot;viduriavimas, &quot;);IF([.J130] = &quot;&quot;; &quot;&quot;; &quot;pykinimas, &quot;);IF([.K130] = &quot;&quot;; &quot;&quot;; &quot;medžiagų apykaitos sutrikimai, &quot;);IF([.L130] = &quot;&quot;; &quot;&quot;; &quot;virškinamojo trakto sutrikimai, &quot;);IF([.M130] = &quot;&quot;; &quot;&quot;; &quot;kaulų retėjimas, &quot;);IF([.N130] = &quot;&quot;; &quot;&quot;; &quot;šlakų nusėdimas, &quot;);IF([.O130] = &quot;&quot;; &quot;&quot;; &quot;inkstų ir kepenų ligos, &quot;);IF([.P130] = &quot;&quot;; &quot;&quot;; &quot;mutageniškumas, &quot;);IF([.Q130] = &quot;&quot;; &quot;&quot;; &quot;vėžys&quot;);&quot;' where upper(number)=upper('&quot;;[.D130];&quot;');&quot; )" office:value-type="string" office:string-value="update e set diseases='' where upper(number)=upper('E355');">
            <text:p>update e set diseases='' where upper(number)=upper('E355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356</text:p>
          </table:table-cell>
          <table:table-cell table:style-name="ce6"/>
          <table:table-cell table:number-columns-repeated="12"/>
          <table:table-cell table:formula="oooc:=CONCATENATE(&quot;update e set diseases='&quot;;IF([.E131]=&quot;&quot;;&quot;&quot;;&quot;alergija, &quot;);IF([.F131] = &quot;&quot;; &quot;&quot;; &quot;astma, &quot;);IF([.G131] = &quot;&quot;; &quot;&quot;; &quot;migrena, &quot;);IF([.H131] = &quot;&quot;; &quot;&quot;; &quot;hiperaktyvumas, &quot;);IF([.I131] = &quot;&quot;; &quot;&quot;; &quot;viduriavimas, &quot;);IF([.J131] = &quot;&quot;; &quot;&quot;; &quot;pykinimas, &quot;);IF([.K131] = &quot;&quot;; &quot;&quot;; &quot;medžiagų apykaitos sutrikimai, &quot;);IF([.L131] = &quot;&quot;; &quot;&quot;; &quot;virškinamojo trakto sutrikimai, &quot;);IF([.M131] = &quot;&quot;; &quot;&quot;; &quot;kaulų retėjimas, &quot;);IF([.N131] = &quot;&quot;; &quot;&quot;; &quot;šlakų nusėdimas, &quot;);IF([.O131] = &quot;&quot;; &quot;&quot;; &quot;inkstų ir kepenų ligos, &quot;);IF([.P131] = &quot;&quot;; &quot;&quot;; &quot;mutageniškumas, &quot;);IF([.Q131] = &quot;&quot;; &quot;&quot;; &quot;vėžys&quot;);&quot;' where upper(number)=upper('&quot;;[.D131];&quot;');&quot; )" office:value-type="string" office:string-value="update e set diseases='' where upper(number)=upper('E356');">
            <text:p>update e set diseases='' where upper(number)=upper('E356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357</text:p>
          </table:table-cell>
          <table:table-cell table:style-name="ce6"/>
          <table:table-cell table:number-columns-repeated="12"/>
          <table:table-cell table:formula="oooc:=CONCATENATE(&quot;update e set diseases='&quot;;IF([.E132]=&quot;&quot;;&quot;&quot;;&quot;alergija, &quot;);IF([.F132] = &quot;&quot;; &quot;&quot;; &quot;astma, &quot;);IF([.G132] = &quot;&quot;; &quot;&quot;; &quot;migrena, &quot;);IF([.H132] = &quot;&quot;; &quot;&quot;; &quot;hiperaktyvumas, &quot;);IF([.I132] = &quot;&quot;; &quot;&quot;; &quot;viduriavimas, &quot;);IF([.J132] = &quot;&quot;; &quot;&quot;; &quot;pykinimas, &quot;);IF([.K132] = &quot;&quot;; &quot;&quot;; &quot;medžiagų apykaitos sutrikimai, &quot;);IF([.L132] = &quot;&quot;; &quot;&quot;; &quot;virškinamojo trakto sutrikimai, &quot;);IF([.M132] = &quot;&quot;; &quot;&quot;; &quot;kaulų retėjimas, &quot;);IF([.N132] = &quot;&quot;; &quot;&quot;; &quot;šlakų nusėdimas, &quot;);IF([.O132] = &quot;&quot;; &quot;&quot;; &quot;inkstų ir kepenų ligos, &quot;);IF([.P132] = &quot;&quot;; &quot;&quot;; &quot;mutageniškumas, &quot;);IF([.Q132] = &quot;&quot;; &quot;&quot;; &quot;vėžys&quot;);&quot;' where upper(number)=upper('&quot;;[.D132];&quot;');&quot; )" office:value-type="string" office:string-value="update e set diseases='' where upper(number)=upper('E357');">
            <text:p>update e set diseases='' where upper(number)=upper('E357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363</text:p>
          </table:table-cell>
          <table:table-cell table:style-name="ce6"/>
          <table:table-cell table:number-columns-repeated="12"/>
          <table:table-cell table:formula="oooc:=CONCATENATE(&quot;update e set diseases='&quot;;IF([.E133]=&quot;&quot;;&quot;&quot;;&quot;alergija, &quot;);IF([.F133] = &quot;&quot;; &quot;&quot;; &quot;astma, &quot;);IF([.G133] = &quot;&quot;; &quot;&quot;; &quot;migrena, &quot;);IF([.H133] = &quot;&quot;; &quot;&quot;; &quot;hiperaktyvumas, &quot;);IF([.I133] = &quot;&quot;; &quot;&quot;; &quot;viduriavimas, &quot;);IF([.J133] = &quot;&quot;; &quot;&quot;; &quot;pykinimas, &quot;);IF([.K133] = &quot;&quot;; &quot;&quot;; &quot;medžiagų apykaitos sutrikimai, &quot;);IF([.L133] = &quot;&quot;; &quot;&quot;; &quot;virškinamojo trakto sutrikimai, &quot;);IF([.M133] = &quot;&quot;; &quot;&quot;; &quot;kaulų retėjimas, &quot;);IF([.N133] = &quot;&quot;; &quot;&quot;; &quot;šlakų nusėdimas, &quot;);IF([.O133] = &quot;&quot;; &quot;&quot;; &quot;inkstų ir kepenų ligos, &quot;);IF([.P133] = &quot;&quot;; &quot;&quot;; &quot;mutageniškumas, &quot;);IF([.Q133] = &quot;&quot;; &quot;&quot;; &quot;vėžys&quot;);&quot;' where upper(number)=upper('&quot;;[.D133];&quot;');&quot; )" office:value-type="string" office:string-value="update e set diseases='' where upper(number)=upper('E363');">
            <text:p>update e set diseases='' where upper(number)=upper('E363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380</text:p>
          </table:table-cell>
          <table:table-cell table:style-name="ce6"/>
          <table:table-cell table:number-columns-repeated="12"/>
          <table:table-cell table:formula="oooc:=CONCATENATE(&quot;update e set diseases='&quot;;IF([.E134]=&quot;&quot;;&quot;&quot;;&quot;alergija, &quot;);IF([.F134] = &quot;&quot;; &quot;&quot;; &quot;astma, &quot;);IF([.G134] = &quot;&quot;; &quot;&quot;; &quot;migrena, &quot;);IF([.H134] = &quot;&quot;; &quot;&quot;; &quot;hiperaktyvumas, &quot;);IF([.I134] = &quot;&quot;; &quot;&quot;; &quot;viduriavimas, &quot;);IF([.J134] = &quot;&quot;; &quot;&quot;; &quot;pykinimas, &quot;);IF([.K134] = &quot;&quot;; &quot;&quot;; &quot;medžiagų apykaitos sutrikimai, &quot;);IF([.L134] = &quot;&quot;; &quot;&quot;; &quot;virškinamojo trakto sutrikimai, &quot;);IF([.M134] = &quot;&quot;; &quot;&quot;; &quot;kaulų retėjimas, &quot;);IF([.N134] = &quot;&quot;; &quot;&quot;; &quot;šlakų nusėdimas, &quot;);IF([.O134] = &quot;&quot;; &quot;&quot;; &quot;inkstų ir kepenų ligos, &quot;);IF([.P134] = &quot;&quot;; &quot;&quot;; &quot;mutageniškumas, &quot;);IF([.Q134] = &quot;&quot;; &quot;&quot;; &quot;vėžys&quot;);&quot;' where upper(number)=upper('&quot;;[.D134];&quot;');&quot; )" office:value-type="string" office:string-value="update e set diseases='' where upper(number)=upper('E380');">
            <text:p>update e set diseases='' where upper(number)=upper('E380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385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135]=&quot;&quot;;&quot;&quot;;&quot;alergija, &quot;);IF([.F135] = &quot;&quot;; &quot;&quot;; &quot;astma, &quot;);IF([.G135] = &quot;&quot;; &quot;&quot;; &quot;migrena, &quot;);IF([.H135] = &quot;&quot;; &quot;&quot;; &quot;hiperaktyvumas, &quot;);IF([.I135] = &quot;&quot;; &quot;&quot;; &quot;viduriavimas, &quot;);IF([.J135] = &quot;&quot;; &quot;&quot;; &quot;pykinimas, &quot;);IF([.K135] = &quot;&quot;; &quot;&quot;; &quot;medžiagų apykaitos sutrikimai, &quot;);IF([.L135] = &quot;&quot;; &quot;&quot;; &quot;virškinamojo trakto sutrikimai, &quot;);IF([.M135] = &quot;&quot;; &quot;&quot;; &quot;kaulų retėjimas, &quot;);IF([.N135] = &quot;&quot;; &quot;&quot;; &quot;šlakų nusėdimas, &quot;);IF([.O135] = &quot;&quot;; &quot;&quot;; &quot;inkstų ir kepenų ligos, &quot;);IF([.P135] = &quot;&quot;; &quot;&quot;; &quot;mutageniškumas, &quot;);IF([.Q135] = &quot;&quot;; &quot;&quot;; &quot;vėžys&quot;);&quot;' where upper(number)=upper('&quot;;[.D135];&quot;');&quot; )" office:value-type="string" office:string-value="update e set diseases='alergija, astma, ' where upper(number)=upper('E385');">
            <text:p>update e set diseases='alergija, astma, ' where upper(number)=upper('E385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400</text:p>
          </table:table-cell>
          <table:table-cell table:style-name="ce6"/>
          <table:table-cell table:number-columns-repeated="12"/>
          <table:table-cell table:formula="oooc:=CONCATENATE(&quot;update e set diseases='&quot;;IF([.E136]=&quot;&quot;;&quot;&quot;;&quot;alergija, &quot;);IF([.F136] = &quot;&quot;; &quot;&quot;; &quot;astma, &quot;);IF([.G136] = &quot;&quot;; &quot;&quot;; &quot;migrena, &quot;);IF([.H136] = &quot;&quot;; &quot;&quot;; &quot;hiperaktyvumas, &quot;);IF([.I136] = &quot;&quot;; &quot;&quot;; &quot;viduriavimas, &quot;);IF([.J136] = &quot;&quot;; &quot;&quot;; &quot;pykinimas, &quot;);IF([.K136] = &quot;&quot;; &quot;&quot;; &quot;medžiagų apykaitos sutrikimai, &quot;);IF([.L136] = &quot;&quot;; &quot;&quot;; &quot;virškinamojo trakto sutrikimai, &quot;);IF([.M136] = &quot;&quot;; &quot;&quot;; &quot;kaulų retėjimas, &quot;);IF([.N136] = &quot;&quot;; &quot;&quot;; &quot;šlakų nusėdimas, &quot;);IF([.O136] = &quot;&quot;; &quot;&quot;; &quot;inkstų ir kepenų ligos, &quot;);IF([.P136] = &quot;&quot;; &quot;&quot;; &quot;mutageniškumas, &quot;);IF([.Q136] = &quot;&quot;; &quot;&quot;; &quot;vėžys&quot;);&quot;' where upper(number)=upper('&quot;;[.D136];&quot;');&quot; )" office:value-type="string" office:string-value="update e set diseases='' where upper(number)=upper('E400');">
            <text:p>update e set diseases='' where upper(number)=upper('E400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401</text:p>
          </table:table-cell>
          <table:table-cell table:style-name="ce6"/>
          <table:table-cell table:number-columns-repeated="12"/>
          <table:table-cell table:formula="oooc:=CONCATENATE(&quot;update e set diseases='&quot;;IF([.E137]=&quot;&quot;;&quot;&quot;;&quot;alergija, &quot;);IF([.F137] = &quot;&quot;; &quot;&quot;; &quot;astma, &quot;);IF([.G137] = &quot;&quot;; &quot;&quot;; &quot;migrena, &quot;);IF([.H137] = &quot;&quot;; &quot;&quot;; &quot;hiperaktyvumas, &quot;);IF([.I137] = &quot;&quot;; &quot;&quot;; &quot;viduriavimas, &quot;);IF([.J137] = &quot;&quot;; &quot;&quot;; &quot;pykinimas, &quot;);IF([.K137] = &quot;&quot;; &quot;&quot;; &quot;medžiagų apykaitos sutrikimai, &quot;);IF([.L137] = &quot;&quot;; &quot;&quot;; &quot;virškinamojo trakto sutrikimai, &quot;);IF([.M137] = &quot;&quot;; &quot;&quot;; &quot;kaulų retėjimas, &quot;);IF([.N137] = &quot;&quot;; &quot;&quot;; &quot;šlakų nusėdimas, &quot;);IF([.O137] = &quot;&quot;; &quot;&quot;; &quot;inkstų ir kepenų ligos, &quot;);IF([.P137] = &quot;&quot;; &quot;&quot;; &quot;mutageniškumas, &quot;);IF([.Q137] = &quot;&quot;; &quot;&quot;; &quot;vėžys&quot;);&quot;' where upper(number)=upper('&quot;;[.D137];&quot;');&quot; )" office:value-type="string" office:string-value="update e set diseases='' where upper(number)=upper('E401');">
            <text:p>update e set diseases='' where upper(number)=upper('E401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402</text:p>
          </table:table-cell>
          <table:table-cell table:style-name="ce6"/>
          <table:table-cell table:number-columns-repeated="12"/>
          <table:table-cell table:formula="oooc:=CONCATENATE(&quot;update e set diseases='&quot;;IF([.E138]=&quot;&quot;;&quot;&quot;;&quot;alergija, &quot;);IF([.F138] = &quot;&quot;; &quot;&quot;; &quot;astma, &quot;);IF([.G138] = &quot;&quot;; &quot;&quot;; &quot;migrena, &quot;);IF([.H138] = &quot;&quot;; &quot;&quot;; &quot;hiperaktyvumas, &quot;);IF([.I138] = &quot;&quot;; &quot;&quot;; &quot;viduriavimas, &quot;);IF([.J138] = &quot;&quot;; &quot;&quot;; &quot;pykinimas, &quot;);IF([.K138] = &quot;&quot;; &quot;&quot;; &quot;medžiagų apykaitos sutrikimai, &quot;);IF([.L138] = &quot;&quot;; &quot;&quot;; &quot;virškinamojo trakto sutrikimai, &quot;);IF([.M138] = &quot;&quot;; &quot;&quot;; &quot;kaulų retėjimas, &quot;);IF([.N138] = &quot;&quot;; &quot;&quot;; &quot;šlakų nusėdimas, &quot;);IF([.O138] = &quot;&quot;; &quot;&quot;; &quot;inkstų ir kepenų ligos, &quot;);IF([.P138] = &quot;&quot;; &quot;&quot;; &quot;mutageniškumas, &quot;);IF([.Q138] = &quot;&quot;; &quot;&quot;; &quot;vėžys&quot;);&quot;' where upper(number)=upper('&quot;;[.D138];&quot;');&quot; )" office:value-type="string" office:string-value="update e set diseases='' where upper(number)=upper('E402');">
            <text:p>update e set diseases='' where upper(number)=upper('E402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403</text:p>
          </table:table-cell>
          <table:table-cell table:style-name="ce6"/>
          <table:table-cell table:number-columns-repeated="12"/>
          <table:table-cell table:formula="oooc:=CONCATENATE(&quot;update e set diseases='&quot;;IF([.E139]=&quot;&quot;;&quot;&quot;;&quot;alergija, &quot;);IF([.F139] = &quot;&quot;; &quot;&quot;; &quot;astma, &quot;);IF([.G139] = &quot;&quot;; &quot;&quot;; &quot;migrena, &quot;);IF([.H139] = &quot;&quot;; &quot;&quot;; &quot;hiperaktyvumas, &quot;);IF([.I139] = &quot;&quot;; &quot;&quot;; &quot;viduriavimas, &quot;);IF([.J139] = &quot;&quot;; &quot;&quot;; &quot;pykinimas, &quot;);IF([.K139] = &quot;&quot;; &quot;&quot;; &quot;medžiagų apykaitos sutrikimai, &quot;);IF([.L139] = &quot;&quot;; &quot;&quot;; &quot;virškinamojo trakto sutrikimai, &quot;);IF([.M139] = &quot;&quot;; &quot;&quot;; &quot;kaulų retėjimas, &quot;);IF([.N139] = &quot;&quot;; &quot;&quot;; &quot;šlakų nusėdimas, &quot;);IF([.O139] = &quot;&quot;; &quot;&quot;; &quot;inkstų ir kepenų ligos, &quot;);IF([.P139] = &quot;&quot;; &quot;&quot;; &quot;mutageniškumas, &quot;);IF([.Q139] = &quot;&quot;; &quot;&quot;; &quot;vėžys&quot;);&quot;' where upper(number)=upper('&quot;;[.D139];&quot;');&quot; )" office:value-type="string" office:string-value="update e set diseases='' where upper(number)=upper('E403');">
            <text:p>update e set diseases='' where upper(number)=upper('E403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404</text:p>
          </table:table-cell>
          <table:table-cell table:style-name="ce6"/>
          <table:table-cell table:number-columns-repeated="12"/>
          <table:table-cell table:formula="oooc:=CONCATENATE(&quot;update e set diseases='&quot;;IF([.E140]=&quot;&quot;;&quot;&quot;;&quot;alergija, &quot;);IF([.F140] = &quot;&quot;; &quot;&quot;; &quot;astma, &quot;);IF([.G140] = &quot;&quot;; &quot;&quot;; &quot;migrena, &quot;);IF([.H140] = &quot;&quot;; &quot;&quot;; &quot;hiperaktyvumas, &quot;);IF([.I140] = &quot;&quot;; &quot;&quot;; &quot;viduriavimas, &quot;);IF([.J140] = &quot;&quot;; &quot;&quot;; &quot;pykinimas, &quot;);IF([.K140] = &quot;&quot;; &quot;&quot;; &quot;medžiagų apykaitos sutrikimai, &quot;);IF([.L140] = &quot;&quot;; &quot;&quot;; &quot;virškinamojo trakto sutrikimai, &quot;);IF([.M140] = &quot;&quot;; &quot;&quot;; &quot;kaulų retėjimas, &quot;);IF([.N140] = &quot;&quot;; &quot;&quot;; &quot;šlakų nusėdimas, &quot;);IF([.O140] = &quot;&quot;; &quot;&quot;; &quot;inkstų ir kepenų ligos, &quot;);IF([.P140] = &quot;&quot;; &quot;&quot;; &quot;mutageniškumas, &quot;);IF([.Q140] = &quot;&quot;; &quot;&quot;; &quot;vėžys&quot;);&quot;' where upper(number)=upper('&quot;;[.D140];&quot;');&quot; )" office:value-type="string" office:string-value="update e set diseases='' where upper(number)=upper('E404');">
            <text:p>update e set diseases='' where upper(number)=upper('E404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405</text:p>
          </table:table-cell>
          <table:table-cell table:style-name="ce6"/>
          <table:table-cell table:number-columns-repeated="12"/>
          <table:table-cell table:formula="oooc:=CONCATENATE(&quot;update e set diseases='&quot;;IF([.E141]=&quot;&quot;;&quot;&quot;;&quot;alergija, &quot;);IF([.F141] = &quot;&quot;; &quot;&quot;; &quot;astma, &quot;);IF([.G141] = &quot;&quot;; &quot;&quot;; &quot;migrena, &quot;);IF([.H141] = &quot;&quot;; &quot;&quot;; &quot;hiperaktyvumas, &quot;);IF([.I141] = &quot;&quot;; &quot;&quot;; &quot;viduriavimas, &quot;);IF([.J141] = &quot;&quot;; &quot;&quot;; &quot;pykinimas, &quot;);IF([.K141] = &quot;&quot;; &quot;&quot;; &quot;medžiagų apykaitos sutrikimai, &quot;);IF([.L141] = &quot;&quot;; &quot;&quot;; &quot;virškinamojo trakto sutrikimai, &quot;);IF([.M141] = &quot;&quot;; &quot;&quot;; &quot;kaulų retėjimas, &quot;);IF([.N141] = &quot;&quot;; &quot;&quot;; &quot;šlakų nusėdimas, &quot;);IF([.O141] = &quot;&quot;; &quot;&quot;; &quot;inkstų ir kepenų ligos, &quot;);IF([.P141] = &quot;&quot;; &quot;&quot;; &quot;mutageniškumas, &quot;);IF([.Q141] = &quot;&quot;; &quot;&quot;; &quot;vėžys&quot;);&quot;' where upper(number)=upper('&quot;;[.D141];&quot;');&quot; )" office:value-type="string" office:string-value="update e set diseases='' where upper(number)=upper('E405');">
            <text:p>update e set diseases='' where upper(number)=upper('E405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406</text:p>
          </table:table-cell>
          <table:table-cell table:style-name="ce6"/>
          <table:table-cell table:number-columns-repeated="12"/>
          <table:table-cell table:formula="oooc:=CONCATENATE(&quot;update e set diseases='&quot;;IF([.E142]=&quot;&quot;;&quot;&quot;;&quot;alergija, &quot;);IF([.F142] = &quot;&quot;; &quot;&quot;; &quot;astma, &quot;);IF([.G142] = &quot;&quot;; &quot;&quot;; &quot;migrena, &quot;);IF([.H142] = &quot;&quot;; &quot;&quot;; &quot;hiperaktyvumas, &quot;);IF([.I142] = &quot;&quot;; &quot;&quot;; &quot;viduriavimas, &quot;);IF([.J142] = &quot;&quot;; &quot;&quot;; &quot;pykinimas, &quot;);IF([.K142] = &quot;&quot;; &quot;&quot;; &quot;medžiagų apykaitos sutrikimai, &quot;);IF([.L142] = &quot;&quot;; &quot;&quot;; &quot;virškinamojo trakto sutrikimai, &quot;);IF([.M142] = &quot;&quot;; &quot;&quot;; &quot;kaulų retėjimas, &quot;);IF([.N142] = &quot;&quot;; &quot;&quot;; &quot;šlakų nusėdimas, &quot;);IF([.O142] = &quot;&quot;; &quot;&quot;; &quot;inkstų ir kepenų ligos, &quot;);IF([.P142] = &quot;&quot;; &quot;&quot;; &quot;mutageniškumas, &quot;);IF([.Q142] = &quot;&quot;; &quot;&quot;; &quot;vėžys&quot;);&quot;' where upper(number)=upper('&quot;;[.D142];&quot;');&quot; )" office:value-type="string" office:string-value="update e set diseases='' where upper(number)=upper('E406');">
            <text:p>update e set diseases='' where upper(number)=upper('E406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407</text:p>
          </table:table-cell>
          <table:table-cell table:style-name="ce6"/>
          <table:table-cell table:number-columns-repeated="12"/>
          <table:table-cell table:formula="oooc:=CONCATENATE(&quot;update e set diseases='&quot;;IF([.E143]=&quot;&quot;;&quot;&quot;;&quot;alergija, &quot;);IF([.F143] = &quot;&quot;; &quot;&quot;; &quot;astma, &quot;);IF([.G143] = &quot;&quot;; &quot;&quot;; &quot;migrena, &quot;);IF([.H143] = &quot;&quot;; &quot;&quot;; &quot;hiperaktyvumas, &quot;);IF([.I143] = &quot;&quot;; &quot;&quot;; &quot;viduriavimas, &quot;);IF([.J143] = &quot;&quot;; &quot;&quot;; &quot;pykinimas, &quot;);IF([.K143] = &quot;&quot;; &quot;&quot;; &quot;medžiagų apykaitos sutrikimai, &quot;);IF([.L143] = &quot;&quot;; &quot;&quot;; &quot;virškinamojo trakto sutrikimai, &quot;);IF([.M143] = &quot;&quot;; &quot;&quot;; &quot;kaulų retėjimas, &quot;);IF([.N143] = &quot;&quot;; &quot;&quot;; &quot;šlakų nusėdimas, &quot;);IF([.O143] = &quot;&quot;; &quot;&quot;; &quot;inkstų ir kepenų ligos, &quot;);IF([.P143] = &quot;&quot;; &quot;&quot;; &quot;mutageniškumas, &quot;);IF([.Q143] = &quot;&quot;; &quot;&quot;; &quot;vėžys&quot;);&quot;' where upper(number)=upper('&quot;;[.D143];&quot;');&quot; )" office:value-type="string" office:string-value="update e set diseases='' where upper(number)=upper('E407');">
            <text:p>update e set diseases='' where upper(number)=upper('E407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407a</text:p>
          </table:table-cell>
          <table:table-cell table:style-name="ce6"/>
          <table:table-cell table:number-columns-repeated="12"/>
          <table:table-cell table:formula="oooc:=CONCATENATE(&quot;update e set diseases='&quot;;IF([.E144]=&quot;&quot;;&quot;&quot;;&quot;alergija, &quot;);IF([.F144] = &quot;&quot;; &quot;&quot;; &quot;astma, &quot;);IF([.G144] = &quot;&quot;; &quot;&quot;; &quot;migrena, &quot;);IF([.H144] = &quot;&quot;; &quot;&quot;; &quot;hiperaktyvumas, &quot;);IF([.I144] = &quot;&quot;; &quot;&quot;; &quot;viduriavimas, &quot;);IF([.J144] = &quot;&quot;; &quot;&quot;; &quot;pykinimas, &quot;);IF([.K144] = &quot;&quot;; &quot;&quot;; &quot;medžiagų apykaitos sutrikimai, &quot;);IF([.L144] = &quot;&quot;; &quot;&quot;; &quot;virškinamojo trakto sutrikimai, &quot;);IF([.M144] = &quot;&quot;; &quot;&quot;; &quot;kaulų retėjimas, &quot;);IF([.N144] = &quot;&quot;; &quot;&quot;; &quot;šlakų nusėdimas, &quot;);IF([.O144] = &quot;&quot;; &quot;&quot;; &quot;inkstų ir kepenų ligos, &quot;);IF([.P144] = &quot;&quot;; &quot;&quot;; &quot;mutageniškumas, &quot;);IF([.Q144] = &quot;&quot;; &quot;&quot;; &quot;vėžys&quot;);&quot;' where upper(number)=upper('&quot;;[.D144];&quot;');&quot; )" office:value-type="string" office:string-value="update e set diseases='' where upper(number)=upper('E407a');">
            <text:p>update e set diseases='' where upper(number)=upper('E407a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410</text:p>
          </table:table-cell>
          <table:table-cell table:style-name="ce6"/>
          <table:table-cell table:number-columns-repeated="3"/>
          <table:table-cell office:value-type="string">
            <text:p>viduriaviavimas</text:p>
          </table:table-cell>
          <table:table-cell table:number-columns-repeated="8"/>
          <table:table-cell table:formula="oooc:=CONCATENATE(&quot;update e set diseases='&quot;;IF([.E145]=&quot;&quot;;&quot;&quot;;&quot;alergija, &quot;);IF([.F145] = &quot;&quot;; &quot;&quot;; &quot;astma, &quot;);IF([.G145] = &quot;&quot;; &quot;&quot;; &quot;migrena, &quot;);IF([.H145] = &quot;&quot;; &quot;&quot;; &quot;hiperaktyvumas, &quot;);IF([.I145] = &quot;&quot;; &quot;&quot;; &quot;viduriavimas, &quot;);IF([.J145] = &quot;&quot;; &quot;&quot;; &quot;pykinimas, &quot;);IF([.K145] = &quot;&quot;; &quot;&quot;; &quot;medžiagų apykaitos sutrikimai, &quot;);IF([.L145] = &quot;&quot;; &quot;&quot;; &quot;virškinamojo trakto sutrikimai, &quot;);IF([.M145] = &quot;&quot;; &quot;&quot;; &quot;kaulų retėjimas, &quot;);IF([.N145] = &quot;&quot;; &quot;&quot;; &quot;šlakų nusėdimas, &quot;);IF([.O145] = &quot;&quot;; &quot;&quot;; &quot;inkstų ir kepenų ligos, &quot;);IF([.P145] = &quot;&quot;; &quot;&quot;; &quot;mutageniškumas, &quot;);IF([.Q145] = &quot;&quot;; &quot;&quot;; &quot;vėžys&quot;);&quot;' where upper(number)=upper('&quot;;[.D145];&quot;');&quot; )" office:value-type="string" office:string-value="update e set diseases='viduriavimas, ' where upper(number)=upper('E410');">
            <text:p>update e set diseases='viduriavimas, ' where upper(number)=upper('E410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412</text:p>
          </table:table-cell>
          <table:table-cell table:style-name="ce6"/>
          <table:table-cell table:number-columns-repeated="12"/>
          <table:table-cell table:formula="oooc:=CONCATENATE(&quot;update e set diseases='&quot;;IF([.E146]=&quot;&quot;;&quot;&quot;;&quot;alergija, &quot;);IF([.F146] = &quot;&quot;; &quot;&quot;; &quot;astma, &quot;);IF([.G146] = &quot;&quot;; &quot;&quot;; &quot;migrena, &quot;);IF([.H146] = &quot;&quot;; &quot;&quot;; &quot;hiperaktyvumas, &quot;);IF([.I146] = &quot;&quot;; &quot;&quot;; &quot;viduriavimas, &quot;);IF([.J146] = &quot;&quot;; &quot;&quot;; &quot;pykinimas, &quot;);IF([.K146] = &quot;&quot;; &quot;&quot;; &quot;medžiagų apykaitos sutrikimai, &quot;);IF([.L146] = &quot;&quot;; &quot;&quot;; &quot;virškinamojo trakto sutrikimai, &quot;);IF([.M146] = &quot;&quot;; &quot;&quot;; &quot;kaulų retėjimas, &quot;);IF([.N146] = &quot;&quot;; &quot;&quot;; &quot;šlakų nusėdimas, &quot;);IF([.O146] = &quot;&quot;; &quot;&quot;; &quot;inkstų ir kepenų ligos, &quot;);IF([.P146] = &quot;&quot;; &quot;&quot;; &quot;mutageniškumas, &quot;);IF([.Q146] = &quot;&quot;; &quot;&quot;; &quot;vėžys&quot;);&quot;' where upper(number)=upper('&quot;;[.D146];&quot;');&quot; )" office:value-type="string" office:string-value="update e set diseases='' where upper(number)=upper('E412');">
            <text:p>update e set diseases='' where upper(number)=upper('E412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413</text:p>
          </table:table-cell>
          <table:table-cell table:style-name="ce6"/>
          <table:table-cell table:number-columns-repeated="3"/>
          <table:table-cell office:value-type="string">
            <text:p>viduriaviavimas</text:p>
          </table:table-cell>
          <table:table-cell table:number-columns-repeated="8"/>
          <table:table-cell table:formula="oooc:=CONCATENATE(&quot;update e set diseases='&quot;;IF([.E147]=&quot;&quot;;&quot;&quot;;&quot;alergija, &quot;);IF([.F147] = &quot;&quot;; &quot;&quot;; &quot;astma, &quot;);IF([.G147] = &quot;&quot;; &quot;&quot;; &quot;migrena, &quot;);IF([.H147] = &quot;&quot;; &quot;&quot;; &quot;hiperaktyvumas, &quot;);IF([.I147] = &quot;&quot;; &quot;&quot;; &quot;viduriavimas, &quot;);IF([.J147] = &quot;&quot;; &quot;&quot;; &quot;pykinimas, &quot;);IF([.K147] = &quot;&quot;; &quot;&quot;; &quot;medžiagų apykaitos sutrikimai, &quot;);IF([.L147] = &quot;&quot;; &quot;&quot;; &quot;virškinamojo trakto sutrikimai, &quot;);IF([.M147] = &quot;&quot;; &quot;&quot;; &quot;kaulų retėjimas, &quot;);IF([.N147] = &quot;&quot;; &quot;&quot;; &quot;šlakų nusėdimas, &quot;);IF([.O147] = &quot;&quot;; &quot;&quot;; &quot;inkstų ir kepenų ligos, &quot;);IF([.P147] = &quot;&quot;; &quot;&quot;; &quot;mutageniškumas, &quot;);IF([.Q147] = &quot;&quot;; &quot;&quot;; &quot;vėžys&quot;);&quot;' where upper(number)=upper('&quot;;[.D147];&quot;');&quot; )" office:value-type="string" office:string-value="update e set diseases='viduriavimas, ' where upper(number)=upper('E413');">
            <text:p>update e set diseases='viduriavimas, ' where upper(number)=upper('E413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414</text:p>
          </table:table-cell>
          <table:table-cell table:style-name="ce6"/>
          <table:table-cell table:number-columns-repeated="12"/>
          <table:table-cell table:formula="oooc:=CONCATENATE(&quot;update e set diseases='&quot;;IF([.E148]=&quot;&quot;;&quot;&quot;;&quot;alergija, &quot;);IF([.F148] = &quot;&quot;; &quot;&quot;; &quot;astma, &quot;);IF([.G148] = &quot;&quot;; &quot;&quot;; &quot;migrena, &quot;);IF([.H148] = &quot;&quot;; &quot;&quot;; &quot;hiperaktyvumas, &quot;);IF([.I148] = &quot;&quot;; &quot;&quot;; &quot;viduriavimas, &quot;);IF([.J148] = &quot;&quot;; &quot;&quot;; &quot;pykinimas, &quot;);IF([.K148] = &quot;&quot;; &quot;&quot;; &quot;medžiagų apykaitos sutrikimai, &quot;);IF([.L148] = &quot;&quot;; &quot;&quot;; &quot;virškinamojo trakto sutrikimai, &quot;);IF([.M148] = &quot;&quot;; &quot;&quot;; &quot;kaulų retėjimas, &quot;);IF([.N148] = &quot;&quot;; &quot;&quot;; &quot;šlakų nusėdimas, &quot;);IF([.O148] = &quot;&quot;; &quot;&quot;; &quot;inkstų ir kepenų ligos, &quot;);IF([.P148] = &quot;&quot;; &quot;&quot;; &quot;mutageniškumas, &quot;);IF([.Q148] = &quot;&quot;; &quot;&quot;; &quot;vėžys&quot;);&quot;' where upper(number)=upper('&quot;;[.D148];&quot;');&quot; )" office:value-type="string" office:string-value="update e set diseases='' where upper(number)=upper('E414');">
            <text:p>update e set diseases='' where upper(number)=upper('E414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415</text:p>
          </table:table-cell>
          <table:table-cell table:style-name="ce6"/>
          <table:table-cell table:number-columns-repeated="3"/>
          <table:table-cell office:value-type="string">
            <text:p>viduriaviavimas</text:p>
          </table:table-cell>
          <table:table-cell table:number-columns-repeated="8"/>
          <table:table-cell table:formula="oooc:=CONCATENATE(&quot;update e set diseases='&quot;;IF([.E149]=&quot;&quot;;&quot;&quot;;&quot;alergija, &quot;);IF([.F149] = &quot;&quot;; &quot;&quot;; &quot;astma, &quot;);IF([.G149] = &quot;&quot;; &quot;&quot;; &quot;migrena, &quot;);IF([.H149] = &quot;&quot;; &quot;&quot;; &quot;hiperaktyvumas, &quot;);IF([.I149] = &quot;&quot;; &quot;&quot;; &quot;viduriavimas, &quot;);IF([.J149] = &quot;&quot;; &quot;&quot;; &quot;pykinimas, &quot;);IF([.K149] = &quot;&quot;; &quot;&quot;; &quot;medžiagų apykaitos sutrikimai, &quot;);IF([.L149] = &quot;&quot;; &quot;&quot;; &quot;virškinamojo trakto sutrikimai, &quot;);IF([.M149] = &quot;&quot;; &quot;&quot;; &quot;kaulų retėjimas, &quot;);IF([.N149] = &quot;&quot;; &quot;&quot;; &quot;šlakų nusėdimas, &quot;);IF([.O149] = &quot;&quot;; &quot;&quot;; &quot;inkstų ir kepenų ligos, &quot;);IF([.P149] = &quot;&quot;; &quot;&quot;; &quot;mutageniškumas, &quot;);IF([.Q149] = &quot;&quot;; &quot;&quot;; &quot;vėžys&quot;);&quot;' where upper(number)=upper('&quot;;[.D149];&quot;');&quot; )" office:value-type="string" office:string-value="update e set diseases='viduriavimas, ' where upper(number)=upper('E415');">
            <text:p>update e set diseases='viduriavimas, ' where upper(number)=upper('E415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416</text:p>
          </table:table-cell>
          <table:table-cell table:style-name="ce6"/>
          <table:table-cell table:number-columns-repeated="3"/>
          <table:table-cell office:value-type="string">
            <text:p>viduriaviavimas</text:p>
          </table:table-cell>
          <table:table-cell table:number-columns-repeated="8"/>
          <table:table-cell table:formula="oooc:=CONCATENATE(&quot;update e set diseases='&quot;;IF([.E150]=&quot;&quot;;&quot;&quot;;&quot;alergija, &quot;);IF([.F150] = &quot;&quot;; &quot;&quot;; &quot;astma, &quot;);IF([.G150] = &quot;&quot;; &quot;&quot;; &quot;migrena, &quot;);IF([.H150] = &quot;&quot;; &quot;&quot;; &quot;hiperaktyvumas, &quot;);IF([.I150] = &quot;&quot;; &quot;&quot;; &quot;viduriavimas, &quot;);IF([.J150] = &quot;&quot;; &quot;&quot;; &quot;pykinimas, &quot;);IF([.K150] = &quot;&quot;; &quot;&quot;; &quot;medžiagų apykaitos sutrikimai, &quot;);IF([.L150] = &quot;&quot;; &quot;&quot;; &quot;virškinamojo trakto sutrikimai, &quot;);IF([.M150] = &quot;&quot;; &quot;&quot;; &quot;kaulų retėjimas, &quot;);IF([.N150] = &quot;&quot;; &quot;&quot;; &quot;šlakų nusėdimas, &quot;);IF([.O150] = &quot;&quot;; &quot;&quot;; &quot;inkstų ir kepenų ligos, &quot;);IF([.P150] = &quot;&quot;; &quot;&quot;; &quot;mutageniškumas, &quot;);IF([.Q150] = &quot;&quot;; &quot;&quot;; &quot;vėžys&quot;);&quot;' where upper(number)=upper('&quot;;[.D150];&quot;');&quot; )" office:value-type="string" office:string-value="update e set diseases='viduriavimas, ' where upper(number)=upper('E416');">
            <text:p>update e set diseases='viduriavimas, ' where upper(number)=upper('E416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417</text:p>
          </table:table-cell>
          <table:table-cell table:style-name="ce6"/>
          <table:table-cell table:number-columns-repeated="12"/>
          <table:table-cell table:formula="oooc:=CONCATENATE(&quot;update e set diseases='&quot;;IF([.E151]=&quot;&quot;;&quot;&quot;;&quot;alergija, &quot;);IF([.F151] = &quot;&quot;; &quot;&quot;; &quot;astma, &quot;);IF([.G151] = &quot;&quot;; &quot;&quot;; &quot;migrena, &quot;);IF([.H151] = &quot;&quot;; &quot;&quot;; &quot;hiperaktyvumas, &quot;);IF([.I151] = &quot;&quot;; &quot;&quot;; &quot;viduriavimas, &quot;);IF([.J151] = &quot;&quot;; &quot;&quot;; &quot;pykinimas, &quot;);IF([.K151] = &quot;&quot;; &quot;&quot;; &quot;medžiagų apykaitos sutrikimai, &quot;);IF([.L151] = &quot;&quot;; &quot;&quot;; &quot;virškinamojo trakto sutrikimai, &quot;);IF([.M151] = &quot;&quot;; &quot;&quot;; &quot;kaulų retėjimas, &quot;);IF([.N151] = &quot;&quot;; &quot;&quot;; &quot;šlakų nusėdimas, &quot;);IF([.O151] = &quot;&quot;; &quot;&quot;; &quot;inkstų ir kepenų ligos, &quot;);IF([.P151] = &quot;&quot;; &quot;&quot;; &quot;mutageniškumas, &quot;);IF([.Q151] = &quot;&quot;; &quot;&quot;; &quot;vėžys&quot;);&quot;' where upper(number)=upper('&quot;;[.D151];&quot;');&quot; )" office:value-type="string" office:string-value="update e set diseases='' where upper(number)=upper('E417');">
            <text:p>update e set diseases='' where upper(number)=upper('E417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418</text:p>
          </table:table-cell>
          <table:table-cell table:style-name="ce6"/>
          <table:table-cell table:number-columns-repeated="12"/>
          <table:table-cell table:formula="oooc:=CONCATENATE(&quot;update e set diseases='&quot;;IF([.E152]=&quot;&quot;;&quot;&quot;;&quot;alergija, &quot;);IF([.F152] = &quot;&quot;; &quot;&quot;; &quot;astma, &quot;);IF([.G152] = &quot;&quot;; &quot;&quot;; &quot;migrena, &quot;);IF([.H152] = &quot;&quot;; &quot;&quot;; &quot;hiperaktyvumas, &quot;);IF([.I152] = &quot;&quot;; &quot;&quot;; &quot;viduriavimas, &quot;);IF([.J152] = &quot;&quot;; &quot;&quot;; &quot;pykinimas, &quot;);IF([.K152] = &quot;&quot;; &quot;&quot;; &quot;medžiagų apykaitos sutrikimai, &quot;);IF([.L152] = &quot;&quot;; &quot;&quot;; &quot;virškinamojo trakto sutrikimai, &quot;);IF([.M152] = &quot;&quot;; &quot;&quot;; &quot;kaulų retėjimas, &quot;);IF([.N152] = &quot;&quot;; &quot;&quot;; &quot;šlakų nusėdimas, &quot;);IF([.O152] = &quot;&quot;; &quot;&quot;; &quot;inkstų ir kepenų ligos, &quot;);IF([.P152] = &quot;&quot;; &quot;&quot;; &quot;mutageniškumas, &quot;);IF([.Q152] = &quot;&quot;; &quot;&quot;; &quot;vėžys&quot;);&quot;' where upper(number)=upper('&quot;;[.D152];&quot;');&quot; )" office:value-type="string" office:string-value="update e set diseases='' where upper(number)=upper('E418');">
            <text:p>update e set diseases='' where upper(number)=upper('E418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420</text:p>
          </table:table-cell>
          <table:table-cell table:style-name="ce6"/>
          <table:table-cell table:number-columns-repeated="3"/>
          <table:table-cell office:value-type="string">
            <text:p>viduriaviavimas</text:p>
          </table:table-cell>
          <table:table-cell table:number-columns-repeated="8"/>
          <table:table-cell table:formula="oooc:=CONCATENATE(&quot;update e set diseases='&quot;;IF([.E153]=&quot;&quot;;&quot;&quot;;&quot;alergija, &quot;);IF([.F153] = &quot;&quot;; &quot;&quot;; &quot;astma, &quot;);IF([.G153] = &quot;&quot;; &quot;&quot;; &quot;migrena, &quot;);IF([.H153] = &quot;&quot;; &quot;&quot;; &quot;hiperaktyvumas, &quot;);IF([.I153] = &quot;&quot;; &quot;&quot;; &quot;viduriavimas, &quot;);IF([.J153] = &quot;&quot;; &quot;&quot;; &quot;pykinimas, &quot;);IF([.K153] = &quot;&quot;; &quot;&quot;; &quot;medžiagų apykaitos sutrikimai, &quot;);IF([.L153] = &quot;&quot;; &quot;&quot;; &quot;virškinamojo trakto sutrikimai, &quot;);IF([.M153] = &quot;&quot;; &quot;&quot;; &quot;kaulų retėjimas, &quot;);IF([.N153] = &quot;&quot;; &quot;&quot;; &quot;šlakų nusėdimas, &quot;);IF([.O153] = &quot;&quot;; &quot;&quot;; &quot;inkstų ir kepenų ligos, &quot;);IF([.P153] = &quot;&quot;; &quot;&quot;; &quot;mutageniškumas, &quot;);IF([.Q153] = &quot;&quot;; &quot;&quot;; &quot;vėžys&quot;);&quot;' where upper(number)=upper('&quot;;[.D153];&quot;');&quot; )" office:value-type="string" office:string-value="update e set diseases='viduriavimas, ' where upper(number)=upper('E420');">
            <text:p>update e set diseases='viduriavimas, ' where upper(number)=upper('E420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421</text:p>
          </table:table-cell>
          <table:table-cell table:style-name="ce6"/>
          <table:table-cell table:number-columns-repeated="3"/>
          <table:table-cell office:value-type="string">
            <text:p>viduriaviavimas</text:p>
          </table:table-cell>
          <table:table-cell table:number-columns-repeated="8"/>
          <table:table-cell table:formula="oooc:=CONCATENATE(&quot;update e set diseases='&quot;;IF([.E154]=&quot;&quot;;&quot;&quot;;&quot;alergija, &quot;);IF([.F154] = &quot;&quot;; &quot;&quot;; &quot;astma, &quot;);IF([.G154] = &quot;&quot;; &quot;&quot;; &quot;migrena, &quot;);IF([.H154] = &quot;&quot;; &quot;&quot;; &quot;hiperaktyvumas, &quot;);IF([.I154] = &quot;&quot;; &quot;&quot;; &quot;viduriavimas, &quot;);IF([.J154] = &quot;&quot;; &quot;&quot;; &quot;pykinimas, &quot;);IF([.K154] = &quot;&quot;; &quot;&quot;; &quot;medžiagų apykaitos sutrikimai, &quot;);IF([.L154] = &quot;&quot;; &quot;&quot;; &quot;virškinamojo trakto sutrikimai, &quot;);IF([.M154] = &quot;&quot;; &quot;&quot;; &quot;kaulų retėjimas, &quot;);IF([.N154] = &quot;&quot;; &quot;&quot;; &quot;šlakų nusėdimas, &quot;);IF([.O154] = &quot;&quot;; &quot;&quot;; &quot;inkstų ir kepenų ligos, &quot;);IF([.P154] = &quot;&quot;; &quot;&quot;; &quot;mutageniškumas, &quot;);IF([.Q154] = &quot;&quot;; &quot;&quot;; &quot;vėžys&quot;);&quot;' where upper(number)=upper('&quot;;[.D154];&quot;');&quot; )" office:value-type="string" office:string-value="update e set diseases='viduriavimas, ' where upper(number)=upper('E421');">
            <text:p>update e set diseases='viduriavimas, ' where upper(number)=upper('E421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style-name="ce6" office:value-type="string">
            <text:p>E422</text:p>
          </table:table-cell>
          <table:table-cell table:style-name="ce6"/>
          <table:table-cell table:number-columns-repeated="12"/>
          <table:table-cell table:formula="oooc:=CONCATENATE(&quot;update e set diseases='&quot;;IF([.E155]=&quot;&quot;;&quot;&quot;;&quot;alergija, &quot;);IF([.F155] = &quot;&quot;; &quot;&quot;; &quot;astma, &quot;);IF([.G155] = &quot;&quot;; &quot;&quot;; &quot;migrena, &quot;);IF([.H155] = &quot;&quot;; &quot;&quot;; &quot;hiperaktyvumas, &quot;);IF([.I155] = &quot;&quot;; &quot;&quot;; &quot;viduriavimas, &quot;);IF([.J155] = &quot;&quot;; &quot;&quot;; &quot;pykinimas, &quot;);IF([.K155] = &quot;&quot;; &quot;&quot;; &quot;medžiagų apykaitos sutrikimai, &quot;);IF([.L155] = &quot;&quot;; &quot;&quot;; &quot;virškinamojo trakto sutrikimai, &quot;);IF([.M155] = &quot;&quot;; &quot;&quot;; &quot;kaulų retėjimas, &quot;);IF([.N155] = &quot;&quot;; &quot;&quot;; &quot;šlakų nusėdimas, &quot;);IF([.O155] = &quot;&quot;; &quot;&quot;; &quot;inkstų ir kepenų ligos, &quot;);IF([.P155] = &quot;&quot;; &quot;&quot;; &quot;mutageniškumas, &quot;);IF([.Q155] = &quot;&quot;; &quot;&quot;; &quot;vėžys&quot;);&quot;' where upper(number)=upper('&quot;;[.D155];&quot;');&quot; )" office:value-type="string" office:string-value="update e set diseases='' where upper(number)=upper('E422');">
            <text:p>update e set diseases='' where upper(number)=upper('E422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425</text:p>
          </table:table-cell>
          <table:table-cell table:style-name="ce6"/>
          <table:table-cell table:number-columns-repeated="12"/>
          <table:table-cell table:formula="oooc:=CONCATENATE(&quot;update e set diseases='&quot;;IF([.E156]=&quot;&quot;;&quot;&quot;;&quot;alergija, &quot;);IF([.F156] = &quot;&quot;; &quot;&quot;; &quot;astma, &quot;);IF([.G156] = &quot;&quot;; &quot;&quot;; &quot;migrena, &quot;);IF([.H156] = &quot;&quot;; &quot;&quot;; &quot;hiperaktyvumas, &quot;);IF([.I156] = &quot;&quot;; &quot;&quot;; &quot;viduriavimas, &quot;);IF([.J156] = &quot;&quot;; &quot;&quot;; &quot;pykinimas, &quot;);IF([.K156] = &quot;&quot;; &quot;&quot;; &quot;medžiagų apykaitos sutrikimai, &quot;);IF([.L156] = &quot;&quot;; &quot;&quot;; &quot;virškinamojo trakto sutrikimai, &quot;);IF([.M156] = &quot;&quot;; &quot;&quot;; &quot;kaulų retėjimas, &quot;);IF([.N156] = &quot;&quot;; &quot;&quot;; &quot;šlakų nusėdimas, &quot;);IF([.O156] = &quot;&quot;; &quot;&quot;; &quot;inkstų ir kepenų ligos, &quot;);IF([.P156] = &quot;&quot;; &quot;&quot;; &quot;mutageniškumas, &quot;);IF([.Q156] = &quot;&quot;; &quot;&quot;; &quot;vėžys&quot;);&quot;' where upper(number)=upper('&quot;;[.D156];&quot;');&quot; )" office:value-type="string" office:string-value="update e set diseases='' where upper(number)=upper('E425');">
            <text:p>update e set diseases='' where upper(number)=upper('E425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true</text:p>
          </table:table-cell>
          <table:table-cell office:value-type="string">
            <text:p>false</text:p>
          </table:table-cell>
          <table:table-cell table:style-name="ce6" office:value-type="string">
            <text:p>E431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157]=&quot;&quot;;&quot;&quot;;&quot;alergija, &quot;);IF([.F157] = &quot;&quot;; &quot;&quot;; &quot;astma, &quot;);IF([.G157] = &quot;&quot;; &quot;&quot;; &quot;migrena, &quot;);IF([.H157] = &quot;&quot;; &quot;&quot;; &quot;hiperaktyvumas, &quot;);IF([.I157] = &quot;&quot;; &quot;&quot;; &quot;viduriavimas, &quot;);IF([.J157] = &quot;&quot;; &quot;&quot;; &quot;pykinimas, &quot;);IF([.K157] = &quot;&quot;; &quot;&quot;; &quot;medžiagų apykaitos sutrikimai, &quot;);IF([.L157] = &quot;&quot;; &quot;&quot;; &quot;virškinamojo trakto sutrikimai, &quot;);IF([.M157] = &quot;&quot;; &quot;&quot;; &quot;kaulų retėjimas, &quot;);IF([.N157] = &quot;&quot;; &quot;&quot;; &quot;šlakų nusėdimas, &quot;);IF([.O157] = &quot;&quot;; &quot;&quot;; &quot;inkstų ir kepenų ligos, &quot;);IF([.P157] = &quot;&quot;; &quot;&quot;; &quot;mutageniškumas, &quot;);IF([.Q157] = &quot;&quot;; &quot;&quot;; &quot;vėžys&quot;);&quot;' where upper(number)=upper('&quot;;[.D157];&quot;');&quot; )" office:value-type="string" office:string-value="update e set diseases='alergija, astma, ' where upper(number)=upper('E431');">
            <text:p>update e set diseases='alergija, astma, ' where upper(number)=upper('E431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true</text:p>
          </table:table-cell>
          <table:table-cell office:value-type="string">
            <text:p>false</text:p>
          </table:table-cell>
          <table:table-cell table:style-name="ce6" office:value-type="string">
            <text:p>E432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158]=&quot;&quot;;&quot;&quot;;&quot;alergija, &quot;);IF([.F158] = &quot;&quot;; &quot;&quot;; &quot;astma, &quot;);IF([.G158] = &quot;&quot;; &quot;&quot;; &quot;migrena, &quot;);IF([.H158] = &quot;&quot;; &quot;&quot;; &quot;hiperaktyvumas, &quot;);IF([.I158] = &quot;&quot;; &quot;&quot;; &quot;viduriavimas, &quot;);IF([.J158] = &quot;&quot;; &quot;&quot;; &quot;pykinimas, &quot;);IF([.K158] = &quot;&quot;; &quot;&quot;; &quot;medžiagų apykaitos sutrikimai, &quot;);IF([.L158] = &quot;&quot;; &quot;&quot;; &quot;virškinamojo trakto sutrikimai, &quot;);IF([.M158] = &quot;&quot;; &quot;&quot;; &quot;kaulų retėjimas, &quot;);IF([.N158] = &quot;&quot;; &quot;&quot;; &quot;šlakų nusėdimas, &quot;);IF([.O158] = &quot;&quot;; &quot;&quot;; &quot;inkstų ir kepenų ligos, &quot;);IF([.P158] = &quot;&quot;; &quot;&quot;; &quot;mutageniškumas, &quot;);IF([.Q158] = &quot;&quot;; &quot;&quot;; &quot;vėžys&quot;);&quot;' where upper(number)=upper('&quot;;[.D158];&quot;');&quot; )" office:value-type="string" office:string-value="update e set diseases='alergija, astma, ' where upper(number)=upper('E432');">
            <text:p>update e set diseases='alergija, astma, ' where upper(number)=upper('E432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true</text:p>
          </table:table-cell>
          <table:table-cell office:value-type="string">
            <text:p>false</text:p>
          </table:table-cell>
          <table:table-cell table:style-name="ce6" office:value-type="string">
            <text:p>E433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159]=&quot;&quot;;&quot;&quot;;&quot;alergija, &quot;);IF([.F159] = &quot;&quot;; &quot;&quot;; &quot;astma, &quot;);IF([.G159] = &quot;&quot;; &quot;&quot;; &quot;migrena, &quot;);IF([.H159] = &quot;&quot;; &quot;&quot;; &quot;hiperaktyvumas, &quot;);IF([.I159] = &quot;&quot;; &quot;&quot;; &quot;viduriavimas, &quot;);IF([.J159] = &quot;&quot;; &quot;&quot;; &quot;pykinimas, &quot;);IF([.K159] = &quot;&quot;; &quot;&quot;; &quot;medžiagų apykaitos sutrikimai, &quot;);IF([.L159] = &quot;&quot;; &quot;&quot;; &quot;virškinamojo trakto sutrikimai, &quot;);IF([.M159] = &quot;&quot;; &quot;&quot;; &quot;kaulų retėjimas, &quot;);IF([.N159] = &quot;&quot;; &quot;&quot;; &quot;šlakų nusėdimas, &quot;);IF([.O159] = &quot;&quot;; &quot;&quot;; &quot;inkstų ir kepenų ligos, &quot;);IF([.P159] = &quot;&quot;; &quot;&quot;; &quot;mutageniškumas, &quot;);IF([.Q159] = &quot;&quot;; &quot;&quot;; &quot;vėžys&quot;);&quot;' where upper(number)=upper('&quot;;[.D159];&quot;');&quot; )" office:value-type="string" office:string-value="update e set diseases='alergija, astma, ' where upper(number)=upper('E433');">
            <text:p>update e set diseases='alergija, astma, ' where upper(number)=upper('E433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true</text:p>
          </table:table-cell>
          <table:table-cell office:value-type="string">
            <text:p>false</text:p>
          </table:table-cell>
          <table:table-cell table:style-name="ce6" office:value-type="string">
            <text:p>E434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160]=&quot;&quot;;&quot;&quot;;&quot;alergija, &quot;);IF([.F160] = &quot;&quot;; &quot;&quot;; &quot;astma, &quot;);IF([.G160] = &quot;&quot;; &quot;&quot;; &quot;migrena, &quot;);IF([.H160] = &quot;&quot;; &quot;&quot;; &quot;hiperaktyvumas, &quot;);IF([.I160] = &quot;&quot;; &quot;&quot;; &quot;viduriavimas, &quot;);IF([.J160] = &quot;&quot;; &quot;&quot;; &quot;pykinimas, &quot;);IF([.K160] = &quot;&quot;; &quot;&quot;; &quot;medžiagų apykaitos sutrikimai, &quot;);IF([.L160] = &quot;&quot;; &quot;&quot;; &quot;virškinamojo trakto sutrikimai, &quot;);IF([.M160] = &quot;&quot;; &quot;&quot;; &quot;kaulų retėjimas, &quot;);IF([.N160] = &quot;&quot;; &quot;&quot;; &quot;šlakų nusėdimas, &quot;);IF([.O160] = &quot;&quot;; &quot;&quot;; &quot;inkstų ir kepenų ligos, &quot;);IF([.P160] = &quot;&quot;; &quot;&quot;; &quot;mutageniškumas, &quot;);IF([.Q160] = &quot;&quot;; &quot;&quot;; &quot;vėžys&quot;);&quot;' where upper(number)=upper('&quot;;[.D160];&quot;');&quot; )" office:value-type="string" office:string-value="update e set diseases='alergija, astma, ' where upper(number)=upper('E434');">
            <text:p>update e set diseases='alergija, astma, ' where upper(number)=upper('E434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true</text:p>
          </table:table-cell>
          <table:table-cell office:value-type="string">
            <text:p>false</text:p>
          </table:table-cell>
          <table:table-cell table:style-name="ce6" office:value-type="string">
            <text:p>E435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161]=&quot;&quot;;&quot;&quot;;&quot;alergija, &quot;);IF([.F161] = &quot;&quot;; &quot;&quot;; &quot;astma, &quot;);IF([.G161] = &quot;&quot;; &quot;&quot;; &quot;migrena, &quot;);IF([.H161] = &quot;&quot;; &quot;&quot;; &quot;hiperaktyvumas, &quot;);IF([.I161] = &quot;&quot;; &quot;&quot;; &quot;viduriavimas, &quot;);IF([.J161] = &quot;&quot;; &quot;&quot;; &quot;pykinimas, &quot;);IF([.K161] = &quot;&quot;; &quot;&quot;; &quot;medžiagų apykaitos sutrikimai, &quot;);IF([.L161] = &quot;&quot;; &quot;&quot;; &quot;virškinamojo trakto sutrikimai, &quot;);IF([.M161] = &quot;&quot;; &quot;&quot;; &quot;kaulų retėjimas, &quot;);IF([.N161] = &quot;&quot;; &quot;&quot;; &quot;šlakų nusėdimas, &quot;);IF([.O161] = &quot;&quot;; &quot;&quot;; &quot;inkstų ir kepenų ligos, &quot;);IF([.P161] = &quot;&quot;; &quot;&quot;; &quot;mutageniškumas, &quot;);IF([.Q161] = &quot;&quot;; &quot;&quot;; &quot;vėžys&quot;);&quot;' where upper(number)=upper('&quot;;[.D161];&quot;');&quot; )" office:value-type="string" office:string-value="update e set diseases='alergija, astma, ' where upper(number)=upper('E435');">
            <text:p>update e set diseases='alergija, astma, ' where upper(number)=upper('E435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true</text:p>
          </table:table-cell>
          <table:table-cell office:value-type="string">
            <text:p>false</text:p>
          </table:table-cell>
          <table:table-cell table:style-name="ce6" office:value-type="string">
            <text:p>E436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162]=&quot;&quot;;&quot;&quot;;&quot;alergija, &quot;);IF([.F162] = &quot;&quot;; &quot;&quot;; &quot;astma, &quot;);IF([.G162] = &quot;&quot;; &quot;&quot;; &quot;migrena, &quot;);IF([.H162] = &quot;&quot;; &quot;&quot;; &quot;hiperaktyvumas, &quot;);IF([.I162] = &quot;&quot;; &quot;&quot;; &quot;viduriavimas, &quot;);IF([.J162] = &quot;&quot;; &quot;&quot;; &quot;pykinimas, &quot;);IF([.K162] = &quot;&quot;; &quot;&quot;; &quot;medžiagų apykaitos sutrikimai, &quot;);IF([.L162] = &quot;&quot;; &quot;&quot;; &quot;virškinamojo trakto sutrikimai, &quot;);IF([.M162] = &quot;&quot;; &quot;&quot;; &quot;kaulų retėjimas, &quot;);IF([.N162] = &quot;&quot;; &quot;&quot;; &quot;šlakų nusėdimas, &quot;);IF([.O162] = &quot;&quot;; &quot;&quot;; &quot;inkstų ir kepenų ligos, &quot;);IF([.P162] = &quot;&quot;; &quot;&quot;; &quot;mutageniškumas, &quot;);IF([.Q162] = &quot;&quot;; &quot;&quot;; &quot;vėžys&quot;);&quot;' where upper(number)=upper('&quot;;[.D162];&quot;');&quot; )" office:value-type="string" office:string-value="update e set diseases='alergija, astma, ' where upper(number)=upper('E436');">
            <text:p>update e set diseases='alergija, astma, ' where upper(number)=upper('E436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440</text:p>
          </table:table-cell>
          <table:table-cell table:style-name="ce6"/>
          <table:table-cell table:number-columns-repeated="3"/>
          <table:table-cell office:value-type="string">
            <text:p>viduriaviavimas</text:p>
          </table:table-cell>
          <table:table-cell table:number-columns-repeated="8"/>
          <table:table-cell table:formula="oooc:=CONCATENATE(&quot;update e set diseases='&quot;;IF([.E163]=&quot;&quot;;&quot;&quot;;&quot;alergija, &quot;);IF([.F163] = &quot;&quot;; &quot;&quot;; &quot;astma, &quot;);IF([.G163] = &quot;&quot;; &quot;&quot;; &quot;migrena, &quot;);IF([.H163] = &quot;&quot;; &quot;&quot;; &quot;hiperaktyvumas, &quot;);IF([.I163] = &quot;&quot;; &quot;&quot;; &quot;viduriavimas, &quot;);IF([.J163] = &quot;&quot;; &quot;&quot;; &quot;pykinimas, &quot;);IF([.K163] = &quot;&quot;; &quot;&quot;; &quot;medžiagų apykaitos sutrikimai, &quot;);IF([.L163] = &quot;&quot;; &quot;&quot;; &quot;virškinamojo trakto sutrikimai, &quot;);IF([.M163] = &quot;&quot;; &quot;&quot;; &quot;kaulų retėjimas, &quot;);IF([.N163] = &quot;&quot;; &quot;&quot;; &quot;šlakų nusėdimas, &quot;);IF([.O163] = &quot;&quot;; &quot;&quot;; &quot;inkstų ir kepenų ligos, &quot;);IF([.P163] = &quot;&quot;; &quot;&quot;; &quot;mutageniškumas, &quot;);IF([.Q163] = &quot;&quot;; &quot;&quot;; &quot;vėžys&quot;);&quot;' where upper(number)=upper('&quot;;[.D163];&quot;');&quot; )" office:value-type="string" office:string-value="update e set diseases='viduriavimas, ' where upper(number)=upper('E440');">
            <text:p>update e set diseases='viduriavimas, ' where upper(number)=upper('E440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442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164]=&quot;&quot;;&quot;&quot;;&quot;alergija, &quot;);IF([.F164] = &quot;&quot;; &quot;&quot;; &quot;astma, &quot;);IF([.G164] = &quot;&quot;; &quot;&quot;; &quot;migrena, &quot;);IF([.H164] = &quot;&quot;; &quot;&quot;; &quot;hiperaktyvumas, &quot;);IF([.I164] = &quot;&quot;; &quot;&quot;; &quot;viduriavimas, &quot;);IF([.J164] = &quot;&quot;; &quot;&quot;; &quot;pykinimas, &quot;);IF([.K164] = &quot;&quot;; &quot;&quot;; &quot;medžiagų apykaitos sutrikimai, &quot;);IF([.L164] = &quot;&quot;; &quot;&quot;; &quot;virškinamojo trakto sutrikimai, &quot;);IF([.M164] = &quot;&quot;; &quot;&quot;; &quot;kaulų retėjimas, &quot;);IF([.N164] = &quot;&quot;; &quot;&quot;; &quot;šlakų nusėdimas, &quot;);IF([.O164] = &quot;&quot;; &quot;&quot;; &quot;inkstų ir kepenų ligos, &quot;);IF([.P164] = &quot;&quot;; &quot;&quot;; &quot;mutageniškumas, &quot;);IF([.Q164] = &quot;&quot;; &quot;&quot;; &quot;vėžys&quot;);&quot;' where upper(number)=upper('&quot;;[.D164];&quot;');&quot; )" office:value-type="string" office:string-value="update e set diseases='alergija, astma, ' where upper(number)=upper('E442');">
            <text:p>update e set diseases='alergija, astma, ' where upper(number)=upper('E442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444</text:p>
          </table:table-cell>
          <table:table-cell table:style-name="ce6"/>
          <table:table-cell table:number-columns-repeated="12"/>
          <table:table-cell table:formula="oooc:=CONCATENATE(&quot;update e set diseases='&quot;;IF([.E165]=&quot;&quot;;&quot;&quot;;&quot;alergija, &quot;);IF([.F165] = &quot;&quot;; &quot;&quot;; &quot;astma, &quot;);IF([.G165] = &quot;&quot;; &quot;&quot;; &quot;migrena, &quot;);IF([.H165] = &quot;&quot;; &quot;&quot;; &quot;hiperaktyvumas, &quot;);IF([.I165] = &quot;&quot;; &quot;&quot;; &quot;viduriavimas, &quot;);IF([.J165] = &quot;&quot;; &quot;&quot;; &quot;pykinimas, &quot;);IF([.K165] = &quot;&quot;; &quot;&quot;; &quot;medžiagų apykaitos sutrikimai, &quot;);IF([.L165] = &quot;&quot;; &quot;&quot;; &quot;virškinamojo trakto sutrikimai, &quot;);IF([.M165] = &quot;&quot;; &quot;&quot;; &quot;kaulų retėjimas, &quot;);IF([.N165] = &quot;&quot;; &quot;&quot;; &quot;šlakų nusėdimas, &quot;);IF([.O165] = &quot;&quot;; &quot;&quot;; &quot;inkstų ir kepenų ligos, &quot;);IF([.P165] = &quot;&quot;; &quot;&quot;; &quot;mutageniškumas, &quot;);IF([.Q165] = &quot;&quot;; &quot;&quot;; &quot;vėžys&quot;);&quot;' where upper(number)=upper('&quot;;[.D165];&quot;');&quot; )" office:value-type="string" office:string-value="update e set diseases='' where upper(number)=upper('E444');">
            <text:p>update e set diseases='' where upper(number)=upper('E444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true</text:p>
          </table:table-cell>
          <table:table-cell table:style-name="ce6" office:value-type="string">
            <text:p>E445</text:p>
          </table:table-cell>
          <table:table-cell table:style-name="ce6"/>
          <table:table-cell table:number-columns-repeated="12"/>
          <table:table-cell table:formula="oooc:=CONCATENATE(&quot;update e set diseases='&quot;;IF([.E166]=&quot;&quot;;&quot;&quot;;&quot;alergija, &quot;);IF([.F166] = &quot;&quot;; &quot;&quot;; &quot;astma, &quot;);IF([.G166] = &quot;&quot;; &quot;&quot;; &quot;migrena, &quot;);IF([.H166] = &quot;&quot;; &quot;&quot;; &quot;hiperaktyvumas, &quot;);IF([.I166] = &quot;&quot;; &quot;&quot;; &quot;viduriavimas, &quot;);IF([.J166] = &quot;&quot;; &quot;&quot;; &quot;pykinimas, &quot;);IF([.K166] = &quot;&quot;; &quot;&quot;; &quot;medžiagų apykaitos sutrikimai, &quot;);IF([.L166] = &quot;&quot;; &quot;&quot;; &quot;virškinamojo trakto sutrikimai, &quot;);IF([.M166] = &quot;&quot;; &quot;&quot;; &quot;kaulų retėjimas, &quot;);IF([.N166] = &quot;&quot;; &quot;&quot;; &quot;šlakų nusėdimas, &quot;);IF([.O166] = &quot;&quot;; &quot;&quot;; &quot;inkstų ir kepenų ligos, &quot;);IF([.P166] = &quot;&quot;; &quot;&quot;; &quot;mutageniškumas, &quot;);IF([.Q166] = &quot;&quot;; &quot;&quot;; &quot;vėžys&quot;);&quot;' where upper(number)=upper('&quot;;[.D166];&quot;');&quot; )" office:value-type="string" office:string-value="update e set diseases='' where upper(number)=upper('E445');">
            <text:p>update e set diseases='' where upper(number)=upper('E445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450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/>
          <table:table-cell office:value-type="string">
            <text:p>hiperaktyvumas</text:p>
          </table:table-cell>
          <table:table-cell table:number-columns-repeated="2"/>
          <table:table-cell office:value-type="string">
            <text:p>Mediagu apukaitos sutrikimai</text:p>
          </table:table-cell>
          <table:table-cell table:number-columns-repeated="6"/>
          <table:table-cell table:formula="oooc:=CONCATENATE(&quot;update e set diseases='&quot;;IF([.E167]=&quot;&quot;;&quot;&quot;;&quot;alergija, &quot;);IF([.F167] = &quot;&quot;; &quot;&quot;; &quot;astma, &quot;);IF([.G167] = &quot;&quot;; &quot;&quot;; &quot;migrena, &quot;);IF([.H167] = &quot;&quot;; &quot;&quot;; &quot;hiperaktyvumas, &quot;);IF([.I167] = &quot;&quot;; &quot;&quot;; &quot;viduriavimas, &quot;);IF([.J167] = &quot;&quot;; &quot;&quot;; &quot;pykinimas, &quot;);IF([.K167] = &quot;&quot;; &quot;&quot;; &quot;medžiagų apykaitos sutrikimai, &quot;);IF([.L167] = &quot;&quot;; &quot;&quot;; &quot;virškinamojo trakto sutrikimai, &quot;);IF([.M167] = &quot;&quot;; &quot;&quot;; &quot;kaulų retėjimas, &quot;);IF([.N167] = &quot;&quot;; &quot;&quot;; &quot;šlakų nusėdimas, &quot;);IF([.O167] = &quot;&quot;; &quot;&quot;; &quot;inkstų ir kepenų ligos, &quot;);IF([.P167] = &quot;&quot;; &quot;&quot;; &quot;mutageniškumas, &quot;);IF([.Q167] = &quot;&quot;; &quot;&quot;; &quot;vėžys&quot;);&quot;' where upper(number)=upper('&quot;;[.D167];&quot;');&quot; )" office:value-type="string" office:string-value="update e set diseases='alergija, astma, hiperaktyvumas, medžiagų apykaitos sutrikimai, ' where upper(number)=upper('E450');">
            <text:p>update e set diseases='alergija, astma, hiperaktyvumas, medžiagų apykaitos sutrikimai, ' where upper(number)=upper('E450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451</text:p>
          </table:table-cell>
          <table:table-cell table:style-name="ce6"/>
          <table:table-cell table:number-columns-repeated="2"/>
          <table:table-cell office:value-type="string">
            <text:p>hiperaktyvumas</text:p>
          </table:table-cell>
          <table:table-cell table:number-columns-repeated="2"/>
          <table:table-cell office:value-type="string">
            <text:p>Mediagu apukaitos sutrikimai</text:p>
          </table:table-cell>
          <table:table-cell table:number-columns-repeated="6"/>
          <table:table-cell table:formula="oooc:=CONCATENATE(&quot;update e set diseases='&quot;;IF([.E168]=&quot;&quot;;&quot;&quot;;&quot;alergija, &quot;);IF([.F168] = &quot;&quot;; &quot;&quot;; &quot;astma, &quot;);IF([.G168] = &quot;&quot;; &quot;&quot;; &quot;migrena, &quot;);IF([.H168] = &quot;&quot;; &quot;&quot;; &quot;hiperaktyvumas, &quot;);IF([.I168] = &quot;&quot;; &quot;&quot;; &quot;viduriavimas, &quot;);IF([.J168] = &quot;&quot;; &quot;&quot;; &quot;pykinimas, &quot;);IF([.K168] = &quot;&quot;; &quot;&quot;; &quot;medžiagų apykaitos sutrikimai, &quot;);IF([.L168] = &quot;&quot;; &quot;&quot;; &quot;virškinamojo trakto sutrikimai, &quot;);IF([.M168] = &quot;&quot;; &quot;&quot;; &quot;kaulų retėjimas, &quot;);IF([.N168] = &quot;&quot;; &quot;&quot;; &quot;šlakų nusėdimas, &quot;);IF([.O168] = &quot;&quot;; &quot;&quot;; &quot;inkstų ir kepenų ligos, &quot;);IF([.P168] = &quot;&quot;; &quot;&quot;; &quot;mutageniškumas, &quot;);IF([.Q168] = &quot;&quot;; &quot;&quot;; &quot;vėžys&quot;);&quot;' where upper(number)=upper('&quot;;[.D168];&quot;');&quot; )" office:value-type="string" office:string-value="update e set diseases='hiperaktyvumas, medžiagų apykaitos sutrikimai, ' where upper(number)=upper('E451');">
            <text:p>update e set diseases='hiperaktyvumas, medžiagų apykaitos sutrikimai, ' where upper(number)=upper('E451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452</text:p>
          </table:table-cell>
          <table:table-cell table:style-name="ce6"/>
          <table:table-cell table:number-columns-repeated="2"/>
          <table:table-cell office:value-type="string">
            <text:p>hiperaktyvumas</text:p>
          </table:table-cell>
          <table:table-cell table:number-columns-repeated="2"/>
          <table:table-cell office:value-type="string">
            <text:p>Mediagu apukaitos sutrikimai</text:p>
          </table:table-cell>
          <table:table-cell table:number-columns-repeated="6"/>
          <table:table-cell table:formula="oooc:=CONCATENATE(&quot;update e set diseases='&quot;;IF([.E169]=&quot;&quot;;&quot;&quot;;&quot;alergija, &quot;);IF([.F169] = &quot;&quot;; &quot;&quot;; &quot;astma, &quot;);IF([.G169] = &quot;&quot;; &quot;&quot;; &quot;migrena, &quot;);IF([.H169] = &quot;&quot;; &quot;&quot;; &quot;hiperaktyvumas, &quot;);IF([.I169] = &quot;&quot;; &quot;&quot;; &quot;viduriavimas, &quot;);IF([.J169] = &quot;&quot;; &quot;&quot;; &quot;pykinimas, &quot;);IF([.K169] = &quot;&quot;; &quot;&quot;; &quot;medžiagų apykaitos sutrikimai, &quot;);IF([.L169] = &quot;&quot;; &quot;&quot;; &quot;virškinamojo trakto sutrikimai, &quot;);IF([.M169] = &quot;&quot;; &quot;&quot;; &quot;kaulų retėjimas, &quot;);IF([.N169] = &quot;&quot;; &quot;&quot;; &quot;šlakų nusėdimas, &quot;);IF([.O169] = &quot;&quot;; &quot;&quot;; &quot;inkstų ir kepenų ligos, &quot;);IF([.P169] = &quot;&quot;; &quot;&quot;; &quot;mutageniškumas, &quot;);IF([.Q169] = &quot;&quot;; &quot;&quot;; &quot;vėžys&quot;);&quot;' where upper(number)=upper('&quot;;[.D169];&quot;');&quot; )" office:value-type="string" office:string-value="update e set diseases='hiperaktyvumas, medžiagų apykaitos sutrikimai, ' where upper(number)=upper('E452');">
            <text:p>update e set diseases='hiperaktyvumas, medžiagų apykaitos sutrikimai, ' where upper(number)=upper('E452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459</text:p>
          </table:table-cell>
          <table:table-cell table:style-name="ce6"/>
          <table:table-cell table:number-columns-repeated="12"/>
          <table:table-cell table:formula="oooc:=CONCATENATE(&quot;update e set diseases='&quot;;IF([.E170]=&quot;&quot;;&quot;&quot;;&quot;alergija, &quot;);IF([.F170] = &quot;&quot;; &quot;&quot;; &quot;astma, &quot;);IF([.G170] = &quot;&quot;; &quot;&quot;; &quot;migrena, &quot;);IF([.H170] = &quot;&quot;; &quot;&quot;; &quot;hiperaktyvumas, &quot;);IF([.I170] = &quot;&quot;; &quot;&quot;; &quot;viduriavimas, &quot;);IF([.J170] = &quot;&quot;; &quot;&quot;; &quot;pykinimas, &quot;);IF([.K170] = &quot;&quot;; &quot;&quot;; &quot;medžiagų apykaitos sutrikimai, &quot;);IF([.L170] = &quot;&quot;; &quot;&quot;; &quot;virškinamojo trakto sutrikimai, &quot;);IF([.M170] = &quot;&quot;; &quot;&quot;; &quot;kaulų retėjimas, &quot;);IF([.N170] = &quot;&quot;; &quot;&quot;; &quot;šlakų nusėdimas, &quot;);IF([.O170] = &quot;&quot;; &quot;&quot;; &quot;inkstų ir kepenų ligos, &quot;);IF([.P170] = &quot;&quot;; &quot;&quot;; &quot;mutageniškumas, &quot;);IF([.Q170] = &quot;&quot;; &quot;&quot;; &quot;vėžys&quot;);&quot;' where upper(number)=upper('&quot;;[.D170];&quot;');&quot; )" office:value-type="string" office:string-value="update e set diseases='' where upper(number)=upper('E459');">
            <text:p>update e set diseases='' where upper(number)=upper('E459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460</text:p>
          </table:table-cell>
          <table:table-cell table:style-name="ce6"/>
          <table:table-cell table:number-columns-repeated="12"/>
          <table:table-cell table:formula="oooc:=CONCATENATE(&quot;update e set diseases='&quot;;IF([.E171]=&quot;&quot;;&quot;&quot;;&quot;alergija, &quot;);IF([.F171] = &quot;&quot;; &quot;&quot;; &quot;astma, &quot;);IF([.G171] = &quot;&quot;; &quot;&quot;; &quot;migrena, &quot;);IF([.H171] = &quot;&quot;; &quot;&quot;; &quot;hiperaktyvumas, &quot;);IF([.I171] = &quot;&quot;; &quot;&quot;; &quot;viduriavimas, &quot;);IF([.J171] = &quot;&quot;; &quot;&quot;; &quot;pykinimas, &quot;);IF([.K171] = &quot;&quot;; &quot;&quot;; &quot;medžiagų apykaitos sutrikimai, &quot;);IF([.L171] = &quot;&quot;; &quot;&quot;; &quot;virškinamojo trakto sutrikimai, &quot;);IF([.M171] = &quot;&quot;; &quot;&quot;; &quot;kaulų retėjimas, &quot;);IF([.N171] = &quot;&quot;; &quot;&quot;; &quot;šlakų nusėdimas, &quot;);IF([.O171] = &quot;&quot;; &quot;&quot;; &quot;inkstų ir kepenų ligos, &quot;);IF([.P171] = &quot;&quot;; &quot;&quot;; &quot;mutageniškumas, &quot;);IF([.Q171] = &quot;&quot;; &quot;&quot;; &quot;vėžys&quot;);&quot;' where upper(number)=upper('&quot;;[.D171];&quot;');&quot; )" office:value-type="string" office:string-value="update e set diseases='' where upper(number)=upper('E460');">
            <text:p>update e set diseases='' where upper(number)=upper('E460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461</text:p>
          </table:table-cell>
          <table:table-cell table:style-name="ce6"/>
          <table:table-cell table:number-columns-repeated="3"/>
          <table:table-cell office:value-type="string">
            <text:p>viduriaviavimas</text:p>
          </table:table-cell>
          <table:table-cell table:number-columns-repeated="8"/>
          <table:table-cell table:formula="oooc:=CONCATENATE(&quot;update e set diseases='&quot;;IF([.E172]=&quot;&quot;;&quot;&quot;;&quot;alergija, &quot;);IF([.F172] = &quot;&quot;; &quot;&quot;; &quot;astma, &quot;);IF([.G172] = &quot;&quot;; &quot;&quot;; &quot;migrena, &quot;);IF([.H172] = &quot;&quot;; &quot;&quot;; &quot;hiperaktyvumas, &quot;);IF([.I172] = &quot;&quot;; &quot;&quot;; &quot;viduriavimas, &quot;);IF([.J172] = &quot;&quot;; &quot;&quot;; &quot;pykinimas, &quot;);IF([.K172] = &quot;&quot;; &quot;&quot;; &quot;medžiagų apykaitos sutrikimai, &quot;);IF([.L172] = &quot;&quot;; &quot;&quot;; &quot;virškinamojo trakto sutrikimai, &quot;);IF([.M172] = &quot;&quot;; &quot;&quot;; &quot;kaulų retėjimas, &quot;);IF([.N172] = &quot;&quot;; &quot;&quot;; &quot;šlakų nusėdimas, &quot;);IF([.O172] = &quot;&quot;; &quot;&quot;; &quot;inkstų ir kepenų ligos, &quot;);IF([.P172] = &quot;&quot;; &quot;&quot;; &quot;mutageniškumas, &quot;);IF([.Q172] = &quot;&quot;; &quot;&quot;; &quot;vėžys&quot;);&quot;' where upper(number)=upper('&quot;;[.D172];&quot;');&quot; )" office:value-type="string" office:string-value="update e set diseases='viduriavimas, ' where upper(number)=upper('E461');">
            <text:p>update e set diseases='viduriavimas, ' where upper(number)=upper('E461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463</text:p>
          </table:table-cell>
          <table:table-cell table:style-name="ce6"/>
          <table:table-cell table:number-columns-repeated="3"/>
          <table:table-cell office:value-type="string">
            <text:p>viduriaviavimas</text:p>
          </table:table-cell>
          <table:table-cell table:number-columns-repeated="8"/>
          <table:table-cell table:formula="oooc:=CONCATENATE(&quot;update e set diseases='&quot;;IF([.E173]=&quot;&quot;;&quot;&quot;;&quot;alergija, &quot;);IF([.F173] = &quot;&quot;; &quot;&quot;; &quot;astma, &quot;);IF([.G173] = &quot;&quot;; &quot;&quot;; &quot;migrena, &quot;);IF([.H173] = &quot;&quot;; &quot;&quot;; &quot;hiperaktyvumas, &quot;);IF([.I173] = &quot;&quot;; &quot;&quot;; &quot;viduriavimas, &quot;);IF([.J173] = &quot;&quot;; &quot;&quot;; &quot;pykinimas, &quot;);IF([.K173] = &quot;&quot;; &quot;&quot;; &quot;medžiagų apykaitos sutrikimai, &quot;);IF([.L173] = &quot;&quot;; &quot;&quot;; &quot;virškinamojo trakto sutrikimai, &quot;);IF([.M173] = &quot;&quot;; &quot;&quot;; &quot;kaulų retėjimas, &quot;);IF([.N173] = &quot;&quot;; &quot;&quot;; &quot;šlakų nusėdimas, &quot;);IF([.O173] = &quot;&quot;; &quot;&quot;; &quot;inkstų ir kepenų ligos, &quot;);IF([.P173] = &quot;&quot;; &quot;&quot;; &quot;mutageniškumas, &quot;);IF([.Q173] = &quot;&quot;; &quot;&quot;; &quot;vėžys&quot;);&quot;' where upper(number)=upper('&quot;;[.D173];&quot;');&quot; )" office:value-type="string" office:string-value="update e set diseases='viduriavimas, ' where upper(number)=upper('E463');">
            <text:p>update e set diseases='viduriavimas, ' where upper(number)=upper('E463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464</text:p>
          </table:table-cell>
          <table:table-cell table:style-name="ce6"/>
          <table:table-cell table:number-columns-repeated="3"/>
          <table:table-cell office:value-type="string">
            <text:p>viduriaviavimas</text:p>
          </table:table-cell>
          <table:table-cell table:number-columns-repeated="8"/>
          <table:table-cell table:formula="oooc:=CONCATENATE(&quot;update e set diseases='&quot;;IF([.E174]=&quot;&quot;;&quot;&quot;;&quot;alergija, &quot;);IF([.F174] = &quot;&quot;; &quot;&quot;; &quot;astma, &quot;);IF([.G174] = &quot;&quot;; &quot;&quot;; &quot;migrena, &quot;);IF([.H174] = &quot;&quot;; &quot;&quot;; &quot;hiperaktyvumas, &quot;);IF([.I174] = &quot;&quot;; &quot;&quot;; &quot;viduriavimas, &quot;);IF([.J174] = &quot;&quot;; &quot;&quot;; &quot;pykinimas, &quot;);IF([.K174] = &quot;&quot;; &quot;&quot;; &quot;medžiagų apykaitos sutrikimai, &quot;);IF([.L174] = &quot;&quot;; &quot;&quot;; &quot;virškinamojo trakto sutrikimai, &quot;);IF([.M174] = &quot;&quot;; &quot;&quot;; &quot;kaulų retėjimas, &quot;);IF([.N174] = &quot;&quot;; &quot;&quot;; &quot;šlakų nusėdimas, &quot;);IF([.O174] = &quot;&quot;; &quot;&quot;; &quot;inkstų ir kepenų ligos, &quot;);IF([.P174] = &quot;&quot;; &quot;&quot;; &quot;mutageniškumas, &quot;);IF([.Q174] = &quot;&quot;; &quot;&quot;; &quot;vėžys&quot;);&quot;' where upper(number)=upper('&quot;;[.D174];&quot;');&quot; )" office:value-type="string" office:string-value="update e set diseases='viduriavimas, ' where upper(number)=upper('E464');">
            <text:p>update e set diseases='viduriavimas, ' where upper(number)=upper('E464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465</text:p>
          </table:table-cell>
          <table:table-cell table:style-name="ce6"/>
          <table:table-cell table:number-columns-repeated="3"/>
          <table:table-cell office:value-type="string">
            <text:p>viduriaviavimas</text:p>
          </table:table-cell>
          <table:table-cell table:number-columns-repeated="8"/>
          <table:table-cell table:formula="oooc:=CONCATENATE(&quot;update e set diseases='&quot;;IF([.E175]=&quot;&quot;;&quot;&quot;;&quot;alergija, &quot;);IF([.F175] = &quot;&quot;; &quot;&quot;; &quot;astma, &quot;);IF([.G175] = &quot;&quot;; &quot;&quot;; &quot;migrena, &quot;);IF([.H175] = &quot;&quot;; &quot;&quot;; &quot;hiperaktyvumas, &quot;);IF([.I175] = &quot;&quot;; &quot;&quot;; &quot;viduriavimas, &quot;);IF([.J175] = &quot;&quot;; &quot;&quot;; &quot;pykinimas, &quot;);IF([.K175] = &quot;&quot;; &quot;&quot;; &quot;medžiagų apykaitos sutrikimai, &quot;);IF([.L175] = &quot;&quot;; &quot;&quot;; &quot;virškinamojo trakto sutrikimai, &quot;);IF([.M175] = &quot;&quot;; &quot;&quot;; &quot;kaulų retėjimas, &quot;);IF([.N175] = &quot;&quot;; &quot;&quot;; &quot;šlakų nusėdimas, &quot;);IF([.O175] = &quot;&quot;; &quot;&quot;; &quot;inkstų ir kepenų ligos, &quot;);IF([.P175] = &quot;&quot;; &quot;&quot;; &quot;mutageniškumas, &quot;);IF([.Q175] = &quot;&quot;; &quot;&quot;; &quot;vėžys&quot;);&quot;' where upper(number)=upper('&quot;;[.D175];&quot;');&quot; )" office:value-type="string" office:string-value="update e set diseases='viduriavimas, ' where upper(number)=upper('E465');">
            <text:p>update e set diseases='viduriavimas, ' where upper(number)=upper('E465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466</text:p>
          </table:table-cell>
          <table:table-cell table:style-name="ce6"/>
          <table:table-cell table:number-columns-repeated="3"/>
          <table:table-cell office:value-type="string">
            <text:p>viduriaviavimas</text:p>
          </table:table-cell>
          <table:table-cell table:number-columns-repeated="8"/>
          <table:table-cell table:formula="oooc:=CONCATENATE(&quot;update e set diseases='&quot;;IF([.E176]=&quot;&quot;;&quot;&quot;;&quot;alergija, &quot;);IF([.F176] = &quot;&quot;; &quot;&quot;; &quot;astma, &quot;);IF([.G176] = &quot;&quot;; &quot;&quot;; &quot;migrena, &quot;);IF([.H176] = &quot;&quot;; &quot;&quot;; &quot;hiperaktyvumas, &quot;);IF([.I176] = &quot;&quot;; &quot;&quot;; &quot;viduriavimas, &quot;);IF([.J176] = &quot;&quot;; &quot;&quot;; &quot;pykinimas, &quot;);IF([.K176] = &quot;&quot;; &quot;&quot;; &quot;medžiagų apykaitos sutrikimai, &quot;);IF([.L176] = &quot;&quot;; &quot;&quot;; &quot;virškinamojo trakto sutrikimai, &quot;);IF([.M176] = &quot;&quot;; &quot;&quot;; &quot;kaulų retėjimas, &quot;);IF([.N176] = &quot;&quot;; &quot;&quot;; &quot;šlakų nusėdimas, &quot;);IF([.O176] = &quot;&quot;; &quot;&quot;; &quot;inkstų ir kepenų ligos, &quot;);IF([.P176] = &quot;&quot;; &quot;&quot;; &quot;mutageniškumas, &quot;);IF([.Q176] = &quot;&quot;; &quot;&quot;; &quot;vėžys&quot;);&quot;' where upper(number)=upper('&quot;;[.D176];&quot;');&quot; )" office:value-type="string" office:string-value="update e set diseases='viduriavimas, ' where upper(number)=upper('E466');">
            <text:p>update e set diseases='viduriavimas, ' where upper(number)=upper('E466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468</text:p>
          </table:table-cell>
          <table:table-cell table:style-name="ce6"/>
          <table:table-cell table:number-columns-repeated="12"/>
          <table:table-cell table:formula="oooc:=CONCATENATE(&quot;update e set diseases='&quot;;IF([.E177]=&quot;&quot;;&quot;&quot;;&quot;alergija, &quot;);IF([.F177] = &quot;&quot;; &quot;&quot;; &quot;astma, &quot;);IF([.G177] = &quot;&quot;; &quot;&quot;; &quot;migrena, &quot;);IF([.H177] = &quot;&quot;; &quot;&quot;; &quot;hiperaktyvumas, &quot;);IF([.I177] = &quot;&quot;; &quot;&quot;; &quot;viduriavimas, &quot;);IF([.J177] = &quot;&quot;; &quot;&quot;; &quot;pykinimas, &quot;);IF([.K177] = &quot;&quot;; &quot;&quot;; &quot;medžiagų apykaitos sutrikimai, &quot;);IF([.L177] = &quot;&quot;; &quot;&quot;; &quot;virškinamojo trakto sutrikimai, &quot;);IF([.M177] = &quot;&quot;; &quot;&quot;; &quot;kaulų retėjimas, &quot;);IF([.N177] = &quot;&quot;; &quot;&quot;; &quot;šlakų nusėdimas, &quot;);IF([.O177] = &quot;&quot;; &quot;&quot;; &quot;inkstų ir kepenų ligos, &quot;);IF([.P177] = &quot;&quot;; &quot;&quot;; &quot;mutageniškumas, &quot;);IF([.Q177] = &quot;&quot;; &quot;&quot;; &quot;vėžys&quot;);&quot;' where upper(number)=upper('&quot;;[.D177];&quot;');&quot; )" office:value-type="string" office:string-value="update e set diseases='' where upper(number)=upper('E468');">
            <text:p>update e set diseases='' where upper(number)=upper('E468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469</text:p>
          </table:table-cell>
          <table:table-cell table:style-name="ce6"/>
          <table:table-cell table:number-columns-repeated="12"/>
          <table:table-cell table:formula="oooc:=CONCATENATE(&quot;update e set diseases='&quot;;IF([.E178]=&quot;&quot;;&quot;&quot;;&quot;alergija, &quot;);IF([.F178] = &quot;&quot;; &quot;&quot;; &quot;astma, &quot;);IF([.G178] = &quot;&quot;; &quot;&quot;; &quot;migrena, &quot;);IF([.H178] = &quot;&quot;; &quot;&quot;; &quot;hiperaktyvumas, &quot;);IF([.I178] = &quot;&quot;; &quot;&quot;; &quot;viduriavimas, &quot;);IF([.J178] = &quot;&quot;; &quot;&quot;; &quot;pykinimas, &quot;);IF([.K178] = &quot;&quot;; &quot;&quot;; &quot;medžiagų apykaitos sutrikimai, &quot;);IF([.L178] = &quot;&quot;; &quot;&quot;; &quot;virškinamojo trakto sutrikimai, &quot;);IF([.M178] = &quot;&quot;; &quot;&quot;; &quot;kaulų retėjimas, &quot;);IF([.N178] = &quot;&quot;; &quot;&quot;; &quot;šlakų nusėdimas, &quot;);IF([.O178] = &quot;&quot;; &quot;&quot;; &quot;inkstų ir kepenų ligos, &quot;);IF([.P178] = &quot;&quot;; &quot;&quot;; &quot;mutageniškumas, &quot;);IF([.Q178] = &quot;&quot;; &quot;&quot;; &quot;vėžys&quot;);&quot;' where upper(number)=upper('&quot;;[.D178];&quot;');&quot; )" office:value-type="string" office:string-value="update e set diseases='' where upper(number)=upper('E469');">
            <text:p>update e set diseases='' where upper(number)=upper('E469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true</text:p>
          </table:table-cell>
          <table:table-cell table:style-name="ce6" office:value-type="string">
            <text:p>E470a</text:p>
          </table:table-cell>
          <table:table-cell table:style-name="ce6"/>
          <table:table-cell table:number-columns-repeated="12"/>
          <table:table-cell table:formula="oooc:=CONCATENATE(&quot;update e set diseases='&quot;;IF([.E179]=&quot;&quot;;&quot;&quot;;&quot;alergija, &quot;);IF([.F179] = &quot;&quot;; &quot;&quot;; &quot;astma, &quot;);IF([.G179] = &quot;&quot;; &quot;&quot;; &quot;migrena, &quot;);IF([.H179] = &quot;&quot;; &quot;&quot;; &quot;hiperaktyvumas, &quot;);IF([.I179] = &quot;&quot;; &quot;&quot;; &quot;viduriavimas, &quot;);IF([.J179] = &quot;&quot;; &quot;&quot;; &quot;pykinimas, &quot;);IF([.K179] = &quot;&quot;; &quot;&quot;; &quot;medžiagų apykaitos sutrikimai, &quot;);IF([.L179] = &quot;&quot;; &quot;&quot;; &quot;virškinamojo trakto sutrikimai, &quot;);IF([.M179] = &quot;&quot;; &quot;&quot;; &quot;kaulų retėjimas, &quot;);IF([.N179] = &quot;&quot;; &quot;&quot;; &quot;šlakų nusėdimas, &quot;);IF([.O179] = &quot;&quot;; &quot;&quot;; &quot;inkstų ir kepenų ligos, &quot;);IF([.P179] = &quot;&quot;; &quot;&quot;; &quot;mutageniškumas, &quot;);IF([.Q179] = &quot;&quot;; &quot;&quot;; &quot;vėžys&quot;);&quot;' where upper(number)=upper('&quot;;[.D179];&quot;');&quot; )" office:value-type="string" office:string-value="update e set diseases='' where upper(number)=upper('E470a');">
            <text:p>update e set diseases='' where upper(number)=upper('E470a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true</text:p>
          </table:table-cell>
          <table:table-cell table:style-name="ce6" office:value-type="string">
            <text:p>E470b</text:p>
          </table:table-cell>
          <table:table-cell table:style-name="ce6"/>
          <table:table-cell table:number-columns-repeated="12"/>
          <table:table-cell table:formula="oooc:=CONCATENATE(&quot;update e set diseases='&quot;;IF([.E180]=&quot;&quot;;&quot;&quot;;&quot;alergija, &quot;);IF([.F180] = &quot;&quot;; &quot;&quot;; &quot;astma, &quot;);IF([.G180] = &quot;&quot;; &quot;&quot;; &quot;migrena, &quot;);IF([.H180] = &quot;&quot;; &quot;&quot;; &quot;hiperaktyvumas, &quot;);IF([.I180] = &quot;&quot;; &quot;&quot;; &quot;viduriavimas, &quot;);IF([.J180] = &quot;&quot;; &quot;&quot;; &quot;pykinimas, &quot;);IF([.K180] = &quot;&quot;; &quot;&quot;; &quot;medžiagų apykaitos sutrikimai, &quot;);IF([.L180] = &quot;&quot;; &quot;&quot;; &quot;virškinamojo trakto sutrikimai, &quot;);IF([.M180] = &quot;&quot;; &quot;&quot;; &quot;kaulų retėjimas, &quot;);IF([.N180] = &quot;&quot;; &quot;&quot;; &quot;šlakų nusėdimas, &quot;);IF([.O180] = &quot;&quot;; &quot;&quot;; &quot;inkstų ir kepenų ligos, &quot;);IF([.P180] = &quot;&quot;; &quot;&quot;; &quot;mutageniškumas, &quot;);IF([.Q180] = &quot;&quot;; &quot;&quot;; &quot;vėžys&quot;);&quot;' where upper(number)=upper('&quot;;[.D180];&quot;');&quot; )" office:value-type="string" office:string-value="update e set diseases='' where upper(number)=upper('E470b');">
            <text:p>update e set diseases='' where upper(number)=upper('E470b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true</text:p>
          </table:table-cell>
          <table:table-cell table:style-name="ce6" office:value-type="string">
            <text:p>E471</text:p>
          </table:table-cell>
          <table:table-cell table:style-name="ce6"/>
          <table:table-cell table:number-columns-repeated="12"/>
          <table:table-cell table:formula="oooc:=CONCATENATE(&quot;update e set diseases='&quot;;IF([.E181]=&quot;&quot;;&quot;&quot;;&quot;alergija, &quot;);IF([.F181] = &quot;&quot;; &quot;&quot;; &quot;astma, &quot;);IF([.G181] = &quot;&quot;; &quot;&quot;; &quot;migrena, &quot;);IF([.H181] = &quot;&quot;; &quot;&quot;; &quot;hiperaktyvumas, &quot;);IF([.I181] = &quot;&quot;; &quot;&quot;; &quot;viduriavimas, &quot;);IF([.J181] = &quot;&quot;; &quot;&quot;; &quot;pykinimas, &quot;);IF([.K181] = &quot;&quot;; &quot;&quot;; &quot;medžiagų apykaitos sutrikimai, &quot;);IF([.L181] = &quot;&quot;; &quot;&quot;; &quot;virškinamojo trakto sutrikimai, &quot;);IF([.M181] = &quot;&quot;; &quot;&quot;; &quot;kaulų retėjimas, &quot;);IF([.N181] = &quot;&quot;; &quot;&quot;; &quot;šlakų nusėdimas, &quot;);IF([.O181] = &quot;&quot;; &quot;&quot;; &quot;inkstų ir kepenų ligos, &quot;);IF([.P181] = &quot;&quot;; &quot;&quot;; &quot;mutageniškumas, &quot;);IF([.Q181] = &quot;&quot;; &quot;&quot;; &quot;vėžys&quot;);&quot;' where upper(number)=upper('&quot;;[.D181];&quot;');&quot; )" office:value-type="string" office:string-value="update e set diseases='' where upper(number)=upper('E471');">
            <text:p>update e set diseases='' where upper(number)=upper('E471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true</text:p>
          </table:table-cell>
          <table:table-cell table:style-name="ce6" office:value-type="string">
            <text:p>E472a</text:p>
          </table:table-cell>
          <table:table-cell table:style-name="ce6"/>
          <table:table-cell table:number-columns-repeated="12"/>
          <table:table-cell table:formula="oooc:=CONCATENATE(&quot;update e set diseases='&quot;;IF([.E182]=&quot;&quot;;&quot;&quot;;&quot;alergija, &quot;);IF([.F182] = &quot;&quot;; &quot;&quot;; &quot;astma, &quot;);IF([.G182] = &quot;&quot;; &quot;&quot;; &quot;migrena, &quot;);IF([.H182] = &quot;&quot;; &quot;&quot;; &quot;hiperaktyvumas, &quot;);IF([.I182] = &quot;&quot;; &quot;&quot;; &quot;viduriavimas, &quot;);IF([.J182] = &quot;&quot;; &quot;&quot;; &quot;pykinimas, &quot;);IF([.K182] = &quot;&quot;; &quot;&quot;; &quot;medžiagų apykaitos sutrikimai, &quot;);IF([.L182] = &quot;&quot;; &quot;&quot;; &quot;virškinamojo trakto sutrikimai, &quot;);IF([.M182] = &quot;&quot;; &quot;&quot;; &quot;kaulų retėjimas, &quot;);IF([.N182] = &quot;&quot;; &quot;&quot;; &quot;šlakų nusėdimas, &quot;);IF([.O182] = &quot;&quot;; &quot;&quot;; &quot;inkstų ir kepenų ligos, &quot;);IF([.P182] = &quot;&quot;; &quot;&quot;; &quot;mutageniškumas, &quot;);IF([.Q182] = &quot;&quot;; &quot;&quot;; &quot;vėžys&quot;);&quot;' where upper(number)=upper('&quot;;[.D182];&quot;');&quot; )" office:value-type="string" office:string-value="update e set diseases='' where upper(number)=upper('E472a');">
            <text:p>update e set diseases='' where upper(number)=upper('E472a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true</text:p>
          </table:table-cell>
          <table:table-cell table:style-name="ce6" office:value-type="string">
            <text:p>E472b</text:p>
          </table:table-cell>
          <table:table-cell table:style-name="ce6"/>
          <table:table-cell table:number-columns-repeated="12"/>
          <table:table-cell table:formula="oooc:=CONCATENATE(&quot;update e set diseases='&quot;;IF([.E183]=&quot;&quot;;&quot;&quot;;&quot;alergija, &quot;);IF([.F183] = &quot;&quot;; &quot;&quot;; &quot;astma, &quot;);IF([.G183] = &quot;&quot;; &quot;&quot;; &quot;migrena, &quot;);IF([.H183] = &quot;&quot;; &quot;&quot;; &quot;hiperaktyvumas, &quot;);IF([.I183] = &quot;&quot;; &quot;&quot;; &quot;viduriavimas, &quot;);IF([.J183] = &quot;&quot;; &quot;&quot;; &quot;pykinimas, &quot;);IF([.K183] = &quot;&quot;; &quot;&quot;; &quot;medžiagų apykaitos sutrikimai, &quot;);IF([.L183] = &quot;&quot;; &quot;&quot;; &quot;virškinamojo trakto sutrikimai, &quot;);IF([.M183] = &quot;&quot;; &quot;&quot;; &quot;kaulų retėjimas, &quot;);IF([.N183] = &quot;&quot;; &quot;&quot;; &quot;šlakų nusėdimas, &quot;);IF([.O183] = &quot;&quot;; &quot;&quot;; &quot;inkstų ir kepenų ligos, &quot;);IF([.P183] = &quot;&quot;; &quot;&quot;; &quot;mutageniškumas, &quot;);IF([.Q183] = &quot;&quot;; &quot;&quot;; &quot;vėžys&quot;);&quot;' where upper(number)=upper('&quot;;[.D183];&quot;');&quot; )" office:value-type="string" office:string-value="update e set diseases='' where upper(number)=upper('E472b');">
            <text:p>update e set diseases='' where upper(number)=upper('E472b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true</text:p>
          </table:table-cell>
          <table:table-cell table:style-name="ce6" office:value-type="string">
            <text:p>E472c</text:p>
          </table:table-cell>
          <table:table-cell table:style-name="ce6"/>
          <table:table-cell table:number-columns-repeated="12"/>
          <table:table-cell table:formula="oooc:=CONCATENATE(&quot;update e set diseases='&quot;;IF([.E184]=&quot;&quot;;&quot;&quot;;&quot;alergija, &quot;);IF([.F184] = &quot;&quot;; &quot;&quot;; &quot;astma, &quot;);IF([.G184] = &quot;&quot;; &quot;&quot;; &quot;migrena, &quot;);IF([.H184] = &quot;&quot;; &quot;&quot;; &quot;hiperaktyvumas, &quot;);IF([.I184] = &quot;&quot;; &quot;&quot;; &quot;viduriavimas, &quot;);IF([.J184] = &quot;&quot;; &quot;&quot;; &quot;pykinimas, &quot;);IF([.K184] = &quot;&quot;; &quot;&quot;; &quot;medžiagų apykaitos sutrikimai, &quot;);IF([.L184] = &quot;&quot;; &quot;&quot;; &quot;virškinamojo trakto sutrikimai, &quot;);IF([.M184] = &quot;&quot;; &quot;&quot;; &quot;kaulų retėjimas, &quot;);IF([.N184] = &quot;&quot;; &quot;&quot;; &quot;šlakų nusėdimas, &quot;);IF([.O184] = &quot;&quot;; &quot;&quot;; &quot;inkstų ir kepenų ligos, &quot;);IF([.P184] = &quot;&quot;; &quot;&quot;; &quot;mutageniškumas, &quot;);IF([.Q184] = &quot;&quot;; &quot;&quot;; &quot;vėžys&quot;);&quot;' where upper(number)=upper('&quot;;[.D184];&quot;');&quot; )" office:value-type="string" office:string-value="update e set diseases='' where upper(number)=upper('E472c');">
            <text:p>update e set diseases='' where upper(number)=upper('E472c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true</text:p>
          </table:table-cell>
          <table:table-cell table:style-name="ce6" office:value-type="string">
            <text:p>E472d</text:p>
          </table:table-cell>
          <table:table-cell table:style-name="ce6"/>
          <table:table-cell table:number-columns-repeated="12"/>
          <table:table-cell table:formula="oooc:=CONCATENATE(&quot;update e set diseases='&quot;;IF([.E185]=&quot;&quot;;&quot;&quot;;&quot;alergija, &quot;);IF([.F185] = &quot;&quot;; &quot;&quot;; &quot;astma, &quot;);IF([.G185] = &quot;&quot;; &quot;&quot;; &quot;migrena, &quot;);IF([.H185] = &quot;&quot;; &quot;&quot;; &quot;hiperaktyvumas, &quot;);IF([.I185] = &quot;&quot;; &quot;&quot;; &quot;viduriavimas, &quot;);IF([.J185] = &quot;&quot;; &quot;&quot;; &quot;pykinimas, &quot;);IF([.K185] = &quot;&quot;; &quot;&quot;; &quot;medžiagų apykaitos sutrikimai, &quot;);IF([.L185] = &quot;&quot;; &quot;&quot;; &quot;virškinamojo trakto sutrikimai, &quot;);IF([.M185] = &quot;&quot;; &quot;&quot;; &quot;kaulų retėjimas, &quot;);IF([.N185] = &quot;&quot;; &quot;&quot;; &quot;šlakų nusėdimas, &quot;);IF([.O185] = &quot;&quot;; &quot;&quot;; &quot;inkstų ir kepenų ligos, &quot;);IF([.P185] = &quot;&quot;; &quot;&quot;; &quot;mutageniškumas, &quot;);IF([.Q185] = &quot;&quot;; &quot;&quot;; &quot;vėžys&quot;);&quot;' where upper(number)=upper('&quot;;[.D185];&quot;');&quot; )" office:value-type="string" office:string-value="update e set diseases='' where upper(number)=upper('E472d');">
            <text:p>update e set diseases='' where upper(number)=upper('E472d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true</text:p>
          </table:table-cell>
          <table:table-cell table:style-name="ce6" office:value-type="string">
            <text:p>E472e</text:p>
          </table:table-cell>
          <table:table-cell table:style-name="ce6"/>
          <table:table-cell table:number-columns-repeated="12"/>
          <table:table-cell table:formula="oooc:=CONCATENATE(&quot;update e set diseases='&quot;;IF([.E186]=&quot;&quot;;&quot;&quot;;&quot;alergija, &quot;);IF([.F186] = &quot;&quot;; &quot;&quot;; &quot;astma, &quot;);IF([.G186] = &quot;&quot;; &quot;&quot;; &quot;migrena, &quot;);IF([.H186] = &quot;&quot;; &quot;&quot;; &quot;hiperaktyvumas, &quot;);IF([.I186] = &quot;&quot;; &quot;&quot;; &quot;viduriavimas, &quot;);IF([.J186] = &quot;&quot;; &quot;&quot;; &quot;pykinimas, &quot;);IF([.K186] = &quot;&quot;; &quot;&quot;; &quot;medžiagų apykaitos sutrikimai, &quot;);IF([.L186] = &quot;&quot;; &quot;&quot;; &quot;virškinamojo trakto sutrikimai, &quot;);IF([.M186] = &quot;&quot;; &quot;&quot;; &quot;kaulų retėjimas, &quot;);IF([.N186] = &quot;&quot;; &quot;&quot;; &quot;šlakų nusėdimas, &quot;);IF([.O186] = &quot;&quot;; &quot;&quot;; &quot;inkstų ir kepenų ligos, &quot;);IF([.P186] = &quot;&quot;; &quot;&quot;; &quot;mutageniškumas, &quot;);IF([.Q186] = &quot;&quot;; &quot;&quot;; &quot;vėžys&quot;);&quot;' where upper(number)=upper('&quot;;[.D186];&quot;');&quot; )" office:value-type="string" office:string-value="update e set diseases='' where upper(number)=upper('E472e');">
            <text:p>update e set diseases='' where upper(number)=upper('E472e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true</text:p>
          </table:table-cell>
          <table:table-cell table:style-name="ce6" office:value-type="string">
            <text:p>E472f</text:p>
          </table:table-cell>
          <table:table-cell table:style-name="ce6"/>
          <table:table-cell table:number-columns-repeated="12"/>
          <table:table-cell table:formula="oooc:=CONCATENATE(&quot;update e set diseases='&quot;;IF([.E187]=&quot;&quot;;&quot;&quot;;&quot;alergija, &quot;);IF([.F187] = &quot;&quot;; &quot;&quot;; &quot;astma, &quot;);IF([.G187] = &quot;&quot;; &quot;&quot;; &quot;migrena, &quot;);IF([.H187] = &quot;&quot;; &quot;&quot;; &quot;hiperaktyvumas, &quot;);IF([.I187] = &quot;&quot;; &quot;&quot;; &quot;viduriavimas, &quot;);IF([.J187] = &quot;&quot;; &quot;&quot;; &quot;pykinimas, &quot;);IF([.K187] = &quot;&quot;; &quot;&quot;; &quot;medžiagų apykaitos sutrikimai, &quot;);IF([.L187] = &quot;&quot;; &quot;&quot;; &quot;virškinamojo trakto sutrikimai, &quot;);IF([.M187] = &quot;&quot;; &quot;&quot;; &quot;kaulų retėjimas, &quot;);IF([.N187] = &quot;&quot;; &quot;&quot;; &quot;šlakų nusėdimas, &quot;);IF([.O187] = &quot;&quot;; &quot;&quot;; &quot;inkstų ir kepenų ligos, &quot;);IF([.P187] = &quot;&quot;; &quot;&quot;; &quot;mutageniškumas, &quot;);IF([.Q187] = &quot;&quot;; &quot;&quot;; &quot;vėžys&quot;);&quot;' where upper(number)=upper('&quot;;[.D187];&quot;');&quot; )" office:value-type="string" office:string-value="update e set diseases='' where upper(number)=upper('E472f');">
            <text:p>update e set diseases='' where upper(number)=upper('E472f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true</text:p>
          </table:table-cell>
          <table:table-cell table:style-name="ce6" office:value-type="string">
            <text:p>E473</text:p>
          </table:table-cell>
          <table:table-cell table:style-name="ce6"/>
          <table:table-cell table:number-columns-repeated="12"/>
          <table:table-cell table:formula="oooc:=CONCATENATE(&quot;update e set diseases='&quot;;IF([.E188]=&quot;&quot;;&quot;&quot;;&quot;alergija, &quot;);IF([.F188] = &quot;&quot;; &quot;&quot;; &quot;astma, &quot;);IF([.G188] = &quot;&quot;; &quot;&quot;; &quot;migrena, &quot;);IF([.H188] = &quot;&quot;; &quot;&quot;; &quot;hiperaktyvumas, &quot;);IF([.I188] = &quot;&quot;; &quot;&quot;; &quot;viduriavimas, &quot;);IF([.J188] = &quot;&quot;; &quot;&quot;; &quot;pykinimas, &quot;);IF([.K188] = &quot;&quot;; &quot;&quot;; &quot;medžiagų apykaitos sutrikimai, &quot;);IF([.L188] = &quot;&quot;; &quot;&quot;; &quot;virškinamojo trakto sutrikimai, &quot;);IF([.M188] = &quot;&quot;; &quot;&quot;; &quot;kaulų retėjimas, &quot;);IF([.N188] = &quot;&quot;; &quot;&quot;; &quot;šlakų nusėdimas, &quot;);IF([.O188] = &quot;&quot;; &quot;&quot;; &quot;inkstų ir kepenų ligos, &quot;);IF([.P188] = &quot;&quot;; &quot;&quot;; &quot;mutageniškumas, &quot;);IF([.Q188] = &quot;&quot;; &quot;&quot;; &quot;vėžys&quot;);&quot;' where upper(number)=upper('&quot;;[.D188];&quot;');&quot; )" office:value-type="string" office:string-value="update e set diseases='' where upper(number)=upper('E473');">
            <text:p>update e set diseases='' where upper(number)=upper('E473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true</text:p>
          </table:table-cell>
          <table:table-cell table:style-name="ce6" office:value-type="string">
            <text:p>E474</text:p>
          </table:table-cell>
          <table:table-cell table:style-name="ce6"/>
          <table:table-cell table:number-columns-repeated="12"/>
          <table:table-cell table:formula="oooc:=CONCATENATE(&quot;update e set diseases='&quot;;IF([.E189]=&quot;&quot;;&quot;&quot;;&quot;alergija, &quot;);IF([.F189] = &quot;&quot;; &quot;&quot;; &quot;astma, &quot;);IF([.G189] = &quot;&quot;; &quot;&quot;; &quot;migrena, &quot;);IF([.H189] = &quot;&quot;; &quot;&quot;; &quot;hiperaktyvumas, &quot;);IF([.I189] = &quot;&quot;; &quot;&quot;; &quot;viduriavimas, &quot;);IF([.J189] = &quot;&quot;; &quot;&quot;; &quot;pykinimas, &quot;);IF([.K189] = &quot;&quot;; &quot;&quot;; &quot;medžiagų apykaitos sutrikimai, &quot;);IF([.L189] = &quot;&quot;; &quot;&quot;; &quot;virškinamojo trakto sutrikimai, &quot;);IF([.M189] = &quot;&quot;; &quot;&quot;; &quot;kaulų retėjimas, &quot;);IF([.N189] = &quot;&quot;; &quot;&quot;; &quot;šlakų nusėdimas, &quot;);IF([.O189] = &quot;&quot;; &quot;&quot;; &quot;inkstų ir kepenų ligos, &quot;);IF([.P189] = &quot;&quot;; &quot;&quot;; &quot;mutageniškumas, &quot;);IF([.Q189] = &quot;&quot;; &quot;&quot;; &quot;vėžys&quot;);&quot;' where upper(number)=upper('&quot;;[.D189];&quot;');&quot; )" office:value-type="string" office:string-value="update e set diseases='' where upper(number)=upper('E474');">
            <text:p>update e set diseases='' where upper(number)=upper('E474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true</text:p>
          </table:table-cell>
          <table:table-cell table:style-name="ce6" office:value-type="string">
            <text:p>E475</text:p>
          </table:table-cell>
          <table:table-cell table:style-name="ce6"/>
          <table:table-cell table:number-columns-repeated="12"/>
          <table:table-cell table:formula="oooc:=CONCATENATE(&quot;update e set diseases='&quot;;IF([.E190]=&quot;&quot;;&quot;&quot;;&quot;alergija, &quot;);IF([.F190] = &quot;&quot;; &quot;&quot;; &quot;astma, &quot;);IF([.G190] = &quot;&quot;; &quot;&quot;; &quot;migrena, &quot;);IF([.H190] = &quot;&quot;; &quot;&quot;; &quot;hiperaktyvumas, &quot;);IF([.I190] = &quot;&quot;; &quot;&quot;; &quot;viduriavimas, &quot;);IF([.J190] = &quot;&quot;; &quot;&quot;; &quot;pykinimas, &quot;);IF([.K190] = &quot;&quot;; &quot;&quot;; &quot;medžiagų apykaitos sutrikimai, &quot;);IF([.L190] = &quot;&quot;; &quot;&quot;; &quot;virškinamojo trakto sutrikimai, &quot;);IF([.M190] = &quot;&quot;; &quot;&quot;; &quot;kaulų retėjimas, &quot;);IF([.N190] = &quot;&quot;; &quot;&quot;; &quot;šlakų nusėdimas, &quot;);IF([.O190] = &quot;&quot;; &quot;&quot;; &quot;inkstų ir kepenų ligos, &quot;);IF([.P190] = &quot;&quot;; &quot;&quot;; &quot;mutageniškumas, &quot;);IF([.Q190] = &quot;&quot;; &quot;&quot;; &quot;vėžys&quot;);&quot;' where upper(number)=upper('&quot;;[.D190];&quot;');&quot; )" office:value-type="string" office:string-value="update e set diseases='' where upper(number)=upper('E475');">
            <text:p>update e set diseases='' where upper(number)=upper('E475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476</text:p>
          </table:table-cell>
          <table:table-cell table:style-name="ce6"/>
          <table:table-cell table:number-columns-repeated="12"/>
          <table:table-cell table:formula="oooc:=CONCATENATE(&quot;update e set diseases='&quot;;IF([.E191]=&quot;&quot;;&quot;&quot;;&quot;alergija, &quot;);IF([.F191] = &quot;&quot;; &quot;&quot;; &quot;astma, &quot;);IF([.G191] = &quot;&quot;; &quot;&quot;; &quot;migrena, &quot;);IF([.H191] = &quot;&quot;; &quot;&quot;; &quot;hiperaktyvumas, &quot;);IF([.I191] = &quot;&quot;; &quot;&quot;; &quot;viduriavimas, &quot;);IF([.J191] = &quot;&quot;; &quot;&quot;; &quot;pykinimas, &quot;);IF([.K191] = &quot;&quot;; &quot;&quot;; &quot;medžiagų apykaitos sutrikimai, &quot;);IF([.L191] = &quot;&quot;; &quot;&quot;; &quot;virškinamojo trakto sutrikimai, &quot;);IF([.M191] = &quot;&quot;; &quot;&quot;; &quot;kaulų retėjimas, &quot;);IF([.N191] = &quot;&quot;; &quot;&quot;; &quot;šlakų nusėdimas, &quot;);IF([.O191] = &quot;&quot;; &quot;&quot;; &quot;inkstų ir kepenų ligos, &quot;);IF([.P191] = &quot;&quot;; &quot;&quot;; &quot;mutageniškumas, &quot;);IF([.Q191] = &quot;&quot;; &quot;&quot;; &quot;vėžys&quot;);&quot;' where upper(number)=upper('&quot;;[.D191];&quot;');&quot; )" office:value-type="string" office:string-value="update e set diseases='' where upper(number)=upper('E476');">
            <text:p>update e set diseases='' where upper(number)=upper('E476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true</text:p>
          </table:table-cell>
          <table:table-cell table:style-name="ce6" office:value-type="string">
            <text:p>E477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192]=&quot;&quot;;&quot;&quot;;&quot;alergija, &quot;);IF([.F192] = &quot;&quot;; &quot;&quot;; &quot;astma, &quot;);IF([.G192] = &quot;&quot;; &quot;&quot;; &quot;migrena, &quot;);IF([.H192] = &quot;&quot;; &quot;&quot;; &quot;hiperaktyvumas, &quot;);IF([.I192] = &quot;&quot;; &quot;&quot;; &quot;viduriavimas, &quot;);IF([.J192] = &quot;&quot;; &quot;&quot;; &quot;pykinimas, &quot;);IF([.K192] = &quot;&quot;; &quot;&quot;; &quot;medžiagų apykaitos sutrikimai, &quot;);IF([.L192] = &quot;&quot;; &quot;&quot;; &quot;virškinamojo trakto sutrikimai, &quot;);IF([.M192] = &quot;&quot;; &quot;&quot;; &quot;kaulų retėjimas, &quot;);IF([.N192] = &quot;&quot;; &quot;&quot;; &quot;šlakų nusėdimas, &quot;);IF([.O192] = &quot;&quot;; &quot;&quot;; &quot;inkstų ir kepenų ligos, &quot;);IF([.P192] = &quot;&quot;; &quot;&quot;; &quot;mutageniškumas, &quot;);IF([.Q192] = &quot;&quot;; &quot;&quot;; &quot;vėžys&quot;);&quot;' where upper(number)=upper('&quot;;[.D192];&quot;');&quot; )" office:value-type="string" office:string-value="update e set diseases='alergija, astma, ' where upper(number)=upper('E477');">
            <text:p>update e set diseases='alergija, astma, ' where upper(number)=upper('E477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true</text:p>
          </table:table-cell>
          <table:table-cell table:style-name="ce6" office:value-type="string">
            <text:p>E479b</text:p>
          </table:table-cell>
          <table:table-cell table:style-name="ce6"/>
          <table:table-cell table:number-columns-repeated="12"/>
          <table:table-cell table:formula="oooc:=CONCATENATE(&quot;update e set diseases='&quot;;IF([.E193]=&quot;&quot;;&quot;&quot;;&quot;alergija, &quot;);IF([.F193] = &quot;&quot;; &quot;&quot;; &quot;astma, &quot;);IF([.G193] = &quot;&quot;; &quot;&quot;; &quot;migrena, &quot;);IF([.H193] = &quot;&quot;; &quot;&quot;; &quot;hiperaktyvumas, &quot;);IF([.I193] = &quot;&quot;; &quot;&quot;; &quot;viduriavimas, &quot;);IF([.J193] = &quot;&quot;; &quot;&quot;; &quot;pykinimas, &quot;);IF([.K193] = &quot;&quot;; &quot;&quot;; &quot;medžiagų apykaitos sutrikimai, &quot;);IF([.L193] = &quot;&quot;; &quot;&quot;; &quot;virškinamojo trakto sutrikimai, &quot;);IF([.M193] = &quot;&quot;; &quot;&quot;; &quot;kaulų retėjimas, &quot;);IF([.N193] = &quot;&quot;; &quot;&quot;; &quot;šlakų nusėdimas, &quot;);IF([.O193] = &quot;&quot;; &quot;&quot;; &quot;inkstų ir kepenų ligos, &quot;);IF([.P193] = &quot;&quot;; &quot;&quot;; &quot;mutageniškumas, &quot;);IF([.Q193] = &quot;&quot;; &quot;&quot;; &quot;vėžys&quot;);&quot;' where upper(number)=upper('&quot;;[.D193];&quot;');&quot; )" office:value-type="string" office:string-value="update e set diseases='' where upper(number)=upper('E479b');">
            <text:p>update e set diseases='' where upper(number)=upper('E479b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true</text:p>
          </table:table-cell>
          <table:table-cell office:value-type="string">
            <text:p>false</text:p>
          </table:table-cell>
          <table:table-cell table:style-name="ce6" office:value-type="string">
            <text:p>E481</text:p>
          </table:table-cell>
          <table:table-cell table:style-name="ce6"/>
          <table:table-cell table:number-columns-repeated="12"/>
          <table:table-cell table:formula="oooc:=CONCATENATE(&quot;update e set diseases='&quot;;IF([.E194]=&quot;&quot;;&quot;&quot;;&quot;alergija, &quot;);IF([.F194] = &quot;&quot;; &quot;&quot;; &quot;astma, &quot;);IF([.G194] = &quot;&quot;; &quot;&quot;; &quot;migrena, &quot;);IF([.H194] = &quot;&quot;; &quot;&quot;; &quot;hiperaktyvumas, &quot;);IF([.I194] = &quot;&quot;; &quot;&quot;; &quot;viduriavimas, &quot;);IF([.J194] = &quot;&quot;; &quot;&quot;; &quot;pykinimas, &quot;);IF([.K194] = &quot;&quot;; &quot;&quot;; &quot;medžiagų apykaitos sutrikimai, &quot;);IF([.L194] = &quot;&quot;; &quot;&quot;; &quot;virškinamojo trakto sutrikimai, &quot;);IF([.M194] = &quot;&quot;; &quot;&quot;; &quot;kaulų retėjimas, &quot;);IF([.N194] = &quot;&quot;; &quot;&quot;; &quot;šlakų nusėdimas, &quot;);IF([.O194] = &quot;&quot;; &quot;&quot;; &quot;inkstų ir kepenų ligos, &quot;);IF([.P194] = &quot;&quot;; &quot;&quot;; &quot;mutageniškumas, &quot;);IF([.Q194] = &quot;&quot;; &quot;&quot;; &quot;vėžys&quot;);&quot;' where upper(number)=upper('&quot;;[.D194];&quot;');&quot; )" office:value-type="string" office:string-value="update e set diseases='' where upper(number)=upper('E481');">
            <text:p>update e set diseases='' where upper(number)=upper('E481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482</text:p>
          </table:table-cell>
          <table:table-cell table:style-name="ce6"/>
          <table:table-cell table:number-columns-repeated="12"/>
          <table:table-cell table:formula="oooc:=CONCATENATE(&quot;update e set diseases='&quot;;IF([.E195]=&quot;&quot;;&quot;&quot;;&quot;alergija, &quot;);IF([.F195] = &quot;&quot;; &quot;&quot;; &quot;astma, &quot;);IF([.G195] = &quot;&quot;; &quot;&quot;; &quot;migrena, &quot;);IF([.H195] = &quot;&quot;; &quot;&quot;; &quot;hiperaktyvumas, &quot;);IF([.I195] = &quot;&quot;; &quot;&quot;; &quot;viduriavimas, &quot;);IF([.J195] = &quot;&quot;; &quot;&quot;; &quot;pykinimas, &quot;);IF([.K195] = &quot;&quot;; &quot;&quot;; &quot;medžiagų apykaitos sutrikimai, &quot;);IF([.L195] = &quot;&quot;; &quot;&quot;; &quot;virškinamojo trakto sutrikimai, &quot;);IF([.M195] = &quot;&quot;; &quot;&quot;; &quot;kaulų retėjimas, &quot;);IF([.N195] = &quot;&quot;; &quot;&quot;; &quot;šlakų nusėdimas, &quot;);IF([.O195] = &quot;&quot;; &quot;&quot;; &quot;inkstų ir kepenų ligos, &quot;);IF([.P195] = &quot;&quot;; &quot;&quot;; &quot;mutageniškumas, &quot;);IF([.Q195] = &quot;&quot;; &quot;&quot;; &quot;vėžys&quot;);&quot;' where upper(number)=upper('&quot;;[.D195];&quot;');&quot; )" office:value-type="string" office:string-value="update e set diseases='' where upper(number)=upper('E482');">
            <text:p>update e set diseases='' where upper(number)=upper('E482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true</text:p>
          </table:table-cell>
          <table:table-cell office:value-type="string">
            <text:p>false</text:p>
          </table:table-cell>
          <table:table-cell table:style-name="ce6" office:value-type="string">
            <text:p>E483</text:p>
          </table:table-cell>
          <table:table-cell table:style-name="ce6"/>
          <table:table-cell table:number-columns-repeated="12"/>
          <table:table-cell table:formula="oooc:=CONCATENATE(&quot;update e set diseases='&quot;;IF([.E196]=&quot;&quot;;&quot;&quot;;&quot;alergija, &quot;);IF([.F196] = &quot;&quot;; &quot;&quot;; &quot;astma, &quot;);IF([.G196] = &quot;&quot;; &quot;&quot;; &quot;migrena, &quot;);IF([.H196] = &quot;&quot;; &quot;&quot;; &quot;hiperaktyvumas, &quot;);IF([.I196] = &quot;&quot;; &quot;&quot;; &quot;viduriavimas, &quot;);IF([.J196] = &quot;&quot;; &quot;&quot;; &quot;pykinimas, &quot;);IF([.K196] = &quot;&quot;; &quot;&quot;; &quot;medžiagų apykaitos sutrikimai, &quot;);IF([.L196] = &quot;&quot;; &quot;&quot;; &quot;virškinamojo trakto sutrikimai, &quot;);IF([.M196] = &quot;&quot;; &quot;&quot;; &quot;kaulų retėjimas, &quot;);IF([.N196] = &quot;&quot;; &quot;&quot;; &quot;šlakų nusėdimas, &quot;);IF([.O196] = &quot;&quot;; &quot;&quot;; &quot;inkstų ir kepenų ligos, &quot;);IF([.P196] = &quot;&quot;; &quot;&quot;; &quot;mutageniškumas, &quot;);IF([.Q196] = &quot;&quot;; &quot;&quot;; &quot;vėžys&quot;);&quot;' where upper(number)=upper('&quot;;[.D196];&quot;');&quot; )" office:value-type="string" office:string-value="update e set diseases='' where upper(number)=upper('E483');">
            <text:p>update e set diseases='' where upper(number)=upper('E483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true</text:p>
          </table:table-cell>
          <table:table-cell table:style-name="ce6" office:value-type="string">
            <text:p>E491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197]=&quot;&quot;;&quot;&quot;;&quot;alergija, &quot;);IF([.F197] = &quot;&quot;; &quot;&quot;; &quot;astma, &quot;);IF([.G197] = &quot;&quot;; &quot;&quot;; &quot;migrena, &quot;);IF([.H197] = &quot;&quot;; &quot;&quot;; &quot;hiperaktyvumas, &quot;);IF([.I197] = &quot;&quot;; &quot;&quot;; &quot;viduriavimas, &quot;);IF([.J197] = &quot;&quot;; &quot;&quot;; &quot;pykinimas, &quot;);IF([.K197] = &quot;&quot;; &quot;&quot;; &quot;medžiagų apykaitos sutrikimai, &quot;);IF([.L197] = &quot;&quot;; &quot;&quot;; &quot;virškinamojo trakto sutrikimai, &quot;);IF([.M197] = &quot;&quot;; &quot;&quot;; &quot;kaulų retėjimas, &quot;);IF([.N197] = &quot;&quot;; &quot;&quot;; &quot;šlakų nusėdimas, &quot;);IF([.O197] = &quot;&quot;; &quot;&quot;; &quot;inkstų ir kepenų ligos, &quot;);IF([.P197] = &quot;&quot;; &quot;&quot;; &quot;mutageniškumas, &quot;);IF([.Q197] = &quot;&quot;; &quot;&quot;; &quot;vėžys&quot;);&quot;' where upper(number)=upper('&quot;;[.D197];&quot;');&quot; )" office:value-type="string" office:string-value="update e set diseases='alergija, astma, ' where upper(number)=upper('E491');">
            <text:p>update e set diseases='alergija, astma, ' where upper(number)=upper('E491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492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198]=&quot;&quot;;&quot;&quot;;&quot;alergija, &quot;);IF([.F198] = &quot;&quot;; &quot;&quot;; &quot;astma, &quot;);IF([.G198] = &quot;&quot;; &quot;&quot;; &quot;migrena, &quot;);IF([.H198] = &quot;&quot;; &quot;&quot;; &quot;hiperaktyvumas, &quot;);IF([.I198] = &quot;&quot;; &quot;&quot;; &quot;viduriavimas, &quot;);IF([.J198] = &quot;&quot;; &quot;&quot;; &quot;pykinimas, &quot;);IF([.K198] = &quot;&quot;; &quot;&quot;; &quot;medžiagų apykaitos sutrikimai, &quot;);IF([.L198] = &quot;&quot;; &quot;&quot;; &quot;virškinamojo trakto sutrikimai, &quot;);IF([.M198] = &quot;&quot;; &quot;&quot;; &quot;kaulų retėjimas, &quot;);IF([.N198] = &quot;&quot;; &quot;&quot;; &quot;šlakų nusėdimas, &quot;);IF([.O198] = &quot;&quot;; &quot;&quot;; &quot;inkstų ir kepenų ligos, &quot;);IF([.P198] = &quot;&quot;; &quot;&quot;; &quot;mutageniškumas, &quot;);IF([.Q198] = &quot;&quot;; &quot;&quot;; &quot;vėžys&quot;);&quot;' where upper(number)=upper('&quot;;[.D198];&quot;');&quot; )" office:value-type="string" office:string-value="update e set diseases='alergija, astma, ' where upper(number)=upper('E492');">
            <text:p>update e set diseases='alergija, astma, ' where upper(number)=upper('E492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493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199]=&quot;&quot;;&quot;&quot;;&quot;alergija, &quot;);IF([.F199] = &quot;&quot;; &quot;&quot;; &quot;astma, &quot;);IF([.G199] = &quot;&quot;; &quot;&quot;; &quot;migrena, &quot;);IF([.H199] = &quot;&quot;; &quot;&quot;; &quot;hiperaktyvumas, &quot;);IF([.I199] = &quot;&quot;; &quot;&quot;; &quot;viduriavimas, &quot;);IF([.J199] = &quot;&quot;; &quot;&quot;; &quot;pykinimas, &quot;);IF([.K199] = &quot;&quot;; &quot;&quot;; &quot;medžiagų apykaitos sutrikimai, &quot;);IF([.L199] = &quot;&quot;; &quot;&quot;; &quot;virškinamojo trakto sutrikimai, &quot;);IF([.M199] = &quot;&quot;; &quot;&quot;; &quot;kaulų retėjimas, &quot;);IF([.N199] = &quot;&quot;; &quot;&quot;; &quot;šlakų nusėdimas, &quot;);IF([.O199] = &quot;&quot;; &quot;&quot;; &quot;inkstų ir kepenų ligos, &quot;);IF([.P199] = &quot;&quot;; &quot;&quot;; &quot;mutageniškumas, &quot;);IF([.Q199] = &quot;&quot;; &quot;&quot;; &quot;vėžys&quot;);&quot;' where upper(number)=upper('&quot;;[.D199];&quot;');&quot; )" office:value-type="string" office:string-value="update e set diseases='alergija, astma, ' where upper(number)=upper('E493');">
            <text:p>update e set diseases='alergija, astma, ' where upper(number)=upper('E493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494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200]=&quot;&quot;;&quot;&quot;;&quot;alergija, &quot;);IF([.F200] = &quot;&quot;; &quot;&quot;; &quot;astma, &quot;);IF([.G200] = &quot;&quot;; &quot;&quot;; &quot;migrena, &quot;);IF([.H200] = &quot;&quot;; &quot;&quot;; &quot;hiperaktyvumas, &quot;);IF([.I200] = &quot;&quot;; &quot;&quot;; &quot;viduriavimas, &quot;);IF([.J200] = &quot;&quot;; &quot;&quot;; &quot;pykinimas, &quot;);IF([.K200] = &quot;&quot;; &quot;&quot;; &quot;medžiagų apykaitos sutrikimai, &quot;);IF([.L200] = &quot;&quot;; &quot;&quot;; &quot;virškinamojo trakto sutrikimai, &quot;);IF([.M200] = &quot;&quot;; &quot;&quot;; &quot;kaulų retėjimas, &quot;);IF([.N200] = &quot;&quot;; &quot;&quot;; &quot;šlakų nusėdimas, &quot;);IF([.O200] = &quot;&quot;; &quot;&quot;; &quot;inkstų ir kepenų ligos, &quot;);IF([.P200] = &quot;&quot;; &quot;&quot;; &quot;mutageniškumas, &quot;);IF([.Q200] = &quot;&quot;; &quot;&quot;; &quot;vėžys&quot;);&quot;' where upper(number)=upper('&quot;;[.D200];&quot;');&quot; )" office:value-type="string" office:string-value="update e set diseases='alergija, astma, ' where upper(number)=upper('E494');">
            <text:p>update e set diseases='alergija, astma, ' where upper(number)=upper('E494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495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201]=&quot;&quot;;&quot;&quot;;&quot;alergija, &quot;);IF([.F201] = &quot;&quot;; &quot;&quot;; &quot;astma, &quot;);IF([.G201] = &quot;&quot;; &quot;&quot;; &quot;migrena, &quot;);IF([.H201] = &quot;&quot;; &quot;&quot;; &quot;hiperaktyvumas, &quot;);IF([.I201] = &quot;&quot;; &quot;&quot;; &quot;viduriavimas, &quot;);IF([.J201] = &quot;&quot;; &quot;&quot;; &quot;pykinimas, &quot;);IF([.K201] = &quot;&quot;; &quot;&quot;; &quot;medžiagų apykaitos sutrikimai, &quot;);IF([.L201] = &quot;&quot;; &quot;&quot;; &quot;virškinamojo trakto sutrikimai, &quot;);IF([.M201] = &quot;&quot;; &quot;&quot;; &quot;kaulų retėjimas, &quot;);IF([.N201] = &quot;&quot;; &quot;&quot;; &quot;šlakų nusėdimas, &quot;);IF([.O201] = &quot;&quot;; &quot;&quot;; &quot;inkstų ir kepenų ligos, &quot;);IF([.P201] = &quot;&quot;; &quot;&quot;; &quot;mutageniškumas, &quot;);IF([.Q201] = &quot;&quot;; &quot;&quot;; &quot;vėžys&quot;);&quot;' where upper(number)=upper('&quot;;[.D201];&quot;');&quot; )" office:value-type="string" office:string-value="update e set diseases='alergija, astma, ' where upper(number)=upper('E495');">
            <text:p>update e set diseases='alergija, astma, ' where upper(number)=upper('E495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500</text:p>
          </table:table-cell>
          <table:table-cell table:style-name="ce6"/>
          <table:table-cell table:number-columns-repeated="12"/>
          <table:table-cell table:formula="oooc:=CONCATENATE(&quot;update e set diseases='&quot;;IF([.E202]=&quot;&quot;;&quot;&quot;;&quot;alergija, &quot;);IF([.F202] = &quot;&quot;; &quot;&quot;; &quot;astma, &quot;);IF([.G202] = &quot;&quot;; &quot;&quot;; &quot;migrena, &quot;);IF([.H202] = &quot;&quot;; &quot;&quot;; &quot;hiperaktyvumas, &quot;);IF([.I202] = &quot;&quot;; &quot;&quot;; &quot;viduriavimas, &quot;);IF([.J202] = &quot;&quot;; &quot;&quot;; &quot;pykinimas, &quot;);IF([.K202] = &quot;&quot;; &quot;&quot;; &quot;medžiagų apykaitos sutrikimai, &quot;);IF([.L202] = &quot;&quot;; &quot;&quot;; &quot;virškinamojo trakto sutrikimai, &quot;);IF([.M202] = &quot;&quot;; &quot;&quot;; &quot;kaulų retėjimas, &quot;);IF([.N202] = &quot;&quot;; &quot;&quot;; &quot;šlakų nusėdimas, &quot;);IF([.O202] = &quot;&quot;; &quot;&quot;; &quot;inkstų ir kepenų ligos, &quot;);IF([.P202] = &quot;&quot;; &quot;&quot;; &quot;mutageniškumas, &quot;);IF([.Q202] = &quot;&quot;; &quot;&quot;; &quot;vėžys&quot;);&quot;' where upper(number)=upper('&quot;;[.D202];&quot;');&quot; )" office:value-type="string" office:string-value="update e set diseases='' where upper(number)=upper('E500');">
            <text:p>update e set diseases='' where upper(number)=upper('E500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501</text:p>
          </table:table-cell>
          <table:table-cell table:style-name="ce6"/>
          <table:table-cell table:number-columns-repeated="12"/>
          <table:table-cell table:formula="oooc:=CONCATENATE(&quot;update e set diseases='&quot;;IF([.E203]=&quot;&quot;;&quot;&quot;;&quot;alergija, &quot;);IF([.F203] = &quot;&quot;; &quot;&quot;; &quot;astma, &quot;);IF([.G203] = &quot;&quot;; &quot;&quot;; &quot;migrena, &quot;);IF([.H203] = &quot;&quot;; &quot;&quot;; &quot;hiperaktyvumas, &quot;);IF([.I203] = &quot;&quot;; &quot;&quot;; &quot;viduriavimas, &quot;);IF([.J203] = &quot;&quot;; &quot;&quot;; &quot;pykinimas, &quot;);IF([.K203] = &quot;&quot;; &quot;&quot;; &quot;medžiagų apykaitos sutrikimai, &quot;);IF([.L203] = &quot;&quot;; &quot;&quot;; &quot;virškinamojo trakto sutrikimai, &quot;);IF([.M203] = &quot;&quot;; &quot;&quot;; &quot;kaulų retėjimas, &quot;);IF([.N203] = &quot;&quot;; &quot;&quot;; &quot;šlakų nusėdimas, &quot;);IF([.O203] = &quot;&quot;; &quot;&quot;; &quot;inkstų ir kepenų ligos, &quot;);IF([.P203] = &quot;&quot;; &quot;&quot;; &quot;mutageniškumas, &quot;);IF([.Q203] = &quot;&quot;; &quot;&quot;; &quot;vėžys&quot;);&quot;' where upper(number)=upper('&quot;;[.D203];&quot;');&quot; )" office:value-type="string" office:string-value="update e set diseases='' where upper(number)=upper('E501');">
            <text:p>update e set diseases='' where upper(number)=upper('E501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503</text:p>
          </table:table-cell>
          <table:table-cell table:style-name="ce6"/>
          <table:table-cell table:number-columns-repeated="12"/>
          <table:table-cell table:formula="oooc:=CONCATENATE(&quot;update e set diseases='&quot;;IF([.E204]=&quot;&quot;;&quot;&quot;;&quot;alergija, &quot;);IF([.F204] = &quot;&quot;; &quot;&quot;; &quot;astma, &quot;);IF([.G204] = &quot;&quot;; &quot;&quot;; &quot;migrena, &quot;);IF([.H204] = &quot;&quot;; &quot;&quot;; &quot;hiperaktyvumas, &quot;);IF([.I204] = &quot;&quot;; &quot;&quot;; &quot;viduriavimas, &quot;);IF([.J204] = &quot;&quot;; &quot;&quot;; &quot;pykinimas, &quot;);IF([.K204] = &quot;&quot;; &quot;&quot;; &quot;medžiagų apykaitos sutrikimai, &quot;);IF([.L204] = &quot;&quot;; &quot;&quot;; &quot;virškinamojo trakto sutrikimai, &quot;);IF([.M204] = &quot;&quot;; &quot;&quot;; &quot;kaulų retėjimas, &quot;);IF([.N204] = &quot;&quot;; &quot;&quot;; &quot;šlakų nusėdimas, &quot;);IF([.O204] = &quot;&quot;; &quot;&quot;; &quot;inkstų ir kepenų ligos, &quot;);IF([.P204] = &quot;&quot;; &quot;&quot;; &quot;mutageniškumas, &quot;);IF([.Q204] = &quot;&quot;; &quot;&quot;; &quot;vėžys&quot;);&quot;' where upper(number)=upper('&quot;;[.D204];&quot;');&quot; )" office:value-type="string" office:string-value="update e set diseases='' where upper(number)=upper('E503');">
            <text:p>update e set diseases='' where upper(number)=upper('E503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504</text:p>
          </table:table-cell>
          <table:table-cell table:style-name="ce6"/>
          <table:table-cell table:number-columns-repeated="12"/>
          <table:table-cell table:formula="oooc:=CONCATENATE(&quot;update e set diseases='&quot;;IF([.E205]=&quot;&quot;;&quot;&quot;;&quot;alergija, &quot;);IF([.F205] = &quot;&quot;; &quot;&quot;; &quot;astma, &quot;);IF([.G205] = &quot;&quot;; &quot;&quot;; &quot;migrena, &quot;);IF([.H205] = &quot;&quot;; &quot;&quot;; &quot;hiperaktyvumas, &quot;);IF([.I205] = &quot;&quot;; &quot;&quot;; &quot;viduriavimas, &quot;);IF([.J205] = &quot;&quot;; &quot;&quot;; &quot;pykinimas, &quot;);IF([.K205] = &quot;&quot;; &quot;&quot;; &quot;medžiagų apykaitos sutrikimai, &quot;);IF([.L205] = &quot;&quot;; &quot;&quot;; &quot;virškinamojo trakto sutrikimai, &quot;);IF([.M205] = &quot;&quot;; &quot;&quot;; &quot;kaulų retėjimas, &quot;);IF([.N205] = &quot;&quot;; &quot;&quot;; &quot;šlakų nusėdimas, &quot;);IF([.O205] = &quot;&quot;; &quot;&quot;; &quot;inkstų ir kepenų ligos, &quot;);IF([.P205] = &quot;&quot;; &quot;&quot;; &quot;mutageniškumas, &quot;);IF([.Q205] = &quot;&quot;; &quot;&quot;; &quot;vėžys&quot;);&quot;' where upper(number)=upper('&quot;;[.D205];&quot;');&quot; )" office:value-type="string" office:string-value="update e set diseases='' where upper(number)=upper('E504');">
            <text:p>update e set diseases='' where upper(number)=upper('E504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507</text:p>
          </table:table-cell>
          <table:table-cell table:style-name="ce6"/>
          <table:table-cell table:number-columns-repeated="12"/>
          <table:table-cell table:formula="oooc:=CONCATENATE(&quot;update e set diseases='&quot;;IF([.E206]=&quot;&quot;;&quot;&quot;;&quot;alergija, &quot;);IF([.F206] = &quot;&quot;; &quot;&quot;; &quot;astma, &quot;);IF([.G206] = &quot;&quot;; &quot;&quot;; &quot;migrena, &quot;);IF([.H206] = &quot;&quot;; &quot;&quot;; &quot;hiperaktyvumas, &quot;);IF([.I206] = &quot;&quot;; &quot;&quot;; &quot;viduriavimas, &quot;);IF([.J206] = &quot;&quot;; &quot;&quot;; &quot;pykinimas, &quot;);IF([.K206] = &quot;&quot;; &quot;&quot;; &quot;medžiagų apykaitos sutrikimai, &quot;);IF([.L206] = &quot;&quot;; &quot;&quot;; &quot;virškinamojo trakto sutrikimai, &quot;);IF([.M206] = &quot;&quot;; &quot;&quot;; &quot;kaulų retėjimas, &quot;);IF([.N206] = &quot;&quot;; &quot;&quot;; &quot;šlakų nusėdimas, &quot;);IF([.O206] = &quot;&quot;; &quot;&quot;; &quot;inkstų ir kepenų ligos, &quot;);IF([.P206] = &quot;&quot;; &quot;&quot;; &quot;mutageniškumas, &quot;);IF([.Q206] = &quot;&quot;; &quot;&quot;; &quot;vėžys&quot;);&quot;' where upper(number)=upper('&quot;;[.D206];&quot;');&quot; )" office:value-type="string" office:string-value="update e set diseases='' where upper(number)=upper('E507');">
            <text:p>update e set diseases='' where upper(number)=upper('E507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508</text:p>
          </table:table-cell>
          <table:table-cell table:style-name="ce6"/>
          <table:table-cell table:number-columns-repeated="12"/>
          <table:table-cell table:formula="oooc:=CONCATENATE(&quot;update e set diseases='&quot;;IF([.E207]=&quot;&quot;;&quot;&quot;;&quot;alergija, &quot;);IF([.F207] = &quot;&quot;; &quot;&quot;; &quot;astma, &quot;);IF([.G207] = &quot;&quot;; &quot;&quot;; &quot;migrena, &quot;);IF([.H207] = &quot;&quot;; &quot;&quot;; &quot;hiperaktyvumas, &quot;);IF([.I207] = &quot;&quot;; &quot;&quot;; &quot;viduriavimas, &quot;);IF([.J207] = &quot;&quot;; &quot;&quot;; &quot;pykinimas, &quot;);IF([.K207] = &quot;&quot;; &quot;&quot;; &quot;medžiagų apykaitos sutrikimai, &quot;);IF([.L207] = &quot;&quot;; &quot;&quot;; &quot;virškinamojo trakto sutrikimai, &quot;);IF([.M207] = &quot;&quot;; &quot;&quot;; &quot;kaulų retėjimas, &quot;);IF([.N207] = &quot;&quot;; &quot;&quot;; &quot;šlakų nusėdimas, &quot;);IF([.O207] = &quot;&quot;; &quot;&quot;; &quot;inkstų ir kepenų ligos, &quot;);IF([.P207] = &quot;&quot;; &quot;&quot;; &quot;mutageniškumas, &quot;);IF([.Q207] = &quot;&quot;; &quot;&quot;; &quot;vėžys&quot;);&quot;' where upper(number)=upper('&quot;;[.D207];&quot;');&quot; )" office:value-type="string" office:string-value="update e set diseases='' where upper(number)=upper('E508');">
            <text:p>update e set diseases='' where upper(number)=upper('E508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509</text:p>
          </table:table-cell>
          <table:table-cell table:style-name="ce6"/>
          <table:table-cell table:number-columns-repeated="12"/>
          <table:table-cell table:formula="oooc:=CONCATENATE(&quot;update e set diseases='&quot;;IF([.E208]=&quot;&quot;;&quot;&quot;;&quot;alergija, &quot;);IF([.F208] = &quot;&quot;; &quot;&quot;; &quot;astma, &quot;);IF([.G208] = &quot;&quot;; &quot;&quot;; &quot;migrena, &quot;);IF([.H208] = &quot;&quot;; &quot;&quot;; &quot;hiperaktyvumas, &quot;);IF([.I208] = &quot;&quot;; &quot;&quot;; &quot;viduriavimas, &quot;);IF([.J208] = &quot;&quot;; &quot;&quot;; &quot;pykinimas, &quot;);IF([.K208] = &quot;&quot;; &quot;&quot;; &quot;medžiagų apykaitos sutrikimai, &quot;);IF([.L208] = &quot;&quot;; &quot;&quot;; &quot;virškinamojo trakto sutrikimai, &quot;);IF([.M208] = &quot;&quot;; &quot;&quot;; &quot;kaulų retėjimas, &quot;);IF([.N208] = &quot;&quot;; &quot;&quot;; &quot;šlakų nusėdimas, &quot;);IF([.O208] = &quot;&quot;; &quot;&quot;; &quot;inkstų ir kepenų ligos, &quot;);IF([.P208] = &quot;&quot;; &quot;&quot;; &quot;mutageniškumas, &quot;);IF([.Q208] = &quot;&quot;; &quot;&quot;; &quot;vėžys&quot;);&quot;' where upper(number)=upper('&quot;;[.D208];&quot;');&quot; )" office:value-type="string" office:string-value="update e set diseases='' where upper(number)=upper('E509');">
            <text:p>update e set diseases='' where upper(number)=upper('E509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511</text:p>
          </table:table-cell>
          <table:table-cell table:style-name="ce6"/>
          <table:table-cell table:number-columns-repeated="12"/>
          <table:table-cell table:formula="oooc:=CONCATENATE(&quot;update e set diseases='&quot;;IF([.E209]=&quot;&quot;;&quot;&quot;;&quot;alergija, &quot;);IF([.F209] = &quot;&quot;; &quot;&quot;; &quot;astma, &quot;);IF([.G209] = &quot;&quot;; &quot;&quot;; &quot;migrena, &quot;);IF([.H209] = &quot;&quot;; &quot;&quot;; &quot;hiperaktyvumas, &quot;);IF([.I209] = &quot;&quot;; &quot;&quot;; &quot;viduriavimas, &quot;);IF([.J209] = &quot;&quot;; &quot;&quot;; &quot;pykinimas, &quot;);IF([.K209] = &quot;&quot;; &quot;&quot;; &quot;medžiagų apykaitos sutrikimai, &quot;);IF([.L209] = &quot;&quot;; &quot;&quot;; &quot;virškinamojo trakto sutrikimai, &quot;);IF([.M209] = &quot;&quot;; &quot;&quot;; &quot;kaulų retėjimas, &quot;);IF([.N209] = &quot;&quot;; &quot;&quot;; &quot;šlakų nusėdimas, &quot;);IF([.O209] = &quot;&quot;; &quot;&quot;; &quot;inkstų ir kepenų ligos, &quot;);IF([.P209] = &quot;&quot;; &quot;&quot;; &quot;mutageniškumas, &quot;);IF([.Q209] = &quot;&quot;; &quot;&quot;; &quot;vėžys&quot;);&quot;' where upper(number)=upper('&quot;;[.D209];&quot;');&quot; )" office:value-type="string" office:string-value="update e set diseases='' where upper(number)=upper('E511');">
            <text:p>update e set diseases='' where upper(number)=upper('E511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512</text:p>
          </table:table-cell>
          <table:table-cell table:style-name="ce6"/>
          <table:table-cell table:number-columns-repeated="12"/>
          <table:table-cell table:formula="oooc:=CONCATENATE(&quot;update e set diseases='&quot;;IF([.E210]=&quot;&quot;;&quot;&quot;;&quot;alergija, &quot;);IF([.F210] = &quot;&quot;; &quot;&quot;; &quot;astma, &quot;);IF([.G210] = &quot;&quot;; &quot;&quot;; &quot;migrena, &quot;);IF([.H210] = &quot;&quot;; &quot;&quot;; &quot;hiperaktyvumas, &quot;);IF([.I210] = &quot;&quot;; &quot;&quot;; &quot;viduriavimas, &quot;);IF([.J210] = &quot;&quot;; &quot;&quot;; &quot;pykinimas, &quot;);IF([.K210] = &quot;&quot;; &quot;&quot;; &quot;medžiagų apykaitos sutrikimai, &quot;);IF([.L210] = &quot;&quot;; &quot;&quot;; &quot;virškinamojo trakto sutrikimai, &quot;);IF([.M210] = &quot;&quot;; &quot;&quot;; &quot;kaulų retėjimas, &quot;);IF([.N210] = &quot;&quot;; &quot;&quot;; &quot;šlakų nusėdimas, &quot;);IF([.O210] = &quot;&quot;; &quot;&quot;; &quot;inkstų ir kepenų ligos, &quot;);IF([.P210] = &quot;&quot;; &quot;&quot;; &quot;mutageniškumas, &quot;);IF([.Q210] = &quot;&quot;; &quot;&quot;; &quot;vėžys&quot;);&quot;' where upper(number)=upper('&quot;;[.D210];&quot;');&quot; )" office:value-type="string" office:string-value="update e set diseases='' where upper(number)=upper('E512');">
            <text:p>update e set diseases='' where upper(number)=upper('E512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513</text:p>
          </table:table-cell>
          <table:table-cell table:style-name="ce6"/>
          <table:table-cell table:number-columns-repeated="12"/>
          <table:table-cell table:formula="oooc:=CONCATENATE(&quot;update e set diseases='&quot;;IF([.E211]=&quot;&quot;;&quot;&quot;;&quot;alergija, &quot;);IF([.F211] = &quot;&quot;; &quot;&quot;; &quot;astma, &quot;);IF([.G211] = &quot;&quot;; &quot;&quot;; &quot;migrena, &quot;);IF([.H211] = &quot;&quot;; &quot;&quot;; &quot;hiperaktyvumas, &quot;);IF([.I211] = &quot;&quot;; &quot;&quot;; &quot;viduriavimas, &quot;);IF([.J211] = &quot;&quot;; &quot;&quot;; &quot;pykinimas, &quot;);IF([.K211] = &quot;&quot;; &quot;&quot;; &quot;medžiagų apykaitos sutrikimai, &quot;);IF([.L211] = &quot;&quot;; &quot;&quot;; &quot;virškinamojo trakto sutrikimai, &quot;);IF([.M211] = &quot;&quot;; &quot;&quot;; &quot;kaulų retėjimas, &quot;);IF([.N211] = &quot;&quot;; &quot;&quot;; &quot;šlakų nusėdimas, &quot;);IF([.O211] = &quot;&quot;; &quot;&quot;; &quot;inkstų ir kepenų ligos, &quot;);IF([.P211] = &quot;&quot;; &quot;&quot;; &quot;mutageniškumas, &quot;);IF([.Q211] = &quot;&quot;; &quot;&quot;; &quot;vėžys&quot;);&quot;' where upper(number)=upper('&quot;;[.D211];&quot;');&quot; )" office:value-type="string" office:string-value="update e set diseases='' where upper(number)=upper('E513');">
            <text:p>update e set diseases='' where upper(number)=upper('E513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514</text:p>
          </table:table-cell>
          <table:table-cell table:style-name="ce6"/>
          <table:table-cell table:number-columns-repeated="12"/>
          <table:table-cell table:formula="oooc:=CONCATENATE(&quot;update e set diseases='&quot;;IF([.E212]=&quot;&quot;;&quot;&quot;;&quot;alergija, &quot;);IF([.F212] = &quot;&quot;; &quot;&quot;; &quot;astma, &quot;);IF([.G212] = &quot;&quot;; &quot;&quot;; &quot;migrena, &quot;);IF([.H212] = &quot;&quot;; &quot;&quot;; &quot;hiperaktyvumas, &quot;);IF([.I212] = &quot;&quot;; &quot;&quot;; &quot;viduriavimas, &quot;);IF([.J212] = &quot;&quot;; &quot;&quot;; &quot;pykinimas, &quot;);IF([.K212] = &quot;&quot;; &quot;&quot;; &quot;medžiagų apykaitos sutrikimai, &quot;);IF([.L212] = &quot;&quot;; &quot;&quot;; &quot;virškinamojo trakto sutrikimai, &quot;);IF([.M212] = &quot;&quot;; &quot;&quot;; &quot;kaulų retėjimas, &quot;);IF([.N212] = &quot;&quot;; &quot;&quot;; &quot;šlakų nusėdimas, &quot;);IF([.O212] = &quot;&quot;; &quot;&quot;; &quot;inkstų ir kepenų ligos, &quot;);IF([.P212] = &quot;&quot;; &quot;&quot;; &quot;mutageniškumas, &quot;);IF([.Q212] = &quot;&quot;; &quot;&quot;; &quot;vėžys&quot;);&quot;' where upper(number)=upper('&quot;;[.D212];&quot;');&quot; )" office:value-type="string" office:string-value="update e set diseases='' where upper(number)=upper('E514');">
            <text:p>update e set diseases='' where upper(number)=upper('E514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515</text:p>
          </table:table-cell>
          <table:table-cell table:style-name="ce6"/>
          <table:table-cell table:number-columns-repeated="3"/>
          <table:table-cell office:value-type="string">
            <text:p>viduriaviavimas</text:p>
          </table:table-cell>
          <table:table-cell table:number-columns-repeated="8"/>
          <table:table-cell table:formula="oooc:=CONCATENATE(&quot;update e set diseases='&quot;;IF([.E213]=&quot;&quot;;&quot;&quot;;&quot;alergija, &quot;);IF([.F213] = &quot;&quot;; &quot;&quot;; &quot;astma, &quot;);IF([.G213] = &quot;&quot;; &quot;&quot;; &quot;migrena, &quot;);IF([.H213] = &quot;&quot;; &quot;&quot;; &quot;hiperaktyvumas, &quot;);IF([.I213] = &quot;&quot;; &quot;&quot;; &quot;viduriavimas, &quot;);IF([.J213] = &quot;&quot;; &quot;&quot;; &quot;pykinimas, &quot;);IF([.K213] = &quot;&quot;; &quot;&quot;; &quot;medžiagų apykaitos sutrikimai, &quot;);IF([.L213] = &quot;&quot;; &quot;&quot;; &quot;virškinamojo trakto sutrikimai, &quot;);IF([.M213] = &quot;&quot;; &quot;&quot;; &quot;kaulų retėjimas, &quot;);IF([.N213] = &quot;&quot;; &quot;&quot;; &quot;šlakų nusėdimas, &quot;);IF([.O213] = &quot;&quot;; &quot;&quot;; &quot;inkstų ir kepenų ligos, &quot;);IF([.P213] = &quot;&quot;; &quot;&quot;; &quot;mutageniškumas, &quot;);IF([.Q213] = &quot;&quot;; &quot;&quot;; &quot;vėžys&quot;);&quot;' where upper(number)=upper('&quot;;[.D213];&quot;');&quot; )" office:value-type="string" office:string-value="update e set diseases='viduriavimas, ' where upper(number)=upper('E515');">
            <text:p>update e set diseases='viduriavimas, ' where upper(number)=upper('E515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516</text:p>
          </table:table-cell>
          <table:table-cell table:style-name="ce6"/>
          <table:table-cell table:number-columns-repeated="12"/>
          <table:table-cell table:formula="oooc:=CONCATENATE(&quot;update e set diseases='&quot;;IF([.E214]=&quot;&quot;;&quot;&quot;;&quot;alergija, &quot;);IF([.F214] = &quot;&quot;; &quot;&quot;; &quot;astma, &quot;);IF([.G214] = &quot;&quot;; &quot;&quot;; &quot;migrena, &quot;);IF([.H214] = &quot;&quot;; &quot;&quot;; &quot;hiperaktyvumas, &quot;);IF([.I214] = &quot;&quot;; &quot;&quot;; &quot;viduriavimas, &quot;);IF([.J214] = &quot;&quot;; &quot;&quot;; &quot;pykinimas, &quot;);IF([.K214] = &quot;&quot;; &quot;&quot;; &quot;medžiagų apykaitos sutrikimai, &quot;);IF([.L214] = &quot;&quot;; &quot;&quot;; &quot;virškinamojo trakto sutrikimai, &quot;);IF([.M214] = &quot;&quot;; &quot;&quot;; &quot;kaulų retėjimas, &quot;);IF([.N214] = &quot;&quot;; &quot;&quot;; &quot;šlakų nusėdimas, &quot;);IF([.O214] = &quot;&quot;; &quot;&quot;; &quot;inkstų ir kepenų ligos, &quot;);IF([.P214] = &quot;&quot;; &quot;&quot;; &quot;mutageniškumas, &quot;);IF([.Q214] = &quot;&quot;; &quot;&quot;; &quot;vėžys&quot;);&quot;' where upper(number)=upper('&quot;;[.D214];&quot;');&quot; )" office:value-type="string" office:string-value="update e set diseases='' where upper(number)=upper('E516');">
            <text:p>update e set diseases='' where upper(number)=upper('E516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517</text:p>
          </table:table-cell>
          <table:table-cell table:style-name="ce6"/>
          <table:table-cell table:number-columns-repeated="12"/>
          <table:table-cell table:formula="oooc:=CONCATENATE(&quot;update e set diseases='&quot;;IF([.E215]=&quot;&quot;;&quot;&quot;;&quot;alergija, &quot;);IF([.F215] = &quot;&quot;; &quot;&quot;; &quot;astma, &quot;);IF([.G215] = &quot;&quot;; &quot;&quot;; &quot;migrena, &quot;);IF([.H215] = &quot;&quot;; &quot;&quot;; &quot;hiperaktyvumas, &quot;);IF([.I215] = &quot;&quot;; &quot;&quot;; &quot;viduriavimas, &quot;);IF([.J215] = &quot;&quot;; &quot;&quot;; &quot;pykinimas, &quot;);IF([.K215] = &quot;&quot;; &quot;&quot;; &quot;medžiagų apykaitos sutrikimai, &quot;);IF([.L215] = &quot;&quot;; &quot;&quot;; &quot;virškinamojo trakto sutrikimai, &quot;);IF([.M215] = &quot;&quot;; &quot;&quot;; &quot;kaulų retėjimas, &quot;);IF([.N215] = &quot;&quot;; &quot;&quot;; &quot;šlakų nusėdimas, &quot;);IF([.O215] = &quot;&quot;; &quot;&quot;; &quot;inkstų ir kepenų ligos, &quot;);IF([.P215] = &quot;&quot;; &quot;&quot;; &quot;mutageniškumas, &quot;);IF([.Q215] = &quot;&quot;; &quot;&quot;; &quot;vėžys&quot;);&quot;' where upper(number)=upper('&quot;;[.D215];&quot;');&quot; )" office:value-type="string" office:string-value="update e set diseases='' where upper(number)=upper('E517');">
            <text:p>update e set diseases='' where upper(number)=upper('E517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520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8"/>
          <table:table-cell office:value-type="string">
            <text:p>Inkstu ir kepenu ligos</text:p>
          </table:table-cell>
          <table:table-cell table:number-columns-repeated="2"/>
          <table:table-cell table:formula="oooc:=CONCATENATE(&quot;update e set diseases='&quot;;IF([.E216]=&quot;&quot;;&quot;&quot;;&quot;alergija, &quot;);IF([.F216] = &quot;&quot;; &quot;&quot;; &quot;astma, &quot;);IF([.G216] = &quot;&quot;; &quot;&quot;; &quot;migrena, &quot;);IF([.H216] = &quot;&quot;; &quot;&quot;; &quot;hiperaktyvumas, &quot;);IF([.I216] = &quot;&quot;; &quot;&quot;; &quot;viduriavimas, &quot;);IF([.J216] = &quot;&quot;; &quot;&quot;; &quot;pykinimas, &quot;);IF([.K216] = &quot;&quot;; &quot;&quot;; &quot;medžiagų apykaitos sutrikimai, &quot;);IF([.L216] = &quot;&quot;; &quot;&quot;; &quot;virškinamojo trakto sutrikimai, &quot;);IF([.M216] = &quot;&quot;; &quot;&quot;; &quot;kaulų retėjimas, &quot;);IF([.N216] = &quot;&quot;; &quot;&quot;; &quot;šlakų nusėdimas, &quot;);IF([.O216] = &quot;&quot;; &quot;&quot;; &quot;inkstų ir kepenų ligos, &quot;);IF([.P216] = &quot;&quot;; &quot;&quot;; &quot;mutageniškumas, &quot;);IF([.Q216] = &quot;&quot;; &quot;&quot;; &quot;vėžys&quot;);&quot;' where upper(number)=upper('&quot;;[.D216];&quot;');&quot; )" office:value-type="string" office:string-value="update e set diseases='alergija, astma, inkstų ir kepenų ligos, ' where upper(number)=upper('E520');">
            <text:p>update e set diseases='alergija, astma, inkstų ir kepenų ligos, ' where upper(number)=upper('E520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521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8"/>
          <table:table-cell office:value-type="string">
            <text:p>Inkstu ir kepenu ligos</text:p>
          </table:table-cell>
          <table:table-cell table:number-columns-repeated="2"/>
          <table:table-cell table:formula="oooc:=CONCATENATE(&quot;update e set diseases='&quot;;IF([.E217]=&quot;&quot;;&quot;&quot;;&quot;alergija, &quot;);IF([.F217] = &quot;&quot;; &quot;&quot;; &quot;astma, &quot;);IF([.G217] = &quot;&quot;; &quot;&quot;; &quot;migrena, &quot;);IF([.H217] = &quot;&quot;; &quot;&quot;; &quot;hiperaktyvumas, &quot;);IF([.I217] = &quot;&quot;; &quot;&quot;; &quot;viduriavimas, &quot;);IF([.J217] = &quot;&quot;; &quot;&quot;; &quot;pykinimas, &quot;);IF([.K217] = &quot;&quot;; &quot;&quot;; &quot;medžiagų apykaitos sutrikimai, &quot;);IF([.L217] = &quot;&quot;; &quot;&quot;; &quot;virškinamojo trakto sutrikimai, &quot;);IF([.M217] = &quot;&quot;; &quot;&quot;; &quot;kaulų retėjimas, &quot;);IF([.N217] = &quot;&quot;; &quot;&quot;; &quot;šlakų nusėdimas, &quot;);IF([.O217] = &quot;&quot;; &quot;&quot;; &quot;inkstų ir kepenų ligos, &quot;);IF([.P217] = &quot;&quot;; &quot;&quot;; &quot;mutageniškumas, &quot;);IF([.Q217] = &quot;&quot;; &quot;&quot;; &quot;vėžys&quot;);&quot;' where upper(number)=upper('&quot;;[.D217];&quot;');&quot; )" office:value-type="string" office:string-value="update e set diseases='alergija, astma, inkstų ir kepenų ligos, ' where upper(number)=upper('E521');">
            <text:p>update e set diseases='alergija, astma, inkstų ir kepenų ligos, ' where upper(number)=upper('E521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522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8"/>
          <table:table-cell office:value-type="string">
            <text:p>Inkstu ir kepenu ligos</text:p>
          </table:table-cell>
          <table:table-cell table:number-columns-repeated="2"/>
          <table:table-cell table:formula="oooc:=CONCATENATE(&quot;update e set diseases='&quot;;IF([.E218]=&quot;&quot;;&quot;&quot;;&quot;alergija, &quot;);IF([.F218] = &quot;&quot;; &quot;&quot;; &quot;astma, &quot;);IF([.G218] = &quot;&quot;; &quot;&quot;; &quot;migrena, &quot;);IF([.H218] = &quot;&quot;; &quot;&quot;; &quot;hiperaktyvumas, &quot;);IF([.I218] = &quot;&quot;; &quot;&quot;; &quot;viduriavimas, &quot;);IF([.J218] = &quot;&quot;; &quot;&quot;; &quot;pykinimas, &quot;);IF([.K218] = &quot;&quot;; &quot;&quot;; &quot;medžiagų apykaitos sutrikimai, &quot;);IF([.L218] = &quot;&quot;; &quot;&quot;; &quot;virškinamojo trakto sutrikimai, &quot;);IF([.M218] = &quot;&quot;; &quot;&quot;; &quot;kaulų retėjimas, &quot;);IF([.N218] = &quot;&quot;; &quot;&quot;; &quot;šlakų nusėdimas, &quot;);IF([.O218] = &quot;&quot;; &quot;&quot;; &quot;inkstų ir kepenų ligos, &quot;);IF([.P218] = &quot;&quot;; &quot;&quot;; &quot;mutageniškumas, &quot;);IF([.Q218] = &quot;&quot;; &quot;&quot;; &quot;vėžys&quot;);&quot;' where upper(number)=upper('&quot;;[.D218];&quot;');&quot; )" office:value-type="string" office:string-value="update e set diseases='alergija, astma, inkstų ir kepenų ligos, ' where upper(number)=upper('E522');">
            <text:p>update e set diseases='alergija, astma, inkstų ir kepenų ligos, ' where upper(number)=upper('E522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523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219]=&quot;&quot;;&quot;&quot;;&quot;alergija, &quot;);IF([.F219] = &quot;&quot;; &quot;&quot;; &quot;astma, &quot;);IF([.G219] = &quot;&quot;; &quot;&quot;; &quot;migrena, &quot;);IF([.H219] = &quot;&quot;; &quot;&quot;; &quot;hiperaktyvumas, &quot;);IF([.I219] = &quot;&quot;; &quot;&quot;; &quot;viduriavimas, &quot;);IF([.J219] = &quot;&quot;; &quot;&quot;; &quot;pykinimas, &quot;);IF([.K219] = &quot;&quot;; &quot;&quot;; &quot;medžiagų apykaitos sutrikimai, &quot;);IF([.L219] = &quot;&quot;; &quot;&quot;; &quot;virškinamojo trakto sutrikimai, &quot;);IF([.M219] = &quot;&quot;; &quot;&quot;; &quot;kaulų retėjimas, &quot;);IF([.N219] = &quot;&quot;; &quot;&quot;; &quot;šlakų nusėdimas, &quot;);IF([.O219] = &quot;&quot;; &quot;&quot;; &quot;inkstų ir kepenų ligos, &quot;);IF([.P219] = &quot;&quot;; &quot;&quot;; &quot;mutageniškumas, &quot;);IF([.Q219] = &quot;&quot;; &quot;&quot;; &quot;vėžys&quot;);&quot;' where upper(number)=upper('&quot;;[.D219];&quot;');&quot; )" office:value-type="string" office:string-value="update e set diseases='alergija, astma, ' where upper(number)=upper('E523');">
            <text:p>update e set diseases='alergija, astma, ' where upper(number)=upper('E523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524</text:p>
          </table:table-cell>
          <table:table-cell table:style-name="ce6"/>
          <table:table-cell table:number-columns-repeated="12"/>
          <table:table-cell table:formula="oooc:=CONCATENATE(&quot;update e set diseases='&quot;;IF([.E220]=&quot;&quot;;&quot;&quot;;&quot;alergija, &quot;);IF([.F220] = &quot;&quot;; &quot;&quot;; &quot;astma, &quot;);IF([.G220] = &quot;&quot;; &quot;&quot;; &quot;migrena, &quot;);IF([.H220] = &quot;&quot;; &quot;&quot;; &quot;hiperaktyvumas, &quot;);IF([.I220] = &quot;&quot;; &quot;&quot;; &quot;viduriavimas, &quot;);IF([.J220] = &quot;&quot;; &quot;&quot;; &quot;pykinimas, &quot;);IF([.K220] = &quot;&quot;; &quot;&quot;; &quot;medžiagų apykaitos sutrikimai, &quot;);IF([.L220] = &quot;&quot;; &quot;&quot;; &quot;virškinamojo trakto sutrikimai, &quot;);IF([.M220] = &quot;&quot;; &quot;&quot;; &quot;kaulų retėjimas, &quot;);IF([.N220] = &quot;&quot;; &quot;&quot;; &quot;šlakų nusėdimas, &quot;);IF([.O220] = &quot;&quot;; &quot;&quot;; &quot;inkstų ir kepenų ligos, &quot;);IF([.P220] = &quot;&quot;; &quot;&quot;; &quot;mutageniškumas, &quot;);IF([.Q220] = &quot;&quot;; &quot;&quot;; &quot;vėžys&quot;);&quot;' where upper(number)=upper('&quot;;[.D220];&quot;');&quot; )" office:value-type="string" office:string-value="update e set diseases='' where upper(number)=upper('E524');">
            <text:p>update e set diseases='' where upper(number)=upper('E524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525</text:p>
          </table:table-cell>
          <table:table-cell table:style-name="ce6"/>
          <table:table-cell table:number-columns-repeated="12"/>
          <table:table-cell table:formula="oooc:=CONCATENATE(&quot;update e set diseases='&quot;;IF([.E221]=&quot;&quot;;&quot;&quot;;&quot;alergija, &quot;);IF([.F221] = &quot;&quot;; &quot;&quot;; &quot;astma, &quot;);IF([.G221] = &quot;&quot;; &quot;&quot;; &quot;migrena, &quot;);IF([.H221] = &quot;&quot;; &quot;&quot;; &quot;hiperaktyvumas, &quot;);IF([.I221] = &quot;&quot;; &quot;&quot;; &quot;viduriavimas, &quot;);IF([.J221] = &quot;&quot;; &quot;&quot;; &quot;pykinimas, &quot;);IF([.K221] = &quot;&quot;; &quot;&quot;; &quot;medžiagų apykaitos sutrikimai, &quot;);IF([.L221] = &quot;&quot;; &quot;&quot;; &quot;virškinamojo trakto sutrikimai, &quot;);IF([.M221] = &quot;&quot;; &quot;&quot;; &quot;kaulų retėjimas, &quot;);IF([.N221] = &quot;&quot;; &quot;&quot;; &quot;šlakų nusėdimas, &quot;);IF([.O221] = &quot;&quot;; &quot;&quot;; &quot;inkstų ir kepenų ligos, &quot;);IF([.P221] = &quot;&quot;; &quot;&quot;; &quot;mutageniškumas, &quot;);IF([.Q221] = &quot;&quot;; &quot;&quot;; &quot;vėžys&quot;);&quot;' where upper(number)=upper('&quot;;[.D221];&quot;');&quot; )" office:value-type="string" office:string-value="update e set diseases='' where upper(number)=upper('E525');">
            <text:p>update e set diseases='' where upper(number)=upper('E525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526</text:p>
          </table:table-cell>
          <table:table-cell table:style-name="ce6"/>
          <table:table-cell table:number-columns-repeated="12"/>
          <table:table-cell table:formula="oooc:=CONCATENATE(&quot;update e set diseases='&quot;;IF([.E222]=&quot;&quot;;&quot;&quot;;&quot;alergija, &quot;);IF([.F222] = &quot;&quot;; &quot;&quot;; &quot;astma, &quot;);IF([.G222] = &quot;&quot;; &quot;&quot;; &quot;migrena, &quot;);IF([.H222] = &quot;&quot;; &quot;&quot;; &quot;hiperaktyvumas, &quot;);IF([.I222] = &quot;&quot;; &quot;&quot;; &quot;viduriavimas, &quot;);IF([.J222] = &quot;&quot;; &quot;&quot;; &quot;pykinimas, &quot;);IF([.K222] = &quot;&quot;; &quot;&quot;; &quot;medžiagų apykaitos sutrikimai, &quot;);IF([.L222] = &quot;&quot;; &quot;&quot;; &quot;virškinamojo trakto sutrikimai, &quot;);IF([.M222] = &quot;&quot;; &quot;&quot;; &quot;kaulų retėjimas, &quot;);IF([.N222] = &quot;&quot;; &quot;&quot;; &quot;šlakų nusėdimas, &quot;);IF([.O222] = &quot;&quot;; &quot;&quot;; &quot;inkstų ir kepenų ligos, &quot;);IF([.P222] = &quot;&quot;; &quot;&quot;; &quot;mutageniškumas, &quot;);IF([.Q222] = &quot;&quot;; &quot;&quot;; &quot;vėžys&quot;);&quot;' where upper(number)=upper('&quot;;[.D222];&quot;');&quot; )" office:value-type="string" office:string-value="update e set diseases='' where upper(number)=upper('E526');">
            <text:p>update e set diseases='' where upper(number)=upper('E526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527</text:p>
          </table:table-cell>
          <table:table-cell table:style-name="ce6"/>
          <table:table-cell table:number-columns-repeated="12"/>
          <table:table-cell table:formula="oooc:=CONCATENATE(&quot;update e set diseases='&quot;;IF([.E223]=&quot;&quot;;&quot;&quot;;&quot;alergija, &quot;);IF([.F223] = &quot;&quot;; &quot;&quot;; &quot;astma, &quot;);IF([.G223] = &quot;&quot;; &quot;&quot;; &quot;migrena, &quot;);IF([.H223] = &quot;&quot;; &quot;&quot;; &quot;hiperaktyvumas, &quot;);IF([.I223] = &quot;&quot;; &quot;&quot;; &quot;viduriavimas, &quot;);IF([.J223] = &quot;&quot;; &quot;&quot;; &quot;pykinimas, &quot;);IF([.K223] = &quot;&quot;; &quot;&quot;; &quot;medžiagų apykaitos sutrikimai, &quot;);IF([.L223] = &quot;&quot;; &quot;&quot;; &quot;virškinamojo trakto sutrikimai, &quot;);IF([.M223] = &quot;&quot;; &quot;&quot;; &quot;kaulų retėjimas, &quot;);IF([.N223] = &quot;&quot;; &quot;&quot;; &quot;šlakų nusėdimas, &quot;);IF([.O223] = &quot;&quot;; &quot;&quot;; &quot;inkstų ir kepenų ligos, &quot;);IF([.P223] = &quot;&quot;; &quot;&quot;; &quot;mutageniškumas, &quot;);IF([.Q223] = &quot;&quot;; &quot;&quot;; &quot;vėžys&quot;);&quot;' where upper(number)=upper('&quot;;[.D223];&quot;');&quot; )" office:value-type="string" office:string-value="update e set diseases='' where upper(number)=upper('E527');">
            <text:p>update e set diseases='' where upper(number)=upper('E527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528</text:p>
          </table:table-cell>
          <table:table-cell table:style-name="ce6"/>
          <table:table-cell table:number-columns-repeated="12"/>
          <table:table-cell table:formula="oooc:=CONCATENATE(&quot;update e set diseases='&quot;;IF([.E224]=&quot;&quot;;&quot;&quot;;&quot;alergija, &quot;);IF([.F224] = &quot;&quot;; &quot;&quot;; &quot;astma, &quot;);IF([.G224] = &quot;&quot;; &quot;&quot;; &quot;migrena, &quot;);IF([.H224] = &quot;&quot;; &quot;&quot;; &quot;hiperaktyvumas, &quot;);IF([.I224] = &quot;&quot;; &quot;&quot;; &quot;viduriavimas, &quot;);IF([.J224] = &quot;&quot;; &quot;&quot;; &quot;pykinimas, &quot;);IF([.K224] = &quot;&quot;; &quot;&quot;; &quot;medžiagų apykaitos sutrikimai, &quot;);IF([.L224] = &quot;&quot;; &quot;&quot;; &quot;virškinamojo trakto sutrikimai, &quot;);IF([.M224] = &quot;&quot;; &quot;&quot;; &quot;kaulų retėjimas, &quot;);IF([.N224] = &quot;&quot;; &quot;&quot;; &quot;šlakų nusėdimas, &quot;);IF([.O224] = &quot;&quot;; &quot;&quot;; &quot;inkstų ir kepenų ligos, &quot;);IF([.P224] = &quot;&quot;; &quot;&quot;; &quot;mutageniškumas, &quot;);IF([.Q224] = &quot;&quot;; &quot;&quot;; &quot;vėžys&quot;);&quot;' where upper(number)=upper('&quot;;[.D224];&quot;');&quot; )" office:value-type="string" office:string-value="update e set diseases='' where upper(number)=upper('E528');">
            <text:p>update e set diseases='' where upper(number)=upper('E528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529</text:p>
          </table:table-cell>
          <table:table-cell table:style-name="ce6"/>
          <table:table-cell table:number-columns-repeated="12"/>
          <table:table-cell table:formula="oooc:=CONCATENATE(&quot;update e set diseases='&quot;;IF([.E225]=&quot;&quot;;&quot;&quot;;&quot;alergija, &quot;);IF([.F225] = &quot;&quot;; &quot;&quot;; &quot;astma, &quot;);IF([.G225] = &quot;&quot;; &quot;&quot;; &quot;migrena, &quot;);IF([.H225] = &quot;&quot;; &quot;&quot;; &quot;hiperaktyvumas, &quot;);IF([.I225] = &quot;&quot;; &quot;&quot;; &quot;viduriavimas, &quot;);IF([.J225] = &quot;&quot;; &quot;&quot;; &quot;pykinimas, &quot;);IF([.K225] = &quot;&quot;; &quot;&quot;; &quot;medžiagų apykaitos sutrikimai, &quot;);IF([.L225] = &quot;&quot;; &quot;&quot;; &quot;virškinamojo trakto sutrikimai, &quot;);IF([.M225] = &quot;&quot;; &quot;&quot;; &quot;kaulų retėjimas, &quot;);IF([.N225] = &quot;&quot;; &quot;&quot;; &quot;šlakų nusėdimas, &quot;);IF([.O225] = &quot;&quot;; &quot;&quot;; &quot;inkstų ir kepenų ligos, &quot;);IF([.P225] = &quot;&quot;; &quot;&quot;; &quot;mutageniškumas, &quot;);IF([.Q225] = &quot;&quot;; &quot;&quot;; &quot;vėžys&quot;);&quot;' where upper(number)=upper('&quot;;[.D225];&quot;');&quot; )" office:value-type="string" office:string-value="update e set diseases='' where upper(number)=upper('E529');">
            <text:p>update e set diseases='' where upper(number)=upper('E529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530</text:p>
          </table:table-cell>
          <table:table-cell table:style-name="ce6"/>
          <table:table-cell table:number-columns-repeated="12"/>
          <table:table-cell table:formula="oooc:=CONCATENATE(&quot;update e set diseases='&quot;;IF([.E226]=&quot;&quot;;&quot;&quot;;&quot;alergija, &quot;);IF([.F226] = &quot;&quot;; &quot;&quot;; &quot;astma, &quot;);IF([.G226] = &quot;&quot;; &quot;&quot;; &quot;migrena, &quot;);IF([.H226] = &quot;&quot;; &quot;&quot;; &quot;hiperaktyvumas, &quot;);IF([.I226] = &quot;&quot;; &quot;&quot;; &quot;viduriavimas, &quot;);IF([.J226] = &quot;&quot;; &quot;&quot;; &quot;pykinimas, &quot;);IF([.K226] = &quot;&quot;; &quot;&quot;; &quot;medžiagų apykaitos sutrikimai, &quot;);IF([.L226] = &quot;&quot;; &quot;&quot;; &quot;virškinamojo trakto sutrikimai, &quot;);IF([.M226] = &quot;&quot;; &quot;&quot;; &quot;kaulų retėjimas, &quot;);IF([.N226] = &quot;&quot;; &quot;&quot;; &quot;šlakų nusėdimas, &quot;);IF([.O226] = &quot;&quot;; &quot;&quot;; &quot;inkstų ir kepenų ligos, &quot;);IF([.P226] = &quot;&quot;; &quot;&quot;; &quot;mutageniškumas, &quot;);IF([.Q226] = &quot;&quot;; &quot;&quot;; &quot;vėžys&quot;);&quot;' where upper(number)=upper('&quot;;[.D226];&quot;');&quot; )" office:value-type="string" office:string-value="update e set diseases='' where upper(number)=upper('E530');">
            <text:p>update e set diseases='' where upper(number)=upper('E530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535</text:p>
          </table:table-cell>
          <table:table-cell table:style-name="ce6"/>
          <table:table-cell table:number-columns-repeated="12"/>
          <table:table-cell table:formula="oooc:=CONCATENATE(&quot;update e set diseases='&quot;;IF([.E227]=&quot;&quot;;&quot;&quot;;&quot;alergija, &quot;);IF([.F227] = &quot;&quot;; &quot;&quot;; &quot;astma, &quot;);IF([.G227] = &quot;&quot;; &quot;&quot;; &quot;migrena, &quot;);IF([.H227] = &quot;&quot;; &quot;&quot;; &quot;hiperaktyvumas, &quot;);IF([.I227] = &quot;&quot;; &quot;&quot;; &quot;viduriavimas, &quot;);IF([.J227] = &quot;&quot;; &quot;&quot;; &quot;pykinimas, &quot;);IF([.K227] = &quot;&quot;; &quot;&quot;; &quot;medžiagų apykaitos sutrikimai, &quot;);IF([.L227] = &quot;&quot;; &quot;&quot;; &quot;virškinamojo trakto sutrikimai, &quot;);IF([.M227] = &quot;&quot;; &quot;&quot;; &quot;kaulų retėjimas, &quot;);IF([.N227] = &quot;&quot;; &quot;&quot;; &quot;šlakų nusėdimas, &quot;);IF([.O227] = &quot;&quot;; &quot;&quot;; &quot;inkstų ir kepenų ligos, &quot;);IF([.P227] = &quot;&quot;; &quot;&quot;; &quot;mutageniškumas, &quot;);IF([.Q227] = &quot;&quot;; &quot;&quot;; &quot;vėžys&quot;);&quot;' where upper(number)=upper('&quot;;[.D227];&quot;');&quot; )" office:value-type="string" office:string-value="update e set diseases='' where upper(number)=upper('E535');">
            <text:p>update e set diseases='' where upper(number)=upper('E535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536</text:p>
          </table:table-cell>
          <table:table-cell table:style-name="ce6"/>
          <table:table-cell table:number-columns-repeated="12"/>
          <table:table-cell table:formula="oooc:=CONCATENATE(&quot;update e set diseases='&quot;;IF([.E228]=&quot;&quot;;&quot;&quot;;&quot;alergija, &quot;);IF([.F228] = &quot;&quot;; &quot;&quot;; &quot;astma, &quot;);IF([.G228] = &quot;&quot;; &quot;&quot;; &quot;migrena, &quot;);IF([.H228] = &quot;&quot;; &quot;&quot;; &quot;hiperaktyvumas, &quot;);IF([.I228] = &quot;&quot;; &quot;&quot;; &quot;viduriavimas, &quot;);IF([.J228] = &quot;&quot;; &quot;&quot;; &quot;pykinimas, &quot;);IF([.K228] = &quot;&quot;; &quot;&quot;; &quot;medžiagų apykaitos sutrikimai, &quot;);IF([.L228] = &quot;&quot;; &quot;&quot;; &quot;virškinamojo trakto sutrikimai, &quot;);IF([.M228] = &quot;&quot;; &quot;&quot;; &quot;kaulų retėjimas, &quot;);IF([.N228] = &quot;&quot;; &quot;&quot;; &quot;šlakų nusėdimas, &quot;);IF([.O228] = &quot;&quot;; &quot;&quot;; &quot;inkstų ir kepenų ligos, &quot;);IF([.P228] = &quot;&quot;; &quot;&quot;; &quot;mutageniškumas, &quot;);IF([.Q228] = &quot;&quot;; &quot;&quot;; &quot;vėžys&quot;);&quot;' where upper(number)=upper('&quot;;[.D228];&quot;');&quot; )" office:value-type="string" office:string-value="update e set diseases='' where upper(number)=upper('E536');">
            <text:p>update e set diseases='' where upper(number)=upper('E536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538</text:p>
          </table:table-cell>
          <table:table-cell table:style-name="ce6"/>
          <table:table-cell table:number-columns-repeated="12"/>
          <table:table-cell table:formula="oooc:=CONCATENATE(&quot;update e set diseases='&quot;;IF([.E229]=&quot;&quot;;&quot;&quot;;&quot;alergija, &quot;);IF([.F229] = &quot;&quot;; &quot;&quot;; &quot;astma, &quot;);IF([.G229] = &quot;&quot;; &quot;&quot;; &quot;migrena, &quot;);IF([.H229] = &quot;&quot;; &quot;&quot;; &quot;hiperaktyvumas, &quot;);IF([.I229] = &quot;&quot;; &quot;&quot;; &quot;viduriavimas, &quot;);IF([.J229] = &quot;&quot;; &quot;&quot;; &quot;pykinimas, &quot;);IF([.K229] = &quot;&quot;; &quot;&quot;; &quot;medžiagų apykaitos sutrikimai, &quot;);IF([.L229] = &quot;&quot;; &quot;&quot;; &quot;virškinamojo trakto sutrikimai, &quot;);IF([.M229] = &quot;&quot;; &quot;&quot;; &quot;kaulų retėjimas, &quot;);IF([.N229] = &quot;&quot;; &quot;&quot;; &quot;šlakų nusėdimas, &quot;);IF([.O229] = &quot;&quot;; &quot;&quot;; &quot;inkstų ir kepenų ligos, &quot;);IF([.P229] = &quot;&quot;; &quot;&quot;; &quot;mutageniškumas, &quot;);IF([.Q229] = &quot;&quot;; &quot;&quot;; &quot;vėžys&quot;);&quot;' where upper(number)=upper('&quot;;[.D229];&quot;');&quot; )" office:value-type="string" office:string-value="update e set diseases='' where upper(number)=upper('E538');">
            <text:p>update e set diseases='' where upper(number)=upper('E538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541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230]=&quot;&quot;;&quot;&quot;;&quot;alergija, &quot;);IF([.F230] = &quot;&quot;; &quot;&quot;; &quot;astma, &quot;);IF([.G230] = &quot;&quot;; &quot;&quot;; &quot;migrena, &quot;);IF([.H230] = &quot;&quot;; &quot;&quot;; &quot;hiperaktyvumas, &quot;);IF([.I230] = &quot;&quot;; &quot;&quot;; &quot;viduriavimas, &quot;);IF([.J230] = &quot;&quot;; &quot;&quot;; &quot;pykinimas, &quot;);IF([.K230] = &quot;&quot;; &quot;&quot;; &quot;medžiagų apykaitos sutrikimai, &quot;);IF([.L230] = &quot;&quot;; &quot;&quot;; &quot;virškinamojo trakto sutrikimai, &quot;);IF([.M230] = &quot;&quot;; &quot;&quot;; &quot;kaulų retėjimas, &quot;);IF([.N230] = &quot;&quot;; &quot;&quot;; &quot;šlakų nusėdimas, &quot;);IF([.O230] = &quot;&quot;; &quot;&quot;; &quot;inkstų ir kepenų ligos, &quot;);IF([.P230] = &quot;&quot;; &quot;&quot;; &quot;mutageniškumas, &quot;);IF([.Q230] = &quot;&quot;; &quot;&quot;; &quot;vėžys&quot;);&quot;' where upper(number)=upper('&quot;;[.D230];&quot;');&quot; )" office:value-type="string" office:string-value="update e set diseases='alergija, astma, ' where upper(number)=upper('E541');">
            <text:p>update e set diseases='alergija, astma, ' where upper(number)=upper('E541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551</text:p>
          </table:table-cell>
          <table:table-cell table:style-name="ce6"/>
          <table:table-cell table:number-columns-repeated="12"/>
          <table:table-cell table:formula="oooc:=CONCATENATE(&quot;update e set diseases='&quot;;IF([.E231]=&quot;&quot;;&quot;&quot;;&quot;alergija, &quot;);IF([.F231] = &quot;&quot;; &quot;&quot;; &quot;astma, &quot;);IF([.G231] = &quot;&quot;; &quot;&quot;; &quot;migrena, &quot;);IF([.H231] = &quot;&quot;; &quot;&quot;; &quot;hiperaktyvumas, &quot;);IF([.I231] = &quot;&quot;; &quot;&quot;; &quot;viduriavimas, &quot;);IF([.J231] = &quot;&quot;; &quot;&quot;; &quot;pykinimas, &quot;);IF([.K231] = &quot;&quot;; &quot;&quot;; &quot;medžiagų apykaitos sutrikimai, &quot;);IF([.L231] = &quot;&quot;; &quot;&quot;; &quot;virškinamojo trakto sutrikimai, &quot;);IF([.M231] = &quot;&quot;; &quot;&quot;; &quot;kaulų retėjimas, &quot;);IF([.N231] = &quot;&quot;; &quot;&quot;; &quot;šlakų nusėdimas, &quot;);IF([.O231] = &quot;&quot;; &quot;&quot;; &quot;inkstų ir kepenų ligos, &quot;);IF([.P231] = &quot;&quot;; &quot;&quot;; &quot;mutageniškumas, &quot;);IF([.Q231] = &quot;&quot;; &quot;&quot;; &quot;vėžys&quot;);&quot;' where upper(number)=upper('&quot;;[.D231];&quot;');&quot; )" office:value-type="string" office:string-value="update e set diseases='' where upper(number)=upper('E551');">
            <text:p>update e set diseases='' where upper(number)=upper('E551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552</text:p>
          </table:table-cell>
          <table:table-cell table:style-name="ce6"/>
          <table:table-cell table:number-columns-repeated="12"/>
          <table:table-cell table:formula="oooc:=CONCATENATE(&quot;update e set diseases='&quot;;IF([.E232]=&quot;&quot;;&quot;&quot;;&quot;alergija, &quot;);IF([.F232] = &quot;&quot;; &quot;&quot;; &quot;astma, &quot;);IF([.G232] = &quot;&quot;; &quot;&quot;; &quot;migrena, &quot;);IF([.H232] = &quot;&quot;; &quot;&quot;; &quot;hiperaktyvumas, &quot;);IF([.I232] = &quot;&quot;; &quot;&quot;; &quot;viduriavimas, &quot;);IF([.J232] = &quot;&quot;; &quot;&quot;; &quot;pykinimas, &quot;);IF([.K232] = &quot;&quot;; &quot;&quot;; &quot;medžiagų apykaitos sutrikimai, &quot;);IF([.L232] = &quot;&quot;; &quot;&quot;; &quot;virškinamojo trakto sutrikimai, &quot;);IF([.M232] = &quot;&quot;; &quot;&quot;; &quot;kaulų retėjimas, &quot;);IF([.N232] = &quot;&quot;; &quot;&quot;; &quot;šlakų nusėdimas, &quot;);IF([.O232] = &quot;&quot;; &quot;&quot;; &quot;inkstų ir kepenų ligos, &quot;);IF([.P232] = &quot;&quot;; &quot;&quot;; &quot;mutageniškumas, &quot;);IF([.Q232] = &quot;&quot;; &quot;&quot;; &quot;vėžys&quot;);&quot;' where upper(number)=upper('&quot;;[.D232];&quot;');&quot; )" office:value-type="string" office:string-value="update e set diseases='' where upper(number)=upper('E552');">
            <text:p>update e set diseases='' where upper(number)=upper('E552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553a</text:p>
          </table:table-cell>
          <table:table-cell table:style-name="ce6"/>
          <table:table-cell table:number-columns-repeated="12"/>
          <table:table-cell table:formula="oooc:=CONCATENATE(&quot;update e set diseases='&quot;;IF([.E233]=&quot;&quot;;&quot;&quot;;&quot;alergija, &quot;);IF([.F233] = &quot;&quot;; &quot;&quot;; &quot;astma, &quot;);IF([.G233] = &quot;&quot;; &quot;&quot;; &quot;migrena, &quot;);IF([.H233] = &quot;&quot;; &quot;&quot;; &quot;hiperaktyvumas, &quot;);IF([.I233] = &quot;&quot;; &quot;&quot;; &quot;viduriavimas, &quot;);IF([.J233] = &quot;&quot;; &quot;&quot;; &quot;pykinimas, &quot;);IF([.K233] = &quot;&quot;; &quot;&quot;; &quot;medžiagų apykaitos sutrikimai, &quot;);IF([.L233] = &quot;&quot;; &quot;&quot;; &quot;virškinamojo trakto sutrikimai, &quot;);IF([.M233] = &quot;&quot;; &quot;&quot;; &quot;kaulų retėjimas, &quot;);IF([.N233] = &quot;&quot;; &quot;&quot;; &quot;šlakų nusėdimas, &quot;);IF([.O233] = &quot;&quot;; &quot;&quot;; &quot;inkstų ir kepenų ligos, &quot;);IF([.P233] = &quot;&quot;; &quot;&quot;; &quot;mutageniškumas, &quot;);IF([.Q233] = &quot;&quot;; &quot;&quot;; &quot;vėžys&quot;);&quot;' where upper(number)=upper('&quot;;[.D233];&quot;');&quot; )" office:value-type="string" office:string-value="update e set diseases='' where upper(number)=upper('E553a');">
            <text:p>update e set diseases='' where upper(number)=upper('E553a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553b</text:p>
          </table:table-cell>
          <table:table-cell table:style-name="ce6"/>
          <table:table-cell table:number-columns-repeated="12"/>
          <table:table-cell table:formula="oooc:=CONCATENATE(&quot;update e set diseases='&quot;;IF([.E234]=&quot;&quot;;&quot;&quot;;&quot;alergija, &quot;);IF([.F234] = &quot;&quot;; &quot;&quot;; &quot;astma, &quot;);IF([.G234] = &quot;&quot;; &quot;&quot;; &quot;migrena, &quot;);IF([.H234] = &quot;&quot;; &quot;&quot;; &quot;hiperaktyvumas, &quot;);IF([.I234] = &quot;&quot;; &quot;&quot;; &quot;viduriavimas, &quot;);IF([.J234] = &quot;&quot;; &quot;&quot;; &quot;pykinimas, &quot;);IF([.K234] = &quot;&quot;; &quot;&quot;; &quot;medžiagų apykaitos sutrikimai, &quot;);IF([.L234] = &quot;&quot;; &quot;&quot;; &quot;virškinamojo trakto sutrikimai, &quot;);IF([.M234] = &quot;&quot;; &quot;&quot;; &quot;kaulų retėjimas, &quot;);IF([.N234] = &quot;&quot;; &quot;&quot;; &quot;šlakų nusėdimas, &quot;);IF([.O234] = &quot;&quot;; &quot;&quot;; &quot;inkstų ir kepenų ligos, &quot;);IF([.P234] = &quot;&quot;; &quot;&quot;; &quot;mutageniškumas, &quot;);IF([.Q234] = &quot;&quot;; &quot;&quot;; &quot;vėžys&quot;);&quot;' where upper(number)=upper('&quot;;[.D234];&quot;');&quot; )" office:value-type="string" office:string-value="update e set diseases='' where upper(number)=upper('E553b');">
            <text:p>update e set diseases='' where upper(number)=upper('E553b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554</text:p>
          </table:table-cell>
          <table:table-cell table:style-name="ce6"/>
          <table:table-cell table:number-columns-repeated="12"/>
          <table:table-cell table:formula="oooc:=CONCATENATE(&quot;update e set diseases='&quot;;IF([.E235]=&quot;&quot;;&quot;&quot;;&quot;alergija, &quot;);IF([.F235] = &quot;&quot;; &quot;&quot;; &quot;astma, &quot;);IF([.G235] = &quot;&quot;; &quot;&quot;; &quot;migrena, &quot;);IF([.H235] = &quot;&quot;; &quot;&quot;; &quot;hiperaktyvumas, &quot;);IF([.I235] = &quot;&quot;; &quot;&quot;; &quot;viduriavimas, &quot;);IF([.J235] = &quot;&quot;; &quot;&quot;; &quot;pykinimas, &quot;);IF([.K235] = &quot;&quot;; &quot;&quot;; &quot;medžiagų apykaitos sutrikimai, &quot;);IF([.L235] = &quot;&quot;; &quot;&quot;; &quot;virškinamojo trakto sutrikimai, &quot;);IF([.M235] = &quot;&quot;; &quot;&quot;; &quot;kaulų retėjimas, &quot;);IF([.N235] = &quot;&quot;; &quot;&quot;; &quot;šlakų nusėdimas, &quot;);IF([.O235] = &quot;&quot;; &quot;&quot;; &quot;inkstų ir kepenų ligos, &quot;);IF([.P235] = &quot;&quot;; &quot;&quot;; &quot;mutageniškumas, &quot;);IF([.Q235] = &quot;&quot;; &quot;&quot;; &quot;vėžys&quot;);&quot;' where upper(number)=upper('&quot;;[.D235];&quot;');&quot; )" office:value-type="string" office:string-value="update e set diseases='' where upper(number)=upper('E554');">
            <text:p>update e set diseases='' where upper(number)=upper('E554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555</text:p>
          </table:table-cell>
          <table:table-cell table:style-name="ce6"/>
          <table:table-cell table:number-columns-repeated="12"/>
          <table:table-cell table:formula="oooc:=CONCATENATE(&quot;update e set diseases='&quot;;IF([.E236]=&quot;&quot;;&quot;&quot;;&quot;alergija, &quot;);IF([.F236] = &quot;&quot;; &quot;&quot;; &quot;astma, &quot;);IF([.G236] = &quot;&quot;; &quot;&quot;; &quot;migrena, &quot;);IF([.H236] = &quot;&quot;; &quot;&quot;; &quot;hiperaktyvumas, &quot;);IF([.I236] = &quot;&quot;; &quot;&quot;; &quot;viduriavimas, &quot;);IF([.J236] = &quot;&quot;; &quot;&quot;; &quot;pykinimas, &quot;);IF([.K236] = &quot;&quot;; &quot;&quot;; &quot;medžiagų apykaitos sutrikimai, &quot;);IF([.L236] = &quot;&quot;; &quot;&quot;; &quot;virškinamojo trakto sutrikimai, &quot;);IF([.M236] = &quot;&quot;; &quot;&quot;; &quot;kaulų retėjimas, &quot;);IF([.N236] = &quot;&quot;; &quot;&quot;; &quot;šlakų nusėdimas, &quot;);IF([.O236] = &quot;&quot;; &quot;&quot;; &quot;inkstų ir kepenų ligos, &quot;);IF([.P236] = &quot;&quot;; &quot;&quot;; &quot;mutageniškumas, &quot;);IF([.Q236] = &quot;&quot;; &quot;&quot;; &quot;vėžys&quot;);&quot;' where upper(number)=upper('&quot;;[.D236];&quot;');&quot; )" office:value-type="string" office:string-value="update e set diseases='' where upper(number)=upper('E555');">
            <text:p>update e set diseases='' where upper(number)=upper('E555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556</text:p>
          </table:table-cell>
          <table:table-cell table:style-name="ce6"/>
          <table:table-cell table:number-columns-repeated="12"/>
          <table:table-cell table:formula="oooc:=CONCATENATE(&quot;update e set diseases='&quot;;IF([.E237]=&quot;&quot;;&quot;&quot;;&quot;alergija, &quot;);IF([.F237] = &quot;&quot;; &quot;&quot;; &quot;astma, &quot;);IF([.G237] = &quot;&quot;; &quot;&quot;; &quot;migrena, &quot;);IF([.H237] = &quot;&quot;; &quot;&quot;; &quot;hiperaktyvumas, &quot;);IF([.I237] = &quot;&quot;; &quot;&quot;; &quot;viduriavimas, &quot;);IF([.J237] = &quot;&quot;; &quot;&quot;; &quot;pykinimas, &quot;);IF([.K237] = &quot;&quot;; &quot;&quot;; &quot;medžiagų apykaitos sutrikimai, &quot;);IF([.L237] = &quot;&quot;; &quot;&quot;; &quot;virškinamojo trakto sutrikimai, &quot;);IF([.M237] = &quot;&quot;; &quot;&quot;; &quot;kaulų retėjimas, &quot;);IF([.N237] = &quot;&quot;; &quot;&quot;; &quot;šlakų nusėdimas, &quot;);IF([.O237] = &quot;&quot;; &quot;&quot;; &quot;inkstų ir kepenų ligos, &quot;);IF([.P237] = &quot;&quot;; &quot;&quot;; &quot;mutageniškumas, &quot;);IF([.Q237] = &quot;&quot;; &quot;&quot;; &quot;vėžys&quot;);&quot;' where upper(number)=upper('&quot;;[.D237];&quot;');&quot; )" office:value-type="string" office:string-value="update e set diseases='' where upper(number)=upper('E556');">
            <text:p>update e set diseases='' where upper(number)=upper('E556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558</text:p>
          </table:table-cell>
          <table:table-cell table:style-name="ce6"/>
          <table:table-cell table:number-columns-repeated="12"/>
          <table:table-cell table:formula="oooc:=CONCATENATE(&quot;update e set diseases='&quot;;IF([.E238]=&quot;&quot;;&quot;&quot;;&quot;alergija, &quot;);IF([.F238] = &quot;&quot;; &quot;&quot;; &quot;astma, &quot;);IF([.G238] = &quot;&quot;; &quot;&quot;; &quot;migrena, &quot;);IF([.H238] = &quot;&quot;; &quot;&quot;; &quot;hiperaktyvumas, &quot;);IF([.I238] = &quot;&quot;; &quot;&quot;; &quot;viduriavimas, &quot;);IF([.J238] = &quot;&quot;; &quot;&quot;; &quot;pykinimas, &quot;);IF([.K238] = &quot;&quot;; &quot;&quot;; &quot;medžiagų apykaitos sutrikimai, &quot;);IF([.L238] = &quot;&quot;; &quot;&quot;; &quot;virškinamojo trakto sutrikimai, &quot;);IF([.M238] = &quot;&quot;; &quot;&quot;; &quot;kaulų retėjimas, &quot;);IF([.N238] = &quot;&quot;; &quot;&quot;; &quot;šlakų nusėdimas, &quot;);IF([.O238] = &quot;&quot;; &quot;&quot;; &quot;inkstų ir kepenų ligos, &quot;);IF([.P238] = &quot;&quot;; &quot;&quot;; &quot;mutageniškumas, &quot;);IF([.Q238] = &quot;&quot;; &quot;&quot;; &quot;vėžys&quot;);&quot;' where upper(number)=upper('&quot;;[.D238];&quot;');&quot; )" office:value-type="string" office:string-value="update e set diseases='' where upper(number)=upper('E558');">
            <text:p>update e set diseases='' where upper(number)=upper('E558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559</text:p>
          </table:table-cell>
          <table:table-cell table:style-name="ce6"/>
          <table:table-cell table:number-columns-repeated="12"/>
          <table:table-cell table:formula="oooc:=CONCATENATE(&quot;update e set diseases='&quot;;IF([.E239]=&quot;&quot;;&quot;&quot;;&quot;alergija, &quot;);IF([.F239] = &quot;&quot;; &quot;&quot;; &quot;astma, &quot;);IF([.G239] = &quot;&quot;; &quot;&quot;; &quot;migrena, &quot;);IF([.H239] = &quot;&quot;; &quot;&quot;; &quot;hiperaktyvumas, &quot;);IF([.I239] = &quot;&quot;; &quot;&quot;; &quot;viduriavimas, &quot;);IF([.J239] = &quot;&quot;; &quot;&quot;; &quot;pykinimas, &quot;);IF([.K239] = &quot;&quot;; &quot;&quot;; &quot;medžiagų apykaitos sutrikimai, &quot;);IF([.L239] = &quot;&quot;; &quot;&quot;; &quot;virškinamojo trakto sutrikimai, &quot;);IF([.M239] = &quot;&quot;; &quot;&quot;; &quot;kaulų retėjimas, &quot;);IF([.N239] = &quot;&quot;; &quot;&quot;; &quot;šlakų nusėdimas, &quot;);IF([.O239] = &quot;&quot;; &quot;&quot;; &quot;inkstų ir kepenų ligos, &quot;);IF([.P239] = &quot;&quot;; &quot;&quot;; &quot;mutageniškumas, &quot;);IF([.Q239] = &quot;&quot;; &quot;&quot;; &quot;vėžys&quot;);&quot;' where upper(number)=upper('&quot;;[.D239];&quot;');&quot; )" office:value-type="string" office:string-value="update e set diseases='' where upper(number)=upper('E559');">
            <text:p>update e set diseases='' where upper(number)=upper('E559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true</text:p>
          </table:table-cell>
          <table:table-cell table:style-name="ce6" office:value-type="string">
            <text:p>E570</text:p>
          </table:table-cell>
          <table:table-cell table:style-name="ce6"/>
          <table:table-cell table:number-columns-repeated="12"/>
          <table:table-cell table:formula="oooc:=CONCATENATE(&quot;update e set diseases='&quot;;IF([.E240]=&quot;&quot;;&quot;&quot;;&quot;alergija, &quot;);IF([.F240] = &quot;&quot;; &quot;&quot;; &quot;astma, &quot;);IF([.G240] = &quot;&quot;; &quot;&quot;; &quot;migrena, &quot;);IF([.H240] = &quot;&quot;; &quot;&quot;; &quot;hiperaktyvumas, &quot;);IF([.I240] = &quot;&quot;; &quot;&quot;; &quot;viduriavimas, &quot;);IF([.J240] = &quot;&quot;; &quot;&quot;; &quot;pykinimas, &quot;);IF([.K240] = &quot;&quot;; &quot;&quot;; &quot;medžiagų apykaitos sutrikimai, &quot;);IF([.L240] = &quot;&quot;; &quot;&quot;; &quot;virškinamojo trakto sutrikimai, &quot;);IF([.M240] = &quot;&quot;; &quot;&quot;; &quot;kaulų retėjimas, &quot;);IF([.N240] = &quot;&quot;; &quot;&quot;; &quot;šlakų nusėdimas, &quot;);IF([.O240] = &quot;&quot;; &quot;&quot;; &quot;inkstų ir kepenų ligos, &quot;);IF([.P240] = &quot;&quot;; &quot;&quot;; &quot;mutageniškumas, &quot;);IF([.Q240] = &quot;&quot;; &quot;&quot;; &quot;vėžys&quot;);&quot;' where upper(number)=upper('&quot;;[.D240];&quot;');&quot; )" office:value-type="string" office:string-value="update e set diseases='' where upper(number)=upper('E570');">
            <text:p>update e set diseases='' where upper(number)=upper('E570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574</text:p>
          </table:table-cell>
          <table:table-cell table:style-name="ce6"/>
          <table:table-cell table:number-columns-repeated="12"/>
          <table:table-cell table:formula="oooc:=CONCATENATE(&quot;update e set diseases='&quot;;IF([.E241]=&quot;&quot;;&quot;&quot;;&quot;alergija, &quot;);IF([.F241] = &quot;&quot;; &quot;&quot;; &quot;astma, &quot;);IF([.G241] = &quot;&quot;; &quot;&quot;; &quot;migrena, &quot;);IF([.H241] = &quot;&quot;; &quot;&quot;; &quot;hiperaktyvumas, &quot;);IF([.I241] = &quot;&quot;; &quot;&quot;; &quot;viduriavimas, &quot;);IF([.J241] = &quot;&quot;; &quot;&quot;; &quot;pykinimas, &quot;);IF([.K241] = &quot;&quot;; &quot;&quot;; &quot;medžiagų apykaitos sutrikimai, &quot;);IF([.L241] = &quot;&quot;; &quot;&quot;; &quot;virškinamojo trakto sutrikimai, &quot;);IF([.M241] = &quot;&quot;; &quot;&quot;; &quot;kaulų retėjimas, &quot;);IF([.N241] = &quot;&quot;; &quot;&quot;; &quot;šlakų nusėdimas, &quot;);IF([.O241] = &quot;&quot;; &quot;&quot;; &quot;inkstų ir kepenų ligos, &quot;);IF([.P241] = &quot;&quot;; &quot;&quot;; &quot;mutageniškumas, &quot;);IF([.Q241] = &quot;&quot;; &quot;&quot;; &quot;vėžys&quot;);&quot;' where upper(number)=upper('&quot;;[.D241];&quot;');&quot; )" office:value-type="string" office:string-value="update e set diseases='' where upper(number)=upper('E574');">
            <text:p>update e set diseases='' where upper(number)=upper('E574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575</text:p>
          </table:table-cell>
          <table:table-cell table:style-name="ce6"/>
          <table:table-cell table:number-columns-repeated="12"/>
          <table:table-cell table:formula="oooc:=CONCATENATE(&quot;update e set diseases='&quot;;IF([.E242]=&quot;&quot;;&quot;&quot;;&quot;alergija, &quot;);IF([.F242] = &quot;&quot;; &quot;&quot;; &quot;astma, &quot;);IF([.G242] = &quot;&quot;; &quot;&quot;; &quot;migrena, &quot;);IF([.H242] = &quot;&quot;; &quot;&quot;; &quot;hiperaktyvumas, &quot;);IF([.I242] = &quot;&quot;; &quot;&quot;; &quot;viduriavimas, &quot;);IF([.J242] = &quot;&quot;; &quot;&quot;; &quot;pykinimas, &quot;);IF([.K242] = &quot;&quot;; &quot;&quot;; &quot;medžiagų apykaitos sutrikimai, &quot;);IF([.L242] = &quot;&quot;; &quot;&quot;; &quot;virškinamojo trakto sutrikimai, &quot;);IF([.M242] = &quot;&quot;; &quot;&quot;; &quot;kaulų retėjimas, &quot;);IF([.N242] = &quot;&quot;; &quot;&quot;; &quot;šlakų nusėdimas, &quot;);IF([.O242] = &quot;&quot;; &quot;&quot;; &quot;inkstų ir kepenų ligos, &quot;);IF([.P242] = &quot;&quot;; &quot;&quot;; &quot;mutageniškumas, &quot;);IF([.Q242] = &quot;&quot;; &quot;&quot;; &quot;vėžys&quot;);&quot;' where upper(number)=upper('&quot;;[.D242];&quot;');&quot; )" office:value-type="string" office:string-value="update e set diseases='' where upper(number)=upper('E575');">
            <text:p>update e set diseases='' where upper(number)=upper('E575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576</text:p>
          </table:table-cell>
          <table:table-cell table:style-name="ce6"/>
          <table:table-cell table:number-columns-repeated="12"/>
          <table:table-cell table:formula="oooc:=CONCATENATE(&quot;update e set diseases='&quot;;IF([.E243]=&quot;&quot;;&quot;&quot;;&quot;alergija, &quot;);IF([.F243] = &quot;&quot;; &quot;&quot;; &quot;astma, &quot;);IF([.G243] = &quot;&quot;; &quot;&quot;; &quot;migrena, &quot;);IF([.H243] = &quot;&quot;; &quot;&quot;; &quot;hiperaktyvumas, &quot;);IF([.I243] = &quot;&quot;; &quot;&quot;; &quot;viduriavimas, &quot;);IF([.J243] = &quot;&quot;; &quot;&quot;; &quot;pykinimas, &quot;);IF([.K243] = &quot;&quot;; &quot;&quot;; &quot;medžiagų apykaitos sutrikimai, &quot;);IF([.L243] = &quot;&quot;; &quot;&quot;; &quot;virškinamojo trakto sutrikimai, &quot;);IF([.M243] = &quot;&quot;; &quot;&quot;; &quot;kaulų retėjimas, &quot;);IF([.N243] = &quot;&quot;; &quot;&quot;; &quot;šlakų nusėdimas, &quot;);IF([.O243] = &quot;&quot;; &quot;&quot;; &quot;inkstų ir kepenų ligos, &quot;);IF([.P243] = &quot;&quot;; &quot;&quot;; &quot;mutageniškumas, &quot;);IF([.Q243] = &quot;&quot;; &quot;&quot;; &quot;vėžys&quot;);&quot;' where upper(number)=upper('&quot;;[.D243];&quot;');&quot; )" office:value-type="string" office:string-value="update e set diseases='' where upper(number)=upper('E576');">
            <text:p>update e set diseases='' where upper(number)=upper('E576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577</text:p>
          </table:table-cell>
          <table:table-cell table:style-name="ce6"/>
          <table:table-cell table:number-columns-repeated="12"/>
          <table:table-cell table:formula="oooc:=CONCATENATE(&quot;update e set diseases='&quot;;IF([.E244]=&quot;&quot;;&quot;&quot;;&quot;alergija, &quot;);IF([.F244] = &quot;&quot;; &quot;&quot;; &quot;astma, &quot;);IF([.G244] = &quot;&quot;; &quot;&quot;; &quot;migrena, &quot;);IF([.H244] = &quot;&quot;; &quot;&quot;; &quot;hiperaktyvumas, &quot;);IF([.I244] = &quot;&quot;; &quot;&quot;; &quot;viduriavimas, &quot;);IF([.J244] = &quot;&quot;; &quot;&quot;; &quot;pykinimas, &quot;);IF([.K244] = &quot;&quot;; &quot;&quot;; &quot;medžiagų apykaitos sutrikimai, &quot;);IF([.L244] = &quot;&quot;; &quot;&quot;; &quot;virškinamojo trakto sutrikimai, &quot;);IF([.M244] = &quot;&quot;; &quot;&quot;; &quot;kaulų retėjimas, &quot;);IF([.N244] = &quot;&quot;; &quot;&quot;; &quot;šlakų nusėdimas, &quot;);IF([.O244] = &quot;&quot;; &quot;&quot;; &quot;inkstų ir kepenų ligos, &quot;);IF([.P244] = &quot;&quot;; &quot;&quot;; &quot;mutageniškumas, &quot;);IF([.Q244] = &quot;&quot;; &quot;&quot;; &quot;vėžys&quot;);&quot;' where upper(number)=upper('&quot;;[.D244];&quot;');&quot; )" office:value-type="string" office:string-value="update e set diseases='' where upper(number)=upper('E577');">
            <text:p>update e set diseases='' where upper(number)=upper('E577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578</text:p>
          </table:table-cell>
          <table:table-cell table:style-name="ce6"/>
          <table:table-cell table:number-columns-repeated="12"/>
          <table:table-cell table:formula="oooc:=CONCATENATE(&quot;update e set diseases='&quot;;IF([.E245]=&quot;&quot;;&quot;&quot;;&quot;alergija, &quot;);IF([.F245] = &quot;&quot;; &quot;&quot;; &quot;astma, &quot;);IF([.G245] = &quot;&quot;; &quot;&quot;; &quot;migrena, &quot;);IF([.H245] = &quot;&quot;; &quot;&quot;; &quot;hiperaktyvumas, &quot;);IF([.I245] = &quot;&quot;; &quot;&quot;; &quot;viduriavimas, &quot;);IF([.J245] = &quot;&quot;; &quot;&quot;; &quot;pykinimas, &quot;);IF([.K245] = &quot;&quot;; &quot;&quot;; &quot;medžiagų apykaitos sutrikimai, &quot;);IF([.L245] = &quot;&quot;; &quot;&quot;; &quot;virškinamojo trakto sutrikimai, &quot;);IF([.M245] = &quot;&quot;; &quot;&quot;; &quot;kaulų retėjimas, &quot;);IF([.N245] = &quot;&quot;; &quot;&quot;; &quot;šlakų nusėdimas, &quot;);IF([.O245] = &quot;&quot;; &quot;&quot;; &quot;inkstų ir kepenų ligos, &quot;);IF([.P245] = &quot;&quot;; &quot;&quot;; &quot;mutageniškumas, &quot;);IF([.Q245] = &quot;&quot;; &quot;&quot;; &quot;vėžys&quot;);&quot;' where upper(number)=upper('&quot;;[.D245];&quot;');&quot; )" office:value-type="string" office:string-value="update e set diseases='' where upper(number)=upper('E578');">
            <text:p>update e set diseases='' where upper(number)=upper('E578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579</text:p>
          </table:table-cell>
          <table:table-cell table:style-name="ce6"/>
          <table:table-cell table:number-columns-repeated="12"/>
          <table:table-cell table:formula="oooc:=CONCATENATE(&quot;update e set diseases='&quot;;IF([.E246]=&quot;&quot;;&quot;&quot;;&quot;alergija, &quot;);IF([.F246] = &quot;&quot;; &quot;&quot;; &quot;astma, &quot;);IF([.G246] = &quot;&quot;; &quot;&quot;; &quot;migrena, &quot;);IF([.H246] = &quot;&quot;; &quot;&quot;; &quot;hiperaktyvumas, &quot;);IF([.I246] = &quot;&quot;; &quot;&quot;; &quot;viduriavimas, &quot;);IF([.J246] = &quot;&quot;; &quot;&quot;; &quot;pykinimas, &quot;);IF([.K246] = &quot;&quot;; &quot;&quot;; &quot;medžiagų apykaitos sutrikimai, &quot;);IF([.L246] = &quot;&quot;; &quot;&quot;; &quot;virškinamojo trakto sutrikimai, &quot;);IF([.M246] = &quot;&quot;; &quot;&quot;; &quot;kaulų retėjimas, &quot;);IF([.N246] = &quot;&quot;; &quot;&quot;; &quot;šlakų nusėdimas, &quot;);IF([.O246] = &quot;&quot;; &quot;&quot;; &quot;inkstų ir kepenų ligos, &quot;);IF([.P246] = &quot;&quot;; &quot;&quot;; &quot;mutageniškumas, &quot;);IF([.Q246] = &quot;&quot;; &quot;&quot;; &quot;vėžys&quot;);&quot;' where upper(number)=upper('&quot;;[.D246];&quot;');&quot; )" office:value-type="string" office:string-value="update e set diseases='' where upper(number)=upper('E579');">
            <text:p>update e set diseases='' where upper(number)=upper('E579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true</text:p>
          </table:table-cell>
          <table:table-cell office:value-type="string">
            <text:p>false</text:p>
          </table:table-cell>
          <table:table-cell table:style-name="ce6" office:value-type="string">
            <text:p>E585</text:p>
          </table:table-cell>
          <table:table-cell table:style-name="ce6"/>
          <table:table-cell table:number-columns-repeated="12"/>
          <table:table-cell table:formula="oooc:=CONCATENATE(&quot;update e set diseases='&quot;;IF([.E247]=&quot;&quot;;&quot;&quot;;&quot;alergija, &quot;);IF([.F247] = &quot;&quot;; &quot;&quot;; &quot;astma, &quot;);IF([.G247] = &quot;&quot;; &quot;&quot;; &quot;migrena, &quot;);IF([.H247] = &quot;&quot;; &quot;&quot;; &quot;hiperaktyvumas, &quot;);IF([.I247] = &quot;&quot;; &quot;&quot;; &quot;viduriavimas, &quot;);IF([.J247] = &quot;&quot;; &quot;&quot;; &quot;pykinimas, &quot;);IF([.K247] = &quot;&quot;; &quot;&quot;; &quot;medžiagų apykaitos sutrikimai, &quot;);IF([.L247] = &quot;&quot;; &quot;&quot;; &quot;virškinamojo trakto sutrikimai, &quot;);IF([.M247] = &quot;&quot;; &quot;&quot;; &quot;kaulų retėjimas, &quot;);IF([.N247] = &quot;&quot;; &quot;&quot;; &quot;šlakų nusėdimas, &quot;);IF([.O247] = &quot;&quot;; &quot;&quot;; &quot;inkstų ir kepenų ligos, &quot;);IF([.P247] = &quot;&quot;; &quot;&quot;; &quot;mutageniškumas, &quot;);IF([.Q247] = &quot;&quot;; &quot;&quot;; &quot;vėžys&quot;);&quot;' where upper(number)=upper('&quot;;[.D247];&quot;');&quot; )" office:value-type="string" office:string-value="update e set diseases='' where upper(number)=upper('E585');">
            <text:p>update e set diseases='' where upper(number)=upper('E585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true</text:p>
          </table:table-cell>
          <table:table-cell table:style-name="ce6" office:value-type="string">
            <text:p>E620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office:value-type="string">
            <text:p>Migrena</text:p>
          </table:table-cell>
          <table:table-cell table:number-columns-repeated="10"/>
          <table:table-cell table:formula="oooc:=CONCATENATE(&quot;update e set diseases='&quot;;IF([.E248]=&quot;&quot;;&quot;&quot;;&quot;alergija, &quot;);IF([.F248] = &quot;&quot;; &quot;&quot;; &quot;astma, &quot;);IF([.G248] = &quot;&quot;; &quot;&quot;; &quot;migrena, &quot;);IF([.H248] = &quot;&quot;; &quot;&quot;; &quot;hiperaktyvumas, &quot;);IF([.I248] = &quot;&quot;; &quot;&quot;; &quot;viduriavimas, &quot;);IF([.J248] = &quot;&quot;; &quot;&quot;; &quot;pykinimas, &quot;);IF([.K248] = &quot;&quot;; &quot;&quot;; &quot;medžiagų apykaitos sutrikimai, &quot;);IF([.L248] = &quot;&quot;; &quot;&quot;; &quot;virškinamojo trakto sutrikimai, &quot;);IF([.M248] = &quot;&quot;; &quot;&quot;; &quot;kaulų retėjimas, &quot;);IF([.N248] = &quot;&quot;; &quot;&quot;; &quot;šlakų nusėdimas, &quot;);IF([.O248] = &quot;&quot;; &quot;&quot;; &quot;inkstų ir kepenų ligos, &quot;);IF([.P248] = &quot;&quot;; &quot;&quot;; &quot;mutageniškumas, &quot;);IF([.Q248] = &quot;&quot;; &quot;&quot;; &quot;vėžys&quot;);&quot;' where upper(number)=upper('&quot;;[.D248];&quot;');&quot; )" office:value-type="string" office:string-value="update e set diseases='alergija, astma, migrena, ' where upper(number)=upper('E620');">
            <text:p>update e set diseases='alergija, astma, migrena, ' where upper(number)=upper('E620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true</text:p>
          </table:table-cell>
          <table:table-cell table:style-name="ce6" office:value-type="string">
            <text:p>E621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office:value-type="string">
            <text:p>Migrena</text:p>
          </table:table-cell>
          <table:table-cell table:number-columns-repeated="10"/>
          <table:table-cell table:formula="oooc:=CONCATENATE(&quot;update e set diseases='&quot;;IF([.E249]=&quot;&quot;;&quot;&quot;;&quot;alergija, &quot;);IF([.F249] = &quot;&quot;; &quot;&quot;; &quot;astma, &quot;);IF([.G249] = &quot;&quot;; &quot;&quot;; &quot;migrena, &quot;);IF([.H249] = &quot;&quot;; &quot;&quot;; &quot;hiperaktyvumas, &quot;);IF([.I249] = &quot;&quot;; &quot;&quot;; &quot;viduriavimas, &quot;);IF([.J249] = &quot;&quot;; &quot;&quot;; &quot;pykinimas, &quot;);IF([.K249] = &quot;&quot;; &quot;&quot;; &quot;medžiagų apykaitos sutrikimai, &quot;);IF([.L249] = &quot;&quot;; &quot;&quot;; &quot;virškinamojo trakto sutrikimai, &quot;);IF([.M249] = &quot;&quot;; &quot;&quot;; &quot;kaulų retėjimas, &quot;);IF([.N249] = &quot;&quot;; &quot;&quot;; &quot;šlakų nusėdimas, &quot;);IF([.O249] = &quot;&quot;; &quot;&quot;; &quot;inkstų ir kepenų ligos, &quot;);IF([.P249] = &quot;&quot;; &quot;&quot;; &quot;mutageniškumas, &quot;);IF([.Q249] = &quot;&quot;; &quot;&quot;; &quot;vėžys&quot;);&quot;' where upper(number)=upper('&quot;;[.D249];&quot;');&quot; )" office:value-type="string" office:string-value="update e set diseases='alergija, astma, migrena, ' where upper(number)=upper('E621');">
            <text:p>update e set diseases='alergija, astma, migrena, ' where upper(number)=upper('E621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true</text:p>
          </table:table-cell>
          <table:table-cell table:style-name="ce6" office:value-type="string">
            <text:p>E622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office:value-type="string">
            <text:p>Migrena</text:p>
          </table:table-cell>
          <table:table-cell table:number-columns-repeated="10"/>
          <table:table-cell table:formula="oooc:=CONCATENATE(&quot;update e set diseases='&quot;;IF([.E250]=&quot;&quot;;&quot;&quot;;&quot;alergija, &quot;);IF([.F250] = &quot;&quot;; &quot;&quot;; &quot;astma, &quot;);IF([.G250] = &quot;&quot;; &quot;&quot;; &quot;migrena, &quot;);IF([.H250] = &quot;&quot;; &quot;&quot;; &quot;hiperaktyvumas, &quot;);IF([.I250] = &quot;&quot;; &quot;&quot;; &quot;viduriavimas, &quot;);IF([.J250] = &quot;&quot;; &quot;&quot;; &quot;pykinimas, &quot;);IF([.K250] = &quot;&quot;; &quot;&quot;; &quot;medžiagų apykaitos sutrikimai, &quot;);IF([.L250] = &quot;&quot;; &quot;&quot;; &quot;virškinamojo trakto sutrikimai, &quot;);IF([.M250] = &quot;&quot;; &quot;&quot;; &quot;kaulų retėjimas, &quot;);IF([.N250] = &quot;&quot;; &quot;&quot;; &quot;šlakų nusėdimas, &quot;);IF([.O250] = &quot;&quot;; &quot;&quot;; &quot;inkstų ir kepenų ligos, &quot;);IF([.P250] = &quot;&quot;; &quot;&quot;; &quot;mutageniškumas, &quot;);IF([.Q250] = &quot;&quot;; &quot;&quot;; &quot;vėžys&quot;);&quot;' where upper(number)=upper('&quot;;[.D250];&quot;');&quot; )" office:value-type="string" office:string-value="update e set diseases='alergija, astma, migrena, ' where upper(number)=upper('E622');">
            <text:p>update e set diseases='alergija, astma, migrena, ' where upper(number)=upper('E622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true</text:p>
          </table:table-cell>
          <table:table-cell table:style-name="ce6" office:value-type="string">
            <text:p>E623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office:value-type="string">
            <text:p>Migrena</text:p>
          </table:table-cell>
          <table:table-cell table:number-columns-repeated="10"/>
          <table:table-cell table:formula="oooc:=CONCATENATE(&quot;update e set diseases='&quot;;IF([.E251]=&quot;&quot;;&quot;&quot;;&quot;alergija, &quot;);IF([.F251] = &quot;&quot;; &quot;&quot;; &quot;astma, &quot;);IF([.G251] = &quot;&quot;; &quot;&quot;; &quot;migrena, &quot;);IF([.H251] = &quot;&quot;; &quot;&quot;; &quot;hiperaktyvumas, &quot;);IF([.I251] = &quot;&quot;; &quot;&quot;; &quot;viduriavimas, &quot;);IF([.J251] = &quot;&quot;; &quot;&quot;; &quot;pykinimas, &quot;);IF([.K251] = &quot;&quot;; &quot;&quot;; &quot;medžiagų apykaitos sutrikimai, &quot;);IF([.L251] = &quot;&quot;; &quot;&quot;; &quot;virškinamojo trakto sutrikimai, &quot;);IF([.M251] = &quot;&quot;; &quot;&quot;; &quot;kaulų retėjimas, &quot;);IF([.N251] = &quot;&quot;; &quot;&quot;; &quot;šlakų nusėdimas, &quot;);IF([.O251] = &quot;&quot;; &quot;&quot;; &quot;inkstų ir kepenų ligos, &quot;);IF([.P251] = &quot;&quot;; &quot;&quot;; &quot;mutageniškumas, &quot;);IF([.Q251] = &quot;&quot;; &quot;&quot;; &quot;vėžys&quot;);&quot;' where upper(number)=upper('&quot;;[.D251];&quot;');&quot; )" office:value-type="string" office:string-value="update e set diseases='alergija, astma, migrena, ' where upper(number)=upper('E623');">
            <text:p>update e set diseases='alergija, astma, migrena, ' where upper(number)=upper('E623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true</text:p>
          </table:table-cell>
          <table:table-cell table:style-name="ce6" office:value-type="string">
            <text:p>E624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office:value-type="string">
            <text:p>Migrena</text:p>
          </table:table-cell>
          <table:table-cell table:number-columns-repeated="10"/>
          <table:table-cell table:formula="oooc:=CONCATENATE(&quot;update e set diseases='&quot;;IF([.E252]=&quot;&quot;;&quot;&quot;;&quot;alergija, &quot;);IF([.F252] = &quot;&quot;; &quot;&quot;; &quot;astma, &quot;);IF([.G252] = &quot;&quot;; &quot;&quot;; &quot;migrena, &quot;);IF([.H252] = &quot;&quot;; &quot;&quot;; &quot;hiperaktyvumas, &quot;);IF([.I252] = &quot;&quot;; &quot;&quot;; &quot;viduriavimas, &quot;);IF([.J252] = &quot;&quot;; &quot;&quot;; &quot;pykinimas, &quot;);IF([.K252] = &quot;&quot;; &quot;&quot;; &quot;medžiagų apykaitos sutrikimai, &quot;);IF([.L252] = &quot;&quot;; &quot;&quot;; &quot;virškinamojo trakto sutrikimai, &quot;);IF([.M252] = &quot;&quot;; &quot;&quot;; &quot;kaulų retėjimas, &quot;);IF([.N252] = &quot;&quot;; &quot;&quot;; &quot;šlakų nusėdimas, &quot;);IF([.O252] = &quot;&quot;; &quot;&quot;; &quot;inkstų ir kepenų ligos, &quot;);IF([.P252] = &quot;&quot;; &quot;&quot;; &quot;mutageniškumas, &quot;);IF([.Q252] = &quot;&quot;; &quot;&quot;; &quot;vėžys&quot;);&quot;' where upper(number)=upper('&quot;;[.D252];&quot;');&quot; )" office:value-type="string" office:string-value="update e set diseases='alergija, astma, migrena, ' where upper(number)=upper('E624');">
            <text:p>update e set diseases='alergija, astma, migrena, ' where upper(number)=upper('E624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true</text:p>
          </table:table-cell>
          <table:table-cell table:style-name="ce6" office:value-type="string">
            <text:p>E625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office:value-type="string">
            <text:p>Migrena</text:p>
          </table:table-cell>
          <table:table-cell table:number-columns-repeated="10"/>
          <table:table-cell table:formula="oooc:=CONCATENATE(&quot;update e set diseases='&quot;;IF([.E253]=&quot;&quot;;&quot;&quot;;&quot;alergija, &quot;);IF([.F253] = &quot;&quot;; &quot;&quot;; &quot;astma, &quot;);IF([.G253] = &quot;&quot;; &quot;&quot;; &quot;migrena, &quot;);IF([.H253] = &quot;&quot;; &quot;&quot;; &quot;hiperaktyvumas, &quot;);IF([.I253] = &quot;&quot;; &quot;&quot;; &quot;viduriavimas, &quot;);IF([.J253] = &quot;&quot;; &quot;&quot;; &quot;pykinimas, &quot;);IF([.K253] = &quot;&quot;; &quot;&quot;; &quot;medžiagų apykaitos sutrikimai, &quot;);IF([.L253] = &quot;&quot;; &quot;&quot;; &quot;virškinamojo trakto sutrikimai, &quot;);IF([.M253] = &quot;&quot;; &quot;&quot;; &quot;kaulų retėjimas, &quot;);IF([.N253] = &quot;&quot;; &quot;&quot;; &quot;šlakų nusėdimas, &quot;);IF([.O253] = &quot;&quot;; &quot;&quot;; &quot;inkstų ir kepenų ligos, &quot;);IF([.P253] = &quot;&quot;; &quot;&quot;; &quot;mutageniškumas, &quot;);IF([.Q253] = &quot;&quot;; &quot;&quot;; &quot;vėžys&quot;);&quot;' where upper(number)=upper('&quot;;[.D253];&quot;');&quot; )" office:value-type="string" office:string-value="update e set diseases='alergija, astma, migrena, ' where upper(number)=upper('E625');">
            <text:p>update e set diseases='alergija, astma, migrena, ' where upper(number)=upper('E625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true</text:p>
          </table:table-cell>
          <table:table-cell office:value-type="string">
            <text:p>false</text:p>
          </table:table-cell>
          <table:table-cell table:style-name="ce6" office:value-type="string">
            <text:p>E626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254]=&quot;&quot;;&quot;&quot;;&quot;alergija, &quot;);IF([.F254] = &quot;&quot;; &quot;&quot;; &quot;astma, &quot;);IF([.G254] = &quot;&quot;; &quot;&quot;; &quot;migrena, &quot;);IF([.H254] = &quot;&quot;; &quot;&quot;; &quot;hiperaktyvumas, &quot;);IF([.I254] = &quot;&quot;; &quot;&quot;; &quot;viduriavimas, &quot;);IF([.J254] = &quot;&quot;; &quot;&quot;; &quot;pykinimas, &quot;);IF([.K254] = &quot;&quot;; &quot;&quot;; &quot;medžiagų apykaitos sutrikimai, &quot;);IF([.L254] = &quot;&quot;; &quot;&quot;; &quot;virškinamojo trakto sutrikimai, &quot;);IF([.M254] = &quot;&quot;; &quot;&quot;; &quot;kaulų retėjimas, &quot;);IF([.N254] = &quot;&quot;; &quot;&quot;; &quot;šlakų nusėdimas, &quot;);IF([.O254] = &quot;&quot;; &quot;&quot;; &quot;inkstų ir kepenų ligos, &quot;);IF([.P254] = &quot;&quot;; &quot;&quot;; &quot;mutageniškumas, &quot;);IF([.Q254] = &quot;&quot;; &quot;&quot;; &quot;vėžys&quot;);&quot;' where upper(number)=upper('&quot;;[.D254];&quot;');&quot; )" office:value-type="string" office:string-value="update e set diseases='alergija, astma, ' where upper(number)=upper('E626');">
            <text:p>update e set diseases='alergija, astma, ' where upper(number)=upper('E626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true</text:p>
          </table:table-cell>
          <table:table-cell office:value-type="string">
            <text:p>false</text:p>
          </table:table-cell>
          <table:table-cell table:style-name="ce6" office:value-type="string">
            <text:p>E627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255]=&quot;&quot;;&quot;&quot;;&quot;alergija, &quot;);IF([.F255] = &quot;&quot;; &quot;&quot;; &quot;astma, &quot;);IF([.G255] = &quot;&quot;; &quot;&quot;; &quot;migrena, &quot;);IF([.H255] = &quot;&quot;; &quot;&quot;; &quot;hiperaktyvumas, &quot;);IF([.I255] = &quot;&quot;; &quot;&quot;; &quot;viduriavimas, &quot;);IF([.J255] = &quot;&quot;; &quot;&quot;; &quot;pykinimas, &quot;);IF([.K255] = &quot;&quot;; &quot;&quot;; &quot;medžiagų apykaitos sutrikimai, &quot;);IF([.L255] = &quot;&quot;; &quot;&quot;; &quot;virškinamojo trakto sutrikimai, &quot;);IF([.M255] = &quot;&quot;; &quot;&quot;; &quot;kaulų retėjimas, &quot;);IF([.N255] = &quot;&quot;; &quot;&quot;; &quot;šlakų nusėdimas, &quot;);IF([.O255] = &quot;&quot;; &quot;&quot;; &quot;inkstų ir kepenų ligos, &quot;);IF([.P255] = &quot;&quot;; &quot;&quot;; &quot;mutageniškumas, &quot;);IF([.Q255] = &quot;&quot;; &quot;&quot;; &quot;vėžys&quot;);&quot;' where upper(number)=upper('&quot;;[.D255];&quot;');&quot; )" office:value-type="string" office:string-value="update e set diseases='alergija, astma, ' where upper(number)=upper('E627');">
            <text:p>update e set diseases='alergija, astma, ' where upper(number)=upper('E627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true</text:p>
          </table:table-cell>
          <table:table-cell office:value-type="string">
            <text:p>false</text:p>
          </table:table-cell>
          <table:table-cell table:style-name="ce6" office:value-type="string">
            <text:p>E628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256]=&quot;&quot;;&quot;&quot;;&quot;alergija, &quot;);IF([.F256] = &quot;&quot;; &quot;&quot;; &quot;astma, &quot;);IF([.G256] = &quot;&quot;; &quot;&quot;; &quot;migrena, &quot;);IF([.H256] = &quot;&quot;; &quot;&quot;; &quot;hiperaktyvumas, &quot;);IF([.I256] = &quot;&quot;; &quot;&quot;; &quot;viduriavimas, &quot;);IF([.J256] = &quot;&quot;; &quot;&quot;; &quot;pykinimas, &quot;);IF([.K256] = &quot;&quot;; &quot;&quot;; &quot;medžiagų apykaitos sutrikimai, &quot;);IF([.L256] = &quot;&quot;; &quot;&quot;; &quot;virškinamojo trakto sutrikimai, &quot;);IF([.M256] = &quot;&quot;; &quot;&quot;; &quot;kaulų retėjimas, &quot;);IF([.N256] = &quot;&quot;; &quot;&quot;; &quot;šlakų nusėdimas, &quot;);IF([.O256] = &quot;&quot;; &quot;&quot;; &quot;inkstų ir kepenų ligos, &quot;);IF([.P256] = &quot;&quot;; &quot;&quot;; &quot;mutageniškumas, &quot;);IF([.Q256] = &quot;&quot;; &quot;&quot;; &quot;vėžys&quot;);&quot;' where upper(number)=upper('&quot;;[.D256];&quot;');&quot; )" office:value-type="string" office:string-value="update e set diseases='alergija, astma, ' where upper(number)=upper('E628');">
            <text:p>update e set diseases='alergija, astma, ' where upper(number)=upper('E628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true</text:p>
          </table:table-cell>
          <table:table-cell office:value-type="string">
            <text:p>false</text:p>
          </table:table-cell>
          <table:table-cell table:style-name="ce6" office:value-type="string">
            <text:p>E629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257]=&quot;&quot;;&quot;&quot;;&quot;alergija, &quot;);IF([.F257] = &quot;&quot;; &quot;&quot;; &quot;astma, &quot;);IF([.G257] = &quot;&quot;; &quot;&quot;; &quot;migrena, &quot;);IF([.H257] = &quot;&quot;; &quot;&quot;; &quot;hiperaktyvumas, &quot;);IF([.I257] = &quot;&quot;; &quot;&quot;; &quot;viduriavimas, &quot;);IF([.J257] = &quot;&quot;; &quot;&quot;; &quot;pykinimas, &quot;);IF([.K257] = &quot;&quot;; &quot;&quot;; &quot;medžiagų apykaitos sutrikimai, &quot;);IF([.L257] = &quot;&quot;; &quot;&quot;; &quot;virškinamojo trakto sutrikimai, &quot;);IF([.M257] = &quot;&quot;; &quot;&quot;; &quot;kaulų retėjimas, &quot;);IF([.N257] = &quot;&quot;; &quot;&quot;; &quot;šlakų nusėdimas, &quot;);IF([.O257] = &quot;&quot;; &quot;&quot;; &quot;inkstų ir kepenų ligos, &quot;);IF([.P257] = &quot;&quot;; &quot;&quot;; &quot;mutageniškumas, &quot;);IF([.Q257] = &quot;&quot;; &quot;&quot;; &quot;vėžys&quot;);&quot;' where upper(number)=upper('&quot;;[.D257];&quot;');&quot; )" office:value-type="string" office:string-value="update e set diseases='alergija, astma, ' where upper(number)=upper('E629');">
            <text:p>update e set diseases='alergija, astma, ' where upper(number)=upper('E629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true</text:p>
          </table:table-cell>
          <table:table-cell office:value-type="string">
            <text:p>false</text:p>
          </table:table-cell>
          <table:table-cell table:style-name="ce6" office:value-type="string">
            <text:p>E630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258]=&quot;&quot;;&quot;&quot;;&quot;alergija, &quot;);IF([.F258] = &quot;&quot;; &quot;&quot;; &quot;astma, &quot;);IF([.G258] = &quot;&quot;; &quot;&quot;; &quot;migrena, &quot;);IF([.H258] = &quot;&quot;; &quot;&quot;; &quot;hiperaktyvumas, &quot;);IF([.I258] = &quot;&quot;; &quot;&quot;; &quot;viduriavimas, &quot;);IF([.J258] = &quot;&quot;; &quot;&quot;; &quot;pykinimas, &quot;);IF([.K258] = &quot;&quot;; &quot;&quot;; &quot;medžiagų apykaitos sutrikimai, &quot;);IF([.L258] = &quot;&quot;; &quot;&quot;; &quot;virškinamojo trakto sutrikimai, &quot;);IF([.M258] = &quot;&quot;; &quot;&quot;; &quot;kaulų retėjimas, &quot;);IF([.N258] = &quot;&quot;; &quot;&quot;; &quot;šlakų nusėdimas, &quot;);IF([.O258] = &quot;&quot;; &quot;&quot;; &quot;inkstų ir kepenų ligos, &quot;);IF([.P258] = &quot;&quot;; &quot;&quot;; &quot;mutageniškumas, &quot;);IF([.Q258] = &quot;&quot;; &quot;&quot;; &quot;vėžys&quot;);&quot;' where upper(number)=upper('&quot;;[.D258];&quot;');&quot; )" office:value-type="string" office:string-value="update e set diseases='alergija, astma, ' where upper(number)=upper('E630');">
            <text:p>update e set diseases='alergija, astma, ' where upper(number)=upper('E630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true</text:p>
          </table:table-cell>
          <table:table-cell office:value-type="string">
            <text:p>false</text:p>
          </table:table-cell>
          <table:table-cell table:style-name="ce6" office:value-type="string">
            <text:p>E631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259]=&quot;&quot;;&quot;&quot;;&quot;alergija, &quot;);IF([.F259] = &quot;&quot;; &quot;&quot;; &quot;astma, &quot;);IF([.G259] = &quot;&quot;; &quot;&quot;; &quot;migrena, &quot;);IF([.H259] = &quot;&quot;; &quot;&quot;; &quot;hiperaktyvumas, &quot;);IF([.I259] = &quot;&quot;; &quot;&quot;; &quot;viduriavimas, &quot;);IF([.J259] = &quot;&quot;; &quot;&quot;; &quot;pykinimas, &quot;);IF([.K259] = &quot;&quot;; &quot;&quot;; &quot;medžiagų apykaitos sutrikimai, &quot;);IF([.L259] = &quot;&quot;; &quot;&quot;; &quot;virškinamojo trakto sutrikimai, &quot;);IF([.M259] = &quot;&quot;; &quot;&quot;; &quot;kaulų retėjimas, &quot;);IF([.N259] = &quot;&quot;; &quot;&quot;; &quot;šlakų nusėdimas, &quot;);IF([.O259] = &quot;&quot;; &quot;&quot;; &quot;inkstų ir kepenų ligos, &quot;);IF([.P259] = &quot;&quot;; &quot;&quot;; &quot;mutageniškumas, &quot;);IF([.Q259] = &quot;&quot;; &quot;&quot;; &quot;vėžys&quot;);&quot;' where upper(number)=upper('&quot;;[.D259];&quot;');&quot; )" office:value-type="string" office:string-value="update e set diseases='alergija, astma, ' where upper(number)=upper('E631');">
            <text:p>update e set diseases='alergija, astma, ' where upper(number)=upper('E631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true</text:p>
          </table:table-cell>
          <table:table-cell office:value-type="string">
            <text:p>false</text:p>
          </table:table-cell>
          <table:table-cell table:style-name="ce6" office:value-type="string">
            <text:p>E632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260]=&quot;&quot;;&quot;&quot;;&quot;alergija, &quot;);IF([.F260] = &quot;&quot;; &quot;&quot;; &quot;astma, &quot;);IF([.G260] = &quot;&quot;; &quot;&quot;; &quot;migrena, &quot;);IF([.H260] = &quot;&quot;; &quot;&quot;; &quot;hiperaktyvumas, &quot;);IF([.I260] = &quot;&quot;; &quot;&quot;; &quot;viduriavimas, &quot;);IF([.J260] = &quot;&quot;; &quot;&quot;; &quot;pykinimas, &quot;);IF([.K260] = &quot;&quot;; &quot;&quot;; &quot;medžiagų apykaitos sutrikimai, &quot;);IF([.L260] = &quot;&quot;; &quot;&quot;; &quot;virškinamojo trakto sutrikimai, &quot;);IF([.M260] = &quot;&quot;; &quot;&quot;; &quot;kaulų retėjimas, &quot;);IF([.N260] = &quot;&quot;; &quot;&quot;; &quot;šlakų nusėdimas, &quot;);IF([.O260] = &quot;&quot;; &quot;&quot;; &quot;inkstų ir kepenų ligos, &quot;);IF([.P260] = &quot;&quot;; &quot;&quot;; &quot;mutageniškumas, &quot;);IF([.Q260] = &quot;&quot;; &quot;&quot;; &quot;vėžys&quot;);&quot;' where upper(number)=upper('&quot;;[.D260];&quot;');&quot; )" office:value-type="string" office:string-value="update e set diseases='alergija, astma, ' where upper(number)=upper('E632');">
            <text:p>update e set diseases='alergija, astma, ' where upper(number)=upper('E632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true</text:p>
          </table:table-cell>
          <table:table-cell office:value-type="string">
            <text:p>false</text:p>
          </table:table-cell>
          <table:table-cell table:style-name="ce6" office:value-type="string">
            <text:p>E633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261]=&quot;&quot;;&quot;&quot;;&quot;alergija, &quot;);IF([.F261] = &quot;&quot;; &quot;&quot;; &quot;astma, &quot;);IF([.G261] = &quot;&quot;; &quot;&quot;; &quot;migrena, &quot;);IF([.H261] = &quot;&quot;; &quot;&quot;; &quot;hiperaktyvumas, &quot;);IF([.I261] = &quot;&quot;; &quot;&quot;; &quot;viduriavimas, &quot;);IF([.J261] = &quot;&quot;; &quot;&quot;; &quot;pykinimas, &quot;);IF([.K261] = &quot;&quot;; &quot;&quot;; &quot;medžiagų apykaitos sutrikimai, &quot;);IF([.L261] = &quot;&quot;; &quot;&quot;; &quot;virškinamojo trakto sutrikimai, &quot;);IF([.M261] = &quot;&quot;; &quot;&quot;; &quot;kaulų retėjimas, &quot;);IF([.N261] = &quot;&quot;; &quot;&quot;; &quot;šlakų nusėdimas, &quot;);IF([.O261] = &quot;&quot;; &quot;&quot;; &quot;inkstų ir kepenų ligos, &quot;);IF([.P261] = &quot;&quot;; &quot;&quot;; &quot;mutageniškumas, &quot;);IF([.Q261] = &quot;&quot;; &quot;&quot;; &quot;vėžys&quot;);&quot;' where upper(number)=upper('&quot;;[.D261];&quot;');&quot; )" office:value-type="string" office:string-value="update e set diseases='alergija, astma, ' where upper(number)=upper('E633');">
            <text:p>update e set diseases='alergija, astma, ' where upper(number)=upper('E633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true</text:p>
          </table:table-cell>
          <table:table-cell office:value-type="string">
            <text:p>false</text:p>
          </table:table-cell>
          <table:table-cell table:style-name="ce6" office:value-type="string">
            <text:p>E634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262]=&quot;&quot;;&quot;&quot;;&quot;alergija, &quot;);IF([.F262] = &quot;&quot;; &quot;&quot;; &quot;astma, &quot;);IF([.G262] = &quot;&quot;; &quot;&quot;; &quot;migrena, &quot;);IF([.H262] = &quot;&quot;; &quot;&quot;; &quot;hiperaktyvumas, &quot;);IF([.I262] = &quot;&quot;; &quot;&quot;; &quot;viduriavimas, &quot;);IF([.J262] = &quot;&quot;; &quot;&quot;; &quot;pykinimas, &quot;);IF([.K262] = &quot;&quot;; &quot;&quot;; &quot;medžiagų apykaitos sutrikimai, &quot;);IF([.L262] = &quot;&quot;; &quot;&quot;; &quot;virškinamojo trakto sutrikimai, &quot;);IF([.M262] = &quot;&quot;; &quot;&quot;; &quot;kaulų retėjimas, &quot;);IF([.N262] = &quot;&quot;; &quot;&quot;; &quot;šlakų nusėdimas, &quot;);IF([.O262] = &quot;&quot;; &quot;&quot;; &quot;inkstų ir kepenų ligos, &quot;);IF([.P262] = &quot;&quot;; &quot;&quot;; &quot;mutageniškumas, &quot;);IF([.Q262] = &quot;&quot;; &quot;&quot;; &quot;vėžys&quot;);&quot;' where upper(number)=upper('&quot;;[.D262];&quot;');&quot; )" office:value-type="string" office:string-value="update e set diseases='alergija, astma, ' where upper(number)=upper('E634');">
            <text:p>update e set diseases='alergija, astma, ' where upper(number)=upper('E634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true</text:p>
          </table:table-cell>
          <table:table-cell office:value-type="string">
            <text:p>false</text:p>
          </table:table-cell>
          <table:table-cell table:style-name="ce6" office:value-type="string">
            <text:p>E635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263]=&quot;&quot;;&quot;&quot;;&quot;alergija, &quot;);IF([.F263] = &quot;&quot;; &quot;&quot;; &quot;astma, &quot;);IF([.G263] = &quot;&quot;; &quot;&quot;; &quot;migrena, &quot;);IF([.H263] = &quot;&quot;; &quot;&quot;; &quot;hiperaktyvumas, &quot;);IF([.I263] = &quot;&quot;; &quot;&quot;; &quot;viduriavimas, &quot;);IF([.J263] = &quot;&quot;; &quot;&quot;; &quot;pykinimas, &quot;);IF([.K263] = &quot;&quot;; &quot;&quot;; &quot;medžiagų apykaitos sutrikimai, &quot;);IF([.L263] = &quot;&quot;; &quot;&quot;; &quot;virškinamojo trakto sutrikimai, &quot;);IF([.M263] = &quot;&quot;; &quot;&quot;; &quot;kaulų retėjimas, &quot;);IF([.N263] = &quot;&quot;; &quot;&quot;; &quot;šlakų nusėdimas, &quot;);IF([.O263] = &quot;&quot;; &quot;&quot;; &quot;inkstų ir kepenų ligos, &quot;);IF([.P263] = &quot;&quot;; &quot;&quot;; &quot;mutageniškumas, &quot;);IF([.Q263] = &quot;&quot;; &quot;&quot;; &quot;vėžys&quot;);&quot;' where upper(number)=upper('&quot;;[.D263];&quot;');&quot; )" office:value-type="string" office:string-value="update e set diseases='alergija, astma, ' where upper(number)=upper('E635');">
            <text:p>update e set diseases='alergija, astma, ' where upper(number)=upper('E635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style-name="ce6" office:value-type="string">
            <text:p>E640</text:p>
          </table:table-cell>
          <table:table-cell table:style-name="ce6"/>
          <table:table-cell table:number-columns-repeated="12"/>
          <table:table-cell table:formula="oooc:=CONCATENATE(&quot;update e set diseases='&quot;;IF([.E264]=&quot;&quot;;&quot;&quot;;&quot;alergija, &quot;);IF([.F264] = &quot;&quot;; &quot;&quot;; &quot;astma, &quot;);IF([.G264] = &quot;&quot;; &quot;&quot;; &quot;migrena, &quot;);IF([.H264] = &quot;&quot;; &quot;&quot;; &quot;hiperaktyvumas, &quot;);IF([.I264] = &quot;&quot;; &quot;&quot;; &quot;viduriavimas, &quot;);IF([.J264] = &quot;&quot;; &quot;&quot;; &quot;pykinimas, &quot;);IF([.K264] = &quot;&quot;; &quot;&quot;; &quot;medžiagų apykaitos sutrikimai, &quot;);IF([.L264] = &quot;&quot;; &quot;&quot;; &quot;virškinamojo trakto sutrikimai, &quot;);IF([.M264] = &quot;&quot;; &quot;&quot;; &quot;kaulų retėjimas, &quot;);IF([.N264] = &quot;&quot;; &quot;&quot;; &quot;šlakų nusėdimas, &quot;);IF([.O264] = &quot;&quot;; &quot;&quot;; &quot;inkstų ir kepenų ligos, &quot;);IF([.P264] = &quot;&quot;; &quot;&quot;; &quot;mutageniškumas, &quot;);IF([.Q264] = &quot;&quot;; &quot;&quot;; &quot;vėžys&quot;);&quot;' where upper(number)=upper('&quot;;[.D264];&quot;');&quot; )" office:value-type="string" office:string-value="update e set diseases='' where upper(number)=upper('E640');">
            <text:p>update e set diseases='' where upper(number)=upper('E640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650</text:p>
          </table:table-cell>
          <table:table-cell table:style-name="ce6"/>
          <table:table-cell table:number-columns-repeated="12"/>
          <table:table-cell table:formula="oooc:=CONCATENATE(&quot;update e set diseases='&quot;;IF([.E265]=&quot;&quot;;&quot;&quot;;&quot;alergija, &quot;);IF([.F265] = &quot;&quot;; &quot;&quot;; &quot;astma, &quot;);IF([.G265] = &quot;&quot;; &quot;&quot;; &quot;migrena, &quot;);IF([.H265] = &quot;&quot;; &quot;&quot;; &quot;hiperaktyvumas, &quot;);IF([.I265] = &quot;&quot;; &quot;&quot;; &quot;viduriavimas, &quot;);IF([.J265] = &quot;&quot;; &quot;&quot;; &quot;pykinimas, &quot;);IF([.K265] = &quot;&quot;; &quot;&quot;; &quot;medžiagų apykaitos sutrikimai, &quot;);IF([.L265] = &quot;&quot;; &quot;&quot;; &quot;virškinamojo trakto sutrikimai, &quot;);IF([.M265] = &quot;&quot;; &quot;&quot;; &quot;kaulų retėjimas, &quot;);IF([.N265] = &quot;&quot;; &quot;&quot;; &quot;šlakų nusėdimas, &quot;);IF([.O265] = &quot;&quot;; &quot;&quot;; &quot;inkstų ir kepenų ligos, &quot;);IF([.P265] = &quot;&quot;; &quot;&quot;; &quot;mutageniškumas, &quot;);IF([.Q265] = &quot;&quot;; &quot;&quot;; &quot;vėžys&quot;);&quot;' where upper(number)=upper('&quot;;[.D265];&quot;');&quot; )" office:value-type="string" office:string-value="update e set diseases='' where upper(number)=upper('E650');">
            <text:p>update e set diseases='' where upper(number)=upper('E650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900</text:p>
          </table:table-cell>
          <table:table-cell table:style-name="ce6"/>
          <table:table-cell table:number-columns-repeated="12"/>
          <table:table-cell table:formula="oooc:=CONCATENATE(&quot;update e set diseases='&quot;;IF([.E266]=&quot;&quot;;&quot;&quot;;&quot;alergija, &quot;);IF([.F266] = &quot;&quot;; &quot;&quot;; &quot;astma, &quot;);IF([.G266] = &quot;&quot;; &quot;&quot;; &quot;migrena, &quot;);IF([.H266] = &quot;&quot;; &quot;&quot;; &quot;hiperaktyvumas, &quot;);IF([.I266] = &quot;&quot;; &quot;&quot;; &quot;viduriavimas, &quot;);IF([.J266] = &quot;&quot;; &quot;&quot;; &quot;pykinimas, &quot;);IF([.K266] = &quot;&quot;; &quot;&quot;; &quot;medžiagų apykaitos sutrikimai, &quot;);IF([.L266] = &quot;&quot;; &quot;&quot;; &quot;virškinamojo trakto sutrikimai, &quot;);IF([.M266] = &quot;&quot;; &quot;&quot;; &quot;kaulų retėjimas, &quot;);IF([.N266] = &quot;&quot;; &quot;&quot;; &quot;šlakų nusėdimas, &quot;);IF([.O266] = &quot;&quot;; &quot;&quot;; &quot;inkstų ir kepenų ligos, &quot;);IF([.P266] = &quot;&quot;; &quot;&quot;; &quot;mutageniškumas, &quot;);IF([.Q266] = &quot;&quot;; &quot;&quot;; &quot;vėžys&quot;);&quot;' where upper(number)=upper('&quot;;[.D266];&quot;');&quot; )" office:value-type="string" office:string-value="update e set diseases='' where upper(number)=upper('E900');">
            <text:p>update e set diseases='' where upper(number)=upper('E900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true</text:p>
          </table:table-cell>
          <table:table-cell office:value-type="string">
            <text:p>false</text:p>
          </table:table-cell>
          <table:table-cell table:style-name="ce6" office:value-type="string">
            <text:p>E901</text:p>
          </table:table-cell>
          <table:table-cell table:style-name="ce6"/>
          <table:table-cell table:number-columns-repeated="12"/>
          <table:table-cell table:formula="oooc:=CONCATENATE(&quot;update e set diseases='&quot;;IF([.E267]=&quot;&quot;;&quot;&quot;;&quot;alergija, &quot;);IF([.F267] = &quot;&quot;; &quot;&quot;; &quot;astma, &quot;);IF([.G267] = &quot;&quot;; &quot;&quot;; &quot;migrena, &quot;);IF([.H267] = &quot;&quot;; &quot;&quot;; &quot;hiperaktyvumas, &quot;);IF([.I267] = &quot;&quot;; &quot;&quot;; &quot;viduriavimas, &quot;);IF([.J267] = &quot;&quot;; &quot;&quot;; &quot;pykinimas, &quot;);IF([.K267] = &quot;&quot;; &quot;&quot;; &quot;medžiagų apykaitos sutrikimai, &quot;);IF([.L267] = &quot;&quot;; &quot;&quot;; &quot;virškinamojo trakto sutrikimai, &quot;);IF([.M267] = &quot;&quot;; &quot;&quot;; &quot;kaulų retėjimas, &quot;);IF([.N267] = &quot;&quot;; &quot;&quot;; &quot;šlakų nusėdimas, &quot;);IF([.O267] = &quot;&quot;; &quot;&quot;; &quot;inkstų ir kepenų ligos, &quot;);IF([.P267] = &quot;&quot;; &quot;&quot;; &quot;mutageniškumas, &quot;);IF([.Q267] = &quot;&quot;; &quot;&quot;; &quot;vėžys&quot;);&quot;' where upper(number)=upper('&quot;;[.D267];&quot;');&quot; )" office:value-type="string" office:string-value="update e set diseases='' where upper(number)=upper('E901');">
            <text:p>update e set diseases='' where upper(number)=upper('E901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902</text:p>
          </table:table-cell>
          <table:table-cell table:style-name="ce6"/>
          <table:table-cell table:number-columns-repeated="12"/>
          <table:table-cell table:formula="oooc:=CONCATENATE(&quot;update e set diseases='&quot;;IF([.E268]=&quot;&quot;;&quot;&quot;;&quot;alergija, &quot;);IF([.F268] = &quot;&quot;; &quot;&quot;; &quot;astma, &quot;);IF([.G268] = &quot;&quot;; &quot;&quot;; &quot;migrena, &quot;);IF([.H268] = &quot;&quot;; &quot;&quot;; &quot;hiperaktyvumas, &quot;);IF([.I268] = &quot;&quot;; &quot;&quot;; &quot;viduriavimas, &quot;);IF([.J268] = &quot;&quot;; &quot;&quot;; &quot;pykinimas, &quot;);IF([.K268] = &quot;&quot;; &quot;&quot;; &quot;medžiagų apykaitos sutrikimai, &quot;);IF([.L268] = &quot;&quot;; &quot;&quot;; &quot;virškinamojo trakto sutrikimai, &quot;);IF([.M268] = &quot;&quot;; &quot;&quot;; &quot;kaulų retėjimas, &quot;);IF([.N268] = &quot;&quot;; &quot;&quot;; &quot;šlakų nusėdimas, &quot;);IF([.O268] = &quot;&quot;; &quot;&quot;; &quot;inkstų ir kepenų ligos, &quot;);IF([.P268] = &quot;&quot;; &quot;&quot;; &quot;mutageniškumas, &quot;);IF([.Q268] = &quot;&quot;; &quot;&quot;; &quot;vėžys&quot;);&quot;' where upper(number)=upper('&quot;;[.D268];&quot;');&quot; )" office:value-type="string" office:string-value="update e set diseases='' where upper(number)=upper('E902');">
            <text:p>update e set diseases='' where upper(number)=upper('E902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903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269]=&quot;&quot;;&quot;&quot;;&quot;alergija, &quot;);IF([.F269] = &quot;&quot;; &quot;&quot;; &quot;astma, &quot;);IF([.G269] = &quot;&quot;; &quot;&quot;; &quot;migrena, &quot;);IF([.H269] = &quot;&quot;; &quot;&quot;; &quot;hiperaktyvumas, &quot;);IF([.I269] = &quot;&quot;; &quot;&quot;; &quot;viduriavimas, &quot;);IF([.J269] = &quot;&quot;; &quot;&quot;; &quot;pykinimas, &quot;);IF([.K269] = &quot;&quot;; &quot;&quot;; &quot;medžiagų apykaitos sutrikimai, &quot;);IF([.L269] = &quot;&quot;; &quot;&quot;; &quot;virškinamojo trakto sutrikimai, &quot;);IF([.M269] = &quot;&quot;; &quot;&quot;; &quot;kaulų retėjimas, &quot;);IF([.N269] = &quot;&quot;; &quot;&quot;; &quot;šlakų nusėdimas, &quot;);IF([.O269] = &quot;&quot;; &quot;&quot;; &quot;inkstų ir kepenų ligos, &quot;);IF([.P269] = &quot;&quot;; &quot;&quot;; &quot;mutageniškumas, &quot;);IF([.Q269] = &quot;&quot;; &quot;&quot;; &quot;vėžys&quot;);&quot;' where upper(number)=upper('&quot;;[.D269];&quot;');&quot; )" office:value-type="string" office:string-value="update e set diseases='alergija, astma, ' where upper(number)=upper('E903');">
            <text:p>update e set diseases='alergija, astma, ' where upper(number)=upper('E903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true</text:p>
          </table:table-cell>
          <table:table-cell office:value-type="string">
            <text:p>false</text:p>
          </table:table-cell>
          <table:table-cell table:style-name="ce6" office:value-type="string">
            <text:p>E904</text:p>
          </table:table-cell>
          <table:table-cell table:style-name="ce6"/>
          <table:table-cell table:number-columns-repeated="12"/>
          <table:table-cell table:formula="oooc:=CONCATENATE(&quot;update e set diseases='&quot;;IF([.E270]=&quot;&quot;;&quot;&quot;;&quot;alergija, &quot;);IF([.F270] = &quot;&quot;; &quot;&quot;; &quot;astma, &quot;);IF([.G270] = &quot;&quot;; &quot;&quot;; &quot;migrena, &quot;);IF([.H270] = &quot;&quot;; &quot;&quot;; &quot;hiperaktyvumas, &quot;);IF([.I270] = &quot;&quot;; &quot;&quot;; &quot;viduriavimas, &quot;);IF([.J270] = &quot;&quot;; &quot;&quot;; &quot;pykinimas, &quot;);IF([.K270] = &quot;&quot;; &quot;&quot;; &quot;medžiagų apykaitos sutrikimai, &quot;);IF([.L270] = &quot;&quot;; &quot;&quot;; &quot;virškinamojo trakto sutrikimai, &quot;);IF([.M270] = &quot;&quot;; &quot;&quot;; &quot;kaulų retėjimas, &quot;);IF([.N270] = &quot;&quot;; &quot;&quot;; &quot;šlakų nusėdimas, &quot;);IF([.O270] = &quot;&quot;; &quot;&quot;; &quot;inkstų ir kepenų ligos, &quot;);IF([.P270] = &quot;&quot;; &quot;&quot;; &quot;mutageniškumas, &quot;);IF([.Q270] = &quot;&quot;; &quot;&quot;; &quot;vėžys&quot;);&quot;' where upper(number)=upper('&quot;;[.D270];&quot;');&quot; )" office:value-type="string" office:string-value="update e set diseases='' where upper(number)=upper('E904');">
            <text:p>update e set diseases='' where upper(number)=upper('E904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905</text:p>
          </table:table-cell>
          <table:table-cell table:style-name="ce6"/>
          <table:table-cell table:number-columns-repeated="12"/>
          <table:table-cell table:formula="oooc:=CONCATENATE(&quot;update e set diseases='&quot;;IF([.E271]=&quot;&quot;;&quot;&quot;;&quot;alergija, &quot;);IF([.F271] = &quot;&quot;; &quot;&quot;; &quot;astma, &quot;);IF([.G271] = &quot;&quot;; &quot;&quot;; &quot;migrena, &quot;);IF([.H271] = &quot;&quot;; &quot;&quot;; &quot;hiperaktyvumas, &quot;);IF([.I271] = &quot;&quot;; &quot;&quot;; &quot;viduriavimas, &quot;);IF([.J271] = &quot;&quot;; &quot;&quot;; &quot;pykinimas, &quot;);IF([.K271] = &quot;&quot;; &quot;&quot;; &quot;medžiagų apykaitos sutrikimai, &quot;);IF([.L271] = &quot;&quot;; &quot;&quot;; &quot;virškinamojo trakto sutrikimai, &quot;);IF([.M271] = &quot;&quot;; &quot;&quot;; &quot;kaulų retėjimas, &quot;);IF([.N271] = &quot;&quot;; &quot;&quot;; &quot;šlakų nusėdimas, &quot;);IF([.O271] = &quot;&quot;; &quot;&quot;; &quot;inkstų ir kepenų ligos, &quot;);IF([.P271] = &quot;&quot;; &quot;&quot;; &quot;mutageniškumas, &quot;);IF([.Q271] = &quot;&quot;; &quot;&quot;; &quot;vėžys&quot;);&quot;' where upper(number)=upper('&quot;;[.D271];&quot;');&quot; )" office:value-type="string" office:string-value="update e set diseases='' where upper(number)=upper('E905');">
            <text:p>update e set diseases='' where upper(number)=upper('E905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912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272]=&quot;&quot;;&quot;&quot;;&quot;alergija, &quot;);IF([.F272] = &quot;&quot;; &quot;&quot;; &quot;astma, &quot;);IF([.G272] = &quot;&quot;; &quot;&quot;; &quot;migrena, &quot;);IF([.H272] = &quot;&quot;; &quot;&quot;; &quot;hiperaktyvumas, &quot;);IF([.I272] = &quot;&quot;; &quot;&quot;; &quot;viduriavimas, &quot;);IF([.J272] = &quot;&quot;; &quot;&quot;; &quot;pykinimas, &quot;);IF([.K272] = &quot;&quot;; &quot;&quot;; &quot;medžiagų apykaitos sutrikimai, &quot;);IF([.L272] = &quot;&quot;; &quot;&quot;; &quot;virškinamojo trakto sutrikimai, &quot;);IF([.M272] = &quot;&quot;; &quot;&quot;; &quot;kaulų retėjimas, &quot;);IF([.N272] = &quot;&quot;; &quot;&quot;; &quot;šlakų nusėdimas, &quot;);IF([.O272] = &quot;&quot;; &quot;&quot;; &quot;inkstų ir kepenų ligos, &quot;);IF([.P272] = &quot;&quot;; &quot;&quot;; &quot;mutageniškumas, &quot;);IF([.Q272] = &quot;&quot;; &quot;&quot;; &quot;vėžys&quot;);&quot;' where upper(number)=upper('&quot;;[.D272];&quot;');&quot; )" office:value-type="string" office:string-value="update e set diseases='alergija, astma, ' where upper(number)=upper('E912');">
            <text:p>update e set diseases='alergija, astma, ' where upper(number)=upper('E912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914</text:p>
          </table:table-cell>
          <table:table-cell table:style-name="ce6"/>
          <table:table-cell table:number-columns-repeated="12"/>
          <table:table-cell table:formula="oooc:=CONCATENATE(&quot;update e set diseases='&quot;;IF([.E273]=&quot;&quot;;&quot;&quot;;&quot;alergija, &quot;);IF([.F273] = &quot;&quot;; &quot;&quot;; &quot;astma, &quot;);IF([.G273] = &quot;&quot;; &quot;&quot;; &quot;migrena, &quot;);IF([.H273] = &quot;&quot;; &quot;&quot;; &quot;hiperaktyvumas, &quot;);IF([.I273] = &quot;&quot;; &quot;&quot;; &quot;viduriavimas, &quot;);IF([.J273] = &quot;&quot;; &quot;&quot;; &quot;pykinimas, &quot;);IF([.K273] = &quot;&quot;; &quot;&quot;; &quot;medžiagų apykaitos sutrikimai, &quot;);IF([.L273] = &quot;&quot;; &quot;&quot;; &quot;virškinamojo trakto sutrikimai, &quot;);IF([.M273] = &quot;&quot;; &quot;&quot;; &quot;kaulų retėjimas, &quot;);IF([.N273] = &quot;&quot;; &quot;&quot;; &quot;šlakų nusėdimas, &quot;);IF([.O273] = &quot;&quot;; &quot;&quot;; &quot;inkstų ir kepenų ligos, &quot;);IF([.P273] = &quot;&quot;; &quot;&quot;; &quot;mutageniškumas, &quot;);IF([.Q273] = &quot;&quot;; &quot;&quot;; &quot;vėžys&quot;);&quot;' where upper(number)=upper('&quot;;[.D273];&quot;');&quot; )" office:value-type="string" office:string-value="update e set diseases='' where upper(number)=upper('E914');">
            <text:p>update e set diseases='' where upper(number)=upper('E914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true</text:p>
          </table:table-cell>
          <table:table-cell table:style-name="ce6" office:value-type="string">
            <text:p>E920</text:p>
          </table:table-cell>
          <table:table-cell table:style-name="ce6"/>
          <table:table-cell table:number-columns-repeated="12"/>
          <table:table-cell table:formula="oooc:=CONCATENATE(&quot;update e set diseases='&quot;;IF([.E274]=&quot;&quot;;&quot;&quot;;&quot;alergija, &quot;);IF([.F274] = &quot;&quot;; &quot;&quot;; &quot;astma, &quot;);IF([.G274] = &quot;&quot;; &quot;&quot;; &quot;migrena, &quot;);IF([.H274] = &quot;&quot;; &quot;&quot;; &quot;hiperaktyvumas, &quot;);IF([.I274] = &quot;&quot;; &quot;&quot;; &quot;viduriavimas, &quot;);IF([.J274] = &quot;&quot;; &quot;&quot;; &quot;pykinimas, &quot;);IF([.K274] = &quot;&quot;; &quot;&quot;; &quot;medžiagų apykaitos sutrikimai, &quot;);IF([.L274] = &quot;&quot;; &quot;&quot;; &quot;virškinamojo trakto sutrikimai, &quot;);IF([.M274] = &quot;&quot;; &quot;&quot;; &quot;kaulų retėjimas, &quot;);IF([.N274] = &quot;&quot;; &quot;&quot;; &quot;šlakų nusėdimas, &quot;);IF([.O274] = &quot;&quot;; &quot;&quot;; &quot;inkstų ir kepenų ligos, &quot;);IF([.P274] = &quot;&quot;; &quot;&quot;; &quot;mutageniškumas, &quot;);IF([.Q274] = &quot;&quot;; &quot;&quot;; &quot;vėžys&quot;);&quot;' where upper(number)=upper('&quot;;[.D274];&quot;');&quot; )" office:value-type="string" office:string-value="update e set diseases='' where upper(number)=upper('E920');">
            <text:p>update e set diseases='' where upper(number)=upper('E920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927b</text:p>
          </table:table-cell>
          <table:table-cell table:style-name="ce6"/>
          <table:table-cell table:number-columns-repeated="12"/>
          <table:table-cell table:formula="oooc:=CONCATENATE(&quot;update e set diseases='&quot;;IF([.E275]=&quot;&quot;;&quot;&quot;;&quot;alergija, &quot;);IF([.F275] = &quot;&quot;; &quot;&quot;; &quot;astma, &quot;);IF([.G275] = &quot;&quot;; &quot;&quot;; &quot;migrena, &quot;);IF([.H275] = &quot;&quot;; &quot;&quot;; &quot;hiperaktyvumas, &quot;);IF([.I275] = &quot;&quot;; &quot;&quot;; &quot;viduriavimas, &quot;);IF([.J275] = &quot;&quot;; &quot;&quot;; &quot;pykinimas, &quot;);IF([.K275] = &quot;&quot;; &quot;&quot;; &quot;medžiagų apykaitos sutrikimai, &quot;);IF([.L275] = &quot;&quot;; &quot;&quot;; &quot;virškinamojo trakto sutrikimai, &quot;);IF([.M275] = &quot;&quot;; &quot;&quot;; &quot;kaulų retėjimas, &quot;);IF([.N275] = &quot;&quot;; &quot;&quot;; &quot;šlakų nusėdimas, &quot;);IF([.O275] = &quot;&quot;; &quot;&quot;; &quot;inkstų ir kepenų ligos, &quot;);IF([.P275] = &quot;&quot;; &quot;&quot;; &quot;mutageniškumas, &quot;);IF([.Q275] = &quot;&quot;; &quot;&quot;; &quot;vėžys&quot;);&quot;' where upper(number)=upper('&quot;;[.D275];&quot;');&quot; )" office:value-type="string" office:string-value="update e set diseases='' where upper(number)=upper('E927b');">
            <text:p>update e set diseases='' where upper(number)=upper('E927b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938</text:p>
          </table:table-cell>
          <table:table-cell table:style-name="ce6"/>
          <table:table-cell table:number-columns-repeated="12"/>
          <table:table-cell table:formula="oooc:=CONCATENATE(&quot;update e set diseases='&quot;;IF([.E276]=&quot;&quot;;&quot;&quot;;&quot;alergija, &quot;);IF([.F276] = &quot;&quot;; &quot;&quot;; &quot;astma, &quot;);IF([.G276] = &quot;&quot;; &quot;&quot;; &quot;migrena, &quot;);IF([.H276] = &quot;&quot;; &quot;&quot;; &quot;hiperaktyvumas, &quot;);IF([.I276] = &quot;&quot;; &quot;&quot;; &quot;viduriavimas, &quot;);IF([.J276] = &quot;&quot;; &quot;&quot;; &quot;pykinimas, &quot;);IF([.K276] = &quot;&quot;; &quot;&quot;; &quot;medžiagų apykaitos sutrikimai, &quot;);IF([.L276] = &quot;&quot;; &quot;&quot;; &quot;virškinamojo trakto sutrikimai, &quot;);IF([.M276] = &quot;&quot;; &quot;&quot;; &quot;kaulų retėjimas, &quot;);IF([.N276] = &quot;&quot;; &quot;&quot;; &quot;šlakų nusėdimas, &quot;);IF([.O276] = &quot;&quot;; &quot;&quot;; &quot;inkstų ir kepenų ligos, &quot;);IF([.P276] = &quot;&quot;; &quot;&quot;; &quot;mutageniškumas, &quot;);IF([.Q276] = &quot;&quot;; &quot;&quot;; &quot;vėžys&quot;);&quot;' where upper(number)=upper('&quot;;[.D276];&quot;');&quot; )" office:value-type="string" office:string-value="update e set diseases='' where upper(number)=upper('E938');">
            <text:p>update e set diseases='' where upper(number)=upper('E938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939</text:p>
          </table:table-cell>
          <table:table-cell table:style-name="ce6"/>
          <table:table-cell table:number-columns-repeated="12"/>
          <table:table-cell table:formula="oooc:=CONCATENATE(&quot;update e set diseases='&quot;;IF([.E277]=&quot;&quot;;&quot;&quot;;&quot;alergija, &quot;);IF([.F277] = &quot;&quot;; &quot;&quot;; &quot;astma, &quot;);IF([.G277] = &quot;&quot;; &quot;&quot;; &quot;migrena, &quot;);IF([.H277] = &quot;&quot;; &quot;&quot;; &quot;hiperaktyvumas, &quot;);IF([.I277] = &quot;&quot;; &quot;&quot;; &quot;viduriavimas, &quot;);IF([.J277] = &quot;&quot;; &quot;&quot;; &quot;pykinimas, &quot;);IF([.K277] = &quot;&quot;; &quot;&quot;; &quot;medžiagų apykaitos sutrikimai, &quot;);IF([.L277] = &quot;&quot;; &quot;&quot;; &quot;virškinamojo trakto sutrikimai, &quot;);IF([.M277] = &quot;&quot;; &quot;&quot;; &quot;kaulų retėjimas, &quot;);IF([.N277] = &quot;&quot;; &quot;&quot;; &quot;šlakų nusėdimas, &quot;);IF([.O277] = &quot;&quot;; &quot;&quot;; &quot;inkstų ir kepenų ligos, &quot;);IF([.P277] = &quot;&quot;; &quot;&quot;; &quot;mutageniškumas, &quot;);IF([.Q277] = &quot;&quot;; &quot;&quot;; &quot;vėžys&quot;);&quot;' where upper(number)=upper('&quot;;[.D277];&quot;');&quot; )" office:value-type="string" office:string-value="update e set diseases='' where upper(number)=upper('E939');">
            <text:p>update e set diseases='' where upper(number)=upper('E939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941</text:p>
          </table:table-cell>
          <table:table-cell table:style-name="ce6"/>
          <table:table-cell table:number-columns-repeated="12"/>
          <table:table-cell table:formula="oooc:=CONCATENATE(&quot;update e set diseases='&quot;;IF([.E278]=&quot;&quot;;&quot;&quot;;&quot;alergija, &quot;);IF([.F278] = &quot;&quot;; &quot;&quot;; &quot;astma, &quot;);IF([.G278] = &quot;&quot;; &quot;&quot;; &quot;migrena, &quot;);IF([.H278] = &quot;&quot;; &quot;&quot;; &quot;hiperaktyvumas, &quot;);IF([.I278] = &quot;&quot;; &quot;&quot;; &quot;viduriavimas, &quot;);IF([.J278] = &quot;&quot;; &quot;&quot;; &quot;pykinimas, &quot;);IF([.K278] = &quot;&quot;; &quot;&quot;; &quot;medžiagų apykaitos sutrikimai, &quot;);IF([.L278] = &quot;&quot;; &quot;&quot;; &quot;virškinamojo trakto sutrikimai, &quot;);IF([.M278] = &quot;&quot;; &quot;&quot;; &quot;kaulų retėjimas, &quot;);IF([.N278] = &quot;&quot;; &quot;&quot;; &quot;šlakų nusėdimas, &quot;);IF([.O278] = &quot;&quot;; &quot;&quot;; &quot;inkstų ir kepenų ligos, &quot;);IF([.P278] = &quot;&quot;; &quot;&quot;; &quot;mutageniškumas, &quot;);IF([.Q278] = &quot;&quot;; &quot;&quot;; &quot;vėžys&quot;);&quot;' where upper(number)=upper('&quot;;[.D278];&quot;');&quot; )" office:value-type="string" office:string-value="update e set diseases='' where upper(number)=upper('E941');">
            <text:p>update e set diseases='' where upper(number)=upper('E941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942</text:p>
          </table:table-cell>
          <table:table-cell table:style-name="ce6"/>
          <table:table-cell table:number-columns-repeated="12"/>
          <table:table-cell table:formula="oooc:=CONCATENATE(&quot;update e set diseases='&quot;;IF([.E279]=&quot;&quot;;&quot;&quot;;&quot;alergija, &quot;);IF([.F279] = &quot;&quot;; &quot;&quot;; &quot;astma, &quot;);IF([.G279] = &quot;&quot;; &quot;&quot;; &quot;migrena, &quot;);IF([.H279] = &quot;&quot;; &quot;&quot;; &quot;hiperaktyvumas, &quot;);IF([.I279] = &quot;&quot;; &quot;&quot;; &quot;viduriavimas, &quot;);IF([.J279] = &quot;&quot;; &quot;&quot;; &quot;pykinimas, &quot;);IF([.K279] = &quot;&quot;; &quot;&quot;; &quot;medžiagų apykaitos sutrikimai, &quot;);IF([.L279] = &quot;&quot;; &quot;&quot;; &quot;virškinamojo trakto sutrikimai, &quot;);IF([.M279] = &quot;&quot;; &quot;&quot;; &quot;kaulų retėjimas, &quot;);IF([.N279] = &quot;&quot;; &quot;&quot;; &quot;šlakų nusėdimas, &quot;);IF([.O279] = &quot;&quot;; &quot;&quot;; &quot;inkstų ir kepenų ligos, &quot;);IF([.P279] = &quot;&quot;; &quot;&quot;; &quot;mutageniškumas, &quot;);IF([.Q279] = &quot;&quot;; &quot;&quot;; &quot;vėžys&quot;);&quot;' where upper(number)=upper('&quot;;[.D279];&quot;');&quot; )" office:value-type="string" office:string-value="update e set diseases='' where upper(number)=upper('E942');">
            <text:p>update e set diseases='' where upper(number)=upper('E942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943a</text:p>
          </table:table-cell>
          <table:table-cell table:style-name="ce6"/>
          <table:table-cell table:number-columns-repeated="12"/>
          <table:table-cell table:formula="oooc:=CONCATENATE(&quot;update e set diseases='&quot;;IF([.E280]=&quot;&quot;;&quot;&quot;;&quot;alergija, &quot;);IF([.F280] = &quot;&quot;; &quot;&quot;; &quot;astma, &quot;);IF([.G280] = &quot;&quot;; &quot;&quot;; &quot;migrena, &quot;);IF([.H280] = &quot;&quot;; &quot;&quot;; &quot;hiperaktyvumas, &quot;);IF([.I280] = &quot;&quot;; &quot;&quot;; &quot;viduriavimas, &quot;);IF([.J280] = &quot;&quot;; &quot;&quot;; &quot;pykinimas, &quot;);IF([.K280] = &quot;&quot;; &quot;&quot;; &quot;medžiagų apykaitos sutrikimai, &quot;);IF([.L280] = &quot;&quot;; &quot;&quot;; &quot;virškinamojo trakto sutrikimai, &quot;);IF([.M280] = &quot;&quot;; &quot;&quot;; &quot;kaulų retėjimas, &quot;);IF([.N280] = &quot;&quot;; &quot;&quot;; &quot;šlakų nusėdimas, &quot;);IF([.O280] = &quot;&quot;; &quot;&quot;; &quot;inkstų ir kepenų ligos, &quot;);IF([.P280] = &quot;&quot;; &quot;&quot;; &quot;mutageniškumas, &quot;);IF([.Q280] = &quot;&quot;; &quot;&quot;; &quot;vėžys&quot;);&quot;' where upper(number)=upper('&quot;;[.D280];&quot;');&quot; )" office:value-type="string" office:string-value="update e set diseases='' where upper(number)=upper('E943a');">
            <text:p>update e set diseases='' where upper(number)=upper('E943a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943b</text:p>
          </table:table-cell>
          <table:table-cell table:style-name="ce6"/>
          <table:table-cell table:number-columns-repeated="12"/>
          <table:table-cell table:formula="oooc:=CONCATENATE(&quot;update e set diseases='&quot;;IF([.E281]=&quot;&quot;;&quot;&quot;;&quot;alergija, &quot;);IF([.F281] = &quot;&quot;; &quot;&quot;; &quot;astma, &quot;);IF([.G281] = &quot;&quot;; &quot;&quot;; &quot;migrena, &quot;);IF([.H281] = &quot;&quot;; &quot;&quot;; &quot;hiperaktyvumas, &quot;);IF([.I281] = &quot;&quot;; &quot;&quot;; &quot;viduriavimas, &quot;);IF([.J281] = &quot;&quot;; &quot;&quot;; &quot;pykinimas, &quot;);IF([.K281] = &quot;&quot;; &quot;&quot;; &quot;medžiagų apykaitos sutrikimai, &quot;);IF([.L281] = &quot;&quot;; &quot;&quot;; &quot;virškinamojo trakto sutrikimai, &quot;);IF([.M281] = &quot;&quot;; &quot;&quot;; &quot;kaulų retėjimas, &quot;);IF([.N281] = &quot;&quot;; &quot;&quot;; &quot;šlakų nusėdimas, &quot;);IF([.O281] = &quot;&quot;; &quot;&quot;; &quot;inkstų ir kepenų ligos, &quot;);IF([.P281] = &quot;&quot;; &quot;&quot;; &quot;mutageniškumas, &quot;);IF([.Q281] = &quot;&quot;; &quot;&quot;; &quot;vėžys&quot;);&quot;' where upper(number)=upper('&quot;;[.D281];&quot;');&quot; )" office:value-type="string" office:string-value="update e set diseases='' where upper(number)=upper('E943b');">
            <text:p>update e set diseases='' where upper(number)=upper('E943b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944</text:p>
          </table:table-cell>
          <table:table-cell table:style-name="ce6"/>
          <table:table-cell table:number-columns-repeated="12"/>
          <table:table-cell table:formula="oooc:=CONCATENATE(&quot;update e set diseases='&quot;;IF([.E282]=&quot;&quot;;&quot;&quot;;&quot;alergija, &quot;);IF([.F282] = &quot;&quot;; &quot;&quot;; &quot;astma, &quot;);IF([.G282] = &quot;&quot;; &quot;&quot;; &quot;migrena, &quot;);IF([.H282] = &quot;&quot;; &quot;&quot;; &quot;hiperaktyvumas, &quot;);IF([.I282] = &quot;&quot;; &quot;&quot;; &quot;viduriavimas, &quot;);IF([.J282] = &quot;&quot;; &quot;&quot;; &quot;pykinimas, &quot;);IF([.K282] = &quot;&quot;; &quot;&quot;; &quot;medžiagų apykaitos sutrikimai, &quot;);IF([.L282] = &quot;&quot;; &quot;&quot;; &quot;virškinamojo trakto sutrikimai, &quot;);IF([.M282] = &quot;&quot;; &quot;&quot;; &quot;kaulų retėjimas, &quot;);IF([.N282] = &quot;&quot;; &quot;&quot;; &quot;šlakų nusėdimas, &quot;);IF([.O282] = &quot;&quot;; &quot;&quot;; &quot;inkstų ir kepenų ligos, &quot;);IF([.P282] = &quot;&quot;; &quot;&quot;; &quot;mutageniškumas, &quot;);IF([.Q282] = &quot;&quot;; &quot;&quot;; &quot;vėžys&quot;);&quot;' where upper(number)=upper('&quot;;[.D282];&quot;');&quot; )" office:value-type="string" office:string-value="update e set diseases='' where upper(number)=upper('E944');">
            <text:p>update e set diseases='' where upper(number)=upper('E944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948</text:p>
          </table:table-cell>
          <table:table-cell table:style-name="ce6"/>
          <table:table-cell table:number-columns-repeated="12"/>
          <table:table-cell table:formula="oooc:=CONCATENATE(&quot;update e set diseases='&quot;;IF([.E283]=&quot;&quot;;&quot;&quot;;&quot;alergija, &quot;);IF([.F283] = &quot;&quot;; &quot;&quot;; &quot;astma, &quot;);IF([.G283] = &quot;&quot;; &quot;&quot;; &quot;migrena, &quot;);IF([.H283] = &quot;&quot;; &quot;&quot;; &quot;hiperaktyvumas, &quot;);IF([.I283] = &quot;&quot;; &quot;&quot;; &quot;viduriavimas, &quot;);IF([.J283] = &quot;&quot;; &quot;&quot;; &quot;pykinimas, &quot;);IF([.K283] = &quot;&quot;; &quot;&quot;; &quot;medžiagų apykaitos sutrikimai, &quot;);IF([.L283] = &quot;&quot;; &quot;&quot;; &quot;virškinamojo trakto sutrikimai, &quot;);IF([.M283] = &quot;&quot;; &quot;&quot;; &quot;kaulų retėjimas, &quot;);IF([.N283] = &quot;&quot;; &quot;&quot;; &quot;šlakų nusėdimas, &quot;);IF([.O283] = &quot;&quot;; &quot;&quot;; &quot;inkstų ir kepenų ligos, &quot;);IF([.P283] = &quot;&quot;; &quot;&quot;; &quot;mutageniškumas, &quot;);IF([.Q283] = &quot;&quot;; &quot;&quot;; &quot;vėžys&quot;);&quot;' where upper(number)=upper('&quot;;[.D283];&quot;');&quot; )" office:value-type="string" office:string-value="update e set diseases='' where upper(number)=upper('E948');">
            <text:p>update e set diseases='' where upper(number)=upper('E948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949</text:p>
          </table:table-cell>
          <table:table-cell table:style-name="ce6"/>
          <table:table-cell table:number-columns-repeated="12"/>
          <table:table-cell table:formula="oooc:=CONCATENATE(&quot;update e set diseases='&quot;;IF([.E284]=&quot;&quot;;&quot;&quot;;&quot;alergija, &quot;);IF([.F284] = &quot;&quot;; &quot;&quot;; &quot;astma, &quot;);IF([.G284] = &quot;&quot;; &quot;&quot;; &quot;migrena, &quot;);IF([.H284] = &quot;&quot;; &quot;&quot;; &quot;hiperaktyvumas, &quot;);IF([.I284] = &quot;&quot;; &quot;&quot;; &quot;viduriavimas, &quot;);IF([.J284] = &quot;&quot;; &quot;&quot;; &quot;pykinimas, &quot;);IF([.K284] = &quot;&quot;; &quot;&quot;; &quot;medžiagų apykaitos sutrikimai, &quot;);IF([.L284] = &quot;&quot;; &quot;&quot;; &quot;virškinamojo trakto sutrikimai, &quot;);IF([.M284] = &quot;&quot;; &quot;&quot;; &quot;kaulų retėjimas, &quot;);IF([.N284] = &quot;&quot;; &quot;&quot;; &quot;šlakų nusėdimas, &quot;);IF([.O284] = &quot;&quot;; &quot;&quot;; &quot;inkstų ir kepenų ligos, &quot;);IF([.P284] = &quot;&quot;; &quot;&quot;; &quot;mutageniškumas, &quot;);IF([.Q284] = &quot;&quot;; &quot;&quot;; &quot;vėžys&quot;);&quot;' where upper(number)=upper('&quot;;[.D284];&quot;');&quot; )" office:value-type="string" office:string-value="update e set diseases='' where upper(number)=upper('E949');">
            <text:p>update e set diseases='' where upper(number)=upper('E949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950</text:p>
          </table:table-cell>
          <table:table-cell table:style-name="ce6"/>
          <table:table-cell table:number-columns-repeated="12"/>
          <table:table-cell table:formula="oooc:=CONCATENATE(&quot;update e set diseases='&quot;;IF([.E285]=&quot;&quot;;&quot;&quot;;&quot;alergija, &quot;);IF([.F285] = &quot;&quot;; &quot;&quot;; &quot;astma, &quot;);IF([.G285] = &quot;&quot;; &quot;&quot;; &quot;migrena, &quot;);IF([.H285] = &quot;&quot;; &quot;&quot;; &quot;hiperaktyvumas, &quot;);IF([.I285] = &quot;&quot;; &quot;&quot;; &quot;viduriavimas, &quot;);IF([.J285] = &quot;&quot;; &quot;&quot;; &quot;pykinimas, &quot;);IF([.K285] = &quot;&quot;; &quot;&quot;; &quot;medžiagų apykaitos sutrikimai, &quot;);IF([.L285] = &quot;&quot;; &quot;&quot;; &quot;virškinamojo trakto sutrikimai, &quot;);IF([.M285] = &quot;&quot;; &quot;&quot;; &quot;kaulų retėjimas, &quot;);IF([.N285] = &quot;&quot;; &quot;&quot;; &quot;šlakų nusėdimas, &quot;);IF([.O285] = &quot;&quot;; &quot;&quot;; &quot;inkstų ir kepenų ligos, &quot;);IF([.P285] = &quot;&quot;; &quot;&quot;; &quot;mutageniškumas, &quot;);IF([.Q285] = &quot;&quot;; &quot;&quot;; &quot;vėžys&quot;);&quot;' where upper(number)=upper('&quot;;[.D285];&quot;');&quot; )" office:value-type="string" office:string-value="update e set diseases='' where upper(number)=upper('E950');">
            <text:p>update e set diseases='' where upper(number)=upper('E950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951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office:value-type="string">
            <text:p>Migrena</text:p>
          </table:table-cell>
          <table:table-cell table:number-columns-repeated="10"/>
          <table:table-cell table:formula="oooc:=CONCATENATE(&quot;update e set diseases='&quot;;IF([.E286]=&quot;&quot;;&quot;&quot;;&quot;alergija, &quot;);IF([.F286] = &quot;&quot;; &quot;&quot;; &quot;astma, &quot;);IF([.G286] = &quot;&quot;; &quot;&quot;; &quot;migrena, &quot;);IF([.H286] = &quot;&quot;; &quot;&quot;; &quot;hiperaktyvumas, &quot;);IF([.I286] = &quot;&quot;; &quot;&quot;; &quot;viduriavimas, &quot;);IF([.J286] = &quot;&quot;; &quot;&quot;; &quot;pykinimas, &quot;);IF([.K286] = &quot;&quot;; &quot;&quot;; &quot;medžiagų apykaitos sutrikimai, &quot;);IF([.L286] = &quot;&quot;; &quot;&quot;; &quot;virškinamojo trakto sutrikimai, &quot;);IF([.M286] = &quot;&quot;; &quot;&quot;; &quot;kaulų retėjimas, &quot;);IF([.N286] = &quot;&quot;; &quot;&quot;; &quot;šlakų nusėdimas, &quot;);IF([.O286] = &quot;&quot;; &quot;&quot;; &quot;inkstų ir kepenų ligos, &quot;);IF([.P286] = &quot;&quot;; &quot;&quot;; &quot;mutageniškumas, &quot;);IF([.Q286] = &quot;&quot;; &quot;&quot;; &quot;vėžys&quot;);&quot;' where upper(number)=upper('&quot;;[.D286];&quot;');&quot; )" office:value-type="string" office:string-value="update e set diseases='alergija, astma, migrena, ' where upper(number)=upper('E951');">
            <text:p>update e set diseases='alergija, astma, migrena, ' where upper(number)=upper('E951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952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287]=&quot;&quot;;&quot;&quot;;&quot;alergija, &quot;);IF([.F287] = &quot;&quot;; &quot;&quot;; &quot;astma, &quot;);IF([.G287] = &quot;&quot;; &quot;&quot;; &quot;migrena, &quot;);IF([.H287] = &quot;&quot;; &quot;&quot;; &quot;hiperaktyvumas, &quot;);IF([.I287] = &quot;&quot;; &quot;&quot;; &quot;viduriavimas, &quot;);IF([.J287] = &quot;&quot;; &quot;&quot;; &quot;pykinimas, &quot;);IF([.K287] = &quot;&quot;; &quot;&quot;; &quot;medžiagų apykaitos sutrikimai, &quot;);IF([.L287] = &quot;&quot;; &quot;&quot;; &quot;virškinamojo trakto sutrikimai, &quot;);IF([.M287] = &quot;&quot;; &quot;&quot;; &quot;kaulų retėjimas, &quot;);IF([.N287] = &quot;&quot;; &quot;&quot;; &quot;šlakų nusėdimas, &quot;);IF([.O287] = &quot;&quot;; &quot;&quot;; &quot;inkstų ir kepenų ligos, &quot;);IF([.P287] = &quot;&quot;; &quot;&quot;; &quot;mutageniškumas, &quot;);IF([.Q287] = &quot;&quot;; &quot;&quot;; &quot;vėžys&quot;);&quot;' where upper(number)=upper('&quot;;[.D287];&quot;');&quot; )" office:value-type="string" office:string-value="update e set diseases='alergija, astma, ' where upper(number)=upper('E952');">
            <text:p>update e set diseases='alergija, astma, ' where upper(number)=upper('E952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953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288]=&quot;&quot;;&quot;&quot;;&quot;alergija, &quot;);IF([.F288] = &quot;&quot;; &quot;&quot;; &quot;astma, &quot;);IF([.G288] = &quot;&quot;; &quot;&quot;; &quot;migrena, &quot;);IF([.H288] = &quot;&quot;; &quot;&quot;; &quot;hiperaktyvumas, &quot;);IF([.I288] = &quot;&quot;; &quot;&quot;; &quot;viduriavimas, &quot;);IF([.J288] = &quot;&quot;; &quot;&quot;; &quot;pykinimas, &quot;);IF([.K288] = &quot;&quot;; &quot;&quot;; &quot;medžiagų apykaitos sutrikimai, &quot;);IF([.L288] = &quot;&quot;; &quot;&quot;; &quot;virškinamojo trakto sutrikimai, &quot;);IF([.M288] = &quot;&quot;; &quot;&quot;; &quot;kaulų retėjimas, &quot;);IF([.N288] = &quot;&quot;; &quot;&quot;; &quot;šlakų nusėdimas, &quot;);IF([.O288] = &quot;&quot;; &quot;&quot;; &quot;inkstų ir kepenų ligos, &quot;);IF([.P288] = &quot;&quot;; &quot;&quot;; &quot;mutageniškumas, &quot;);IF([.Q288] = &quot;&quot;; &quot;&quot;; &quot;vėžys&quot;);&quot;' where upper(number)=upper('&quot;;[.D288];&quot;');&quot; )" office:value-type="string" office:string-value="update e set diseases='alergija, astma, ' where upper(number)=upper('E953');">
            <text:p>update e set diseases='alergija, astma, ' where upper(number)=upper('E953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954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289]=&quot;&quot;;&quot;&quot;;&quot;alergija, &quot;);IF([.F289] = &quot;&quot;; &quot;&quot;; &quot;astma, &quot;);IF([.G289] = &quot;&quot;; &quot;&quot;; &quot;migrena, &quot;);IF([.H289] = &quot;&quot;; &quot;&quot;; &quot;hiperaktyvumas, &quot;);IF([.I289] = &quot;&quot;; &quot;&quot;; &quot;viduriavimas, &quot;);IF([.J289] = &quot;&quot;; &quot;&quot;; &quot;pykinimas, &quot;);IF([.K289] = &quot;&quot;; &quot;&quot;; &quot;medžiagų apykaitos sutrikimai, &quot;);IF([.L289] = &quot;&quot;; &quot;&quot;; &quot;virškinamojo trakto sutrikimai, &quot;);IF([.M289] = &quot;&quot;; &quot;&quot;; &quot;kaulų retėjimas, &quot;);IF([.N289] = &quot;&quot;; &quot;&quot;; &quot;šlakų nusėdimas, &quot;);IF([.O289] = &quot;&quot;; &quot;&quot;; &quot;inkstų ir kepenų ligos, &quot;);IF([.P289] = &quot;&quot;; &quot;&quot;; &quot;mutageniškumas, &quot;);IF([.Q289] = &quot;&quot;; &quot;&quot;; &quot;vėžys&quot;);&quot;' where upper(number)=upper('&quot;;[.D289];&quot;');&quot; )" office:value-type="string" office:string-value="update e set diseases='alergija, astma, ' where upper(number)=upper('E954');">
            <text:p>update e set diseases='alergija, astma, ' where upper(number)=upper('E954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957</text:p>
          </table:table-cell>
          <table:table-cell table:style-name="ce6"/>
          <table:table-cell table:number-columns-repeated="12"/>
          <table:table-cell table:formula="oooc:=CONCATENATE(&quot;update e set diseases='&quot;;IF([.E290]=&quot;&quot;;&quot;&quot;;&quot;alergija, &quot;);IF([.F290] = &quot;&quot;; &quot;&quot;; &quot;astma, &quot;);IF([.G290] = &quot;&quot;; &quot;&quot;; &quot;migrena, &quot;);IF([.H290] = &quot;&quot;; &quot;&quot;; &quot;hiperaktyvumas, &quot;);IF([.I290] = &quot;&quot;; &quot;&quot;; &quot;viduriavimas, &quot;);IF([.J290] = &quot;&quot;; &quot;&quot;; &quot;pykinimas, &quot;);IF([.K290] = &quot;&quot;; &quot;&quot;; &quot;medžiagų apykaitos sutrikimai, &quot;);IF([.L290] = &quot;&quot;; &quot;&quot;; &quot;virškinamojo trakto sutrikimai, &quot;);IF([.M290] = &quot;&quot;; &quot;&quot;; &quot;kaulų retėjimas, &quot;);IF([.N290] = &quot;&quot;; &quot;&quot;; &quot;šlakų nusėdimas, &quot;);IF([.O290] = &quot;&quot;; &quot;&quot;; &quot;inkstų ir kepenų ligos, &quot;);IF([.P290] = &quot;&quot;; &quot;&quot;; &quot;mutageniškumas, &quot;);IF([.Q290] = &quot;&quot;; &quot;&quot;; &quot;vėžys&quot;);&quot;' where upper(number)=upper('&quot;;[.D290];&quot;');&quot; )" office:value-type="string" office:string-value="update e set diseases='' where upper(number)=upper('E957');">
            <text:p>update e set diseases='' where upper(number)=upper('E957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959</text:p>
          </table:table-cell>
          <table:table-cell table:style-name="ce6"/>
          <table:table-cell table:number-columns-repeated="12"/>
          <table:table-cell table:formula="oooc:=CONCATENATE(&quot;update e set diseases='&quot;;IF([.E291]=&quot;&quot;;&quot;&quot;;&quot;alergija, &quot;);IF([.F291] = &quot;&quot;; &quot;&quot;; &quot;astma, &quot;);IF([.G291] = &quot;&quot;; &quot;&quot;; &quot;migrena, &quot;);IF([.H291] = &quot;&quot;; &quot;&quot;; &quot;hiperaktyvumas, &quot;);IF([.I291] = &quot;&quot;; &quot;&quot;; &quot;viduriavimas, &quot;);IF([.J291] = &quot;&quot;; &quot;&quot;; &quot;pykinimas, &quot;);IF([.K291] = &quot;&quot;; &quot;&quot;; &quot;medžiagų apykaitos sutrikimai, &quot;);IF([.L291] = &quot;&quot;; &quot;&quot;; &quot;virškinamojo trakto sutrikimai, &quot;);IF([.M291] = &quot;&quot;; &quot;&quot;; &quot;kaulų retėjimas, &quot;);IF([.N291] = &quot;&quot;; &quot;&quot;; &quot;šlakų nusėdimas, &quot;);IF([.O291] = &quot;&quot;; &quot;&quot;; &quot;inkstų ir kepenų ligos, &quot;);IF([.P291] = &quot;&quot;; &quot;&quot;; &quot;mutageniškumas, &quot;);IF([.Q291] = &quot;&quot;; &quot;&quot;; &quot;vėžys&quot;);&quot;' where upper(number)=upper('&quot;;[.D291];&quot;');&quot; )" office:value-type="string" office:string-value="update e set diseases='' where upper(number)=upper('E959');">
            <text:p>update e set diseases='' where upper(number)=upper('E959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965</text:p>
          </table:table-cell>
          <table:table-cell table:style-name="ce6"/>
          <table:table-cell table:number-columns-repeated="12"/>
          <table:table-cell table:formula="oooc:=CONCATENATE(&quot;update e set diseases='&quot;;IF([.E292]=&quot;&quot;;&quot;&quot;;&quot;alergija, &quot;);IF([.F292] = &quot;&quot;; &quot;&quot;; &quot;astma, &quot;);IF([.G292] = &quot;&quot;; &quot;&quot;; &quot;migrena, &quot;);IF([.H292] = &quot;&quot;; &quot;&quot;; &quot;hiperaktyvumas, &quot;);IF([.I292] = &quot;&quot;; &quot;&quot;; &quot;viduriavimas, &quot;);IF([.J292] = &quot;&quot;; &quot;&quot;; &quot;pykinimas, &quot;);IF([.K292] = &quot;&quot;; &quot;&quot;; &quot;medžiagų apykaitos sutrikimai, &quot;);IF([.L292] = &quot;&quot;; &quot;&quot;; &quot;virškinamojo trakto sutrikimai, &quot;);IF([.M292] = &quot;&quot;; &quot;&quot;; &quot;kaulų retėjimas, &quot;);IF([.N292] = &quot;&quot;; &quot;&quot;; &quot;šlakų nusėdimas, &quot;);IF([.O292] = &quot;&quot;; &quot;&quot;; &quot;inkstų ir kepenų ligos, &quot;);IF([.P292] = &quot;&quot;; &quot;&quot;; &quot;mutageniškumas, &quot;);IF([.Q292] = &quot;&quot;; &quot;&quot;; &quot;vėžys&quot;);&quot;' where upper(number)=upper('&quot;;[.D292];&quot;');&quot; )" office:value-type="string" office:string-value="update e set diseases='' where upper(number)=upper('E965');">
            <text:p>update e set diseases='' where upper(number)=upper('E965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true</text:p>
          </table:table-cell>
          <table:table-cell office:value-type="string">
            <text:p>false</text:p>
          </table:table-cell>
          <table:table-cell table:style-name="ce6" office:value-type="string">
            <text:p>E966</text:p>
          </table:table-cell>
          <table:table-cell table:style-name="ce6"/>
          <table:table-cell table:number-columns-repeated="3"/>
          <table:table-cell office:value-type="string">
            <text:p>viduriaviavimas</text:p>
          </table:table-cell>
          <table:table-cell table:number-columns-repeated="8"/>
          <table:table-cell table:formula="oooc:=CONCATENATE(&quot;update e set diseases='&quot;;IF([.E293]=&quot;&quot;;&quot;&quot;;&quot;alergija, &quot;);IF([.F293] = &quot;&quot;; &quot;&quot;; &quot;astma, &quot;);IF([.G293] = &quot;&quot;; &quot;&quot;; &quot;migrena, &quot;);IF([.H293] = &quot;&quot;; &quot;&quot;; &quot;hiperaktyvumas, &quot;);IF([.I293] = &quot;&quot;; &quot;&quot;; &quot;viduriavimas, &quot;);IF([.J293] = &quot;&quot;; &quot;&quot;; &quot;pykinimas, &quot;);IF([.K293] = &quot;&quot;; &quot;&quot;; &quot;medžiagų apykaitos sutrikimai, &quot;);IF([.L293] = &quot;&quot;; &quot;&quot;; &quot;virškinamojo trakto sutrikimai, &quot;);IF([.M293] = &quot;&quot;; &quot;&quot;; &quot;kaulų retėjimas, &quot;);IF([.N293] = &quot;&quot;; &quot;&quot;; &quot;šlakų nusėdimas, &quot;);IF([.O293] = &quot;&quot;; &quot;&quot;; &quot;inkstų ir kepenų ligos, &quot;);IF([.P293] = &quot;&quot;; &quot;&quot;; &quot;mutageniškumas, &quot;);IF([.Q293] = &quot;&quot;; &quot;&quot;; &quot;vėžys&quot;);&quot;' where upper(number)=upper('&quot;;[.D293];&quot;');&quot; )" office:value-type="string" office:string-value="update e set diseases='viduriavimas, ' where upper(number)=upper('E966');">
            <text:p>update e set diseases='viduriavimas, ' where upper(number)=upper('E966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967</text:p>
          </table:table-cell>
          <table:table-cell table:style-name="ce6"/>
          <table:table-cell table:number-columns-repeated="3"/>
          <table:table-cell office:value-type="string">
            <text:p>viduriaviavimas</text:p>
          </table:table-cell>
          <table:table-cell table:number-columns-repeated="8"/>
          <table:table-cell table:formula="oooc:=CONCATENATE(&quot;update e set diseases='&quot;;IF([.E294]=&quot;&quot;;&quot;&quot;;&quot;alergija, &quot;);IF([.F294] = &quot;&quot;; &quot;&quot;; &quot;astma, &quot;);IF([.G294] = &quot;&quot;; &quot;&quot;; &quot;migrena, &quot;);IF([.H294] = &quot;&quot;; &quot;&quot;; &quot;hiperaktyvumas, &quot;);IF([.I294] = &quot;&quot;; &quot;&quot;; &quot;viduriavimas, &quot;);IF([.J294] = &quot;&quot;; &quot;&quot;; &quot;pykinimas, &quot;);IF([.K294] = &quot;&quot;; &quot;&quot;; &quot;medžiagų apykaitos sutrikimai, &quot;);IF([.L294] = &quot;&quot;; &quot;&quot;; &quot;virškinamojo trakto sutrikimai, &quot;);IF([.M294] = &quot;&quot;; &quot;&quot;; &quot;kaulų retėjimas, &quot;);IF([.N294] = &quot;&quot;; &quot;&quot;; &quot;šlakų nusėdimas, &quot;);IF([.O294] = &quot;&quot;; &quot;&quot;; &quot;inkstų ir kepenų ligos, &quot;);IF([.P294] = &quot;&quot;; &quot;&quot;; &quot;mutageniškumas, &quot;);IF([.Q294] = &quot;&quot;; &quot;&quot;; &quot;vėžys&quot;);&quot;' where upper(number)=upper('&quot;;[.D294];&quot;');&quot; )" office:value-type="string" office:string-value="update e set diseases='viduriavimas, ' where upper(number)=upper('E967');">
            <text:p>update e set diseases='viduriavimas, ' where upper(number)=upper('E967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999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295]=&quot;&quot;;&quot;&quot;;&quot;alergija, &quot;);IF([.F295] = &quot;&quot;; &quot;&quot;; &quot;astma, &quot;);IF([.G295] = &quot;&quot;; &quot;&quot;; &quot;migrena, &quot;);IF([.H295] = &quot;&quot;; &quot;&quot;; &quot;hiperaktyvumas, &quot;);IF([.I295] = &quot;&quot;; &quot;&quot;; &quot;viduriavimas, &quot;);IF([.J295] = &quot;&quot;; &quot;&quot;; &quot;pykinimas, &quot;);IF([.K295] = &quot;&quot;; &quot;&quot;; &quot;medžiagų apykaitos sutrikimai, &quot;);IF([.L295] = &quot;&quot;; &quot;&quot;; &quot;virškinamojo trakto sutrikimai, &quot;);IF([.M295] = &quot;&quot;; &quot;&quot;; &quot;kaulų retėjimas, &quot;);IF([.N295] = &quot;&quot;; &quot;&quot;; &quot;šlakų nusėdimas, &quot;);IF([.O295] = &quot;&quot;; &quot;&quot;; &quot;inkstų ir kepenų ligos, &quot;);IF([.P295] = &quot;&quot;; &quot;&quot;; &quot;mutageniškumas, &quot;);IF([.Q295] = &quot;&quot;; &quot;&quot;; &quot;vėžys&quot;);&quot;' where upper(number)=upper('&quot;;[.D295];&quot;');&quot; )" office:value-type="string" office:string-value="update e set diseases='alergija, astma, ' where upper(number)=upper('E999');">
            <text:p>update e set diseases='alergija, astma, ' where upper(number)=upper('E999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1103</text:p>
          </table:table-cell>
          <table:table-cell table:style-name="ce6"/>
          <table:table-cell table:number-columns-repeated="12"/>
          <table:table-cell table:formula="oooc:=CONCATENATE(&quot;update e set diseases='&quot;;IF([.E296]=&quot;&quot;;&quot;&quot;;&quot;alergija, &quot;);IF([.F296] = &quot;&quot;; &quot;&quot;; &quot;astma, &quot;);IF([.G296] = &quot;&quot;; &quot;&quot;; &quot;migrena, &quot;);IF([.H296] = &quot;&quot;; &quot;&quot;; &quot;hiperaktyvumas, &quot;);IF([.I296] = &quot;&quot;; &quot;&quot;; &quot;viduriavimas, &quot;);IF([.J296] = &quot;&quot;; &quot;&quot;; &quot;pykinimas, &quot;);IF([.K296] = &quot;&quot;; &quot;&quot;; &quot;medžiagų apykaitos sutrikimai, &quot;);IF([.L296] = &quot;&quot;; &quot;&quot;; &quot;virškinamojo trakto sutrikimai, &quot;);IF([.M296] = &quot;&quot;; &quot;&quot;; &quot;kaulų retėjimas, &quot;);IF([.N296] = &quot;&quot;; &quot;&quot;; &quot;šlakų nusėdimas, &quot;);IF([.O296] = &quot;&quot;; &quot;&quot;; &quot;inkstų ir kepenų ligos, &quot;);IF([.P296] = &quot;&quot;; &quot;&quot;; &quot;mutageniškumas, &quot;);IF([.Q296] = &quot;&quot;; &quot;&quot;; &quot;vėžys&quot;);&quot;' where upper(number)=upper('&quot;;[.D296];&quot;');&quot; )" office:value-type="string" office:string-value="update e set diseases='' where upper(number)=upper('E1103');">
            <text:p>update e set diseases='' where upper(number)=upper('E1103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true</text:p>
          </table:table-cell>
          <table:table-cell table:style-name="ce6" office:value-type="string">
            <text:p>E1105</text:p>
          </table:table-cell>
          <table:table-cell table:style-name="ce6" office:value-type="string">
            <text:p>Alergija</text:p>
          </table:table-cell>
          <table:table-cell office:value-type="string">
            <text:p>Astma</text:p>
          </table:table-cell>
          <table:table-cell table:number-columns-repeated="11"/>
          <table:table-cell table:formula="oooc:=CONCATENATE(&quot;update e set diseases='&quot;;IF([.E297]=&quot;&quot;;&quot;&quot;;&quot;alergija, &quot;);IF([.F297] = &quot;&quot;; &quot;&quot;; &quot;astma, &quot;);IF([.G297] = &quot;&quot;; &quot;&quot;; &quot;migrena, &quot;);IF([.H297] = &quot;&quot;; &quot;&quot;; &quot;hiperaktyvumas, &quot;);IF([.I297] = &quot;&quot;; &quot;&quot;; &quot;viduriavimas, &quot;);IF([.J297] = &quot;&quot;; &quot;&quot;; &quot;pykinimas, &quot;);IF([.K297] = &quot;&quot;; &quot;&quot;; &quot;medžiagų apykaitos sutrikimai, &quot;);IF([.L297] = &quot;&quot;; &quot;&quot;; &quot;virškinamojo trakto sutrikimai, &quot;);IF([.M297] = &quot;&quot;; &quot;&quot;; &quot;kaulų retėjimas, &quot;);IF([.N297] = &quot;&quot;; &quot;&quot;; &quot;šlakų nusėdimas, &quot;);IF([.O297] = &quot;&quot;; &quot;&quot;; &quot;inkstų ir kepenų ligos, &quot;);IF([.P297] = &quot;&quot;; &quot;&quot;; &quot;mutageniškumas, &quot;);IF([.Q297] = &quot;&quot;; &quot;&quot;; &quot;vėžys&quot;);&quot;' where upper(number)=upper('&quot;;[.D297];&quot;');&quot; )" office:value-type="string" office:string-value="update e set diseases='alergija, astma, ' where upper(number)=upper('E1105');">
            <text:p>update e set diseases='alergija, astma, ' where upper(number)=upper('E1105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table:number-columns-repeated="2" office:value-type="string">
            <text:p>false</text:p>
          </table:table-cell>
          <table:table-cell table:style-name="ce6" office:value-type="string">
            <text:p>E1200</text:p>
          </table:table-cell>
          <table:table-cell table:style-name="ce6"/>
          <table:table-cell table:number-columns-repeated="3"/>
          <table:table-cell office:value-type="string">
            <text:p>viduriaviavimas</text:p>
          </table:table-cell>
          <table:table-cell table:number-columns-repeated="8"/>
          <table:table-cell table:formula="oooc:=CONCATENATE(&quot;update e set diseases='&quot;;IF([.E298]=&quot;&quot;;&quot;&quot;;&quot;alergija, &quot;);IF([.F298] = &quot;&quot;; &quot;&quot;; &quot;astma, &quot;);IF([.G298] = &quot;&quot;; &quot;&quot;; &quot;migrena, &quot;);IF([.H298] = &quot;&quot;; &quot;&quot;; &quot;hiperaktyvumas, &quot;);IF([.I298] = &quot;&quot;; &quot;&quot;; &quot;viduriavimas, &quot;);IF([.J298] = &quot;&quot;; &quot;&quot;; &quot;pykinimas, &quot;);IF([.K298] = &quot;&quot;; &quot;&quot;; &quot;medžiagų apykaitos sutrikimai, &quot;);IF([.L298] = &quot;&quot;; &quot;&quot;; &quot;virškinamojo trakto sutrikimai, &quot;);IF([.M298] = &quot;&quot;; &quot;&quot;; &quot;kaulų retėjimas, &quot;);IF([.N298] = &quot;&quot;; &quot;&quot;; &quot;šlakų nusėdimas, &quot;);IF([.O298] = &quot;&quot;; &quot;&quot;; &quot;inkstų ir kepenų ligos, &quot;);IF([.P298] = &quot;&quot;; &quot;&quot;; &quot;mutageniškumas, &quot;);IF([.Q298] = &quot;&quot;; &quot;&quot;; &quot;vėžys&quot;);&quot;' where upper(number)=upper('&quot;;[.D298];&quot;');&quot; )" office:value-type="string" office:string-value="update e set diseases='viduriavimas, ' where upper(number)=upper('E1200');">
            <text:p>update e set diseases='viduriavimas, ' where upper(number)=upper('E1200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201</text:p>
          </table:table-cell>
          <table:table-cell table:style-name="ce6"/>
          <table:table-cell table:number-columns-repeated="12"/>
          <table:table-cell table:formula="oooc:=CONCATENATE(&quot;update e set diseases='&quot;;IF([.E299]=&quot;&quot;;&quot;&quot;;&quot;alergija, &quot;);IF([.F299] = &quot;&quot;; &quot;&quot;; &quot;astma, &quot;);IF([.G299] = &quot;&quot;; &quot;&quot;; &quot;migrena, &quot;);IF([.H299] = &quot;&quot;; &quot;&quot;; &quot;hiperaktyvumas, &quot;);IF([.I299] = &quot;&quot;; &quot;&quot;; &quot;viduriavimas, &quot;);IF([.J299] = &quot;&quot;; &quot;&quot;; &quot;pykinimas, &quot;);IF([.K299] = &quot;&quot;; &quot;&quot;; &quot;medžiagų apykaitos sutrikimai, &quot;);IF([.L299] = &quot;&quot;; &quot;&quot;; &quot;virškinamojo trakto sutrikimai, &quot;);IF([.M299] = &quot;&quot;; &quot;&quot;; &quot;kaulų retėjimas, &quot;);IF([.N299] = &quot;&quot;; &quot;&quot;; &quot;šlakų nusėdimas, &quot;);IF([.O299] = &quot;&quot;; &quot;&quot;; &quot;inkstų ir kepenų ligos, &quot;);IF([.P299] = &quot;&quot;; &quot;&quot;; &quot;mutageniškumas, &quot;);IF([.Q299] = &quot;&quot;; &quot;&quot;; &quot;vėžys&quot;);&quot;' where upper(number)=upper('&quot;;[.D299];&quot;');&quot; )" office:value-type="string" office:string-value="update e set diseases='' where upper(number)=upper('E1201');">
            <text:p>update e set diseases='' where upper(number)=upper('E1201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202</text:p>
          </table:table-cell>
          <table:table-cell table:style-name="ce6"/>
          <table:table-cell table:number-columns-repeated="12"/>
          <table:table-cell table:formula="oooc:=CONCATENATE(&quot;update e set diseases='&quot;;IF([.E300]=&quot;&quot;;&quot;&quot;;&quot;alergija, &quot;);IF([.F300] = &quot;&quot;; &quot;&quot;; &quot;astma, &quot;);IF([.G300] = &quot;&quot;; &quot;&quot;; &quot;migrena, &quot;);IF([.H300] = &quot;&quot;; &quot;&quot;; &quot;hiperaktyvumas, &quot;);IF([.I300] = &quot;&quot;; &quot;&quot;; &quot;viduriavimas, &quot;);IF([.J300] = &quot;&quot;; &quot;&quot;; &quot;pykinimas, &quot;);IF([.K300] = &quot;&quot;; &quot;&quot;; &quot;medžiagų apykaitos sutrikimai, &quot;);IF([.L300] = &quot;&quot;; &quot;&quot;; &quot;virškinamojo trakto sutrikimai, &quot;);IF([.M300] = &quot;&quot;; &quot;&quot;; &quot;kaulų retėjimas, &quot;);IF([.N300] = &quot;&quot;; &quot;&quot;; &quot;šlakų nusėdimas, &quot;);IF([.O300] = &quot;&quot;; &quot;&quot;; &quot;inkstų ir kepenų ligos, &quot;);IF([.P300] = &quot;&quot;; &quot;&quot;; &quot;mutageniškumas, &quot;);IF([.Q300] = &quot;&quot;; &quot;&quot;; &quot;vėžys&quot;);&quot;' where upper(number)=upper('&quot;;[.D300];&quot;');&quot; )" office:value-type="string" office:string-value="update e set diseases='' where upper(number)=upper('E1202');">
            <text:p>update e set diseases='' where upper(number)=upper('E1202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1404</text:p>
          </table:table-cell>
          <table:table-cell table:style-name="ce6"/>
          <table:table-cell table:number-columns-repeated="12"/>
          <table:table-cell table:formula="oooc:=CONCATENATE(&quot;update e set diseases='&quot;;IF([.E301]=&quot;&quot;;&quot;&quot;;&quot;alergija, &quot;);IF([.F301] = &quot;&quot;; &quot;&quot;; &quot;astma, &quot;);IF([.G301] = &quot;&quot;; &quot;&quot;; &quot;migrena, &quot;);IF([.H301] = &quot;&quot;; &quot;&quot;; &quot;hiperaktyvumas, &quot;);IF([.I301] = &quot;&quot;; &quot;&quot;; &quot;viduriavimas, &quot;);IF([.J301] = &quot;&quot;; &quot;&quot;; &quot;pykinimas, &quot;);IF([.K301] = &quot;&quot;; &quot;&quot;; &quot;medžiagų apykaitos sutrikimai, &quot;);IF([.L301] = &quot;&quot;; &quot;&quot;; &quot;virškinamojo trakto sutrikimai, &quot;);IF([.M301] = &quot;&quot;; &quot;&quot;; &quot;kaulų retėjimas, &quot;);IF([.N301] = &quot;&quot;; &quot;&quot;; &quot;šlakų nusėdimas, &quot;);IF([.O301] = &quot;&quot;; &quot;&quot;; &quot;inkstų ir kepenų ligos, &quot;);IF([.P301] = &quot;&quot;; &quot;&quot;; &quot;mutageniškumas, &quot;);IF([.Q301] = &quot;&quot;; &quot;&quot;; &quot;vėžys&quot;);&quot;' where upper(number)=upper('&quot;;[.D301];&quot;');&quot; )" office:value-type="string" office:string-value="update e set diseases='' where upper(number)=upper('E1404');">
            <text:p>update e set diseases='' where upper(number)=upper('E1404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1410</text:p>
          </table:table-cell>
          <table:table-cell table:style-name="ce6"/>
          <table:table-cell table:number-columns-repeated="12"/>
          <table:table-cell table:formula="oooc:=CONCATENATE(&quot;update e set diseases='&quot;;IF([.E302]=&quot;&quot;;&quot;&quot;;&quot;alergija, &quot;);IF([.F302] = &quot;&quot;; &quot;&quot;; &quot;astma, &quot;);IF([.G302] = &quot;&quot;; &quot;&quot;; &quot;migrena, &quot;);IF([.H302] = &quot;&quot;; &quot;&quot;; &quot;hiperaktyvumas, &quot;);IF([.I302] = &quot;&quot;; &quot;&quot;; &quot;viduriavimas, &quot;);IF([.J302] = &quot;&quot;; &quot;&quot;; &quot;pykinimas, &quot;);IF([.K302] = &quot;&quot;; &quot;&quot;; &quot;medžiagų apykaitos sutrikimai, &quot;);IF([.L302] = &quot;&quot;; &quot;&quot;; &quot;virškinamojo trakto sutrikimai, &quot;);IF([.M302] = &quot;&quot;; &quot;&quot;; &quot;kaulų retėjimas, &quot;);IF([.N302] = &quot;&quot;; &quot;&quot;; &quot;šlakų nusėdimas, &quot;);IF([.O302] = &quot;&quot;; &quot;&quot;; &quot;inkstų ir kepenų ligos, &quot;);IF([.P302] = &quot;&quot;; &quot;&quot;; &quot;mutageniškumas, &quot;);IF([.Q302] = &quot;&quot;; &quot;&quot;; &quot;vėžys&quot;);&quot;' where upper(number)=upper('&quot;;[.D302];&quot;');&quot; )" office:value-type="string" office:string-value="update e set diseases='' where upper(number)=upper('E1410');">
            <text:p>update e set diseases='' where upper(number)=upper('E1410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1412</text:p>
          </table:table-cell>
          <table:table-cell table:style-name="ce6"/>
          <table:table-cell table:number-columns-repeated="12"/>
          <table:table-cell table:formula="oooc:=CONCATENATE(&quot;update e set diseases='&quot;;IF([.E303]=&quot;&quot;;&quot;&quot;;&quot;alergija, &quot;);IF([.F303] = &quot;&quot;; &quot;&quot;; &quot;astma, &quot;);IF([.G303] = &quot;&quot;; &quot;&quot;; &quot;migrena, &quot;);IF([.H303] = &quot;&quot;; &quot;&quot;; &quot;hiperaktyvumas, &quot;);IF([.I303] = &quot;&quot;; &quot;&quot;; &quot;viduriavimas, &quot;);IF([.J303] = &quot;&quot;; &quot;&quot;; &quot;pykinimas, &quot;);IF([.K303] = &quot;&quot;; &quot;&quot;; &quot;medžiagų apykaitos sutrikimai, &quot;);IF([.L303] = &quot;&quot;; &quot;&quot;; &quot;virškinamojo trakto sutrikimai, &quot;);IF([.M303] = &quot;&quot;; &quot;&quot;; &quot;kaulų retėjimas, &quot;);IF([.N303] = &quot;&quot;; &quot;&quot;; &quot;šlakų nusėdimas, &quot;);IF([.O303] = &quot;&quot;; &quot;&quot;; &quot;inkstų ir kepenų ligos, &quot;);IF([.P303] = &quot;&quot;; &quot;&quot;; &quot;mutageniškumas, &quot;);IF([.Q303] = &quot;&quot;; &quot;&quot;; &quot;vėžys&quot;);&quot;' where upper(number)=upper('&quot;;[.D303];&quot;');&quot; )" office:value-type="string" office:string-value="update e set diseases='' where upper(number)=upper('E1412');">
            <text:p>update e set diseases='' where upper(number)=upper('E1412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1413</text:p>
          </table:table-cell>
          <table:table-cell table:style-name="ce6"/>
          <table:table-cell table:number-columns-repeated="12"/>
          <table:table-cell table:formula="oooc:=CONCATENATE(&quot;update e set diseases='&quot;;IF([.E304]=&quot;&quot;;&quot;&quot;;&quot;alergija, &quot;);IF([.F304] = &quot;&quot;; &quot;&quot;; &quot;astma, &quot;);IF([.G304] = &quot;&quot;; &quot;&quot;; &quot;migrena, &quot;);IF([.H304] = &quot;&quot;; &quot;&quot;; &quot;hiperaktyvumas, &quot;);IF([.I304] = &quot;&quot;; &quot;&quot;; &quot;viduriavimas, &quot;);IF([.J304] = &quot;&quot;; &quot;&quot;; &quot;pykinimas, &quot;);IF([.K304] = &quot;&quot;; &quot;&quot;; &quot;medžiagų apykaitos sutrikimai, &quot;);IF([.L304] = &quot;&quot;; &quot;&quot;; &quot;virškinamojo trakto sutrikimai, &quot;);IF([.M304] = &quot;&quot;; &quot;&quot;; &quot;kaulų retėjimas, &quot;);IF([.N304] = &quot;&quot;; &quot;&quot;; &quot;šlakų nusėdimas, &quot;);IF([.O304] = &quot;&quot;; &quot;&quot;; &quot;inkstų ir kepenų ligos, &quot;);IF([.P304] = &quot;&quot;; &quot;&quot;; &quot;mutageniškumas, &quot;);IF([.Q304] = &quot;&quot;; &quot;&quot;; &quot;vėžys&quot;);&quot;' where upper(number)=upper('&quot;;[.D304];&quot;');&quot; )" office:value-type="string" office:string-value="update e set diseases='' where upper(number)=upper('E1413');">
            <text:p>update e set diseases='' where upper(number)=upper('E1413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1414</text:p>
          </table:table-cell>
          <table:table-cell table:style-name="ce6"/>
          <table:table-cell table:number-columns-repeated="12"/>
          <table:table-cell table:formula="oooc:=CONCATENATE(&quot;update e set diseases='&quot;;IF([.E305]=&quot;&quot;;&quot;&quot;;&quot;alergija, &quot;);IF([.F305] = &quot;&quot;; &quot;&quot;; &quot;astma, &quot;);IF([.G305] = &quot;&quot;; &quot;&quot;; &quot;migrena, &quot;);IF([.H305] = &quot;&quot;; &quot;&quot;; &quot;hiperaktyvumas, &quot;);IF([.I305] = &quot;&quot;; &quot;&quot;; &quot;viduriavimas, &quot;);IF([.J305] = &quot;&quot;; &quot;&quot;; &quot;pykinimas, &quot;);IF([.K305] = &quot;&quot;; &quot;&quot;; &quot;medžiagų apykaitos sutrikimai, &quot;);IF([.L305] = &quot;&quot;; &quot;&quot;; &quot;virškinamojo trakto sutrikimai, &quot;);IF([.M305] = &quot;&quot;; &quot;&quot;; &quot;kaulų retėjimas, &quot;);IF([.N305] = &quot;&quot;; &quot;&quot;; &quot;šlakų nusėdimas, &quot;);IF([.O305] = &quot;&quot;; &quot;&quot;; &quot;inkstų ir kepenų ligos, &quot;);IF([.P305] = &quot;&quot;; &quot;&quot;; &quot;mutageniškumas, &quot;);IF([.Q305] = &quot;&quot;; &quot;&quot;; &quot;vėžys&quot;);&quot;' where upper(number)=upper('&quot;;[.D305];&quot;');&quot; )" office:value-type="string" office:string-value="update e set diseases='' where upper(number)=upper('E1414');">
            <text:p>update e set diseases='' where upper(number)=upper('E1414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1420</text:p>
          </table:table-cell>
          <table:table-cell table:style-name="ce6"/>
          <table:table-cell table:number-columns-repeated="12"/>
          <table:table-cell table:formula="oooc:=CONCATENATE(&quot;update e set diseases='&quot;;IF([.E306]=&quot;&quot;;&quot;&quot;;&quot;alergija, &quot;);IF([.F306] = &quot;&quot;; &quot;&quot;; &quot;astma, &quot;);IF([.G306] = &quot;&quot;; &quot;&quot;; &quot;migrena, &quot;);IF([.H306] = &quot;&quot;; &quot;&quot;; &quot;hiperaktyvumas, &quot;);IF([.I306] = &quot;&quot;; &quot;&quot;; &quot;viduriavimas, &quot;);IF([.J306] = &quot;&quot;; &quot;&quot;; &quot;pykinimas, &quot;);IF([.K306] = &quot;&quot;; &quot;&quot;; &quot;medžiagų apykaitos sutrikimai, &quot;);IF([.L306] = &quot;&quot;; &quot;&quot;; &quot;virškinamojo trakto sutrikimai, &quot;);IF([.M306] = &quot;&quot;; &quot;&quot;; &quot;kaulų retėjimas, &quot;);IF([.N306] = &quot;&quot;; &quot;&quot;; &quot;šlakų nusėdimas, &quot;);IF([.O306] = &quot;&quot;; &quot;&quot;; &quot;inkstų ir kepenų ligos, &quot;);IF([.P306] = &quot;&quot;; &quot;&quot;; &quot;mutageniškumas, &quot;);IF([.Q306] = &quot;&quot;; &quot;&quot;; &quot;vėžys&quot;);&quot;' where upper(number)=upper('&quot;;[.D306];&quot;');&quot; )" office:value-type="string" office:string-value="update e set diseases='' where upper(number)=upper('E1420');">
            <text:p>update e set diseases='' where upper(number)=upper('E1420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1422</text:p>
          </table:table-cell>
          <table:table-cell table:style-name="ce6"/>
          <table:table-cell table:number-columns-repeated="12"/>
          <table:table-cell table:formula="oooc:=CONCATENATE(&quot;update e set diseases='&quot;;IF([.E307]=&quot;&quot;;&quot;&quot;;&quot;alergija, &quot;);IF([.F307] = &quot;&quot;; &quot;&quot;; &quot;astma, &quot;);IF([.G307] = &quot;&quot;; &quot;&quot;; &quot;migrena, &quot;);IF([.H307] = &quot;&quot;; &quot;&quot;; &quot;hiperaktyvumas, &quot;);IF([.I307] = &quot;&quot;; &quot;&quot;; &quot;viduriavimas, &quot;);IF([.J307] = &quot;&quot;; &quot;&quot;; &quot;pykinimas, &quot;);IF([.K307] = &quot;&quot;; &quot;&quot;; &quot;medžiagų apykaitos sutrikimai, &quot;);IF([.L307] = &quot;&quot;; &quot;&quot;; &quot;virškinamojo trakto sutrikimai, &quot;);IF([.M307] = &quot;&quot;; &quot;&quot;; &quot;kaulų retėjimas, &quot;);IF([.N307] = &quot;&quot;; &quot;&quot;; &quot;šlakų nusėdimas, &quot;);IF([.O307] = &quot;&quot;; &quot;&quot;; &quot;inkstų ir kepenų ligos, &quot;);IF([.P307] = &quot;&quot;; &quot;&quot;; &quot;mutageniškumas, &quot;);IF([.Q307] = &quot;&quot;; &quot;&quot;; &quot;vėžys&quot;);&quot;' where upper(number)=upper('&quot;;[.D307];&quot;');&quot; )" office:value-type="string" office:string-value="update e set diseases='' where upper(number)=upper('E1422');">
            <text:p>update e set diseases='' where upper(number)=upper('E1422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1440</text:p>
          </table:table-cell>
          <table:table-cell table:style-name="ce6"/>
          <table:table-cell table:number-columns-repeated="12"/>
          <table:table-cell table:formula="oooc:=CONCATENATE(&quot;update e set diseases='&quot;;IF([.E308]=&quot;&quot;;&quot;&quot;;&quot;alergija, &quot;);IF([.F308] = &quot;&quot;; &quot;&quot;; &quot;astma, &quot;);IF([.G308] = &quot;&quot;; &quot;&quot;; &quot;migrena, &quot;);IF([.H308] = &quot;&quot;; &quot;&quot;; &quot;hiperaktyvumas, &quot;);IF([.I308] = &quot;&quot;; &quot;&quot;; &quot;viduriavimas, &quot;);IF([.J308] = &quot;&quot;; &quot;&quot;; &quot;pykinimas, &quot;);IF([.K308] = &quot;&quot;; &quot;&quot;; &quot;medžiagų apykaitos sutrikimai, &quot;);IF([.L308] = &quot;&quot;; &quot;&quot;; &quot;virškinamojo trakto sutrikimai, &quot;);IF([.M308] = &quot;&quot;; &quot;&quot;; &quot;kaulų retėjimas, &quot;);IF([.N308] = &quot;&quot;; &quot;&quot;; &quot;šlakų nusėdimas, &quot;);IF([.O308] = &quot;&quot;; &quot;&quot;; &quot;inkstų ir kepenų ligos, &quot;);IF([.P308] = &quot;&quot;; &quot;&quot;; &quot;mutageniškumas, &quot;);IF([.Q308] = &quot;&quot;; &quot;&quot;; &quot;vėžys&quot;);&quot;' where upper(number)=upper('&quot;;[.D308];&quot;');&quot; )" office:value-type="string" office:string-value="update e set diseases='' where upper(number)=upper('E1440');">
            <text:p>update e set diseases='' where upper(number)=upper('E1440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1442</text:p>
          </table:table-cell>
          <table:table-cell table:style-name="ce6"/>
          <table:table-cell table:number-columns-repeated="12"/>
          <table:table-cell table:formula="oooc:=CONCATENATE(&quot;update e set diseases='&quot;;IF([.E309]=&quot;&quot;;&quot;&quot;;&quot;alergija, &quot;);IF([.F309] = &quot;&quot;; &quot;&quot;; &quot;astma, &quot;);IF([.G309] = &quot;&quot;; &quot;&quot;; &quot;migrena, &quot;);IF([.H309] = &quot;&quot;; &quot;&quot;; &quot;hiperaktyvumas, &quot;);IF([.I309] = &quot;&quot;; &quot;&quot;; &quot;viduriavimas, &quot;);IF([.J309] = &quot;&quot;; &quot;&quot;; &quot;pykinimas, &quot;);IF([.K309] = &quot;&quot;; &quot;&quot;; &quot;medžiagų apykaitos sutrikimai, &quot;);IF([.L309] = &quot;&quot;; &quot;&quot;; &quot;virškinamojo trakto sutrikimai, &quot;);IF([.M309] = &quot;&quot;; &quot;&quot;; &quot;kaulų retėjimas, &quot;);IF([.N309] = &quot;&quot;; &quot;&quot;; &quot;šlakų nusėdimas, &quot;);IF([.O309] = &quot;&quot;; &quot;&quot;; &quot;inkstų ir kepenų ligos, &quot;);IF([.P309] = &quot;&quot;; &quot;&quot;; &quot;mutageniškumas, &quot;);IF([.Q309] = &quot;&quot;; &quot;&quot;; &quot;vėžys&quot;);&quot;' where upper(number)=upper('&quot;;[.D309];&quot;');&quot; )" office:value-type="string" office:string-value="update e set diseases='' where upper(number)=upper('E1442');">
            <text:p>update e set diseases='' where upper(number)=upper('E1442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1450</text:p>
          </table:table-cell>
          <table:table-cell table:style-name="ce6"/>
          <table:table-cell table:number-columns-repeated="12"/>
          <table:table-cell table:formula="oooc:=CONCATENATE(&quot;update e set diseases='&quot;;IF([.E310]=&quot;&quot;;&quot;&quot;;&quot;alergija, &quot;);IF([.F310] = &quot;&quot;; &quot;&quot;; &quot;astma, &quot;);IF([.G310] = &quot;&quot;; &quot;&quot;; &quot;migrena, &quot;);IF([.H310] = &quot;&quot;; &quot;&quot;; &quot;hiperaktyvumas, &quot;);IF([.I310] = &quot;&quot;; &quot;&quot;; &quot;viduriavimas, &quot;);IF([.J310] = &quot;&quot;; &quot;&quot;; &quot;pykinimas, &quot;);IF([.K310] = &quot;&quot;; &quot;&quot;; &quot;medžiagų apykaitos sutrikimai, &quot;);IF([.L310] = &quot;&quot;; &quot;&quot;; &quot;virškinamojo trakto sutrikimai, &quot;);IF([.M310] = &quot;&quot;; &quot;&quot;; &quot;kaulų retėjimas, &quot;);IF([.N310] = &quot;&quot;; &quot;&quot;; &quot;šlakų nusėdimas, &quot;);IF([.O310] = &quot;&quot;; &quot;&quot;; &quot;inkstų ir kepenų ligos, &quot;);IF([.P310] = &quot;&quot;; &quot;&quot;; &quot;mutageniškumas, &quot;);IF([.Q310] = &quot;&quot;; &quot;&quot;; &quot;vėžys&quot;);&quot;' where upper(number)=upper('&quot;;[.D310];&quot;');&quot; )" office:value-type="string" office:string-value="update e set diseases='' where upper(number)=upper('E1450');">
            <text:p>update e set diseases='' where upper(number)=upper('E1450');</text:p>
          </table:table-cell>
          <table:table-cell table:number-columns-repeated="236"/>
        </table:table-row>
        <table:table-row table:style-name="ro1">
          <table:table-cell office:value-type="string">
            <text:p>Neribojimas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1451</text:p>
          </table:table-cell>
          <table:table-cell table:style-name="ce6"/>
          <table:table-cell table:number-columns-repeated="12"/>
          <table:table-cell table:formula="oooc:=CONCATENATE(&quot;update e set diseases='&quot;;IF([.E311]=&quot;&quot;;&quot;&quot;;&quot;alergija, &quot;);IF([.F311] = &quot;&quot;; &quot;&quot;; &quot;astma, &quot;);IF([.G311] = &quot;&quot;; &quot;&quot;; &quot;migrena, &quot;);IF([.H311] = &quot;&quot;; &quot;&quot;; &quot;hiperaktyvumas, &quot;);IF([.I311] = &quot;&quot;; &quot;&quot;; &quot;viduriavimas, &quot;);IF([.J311] = &quot;&quot;; &quot;&quot;; &quot;pykinimas, &quot;);IF([.K311] = &quot;&quot;; &quot;&quot;; &quot;medžiagų apykaitos sutrikimai, &quot;);IF([.L311] = &quot;&quot;; &quot;&quot;; &quot;virškinamojo trakto sutrikimai, &quot;);IF([.M311] = &quot;&quot;; &quot;&quot;; &quot;kaulų retėjimas, &quot;);IF([.N311] = &quot;&quot;; &quot;&quot;; &quot;šlakų nusėdimas, &quot;);IF([.O311] = &quot;&quot;; &quot;&quot;; &quot;inkstų ir kepenų ligos, &quot;);IF([.P311] = &quot;&quot;; &quot;&quot;; &quot;mutageniškumas, &quot;);IF([.Q311] = &quot;&quot;; &quot;&quot;; &quot;vėžys&quot;);&quot;' where upper(number)=upper('&quot;;[.D311];&quot;');&quot; )" office:value-type="string" office:string-value="update e set diseases='' where upper(number)=upper('E1451');">
            <text:p>update e set diseases='' where upper(number)=upper('E1451');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6" office:value-type="string">
            <text:p>E1505</text:p>
          </table:table-cell>
          <table:table-cell table:style-name="ce6"/>
          <table:table-cell table:number-columns-repeated="12"/>
          <table:table-cell table:formula="oooc:=CONCATENATE(&quot;update e set diseases='&quot;;IF([.E312]=&quot;&quot;;&quot;&quot;;&quot;alergija, &quot;);IF([.F312] = &quot;&quot;; &quot;&quot;; &quot;astma, &quot;);IF([.G312] = &quot;&quot;; &quot;&quot;; &quot;migrena, &quot;);IF([.H312] = &quot;&quot;; &quot;&quot;; &quot;hiperaktyvumas, &quot;);IF([.I312] = &quot;&quot;; &quot;&quot;; &quot;viduriavimas, &quot;);IF([.J312] = &quot;&quot;; &quot;&quot;; &quot;pykinimas, &quot;);IF([.K312] = &quot;&quot;; &quot;&quot;; &quot;medžiagų apykaitos sutrikimai, &quot;);IF([.L312] = &quot;&quot;; &quot;&quot;; &quot;virškinamojo trakto sutrikimai, &quot;);IF([.M312] = &quot;&quot;; &quot;&quot;; &quot;kaulų retėjimas, &quot;);IF([.N312] = &quot;&quot;; &quot;&quot;; &quot;šlakų nusėdimas, &quot;);IF([.O312] = &quot;&quot;; &quot;&quot;; &quot;inkstų ir kepenų ligos, &quot;);IF([.P312] = &quot;&quot;; &quot;&quot;; &quot;mutageniškumas, &quot;);IF([.Q312] = &quot;&quot;; &quot;&quot;; &quot;vėžys&quot;);&quot;' where upper(number)=upper('&quot;;[.D312];&quot;');&quot; )" office:value-type="string" office:string-value="update e set diseases='' where upper(number)=upper('E1505');">
            <text:p>update e set diseases='' where upper(number)=upper('E1505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true</text:p>
          </table:table-cell>
          <table:table-cell table:style-name="ce6" office:value-type="string">
            <text:p>E1518</text:p>
          </table:table-cell>
          <table:table-cell table:style-name="ce6"/>
          <table:table-cell table:number-columns-repeated="12"/>
          <table:table-cell table:formula="oooc:=CONCATENATE(&quot;update e set diseases='&quot;;IF([.E313]=&quot;&quot;;&quot;&quot;;&quot;alergija, &quot;);IF([.F313] = &quot;&quot;; &quot;&quot;; &quot;astma, &quot;);IF([.G313] = &quot;&quot;; &quot;&quot;; &quot;migrena, &quot;);IF([.H313] = &quot;&quot;; &quot;&quot;; &quot;hiperaktyvumas, &quot;);IF([.I313] = &quot;&quot;; &quot;&quot;; &quot;viduriavimas, &quot;);IF([.J313] = &quot;&quot;; &quot;&quot;; &quot;pykinimas, &quot;);IF([.K313] = &quot;&quot;; &quot;&quot;; &quot;medžiagų apykaitos sutrikimai, &quot;);IF([.L313] = &quot;&quot;; &quot;&quot;; &quot;virškinamojo trakto sutrikimai, &quot;);IF([.M313] = &quot;&quot;; &quot;&quot;; &quot;kaulų retėjimas, &quot;);IF([.N313] = &quot;&quot;; &quot;&quot;; &quot;šlakų nusėdimas, &quot;);IF([.O313] = &quot;&quot;; &quot;&quot;; &quot;inkstų ir kepenų ligos, &quot;);IF([.P313] = &quot;&quot;; &quot;&quot;; &quot;mutageniškumas, &quot;);IF([.Q313] = &quot;&quot;; &quot;&quot;; &quot;vėžys&quot;);&quot;' where upper(number)=upper('&quot;;[.D313];&quot;');&quot; )" office:value-type="string" office:string-value="update e set diseases='' where upper(number)=upper('E1518');">
            <text:p>update e set diseases='' where upper(number)=upper('E1518');</text:p>
          </table:table-cell>
          <table:table-cell table:number-columns-repeated="236"/>
        </table:table-row>
        <table:table-row table:style-name="ro1">
          <table:table-cell/>
          <table:table-cell table:number-columns-repeated="2" office:value-type="string">
            <text:p>false</text:p>
          </table:table-cell>
          <table:table-cell table:style-name="ce6" office:value-type="string">
            <text:p>E1520</text:p>
          </table:table-cell>
          <table:table-cell table:style-name="ce6"/>
          <table:table-cell table:number-columns-repeated="12"/>
          <table:table-cell table:formula="oooc:=CONCATENATE(&quot;update e set diseases='&quot;;IF([.E314]=&quot;&quot;;&quot;&quot;;&quot;alergija, &quot;);IF([.F314] = &quot;&quot;; &quot;&quot;; &quot;astma, &quot;);IF([.G314] = &quot;&quot;; &quot;&quot;; &quot;migrena, &quot;);IF([.H314] = &quot;&quot;; &quot;&quot;; &quot;hiperaktyvumas, &quot;);IF([.I314] = &quot;&quot;; &quot;&quot;; &quot;viduriavimas, &quot;);IF([.J314] = &quot;&quot;; &quot;&quot;; &quot;pykinimas, &quot;);IF([.K314] = &quot;&quot;; &quot;&quot;; &quot;medžiagų apykaitos sutrikimai, &quot;);IF([.L314] = &quot;&quot;; &quot;&quot;; &quot;virškinamojo trakto sutrikimai, &quot;);IF([.M314] = &quot;&quot;; &quot;&quot;; &quot;kaulų retėjimas, &quot;);IF([.N314] = &quot;&quot;; &quot;&quot;; &quot;šlakų nusėdimas, &quot;);IF([.O314] = &quot;&quot;; &quot;&quot;; &quot;inkstų ir kepenų ligos, &quot;);IF([.P314] = &quot;&quot;; &quot;&quot;; &quot;mutageniškumas, &quot;);IF([.Q314] = &quot;&quot;; &quot;&quot;; &quot;vėžys&quot;);&quot;' where upper(number)=upper('&quot;;[.D314];&quot;');&quot; )" office:value-type="string" office:string-value="update e set diseases='' where upper(number)=upper('E1520');">
            <text:p>update e set diseases='' where upper(number)=upper('E1520');</text:p>
          </table:table-cell>
          <table:table-cell table:number-columns-repeated="236"/>
        </table:table-row>
        <table:table-row table:style-name="ro2" table:number-rows-repeated="113">
          <table:table-cell table:number-columns-repeated="254"/>
        </table:table-row>
        <table:table-row table:style-name="ro2" table:number-rows-repeated="65108">
          <table:table-cell table:number-columns-repeated="254"/>
        </table:table-row>
        <table:table-row table:style-name="ro2">
          <table:table-cell table:number-columns-repeated="254"/>
        </table:table-row>
      </table:table>
      <table:table table:name="Lakštas2" table:style-name="ta1" table:print="false">
        <table:table-column table:style-name="co15" table:default-cell-style-name="Default"/>
        <table:table-row table:style-name="ro2">
          <table:table-cell/>
        </table:table-row>
      </table:table>
      <table:table table:name="Lakštas3" table:style-name="ta1" table:print="false">
        <table:table-column table:style-name="co1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lt" fo:country="L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lt" number:country="LT">Lt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08P0"/>
    </number:currency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8">04/08/2009</text:date>, <text:time>20:07:51</text:time></text:p>
        </style:region-right>
      </style:header>
      <style:header-left style:display="false"/>
      <style:footer>
        <text:p>Puslapis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9-04-06T21:53:31</meta:creation-date>
    <dc:date>2009-04-08T20:07:51</dc:date>
    <dc:language>lt-LT</dc:language>
    <meta:editing-cycles>18</meta:editing-cycles>
    <meta:editing-duration>P1DT7H6M53S</meta:editing-duration>
    <meta:user-defined meta:name="Info 1"/>
    <meta:user-defined meta:name="Info 2"/>
    <meta:user-defined meta:name="Info 3"/>
    <meta:user-defined meta:name="Info 4"/>
    <meta:document-statistic meta:table-count="3" meta:cell-count="5451"/>
  </office:meta>
</office:document-meta>
</file>